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0D000000FD000000FD54BEE298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555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2.0937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2146in"/>
    </style:style>
    <style:style style:name="co17" style:family="table-column">
      <style:table-column-properties fo:break-before="auto" style:column-width="0.5929in"/>
    </style:style>
    <style:style style:name="co18" style:family="table-column">
      <style:table-column-properties fo:break-before="auto" style:column-width="1.3736in"/>
    </style:style>
    <style:style style:name="co19" style:family="table-column">
      <style:table-column-properties fo:break-before="auto" style:column-width="1.0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6.2177in" svg:height="4.7331in" svg:x="6.7669in" svg:y="34.2031in">
            <draw:object draw:notify-on-update-of-ranges="Spectral.D11:Spectral.D34 Spectral.E10:Spectral.E10 Spectral.E11:Spectral.E34 Spectral.N12:Spectral.N34 Spectral.R10:Spectral.R10 Spectral.R12:Spectral.R34 Spectral.D45:Spectral.D68 Spectral.G40:Spectral.G40 Spectral.E45:Spectral.E68 Spectral.N46:Spectral.N68 Spectral.R44:Spectral.R44 Spectral.R46:Spectral.R68 Spectral.D79:Spectral.D102 Spectral.G74:Spectral.G74 Spectral.E79:Spectral.E102 Spectral.N80:Spectral.N102 Spectral.R78:Spectral.R78 Spectral.R80:Spectral.R1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9783in" svg:height="5.5689in" svg:x="0.0646in" svg:y="28.5043in">
            <draw:object draw:notify-on-update-of-ranges="Spectral.E45:Spectral.E68 Spectral.G40:Spectral.G40 Spectral.I45:Spectral.I68 Spectral.E10:Spectral.E34 Spectral.G6:Spectral.G6 Spectral.I11:Spectral.I34 Spectral.E79:Spectral.E102 Spectral.G74:Spectral.G74 Spectral.I79:Spectral.I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524in" svg:height="4.5575in" svg:x="0.1969in" svg:y="34.2732in">
            <draw:object draw:notify-on-update-of-ranges="Spectral.C11:Spectral.C34 Spectral.D10:Spectral.D10 Spectral.D11:Spectral.D34 Spectral.C11:Spectral.C34 Spectral.N10:Spectral.N10 Spectral.N11:Spectral.N34 Spectral.C112:Spectral.C135 Spectral.A107:Spectral.A107 Spectral.D112:Spectral.D135 Spectral.C112:Spectral.C135 Spectral.I111:Spectral.I111 Spectral.I112:Spectral.I135 Spectral.C145:Spectral.C168 Spectral.A140:Spectral.A140 Spectral.D145:Spectral.D168 Spectral.C145:Spectral.C168 Spectral.I144:Spectral.I144 Spectral.I145:Spectral.I16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8.0661in" svg:height="5.1555in" svg:x="0.2362in" svg:y="40.1094in">
            <draw:object draw:notify-on-update-of-ranges="Spectral.C11:Spectral.C34 Spectral.O11:Spectral.O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88in" svg:height="5.0819in" svg:x="8.3677in" svg:y="39.8843in">
            <draw:object draw:notify-on-update-of-ranges="Spectral.O11:Spectral.O34 Spectral.N11:Spectral.N3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6.6957in" svg:height="5.0827in" svg:x="7.2236in" svg:y="28.4965in">
            <draw:object draw:notify-on-update-of-ranges="Spectral.E11:Spectral.E34 Spectral.Q11:Spectral.Q3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5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]/[.B11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1:.H11])" office:value-type="float" office:value="21.6366666666667">
            <text:p>21.6366666667</text:p>
          </table:table-cell>
          <table:table-cell table:formula="of:= 1 / (3*([.A11]+[.B11]))" office:value-type="float" office:value="0.333333333333333">
            <text:p>0.3333333333</text:p>
          </table:table-cell>
          <table:table-cell table:formula="of:=1/(10/(9*[.$B$6]*([.A11]+[.B11]))+[.A11])" office:value-type="float" office:value="0.009">
            <text:p>0.009</text:p>
          </table:table-cell>
          <table:table-cell table:formula="of:=[.K11]*(-([.J11]/(3*[.$B$6]))*(8*COS(PI()*[.$F$8]*[.$A$6])+2*COS(PI()*[.$F$8]*[.$A$6])^2-10)+[.A11])" office:value-type="float" office:value="0">
            <text:p>0</text:p>
          </table:table-cell>
          <table:table-cell table:formula="of:=[.K11]*(-([.J11]/(3*[.$B$6]))*(8*COS(PI()*[.$E$8]*[.$A$6])+2*COS(PI()*[.$E$8]*[.$A$6])^2-10)+[.A11])" office:value-type="float" office:value="1.6">
            <text:p>1.6</text:p>
          </table:table-cell>
          <table:table-cell table:formula="of:=([.K11]*[.J11]/(3*[.$B$6]))*(8*COS(PI()*[.$E$6]*[.$A$6])+2*COS(PI()*[.$E$6]*[.$A$6])^2)" office:value-type="float" office:value="1">
            <text:p>1</text:p>
          </table:table-cell>
          <table:table-cell table:formula="of:=[.M11]/[.L11]" office:value-type="float" office:value="0">
            <text:p>#DIV/0!</text:p>
          </table:table-cell>
          <table:table-cell table:formula="of:=([.K11]*[.J11]/(3*[.$B$6]))*(8*COS(PI()*[.$F$6]*[.$A$6])+2*COS(PI()*[.$F$6]*[.$A$6])^2)" office:value-type="float" office:value="4.89858719658941E-017">
            <text:p>4.89858719658941E-017</text:p>
          </table:table-cell>
          <table:table-cell table:formula="of:=[.I11]/10000" office:value-type="float" office:value="0.00216366666666667">
            <text:p>0.0021636667</text:p>
          </table:table-cell>
          <table:table-cell table:formula="of:=LN([.$G$6])/LN([.N11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2]/[.B12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2:.H12])" office:value-type="float" office:value="16.8966666666667">
            <text:p>16.8966666667</text:p>
          </table:table-cell>
          <table:table-cell table:formula="of:= 1 / (3*([.A12]+[.B12]))" office:value-type="float" office:value="0.266666666666667">
            <text:p>0.2666666667</text:p>
          </table:table-cell>
          <table:table-cell table:formula="of:=1/(10/(9*[.$B$6]*([.A12]+[.B12]))+[.A12])" office:value-type="float" office:value="0.0112184481146775">
            <text:p>0.0112184481</text:p>
          </table:table-cell>
          <table:table-cell table:formula="of:=[.K12]*(-([.J12]/(3*[.$B$6]))*(8*COS(PI()*[.$F$8]*[.$A$6])+2*COS(PI()*[.$F$8]*[.$A$6])^2-10)+[.A12])" office:value-type="float" office:value="0.00280461202866937">
            <text:p>0.002804612</text:p>
          </table:table-cell>
          <table:table-cell table:formula="of:=[.K12]*(-([.J12]/(3*[.$B$6]))*(8*COS(PI()*[.$E$8]*[.$A$6])+2*COS(PI()*[.$E$8]*[.$A$6])^2-10)+[.A12])" office:value-type="float" office:value="1.5983172327828">
            <text:p>1.5983172328</text:p>
          </table:table-cell>
          <table:table-cell table:formula="of:=([.K12]*[.J12]/(3*[.$B$6]))*(8*COS(PI()*[.$E$6]*[.$A$6])+2*COS(PI()*[.$E$6]*[.$A$6])^2)" office:value-type="float" office:value="0.99719538797133">
            <text:p>0.997195388</text:p>
          </table:table-cell>
          <table:table-cell table:formula="of:=[.M12]/[.L12]" office:value-type="float" office:value="569.888888888889">
            <text:p>569.8888888889</text:p>
          </table:table-cell>
          <table:table-cell table:formula="of:=([.K12]*[.J12]/(3*[.$B$6]))*(8*COS(PI()*[.$F$6]*[.$A$6])+2*COS(PI()*[.$F$6]*[.$A$6])^2)" office:value-type="float" office:value="4.88484856001437E-017">
            <text:p>4.88484856001437E-017</text:p>
          </table:table-cell>
          <table:table-cell table:formula="of:=[.I12]/10000" office:value-type="float" office:value="0.00168966666666667">
            <text:p>0.0016896667</text:p>
          </table:table-cell>
          <table:table-cell table:formula="of:=LN([.$G$6])/LN([.N12]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3]/[.B13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3:.H13])" office:value-type="float" office:value="10.2">
            <text:p>10.2</text:p>
          </table:table-cell>
          <table:table-cell table:formula="of:= 1 / (3*([.A13]+[.B13]))" office:value-type="float" office:value="0.222222222222222">
            <text:p>0.2222222222</text:p>
          </table:table-cell>
          <table:table-cell table:formula="of:=1/(10/(9*[.$B$6]*([.A13]+[.B13]))+[.A13])" office:value-type="float" office:value="0.0134094859697045">
            <text:p>0.013409486</text:p>
          </table:table-cell>
          <table:table-cell table:formula="of:=[.K13]*(-([.J13]/(3*[.$B$6]))*(8*COS(PI()*[.$F$8]*[.$A$6])+2*COS(PI()*[.$F$8]*[.$A$6])^2-10)+[.A13])" office:value-type="float" office:value="0.00670474298485225">
            <text:p>0.006704743</text:p>
          </table:table-cell>
          <table:table-cell table:formula="of:=[.K13]*(-([.J13]/(3*[.$B$6]))*(8*COS(PI()*[.$E$8]*[.$A$6])+2*COS(PI()*[.$E$8]*[.$A$6])^2-10)+[.A13])" office:value-type="float" office:value="1.59597715420909">
            <text:p>1.5959771542</text:p>
          </table:table-cell>
          <table:table-cell table:formula="of:=([.K13]*[.J13]/(3*[.$B$6]))*(8*COS(PI()*[.$E$6]*[.$A$6])+2*COS(PI()*[.$E$6]*[.$A$6])^2)" office:value-type="float" office:value="0.993295257015148">
            <text:p>0.993295257</text:p>
          </table:table-cell>
          <table:table-cell table:formula="of:=[.M13]/[.L13]" office:value-type="float" office:value="238.037037037037">
            <text:p>238.037037037</text:p>
          </table:table-cell>
          <table:table-cell table:formula="of:=([.K13]*[.J13]/(3*[.$B$6]))*(8*COS(PI()*[.$F$6]*[.$A$6])+2*COS(PI()*[.$F$6]*[.$A$6])^2)" office:value-type="float" office:value="4.86574342844739E-017">
            <text:p>4.86574342844739E-017</text:p>
          </table:table-cell>
          <table:table-cell table:formula="of:=[.I13]/10000" office:value-type="float" office:value="0.00102">
            <text:p>0.00102</text:p>
          </table:table-cell>
          <table:table-cell table:formula="of:=LN([.$G$6])/LN([.N13])" office:value-type="float" office:value="1369.09487670281">
            <text:p>1369.094876702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]/[.B14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4:.H14])" office:value-type="float" office:value="6.27666666666667">
            <text:p>6.2766666667</text:p>
          </table:table-cell>
          <table:table-cell table:formula="of:= 1 / (3*([.A14]+[.B14]))" office:value-type="float" office:value="0.19047619047619">
            <text:p>0.1904761905</text:p>
          </table:table-cell>
          <table:table-cell table:formula="of:=1/(10/(9*[.$B$6]*([.A14]+[.B14]))+[.A14])" office:value-type="float" office:value="0.0155661251467046">
            <text:p>0.0155661251</text:p>
          </table:table-cell>
          <table:table-cell table:formula="of:=[.K14]*(-([.J14]/(3*[.$B$6]))*(8*COS(PI()*[.$F$8]*[.$A$6])+2*COS(PI()*[.$F$8]*[.$A$6])^2-10)+[.A14])" office:value-type="float" office:value="0.0116745938600284">
            <text:p>0.0116745939</text:p>
          </table:table-cell>
          <table:table-cell table:formula="of:=[.K14]*(-([.J14]/(3*[.$B$6]))*(8*COS(PI()*[.$E$8]*[.$A$6])+2*COS(PI()*[.$E$8]*[.$A$6])^2-10)+[.A14])" office:value-type="float" office:value="1.59299524368398">
            <text:p>1.5929952437</text:p>
          </table:table-cell>
          <table:table-cell table:formula="of:=([.K14]*[.J14]/(3*[.$B$6]))*(8*COS(PI()*[.$E$6]*[.$A$6])+2*COS(PI()*[.$E$6]*[.$A$6])^2)" office:value-type="float" office:value="0.988325406139971">
            <text:p>0.9883254061</text:p>
          </table:table-cell>
          <table:table-cell table:formula="of:=[.M14]/[.L14]" office:value-type="float" office:value="136.449735449735">
            <text:p>136.4497354497</text:p>
          </table:table-cell>
          <table:table-cell table:formula="of:=([.K14]*[.J14]/(3*[.$B$6]))*(8*COS(PI()*[.$F$6]*[.$A$6])+2*COS(PI()*[.$F$6]*[.$A$6])^2)" office:value-type="float" office:value="4.8413981805813E-017">
            <text:p>4.8413981805813E-017</text:p>
          </table:table-cell>
          <table:table-cell table:formula="of:=[.I14]/10000" office:value-type="float" office:value="0.000627666666666667">
            <text:p>0.0006276667</text:p>
          </table:table-cell>
          <table:table-cell table:formula="of:=LN([.$G$6])/LN([.N14]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5]/[.B15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5:.H15])" office:value-type="float" office:value="4.18333333333333">
            <text:p>4.1833333333</text:p>
          </table:table-cell>
          <table:table-cell table:formula="of:= 1 / (3*([.A15]+[.B15]))" office:value-type="float" office:value="0.166666666666667">
            <text:p>0.1666666667</text:p>
          </table:table-cell>
          <table:table-cell table:formula="of:=1/(10/(9*[.$B$6]*([.A15]+[.B15]))+[.A15])" office:value-type="float" office:value="0.0176817288801572">
            <text:p>0.0176817289</text:p>
          </table:table-cell>
          <table:table-cell table:formula="of:=[.K15]*(-([.J15]/(3*[.$B$6]))*(8*COS(PI()*[.$F$8]*[.$A$6])+2*COS(PI()*[.$F$8]*[.$A$6])^2-10)+[.A15])" office:value-type="float" office:value="0.0176817288801572">
            <text:p>0.0176817289</text:p>
          </table:table-cell>
          <table:table-cell table:formula="of:=[.K15]*(-([.J15]/(3*[.$B$6]))*(8*COS(PI()*[.$E$8]*[.$A$6])+2*COS(PI()*[.$E$8]*[.$A$6])^2-10)+[.A15])" office:value-type="float" office:value="1.58939096267191">
            <text:p>1.5893909627</text:p>
          </table:table-cell>
          <table:table-cell table:formula="of:=([.K15]*[.J15]/(3*[.$B$6]))*(8*COS(PI()*[.$E$6]*[.$A$6])+2*COS(PI()*[.$E$6]*[.$A$6])^2)" office:value-type="float" office:value="0.982318271119843">
            <text:p>0.9823182711</text:p>
          </table:table-cell>
          <table:table-cell table:formula="of:=[.M15]/[.L15]" office:value-type="float" office:value="89.8888888888889">
            <text:p>89.8888888889</text:p>
          </table:table-cell>
          <table:table-cell table:formula="of:=([.K15]*[.J15]/(3*[.$B$6]))*(8*COS(PI()*[.$F$6]*[.$A$6])+2*COS(PI()*[.$F$6]*[.$A$6])^2)" office:value-type="float" office:value="4.81197170588351E-017">
            <text:p>4.81197170588351E-017</text:p>
          </table:table-cell>
          <table:table-cell table:formula="of:=[.I15]/10000" office:value-type="float" office:value="0.000418333333333333">
            <text:p>0.0004183333</text:p>
          </table:table-cell>
          <table:table-cell table:formula="of:=LN([.$G$6])/LN([.N15])" office:value-type="float" office:value="516.277053836336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6]/[.B16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6:.H16])" office:value-type="float" office:value="2.24333333333333">
            <text:p>2.2433333333</text:p>
          </table:table-cell>
          <table:table-cell table:formula="of:= 1 / (3*([.A16]+[.B16]))" office:value-type="float" office:value="0.133333333333333">
            <text:p>0.1333333333</text:p>
          </table:table-cell>
          <table:table-cell table:formula="of:=1/(10/(9*[.$B$6]*([.A16]+[.B16]))+[.A16])" office:value-type="float" office:value="0.0217654171704958">
            <text:p>0.0217654172</text:p>
          </table:table-cell>
          <table:table-cell table:formula="of:=[.K16]*(-([.J16]/(3*[.$B$6]))*(8*COS(PI()*[.$F$8]*[.$A$6])+2*COS(PI()*[.$F$8]*[.$A$6])^2-10)+[.A16])" office:value-type="float" office:value="0.0326481257557437">
            <text:p>0.0326481258</text:p>
          </table:table-cell>
          <table:table-cell table:formula="of:=[.K16]*(-([.J16]/(3*[.$B$6]))*(8*COS(PI()*[.$E$8]*[.$A$6])+2*COS(PI()*[.$E$8]*[.$A$6])^2-10)+[.A16])" office:value-type="float" office:value="1.58041112454655">
            <text:p>1.5804111245</text:p>
          </table:table-cell>
          <table:table-cell table:formula="of:=([.K16]*[.J16]/(3*[.$B$6]))*(8*COS(PI()*[.$E$6]*[.$A$6])+2*COS(PI()*[.$E$6]*[.$A$6])^2)" office:value-type="float" office:value="0.967351874244256">
            <text:p>0.9673518742</text:p>
          </table:table-cell>
          <table:table-cell table:formula="of:=[.M16]/[.L16]" office:value-type="float" office:value="48.4074074074074">
            <text:p>48.4074074074</text:p>
          </table:table-cell>
          <table:table-cell table:formula="of:=([.K16]*[.J16]/(3*[.$B$6]))*(8*COS(PI()*[.$F$6]*[.$A$6])+2*COS(PI()*[.$F$6]*[.$A$6])^2)" office:value-type="float" office:value="4.73865750576969E-017">
            <text:p>4.73865750576969E-017</text:p>
          </table:table-cell>
          <table:table-cell table:formula="of:=[.I16]/10000" office:value-type="float" office:value="0.000224333333333333">
            <text:p>0.0002243333</text:p>
          </table:table-cell>
          <table:table-cell table:formula="of:=LN([.$G$6])/LN([.N16]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7]/[.B17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7:.H17])" office:value-type="float" office:value="1.41333333333333">
            <text:p>1.4133333333</text:p>
          </table:table-cell>
          <table:table-cell table:formula="of:= 1 / (3*([.A17]+[.B17]))" office:value-type="float" office:value="0.111111111111111">
            <text:p>0.1111111111</text:p>
          </table:table-cell>
          <table:table-cell table:formula="of:=1/(10/(9*[.$B$6]*([.A17]+[.B17]))+[.A17])" office:value-type="float" office:value="0.0256166982922201">
            <text:p>0.0256166983</text:p>
          </table:table-cell>
          <table:table-cell table:formula="of:=[.K17]*(-([.J17]/(3*[.$B$6]))*(8*COS(PI()*[.$F$8]*[.$A$6])+2*COS(PI()*[.$F$8]*[.$A$6])^2-10)+[.A17])" office:value-type="float" office:value="0.0512333965844402">
            <text:p>0.0512333966</text:p>
          </table:table-cell>
          <table:table-cell table:formula="of:=[.K17]*(-([.J17]/(3*[.$B$6]))*(8*COS(PI()*[.$E$8]*[.$A$6])+2*COS(PI()*[.$E$8]*[.$A$6])^2-10)+[.A17])" office:value-type="float" office:value="1.56925996204934">
            <text:p>1.569259962</text:p>
          </table:table-cell>
          <table:table-cell table:formula="of:=([.K17]*[.J17]/(3*[.$B$6]))*(8*COS(PI()*[.$E$6]*[.$A$6])+2*COS(PI()*[.$E$6]*[.$A$6])^2)" office:value-type="float" office:value="0.94876660341556">
            <text:p>0.9487666034</text:p>
          </table:table-cell>
          <table:table-cell table:formula="of:=[.M17]/[.L17]" office:value-type="float" office:value="30.6296296296296">
            <text:p>30.6296296296</text:p>
          </table:table-cell>
          <table:table-cell table:formula="of:=([.K17]*[.J17]/(3*[.$B$6]))*(8*COS(PI()*[.$F$6]*[.$A$6])+2*COS(PI()*[.$F$6]*[.$A$6])^2)" office:value-type="float" office:value="4.64761593604309E-017">
            <text:p>4.64761593604309E-017</text:p>
          </table:table-cell>
          <table:table-cell table:formula="of:=[.I17]/10000" office:value-type="float" office:value="0.000141333333333333">
            <text:p>0.0001413333</text:p>
          </table:table-cell>
          <table:table-cell table:formula="of:=LN([.$G$6])/LN([.N17])" office:value-type="float" office:value="175.126664589808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8]/[.B18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18:.H18])" office:value-type="float" office:value="0.986666666666667">
            <text:p>0.9866666667</text:p>
          </table:table-cell>
          <table:table-cell table:formula="of:= 1 / (3*([.A18]+[.B18]))" office:value-type="float" office:value="0.0952380952380952">
            <text:p>0.0952380952</text:p>
          </table:table-cell>
          <table:table-cell table:formula="of:=1/(10/(9*[.$B$6]*([.A18]+[.B18]))+[.A18])" office:value-type="float" office:value="0.0292004634994206">
            <text:p>0.0292004635</text:p>
          </table:table-cell>
          <table:table-cell table:formula="of:=[.K18]*(-([.J18]/(3*[.$B$6]))*(8*COS(PI()*[.$F$8]*[.$A$6])+2*COS(PI()*[.$F$8]*[.$A$6])^2-10)+[.A18])" office:value-type="float" office:value="0.0730011587485516">
            <text:p>0.0730011587</text:p>
          </table:table-cell>
          <table:table-cell table:formula="of:=[.K18]*(-([.J18]/(3*[.$B$6]))*(8*COS(PI()*[.$E$8]*[.$A$6])+2*COS(PI()*[.$E$8]*[.$A$6])^2-10)+[.A18])" office:value-type="float" office:value="1.55619930475087">
            <text:p>1.5561993048</text:p>
          </table:table-cell>
          <table:table-cell table:formula="of:=([.K18]*[.J18]/(3*[.$B$6]))*(8*COS(PI()*[.$E$6]*[.$A$6])+2*COS(PI()*[.$E$6]*[.$A$6])^2)" office:value-type="float" office:value="0.926998841251448">
            <text:p>0.9269988413</text:p>
          </table:table-cell>
          <table:table-cell table:formula="of:=[.M18]/[.L18]" office:value-type="float" office:value="21.3174603174603">
            <text:p>21.3174603175</text:p>
          </table:table-cell>
          <table:table-cell table:formula="of:=([.K18]*[.J18]/(3*[.$B$6]))*(8*COS(PI()*[.$F$6]*[.$A$6])+2*COS(PI()*[.$F$6]*[.$A$6])^2)" office:value-type="float" office:value="4.54098465500757E-017">
            <text:p>4.54098465500757E-017</text:p>
          </table:table-cell>
          <table:table-cell table:formula="of:=[.I18]/10000" office:value-type="float" office:value="0.0000986666666666667">
            <text:p>9.86666666666667E-005</text:p>
          </table:table-cell>
          <table:table-cell table:formula="of:=LN([.$G$6])/LN([.N18]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9]/[.B19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19:.H19])" office:value-type="float" office:value="0.723333333333333">
            <text:p>0.7233333333</text:p>
          </table:table-cell>
          <table:table-cell table:formula="of:= 1 / (3*([.A19]+[.B19]))" office:value-type="float" office:value="0.0833333333333333">
            <text:p>0.0833333333</text:p>
          </table:table-cell>
          <table:table-cell table:formula="of:=1/(10/(9*[.$B$6]*([.A19]+[.B19]))+[.A19])" office:value-type="float" office:value="0.0324909747292419">
            <text:p>0.0324909747</text:p>
          </table:table-cell>
          <table:table-cell table:formula="of:=[.K19]*(-([.J19]/(3*[.$B$6]))*(8*COS(PI()*[.$F$8]*[.$A$6])+2*COS(PI()*[.$F$8]*[.$A$6])^2-10)+[.A19])" office:value-type="float" office:value="0.0974729241877257">
            <text:p>0.0974729242</text:p>
          </table:table-cell>
          <table:table-cell table:formula="of:=[.K19]*(-([.J19]/(3*[.$B$6]))*(8*COS(PI()*[.$E$8]*[.$A$6])+2*COS(PI()*[.$E$8]*[.$A$6])^2-10)+[.A19])" office:value-type="float" office:value="1.54151624548736">
            <text:p>1.5415162455</text:p>
          </table:table-cell>
          <table:table-cell table:formula="of:=([.K19]*[.J19]/(3*[.$B$6]))*(8*COS(PI()*[.$E$6]*[.$A$6])+2*COS(PI()*[.$E$6]*[.$A$6])^2)" office:value-type="float" office:value="0.902527075812274">
            <text:p>0.9025270758</text:p>
          </table:table-cell>
          <table:table-cell table:formula="of:=[.M19]/[.L19]" office:value-type="float" office:value="15.8148148148148">
            <text:p>15.8148148148</text:p>
          </table:table-cell>
          <table:table-cell table:formula="of:=([.K19]*[.J19]/(3*[.$B$6]))*(8*COS(PI()*[.$F$6]*[.$A$6])+2*COS(PI()*[.$F$6]*[.$A$6])^2)" office:value-type="float" office:value="4.42110757814929E-017">
            <text:p>4.42110757814929E-017</text:p>
          </table:table-cell>
          <table:table-cell table:formula="of:=[.I19]/10000" office:value-type="float" office:value="0.0000723333333333333">
            <text:p>7.23333333333333E-005</text:p>
          </table:table-cell>
          <table:table-cell table:formula="of:=LN([.$G$6])/LN([.N19])" office:value-type="float" office:value="89.8073982607583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0]/[.B20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0:.H20])" office:value-type="float" office:value="0.576666666666667">
            <text:p>0.5766666667</text:p>
          </table:table-cell>
          <table:table-cell table:formula="of:= 1 / (3*([.A20]+[.B20]))" office:value-type="float" office:value="0.0740740740740741">
            <text:p>0.0740740741</text:p>
          </table:table-cell>
          <table:table-cell table:formula="of:=1/(10/(9*[.$B$6]*([.A20]+[.B20]))+[.A20])" office:value-type="float" office:value="0.0354718633676374">
            <text:p>0.0354718634</text:p>
          </table:table-cell>
          <table:table-cell table:formula="of:=[.K20]*(-([.J20]/(3*[.$B$6]))*(8*COS(PI()*[.$F$8]*[.$A$6])+2*COS(PI()*[.$F$8]*[.$A$6])^2-10)+[.A20])" office:value-type="float" office:value="0.124151521786731">
            <text:p>0.1241515218</text:p>
          </table:table-cell>
          <table:table-cell table:formula="of:=[.K20]*(-([.J20]/(3*[.$B$6]))*(8*COS(PI()*[.$E$8]*[.$A$6])+2*COS(PI()*[.$E$8]*[.$A$6])^2-10)+[.A20])" office:value-type="float" office:value="1.52550908692796">
            <text:p>1.5255090869</text:p>
          </table:table-cell>
          <table:table-cell table:formula="of:=([.K20]*[.J20]/(3*[.$B$6]))*(8*COS(PI()*[.$E$6]*[.$A$6])+2*COS(PI()*[.$E$6]*[.$A$6])^2)" office:value-type="float" office:value="0.875848478213269">
            <text:p>0.8758484782</text:p>
          </table:table-cell>
          <table:table-cell table:formula="of:=[.M20]/[.L20]" office:value-type="float" office:value="12.2874779541446">
            <text:p>12.2874779541</text:p>
          </table:table-cell>
          <table:table-cell table:formula="of:=([.K20]*[.J20]/(3*[.$B$6]))*(8*COS(PI()*[.$F$6]*[.$A$6])+2*COS(PI()*[.$F$6]*[.$A$6])^2)" office:value-type="float" office:value="4.29042014152784E-017">
            <text:p>4.29042014152784E-017</text:p>
          </table:table-cell>
          <table:table-cell table:formula="of:=[.I20]/10000" office:value-type="float" office:value="0.0000576666666666667">
            <text:p>5.76666666666667E-005</text:p>
          </table:table-cell>
          <table:table-cell table:formula="of:=LN([.$G$6])/LN([.N20]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1]/[.B21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1:.H21])" office:value-type="float" office:value="0.45">
            <text:p>0.45</text:p>
          </table:table-cell>
          <table:table-cell table:formula="of:= 1 / (3*([.A21]+[.B21]))" office:value-type="float" office:value="0.0666666666666667">
            <text:p>0.0666666667</text:p>
          </table:table-cell>
          <table:table-cell table:formula="of:=1/(10/(9*[.$B$6]*([.A21]+[.B21]))+[.A21])" office:value-type="float" office:value="0.038135593220339">
            <text:p>0.0381355932</text:p>
          </table:table-cell>
          <table:table-cell table:formula="of:=[.K21]*(-([.J21]/(3*[.$B$6]))*(8*COS(PI()*[.$F$8]*[.$A$6])+2*COS(PI()*[.$F$8]*[.$A$6])^2-10)+[.A21])" office:value-type="float" office:value="0.152542372881356">
            <text:p>0.1525423729</text:p>
          </table:table-cell>
          <table:table-cell table:formula="of:=[.K21]*(-([.J21]/(3*[.$B$6]))*(8*COS(PI()*[.$E$8]*[.$A$6])+2*COS(PI()*[.$E$8]*[.$A$6])^2-10)+[.A21])" office:value-type="float" office:value="1.50847457627119">
            <text:p>1.5084745763</text:p>
          </table:table-cell>
          <table:table-cell table:formula="of:=([.K21]*[.J21]/(3*[.$B$6]))*(8*COS(PI()*[.$E$6]*[.$A$6])+2*COS(PI()*[.$E$6]*[.$A$6])^2)" office:value-type="float" office:value="0.847457627118644">
            <text:p>0.8474576271</text:p>
          </table:table-cell>
          <table:table-cell table:formula="of:=[.M21]/[.L21]" office:value-type="float" office:value="9.88888888888889">
            <text:p>9.8888888889</text:p>
          </table:table-cell>
          <table:table-cell table:formula="of:=([.K21]*[.J21]/(3*[.$B$6]))*(8*COS(PI()*[.$F$6]*[.$A$6])+2*COS(PI()*[.$F$6]*[.$A$6])^2)" office:value-type="float" office:value="4.15134508185544E-017">
            <text:p>4.15134508185544E-017</text:p>
          </table:table-cell>
          <table:table-cell table:formula="of:=[.I21]/10000" office:value-type="float" office:value="0.000045">
            <text:p>0.000045</text:p>
          </table:table-cell>
          <table:table-cell table:formula="of:=LN([.$G$6])/LN([.N21])" office:value-type="float" office:value="55.6467487470838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2]/[.B22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2:.H22])" office:value-type="float" office:value="0.363333333333333">
            <text:p>0.3633333333</text:p>
          </table:table-cell>
          <table:table-cell table:formula="of:= 1 / (3*([.A22]+[.B22]))" office:value-type="float" office:value="0.0606060606060606">
            <text:p>0.0606060606</text:p>
          </table:table-cell>
          <table:table-cell table:formula="of:=1/(10/(9*[.$B$6]*([.A22]+[.B22]))+[.A22])" office:value-type="float" office:value="0.0404825189122879">
            <text:p>0.0404825189</text:p>
          </table:table-cell>
          <table:table-cell table:formula="of:=[.K22]*(-([.J22]/(3*[.$B$6]))*(8*COS(PI()*[.$F$8]*[.$A$6])+2*COS(PI()*[.$F$8]*[.$A$6])^2-10)+[.A22])" office:value-type="float" office:value="0.182171335105295">
            <text:p>0.1821713351</text:p>
          </table:table-cell>
          <table:table-cell table:formula="of:=[.K22]*(-([.J22]/(3*[.$B$6]))*(8*COS(PI()*[.$E$8]*[.$A$6])+2*COS(PI()*[.$E$8]*[.$A$6])^2-10)+[.A22])" office:value-type="float" office:value="1.49069719893682">
            <text:p>1.4906971989</text:p>
          </table:table-cell>
          <table:table-cell table:formula="of:=([.K22]*[.J22]/(3*[.$B$6]))*(8*COS(PI()*[.$E$6]*[.$A$6])+2*COS(PI()*[.$E$6]*[.$A$6])^2)" office:value-type="float" office:value="0.817828664894705">
            <text:p>0.8178286649</text:p>
          </table:table-cell>
          <table:table-cell table:formula="of:=[.M22]/[.L22]" office:value-type="float" office:value="8.18294051627385">
            <text:p>8.1829405163</text:p>
          </table:table-cell>
          <table:table-cell table:formula="of:=([.K22]*[.J22]/(3*[.$B$6]))*(8*COS(PI()*[.$F$6]*[.$A$6])+2*COS(PI()*[.$F$6]*[.$A$6])^2)" office:value-type="float" office:value="4.00620502685701E-017">
            <text:p>4.00620502685701E-017</text:p>
          </table:table-cell>
          <table:table-cell table:formula="of:=[.I22]/10000" office:value-type="float" office:value="0.0000363333333333333">
            <text:p>3.63333333333333E-005</text:p>
          </table:table-cell>
          <table:table-cell table:formula="of:=LN([.$G$6])/LN([.N22])" office:value-type="float" office:value="45.7992517044142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3]/[.B23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3:.H23])" office:value-type="float" office:value="0.306666666666667">
            <text:p>0.3066666667</text:p>
          </table:table-cell>
          <table:table-cell table:formula="of:= 1 / (3*([.A23]+[.B23]))" office:value-type="float" office:value="0.0555555555555556">
            <text:p>0.0555555556</text:p>
          </table:table-cell>
          <table:table-cell table:formula="of:=1/(10/(9*[.$B$6]*([.A23]+[.B23]))+[.A23])" office:value-type="float" office:value="0.0425196850393701">
            <text:p>0.042519685</text:p>
          </table:table-cell>
          <table:table-cell table:formula="of:=[.K23]*(-([.J23]/(3*[.$B$6]))*(8*COS(PI()*[.$F$8]*[.$A$6])+2*COS(PI()*[.$F$8]*[.$A$6])^2-10)+[.A23])" office:value-type="float" office:value="0.21259842519685">
            <text:p>0.2125984252</text:p>
          </table:table-cell>
          <table:table-cell table:formula="of:=[.K23]*(-([.J23]/(3*[.$B$6]))*(8*COS(PI()*[.$E$8]*[.$A$6])+2*COS(PI()*[.$E$8]*[.$A$6])^2-10)+[.A23])" office:value-type="float" office:value="1.47244094488189">
            <text:p>1.4724409449</text:p>
          </table:table-cell>
          <table:table-cell table:formula="of:=([.K23]*[.J23]/(3*[.$B$6]))*(8*COS(PI()*[.$E$6]*[.$A$6])+2*COS(PI()*[.$E$6]*[.$A$6])^2)" office:value-type="float" office:value="0.78740157480315">
            <text:p>0.7874015748</text:p>
          </table:table-cell>
          <table:table-cell table:formula="of:=[.M23]/[.L23]" office:value-type="float" office:value="6.92592592592592">
            <text:p>6.9259259259</text:p>
          </table:table-cell>
          <table:table-cell table:formula="of:=([.K23]*[.J23]/(3*[.$B$6]))*(8*COS(PI()*[.$F$6]*[.$A$6])+2*COS(PI()*[.$F$6]*[.$A$6])^2)" office:value-type="float" office:value="3.85715527290505E-017">
            <text:p>3.85715527290505E-017</text:p>
          </table:table-cell>
          <table:table-cell table:formula="of:=[.I23]/10000" office:value-type="float" office:value="0.0000306666666666667">
            <text:p>3.06666666666667E-005</text:p>
          </table:table-cell>
          <table:table-cell table:formula="of:=LN([.$G$6])/LN([.N23])" office:value-type="float" office:value="38.5342641204275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4]/[.B24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4:.H24])" office:value-type="float" office:value="0.27">
            <text:p>0.27</text:p>
          </table:table-cell>
          <table:table-cell table:formula="of:= 1 / (3*([.A24]+[.B24]))" office:value-type="float" office:value="0.0512820512820513">
            <text:p>0.0512820513</text:p>
          </table:table-cell>
          <table:table-cell table:formula="of:=1/(10/(9*[.$B$6]*([.A24]+[.B24]))+[.A24])" office:value-type="float" office:value="0.0442595044448648">
            <text:p>0.0442595044</text:p>
          </table:table-cell>
          <table:table-cell table:formula="of:=[.K24]*(-([.J24]/(3*[.$B$6]))*(8*COS(PI()*[.$F$8]*[.$A$6])+2*COS(PI()*[.$F$8]*[.$A$6])^2-10)+[.A24])" office:value-type="float" office:value="0.243427274446756">
            <text:p>0.2434272744</text:p>
          </table:table-cell>
          <table:table-cell table:formula="of:=[.K24]*(-([.J24]/(3*[.$B$6]))*(8*COS(PI()*[.$E$8]*[.$A$6])+2*COS(PI()*[.$E$8]*[.$A$6])^2-10)+[.A24])" office:value-type="float" office:value="1.45394363533195">
            <text:p>1.4539436353</text:p>
          </table:table-cell>
          <table:table-cell table:formula="of:=([.K24]*[.J24]/(3*[.$B$6]))*(8*COS(PI()*[.$E$6]*[.$A$6])+2*COS(PI()*[.$E$6]*[.$A$6])^2)" office:value-type="float" office:value="0.756572725553244">
            <text:p>0.7565727256</text:p>
          </table:table-cell>
          <table:table-cell table:formula="of:=[.M24]/[.L24]" office:value-type="float" office:value="5.97280497280497">
            <text:p>5.9728049728</text:p>
          </table:table-cell>
          <table:table-cell table:formula="of:=([.K24]*[.J24]/(3*[.$B$6]))*(8*COS(PI()*[.$F$6]*[.$A$6])+2*COS(PI()*[.$F$6]*[.$A$6])^2)" office:value-type="float" office:value="3.70613746668387E-017">
            <text:p>3.70613746668387E-017</text:p>
          </table:table-cell>
          <table:table-cell table:formula="of:=[.I24]/10000" office:value-type="float" office:value="0.000027">
            <text:p>0.000027</text:p>
          </table:table-cell>
          <table:table-cell table:formula="of:=LN([.$G$6])/LN([.N24]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5]/[.B25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5:.H25])" office:value-type="float" office:value="0.236666666666667">
            <text:p>0.2366666667</text:p>
          </table:table-cell>
          <table:table-cell table:formula="of:= 1 / (3*([.A25]+[.B25]))" office:value-type="float" office:value="0.0476190476190476">
            <text:p>0.0476190476</text:p>
          </table:table-cell>
          <table:table-cell table:formula="of:=1/(10/(9*[.$B$6]*([.A25]+[.B25]))+[.A25])" office:value-type="float" office:value="0.0457184325108853">
            <text:p>0.0457184325</text:p>
          </table:table-cell>
          <table:table-cell table:formula="of:=[.K25]*(-([.J25]/(3*[.$B$6]))*(8*COS(PI()*[.$F$8]*[.$A$6])+2*COS(PI()*[.$F$8]*[.$A$6])^2-10)+[.A25])" office:value-type="float" office:value="0.274310595065312">
            <text:p>0.2743105951</text:p>
          </table:table-cell>
          <table:table-cell table:formula="of:=[.K25]*(-([.J25]/(3*[.$B$6]))*(8*COS(PI()*[.$E$8]*[.$A$6])+2*COS(PI()*[.$E$8]*[.$A$6])^2-10)+[.A25])" office:value-type="float" office:value="1.43541364296081">
            <text:p>1.435413643</text:p>
          </table:table-cell>
          <table:table-cell table:formula="of:=([.K25]*[.J25]/(3*[.$B$6]))*(8*COS(PI()*[.$E$6]*[.$A$6])+2*COS(PI()*[.$E$6]*[.$A$6])^2)" office:value-type="float" office:value="0.725689404934688">
            <text:p>0.7256894049</text:p>
          </table:table-cell>
          <table:table-cell table:formula="of:=[.M25]/[.L25]" office:value-type="float" office:value="5.23280423280423">
            <text:p>5.2328042328</text:p>
          </table:table-cell>
          <table:table-cell table:formula="of:=([.K25]*[.J25]/(3*[.$B$6]))*(8*COS(PI()*[.$F$6]*[.$A$6])+2*COS(PI()*[.$F$6]*[.$A$6])^2)" office:value-type="float" office:value="3.55485282771365E-017">
            <text:p>3.55485282771365E-017</text:p>
          </table:table-cell>
          <table:table-cell table:formula="of:=[.I25]/10000" office:value-type="float" office:value="0.0000236666666666667">
            <text:p>2.36666666666667E-005</text:p>
          </table:table-cell>
          <table:table-cell table:formula="of:=LN([.$G$6])/LN([.N25]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6]/[.B26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6:.H26])" office:value-type="float" office:value="0.21">
            <text:p>0.21</text:p>
          </table:table-cell>
          <table:table-cell table:formula="of:= 1 / (3*([.A26]+[.B26]))" office:value-type="float" office:value="0.0444444444444444">
            <text:p>0.0444444444</text:p>
          </table:table-cell>
          <table:table-cell table:formula="of:=1/(10/(9*[.$B$6]*([.A26]+[.B26]))+[.A26])" office:value-type="float" office:value="0.0469157254561251">
            <text:p>0.0469157255</text:p>
          </table:table-cell>
          <table:table-cell table:formula="of:=[.K26]*(-([.J26]/(3*[.$B$6]))*(8*COS(PI()*[.$F$8]*[.$A$6])+2*COS(PI()*[.$F$8]*[.$A$6])^2-10)+[.A26])" office:value-type="float" office:value="0.304952215464813">
            <text:p>0.3049522155</text:p>
          </table:table-cell>
          <table:table-cell table:formula="of:=[.K26]*(-([.J26]/(3*[.$B$6]))*(8*COS(PI()*[.$E$8]*[.$A$6])+2*COS(PI()*[.$E$8]*[.$A$6])^2-10)+[.A26])" office:value-type="float" office:value="1.41702867072111">
            <text:p>1.4170286707</text:p>
          </table:table-cell>
          <table:table-cell table:formula="of:=([.K26]*[.J26]/(3*[.$B$6]))*(8*COS(PI()*[.$E$6]*[.$A$6])+2*COS(PI()*[.$E$6]*[.$A$6])^2)" office:value-type="float" office:value="0.695047784535187">
            <text:p>0.6950477845</text:p>
          </table:table-cell>
          <table:table-cell table:formula="of:=[.M26]/[.L26]" office:value-type="float" office:value="4.64672364672365">
            <text:p>4.6467236467</text:p>
          </table:table-cell>
          <table:table-cell table:formula="of:=([.K26]*[.J26]/(3*[.$B$6]))*(8*COS(PI()*[.$F$6]*[.$A$6])+2*COS(PI()*[.$F$6]*[.$A$6])^2)" office:value-type="float" office:value="3.4047521783419E-017">
            <text:p>3.4047521783419E-017</text:p>
          </table:table-cell>
          <table:table-cell table:formula="of:=[.I26]/10000" office:value-type="float" office:value="0.000021">
            <text:p>0.000021</text:p>
          </table:table-cell>
          <table:table-cell table:formula="of:=LN([.$G$6])/LN([.N26]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7]/[.B27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7:.H27])" office:value-type="float" office:value="0.186666666666667">
            <text:p>0.1866666667</text:p>
          </table:table-cell>
          <table:table-cell table:formula="of:= 1 / (3*([.A27]+[.B27]))" office:value-type="float" office:value="0.0416666666666667">
            <text:p>0.0416666667</text:p>
          </table:table-cell>
          <table:table-cell table:formula="of:=1/(10/(9*[.$B$6]*([.A27]+[.B27]))+[.A27])" office:value-type="float" office:value="0.0478723404255319">
            <text:p>0.0478723404</text:p>
          </table:table-cell>
          <table:table-cell table:formula="of:=[.K27]*(-([.J27]/(3*[.$B$6]))*(8*COS(PI()*[.$F$8]*[.$A$6])+2*COS(PI()*[.$F$8]*[.$A$6])^2-10)+[.A27])" office:value-type="float" office:value="0.335106382978723">
            <text:p>0.335106383</text:p>
          </table:table-cell>
          <table:table-cell table:formula="of:=[.K27]*(-([.J27]/(3*[.$B$6]))*(8*COS(PI()*[.$E$8]*[.$A$6])+2*COS(PI()*[.$E$8]*[.$A$6])^2-10)+[.A27])" office:value-type="float" office:value="1.39893617021277">
            <text:p>1.3989361702</text:p>
          </table:table-cell>
          <table:table-cell table:formula="of:=([.K27]*[.J27]/(3*[.$B$6]))*(8*COS(PI()*[.$E$6]*[.$A$6])+2*COS(PI()*[.$E$6]*[.$A$6])^2)" office:value-type="float" office:value="0.664893617021277">
            <text:p>0.664893617</text:p>
          </table:table-cell>
          <table:table-cell table:formula="of:=[.M27]/[.L27]" office:value-type="float" office:value="4.17460317460317">
            <text:p>4.1746031746</text:p>
          </table:table-cell>
          <table:table-cell table:formula="of:=([.K27]*[.J27]/(3*[.$B$6]))*(8*COS(PI()*[.$F$6]*[.$A$6])+2*COS(PI()*[.$F$6]*[.$A$6])^2)" office:value-type="float" office:value="3.25703935943445E-017">
            <text:p>3.25703935943445E-017</text:p>
          </table:table-cell>
          <table:table-cell table:formula="of:=[.I27]/10000" office:value-type="float" office:value="0.0000186666666666667">
            <text:p>1.86666666666667E-005</text:p>
          </table:table-cell>
          <table:table-cell table:formula="of:=LN([.$G$6])/LN([.N27]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28]/[.B28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28:.H28])" office:value-type="float" office:value="0.15">
            <text:p>0.15</text:p>
          </table:table-cell>
          <table:table-cell table:formula="of:= 1 / (3*([.A28]+[.B28]))" office:value-type="float" office:value="0.037037037037037">
            <text:p>0.037037037</text:p>
          </table:table-cell>
          <table:table-cell table:formula="of:=1/(10/(9*[.$B$6]*([.A28]+[.B28]))+[.A28])" office:value-type="float" office:value="0.0491504854368932">
            <text:p>0.0491504854</text:p>
          </table:table-cell>
          <table:table-cell table:formula="of:=[.K28]*(-([.J28]/(3*[.$B$6]))*(8*COS(PI()*[.$F$8]*[.$A$6])+2*COS(PI()*[.$F$8]*[.$A$6])^2-10)+[.A28])" office:value-type="float" office:value="0.393203883495146">
            <text:p>0.3932038835</text:p>
          </table:table-cell>
          <table:table-cell table:formula="of:=[.K28]*(-([.J28]/(3*[.$B$6]))*(8*COS(PI()*[.$E$8]*[.$A$6])+2*COS(PI()*[.$E$8]*[.$A$6])^2-10)+[.A28])" office:value-type="float" office:value="1.36407766990291">
            <text:p>1.3640776699</text:p>
          </table:table-cell>
          <table:table-cell table:formula="of:=([.K28]*[.J28]/(3*[.$B$6]))*(8*COS(PI()*[.$E$6]*[.$A$6])+2*COS(PI()*[.$E$6]*[.$A$6])^2)" office:value-type="float" office:value="0.606796116504854">
            <text:p>0.6067961165</text:p>
          </table:table-cell>
          <table:table-cell table:formula="of:=[.M28]/[.L28]" office:value-type="float" office:value="3.46913580246913">
            <text:p>3.4691358025</text:p>
          </table:table-cell>
          <table:table-cell table:formula="of:=([.K28]*[.J28]/(3*[.$B$6]))*(8*COS(PI()*[.$F$6]*[.$A$6])+2*COS(PI()*[.$F$6]*[.$A$6])^2)" office:value-type="float" office:value="2.97244368725086E-017">
            <text:p>2.97244368725086E-017</text:p>
          </table:table-cell>
          <table:table-cell table:formula="of:=[.I28]/10000" office:value-type="float" office:value="0.000015">
            <text:p>0.000015</text:p>
          </table:table-cell>
          <table:table-cell table:formula="of:=LN([.$G$6])/LN([.N28])" office:value-type="float" office:value="18.4368154838134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29]/[.B29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29:.H29])" office:value-type="float" office:value="0.13">
            <text:p>0.13</text:p>
          </table:table-cell>
          <table:table-cell table:formula="of:= 1 / (3*([.A29]+[.B29]))" office:value-type="float" office:value="0.0333333333333333">
            <text:p>0.0333333333</text:p>
          </table:table-cell>
          <table:table-cell table:formula="of:=1/(10/(9*[.$B$6]*([.A29]+[.B29]))+[.A29])" office:value-type="float" office:value="0.0497237569060774">
            <text:p>0.0497237569</text:p>
          </table:table-cell>
          <table:table-cell table:formula="of:=[.K29]*(-([.J29]/(3*[.$B$6]))*(8*COS(PI()*[.$F$8]*[.$A$6])+2*COS(PI()*[.$F$8]*[.$A$6])^2-10)+[.A29])" office:value-type="float" office:value="0.447513812154696">
            <text:p>0.4475138122</text:p>
          </table:table-cell>
          <table:table-cell table:formula="of:=[.K29]*(-([.J29]/(3*[.$B$6]))*(8*COS(PI()*[.$E$8]*[.$A$6])+2*COS(PI()*[.$E$8]*[.$A$6])^2-10)+[.A29])" office:value-type="float" office:value="1.33149171270718">
            <text:p>1.3314917127</text:p>
          </table:table-cell>
          <table:table-cell table:formula="of:=([.K29]*[.J29]/(3*[.$B$6]))*(8*COS(PI()*[.$E$6]*[.$A$6])+2*COS(PI()*[.$E$6]*[.$A$6])^2)" office:value-type="float" office:value="0.552486187845304">
            <text:p>0.5524861878</text:p>
          </table:table-cell>
          <table:table-cell table:formula="of:=[.M29]/[.L29]" office:value-type="float" office:value="2.97530864197531">
            <text:p>2.975308642</text:p>
          </table:table-cell>
          <table:table-cell table:formula="of:=([.K29]*[.J29]/(3*[.$B$6]))*(8*COS(PI()*[.$F$6]*[.$A$6])+2*COS(PI()*[.$F$6]*[.$A$6])^2)" office:value-type="float" office:value="2.7064017660715E-017">
            <text:p>2.7064017660715E-017</text:p>
          </table:table-cell>
          <table:table-cell table:formula="of:=[.I29]/10000" office:value-type="float" office:value="0.000013">
            <text:p>0.000013</text:p>
          </table:table-cell>
          <table:table-cell table:formula="of:=LN([.$G$6])/LN([.N29]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0]/[.B30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0:.H30])" office:value-type="float" office:value="0.116666666666667">
            <text:p>0.1166666667</text:p>
          </table:table-cell>
          <table:table-cell table:formula="of:= 1 / (3*([.A30]+[.B30]))" office:value-type="float" office:value="0.0303030303030303">
            <text:p>0.0303030303</text:p>
          </table:table-cell>
          <table:table-cell table:formula="of:=1/(10/(9*[.$B$6]*([.A30]+[.B30]))+[.A30])" office:value-type="float" office:value="0.049748743718593">
            <text:p>0.0497487437</text:p>
          </table:table-cell>
          <table:table-cell table:formula="of:=[.K30]*(-([.J30]/(3*[.$B$6]))*(8*COS(PI()*[.$F$8]*[.$A$6])+2*COS(PI()*[.$F$8]*[.$A$6])^2-10)+[.A30])" office:value-type="float" office:value="0.49748743718593">
            <text:p>0.4974874372</text:p>
          </table:table-cell>
          <table:table-cell table:formula="of:=[.K30]*(-([.J30]/(3*[.$B$6]))*(8*COS(PI()*[.$E$8]*[.$A$6])+2*COS(PI()*[.$E$8]*[.$A$6])^2-10)+[.A30])" office:value-type="float" office:value="1.30150753768844">
            <text:p>1.3015075377</text:p>
          </table:table-cell>
          <table:table-cell table:formula="of:=([.K30]*[.J30]/(3*[.$B$6]))*(8*COS(PI()*[.$E$6]*[.$A$6])+2*COS(PI()*[.$E$6]*[.$A$6])^2)" office:value-type="float" office:value="0.50251256281407">
            <text:p>0.5025125628</text:p>
          </table:table-cell>
          <table:table-cell table:formula="of:=[.M30]/[.L30]" office:value-type="float" office:value="2.61616161616162">
            <text:p>2.6161616162</text:p>
          </table:table-cell>
          <table:table-cell table:formula="of:=([.K30]*[.J30]/(3*[.$B$6]))*(8*COS(PI()*[.$F$6]*[.$A$6])+2*COS(PI()*[.$F$6]*[.$A$6])^2)" office:value-type="float" office:value="2.46160160632634E-017">
            <text:p>2.46160160632634E-017</text:p>
          </table:table-cell>
          <table:table-cell table:formula="of:=[.I30]/10000" office:value-type="float" office:value="0.0000116666666666667">
            <text:p>1.16666666666667E-005</text:p>
          </table:table-cell>
          <table:table-cell table:formula="of:=LN([.$G$6])/LN([.N30]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1]/[.B31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1:.H31])" office:value-type="float" office:value="0.0766666666666667">
            <text:p>0.0766666667</text:p>
          </table:table-cell>
          <table:table-cell table:formula="of:= 1 / (3*([.A31]+[.B31]))" office:value-type="float" office:value="0.0208333333333333">
            <text:p>0.0208333333</text:p>
          </table:table-cell>
          <table:table-cell table:formula="of:=1/(10/(9*[.$B$6]*([.A31]+[.B31]))+[.A31])" office:value-type="float" office:value="0.0455696202531646">
            <text:p>0.0455696203</text:p>
          </table:table-cell>
          <table:table-cell table:formula="of:=[.K31]*(-([.J31]/(3*[.$B$6]))*(8*COS(PI()*[.$F$8]*[.$A$6])+2*COS(PI()*[.$F$8]*[.$A$6])^2-10)+[.A31])" office:value-type="float" office:value="0.683544303797468">
            <text:p>0.6835443038</text:p>
          </table:table-cell>
          <table:table-cell table:formula="of:=[.K31]*(-([.J31]/(3*[.$B$6]))*(8*COS(PI()*[.$E$8]*[.$A$6])+2*COS(PI()*[.$E$8]*[.$A$6])^2-10)+[.A31])" office:value-type="float" office:value="1.18987341772152">
            <text:p>1.1898734177</text:p>
          </table:table-cell>
          <table:table-cell table:formula="of:=([.K31]*[.J31]/(3*[.$B$6]))*(8*COS(PI()*[.$E$6]*[.$A$6])+2*COS(PI()*[.$E$6]*[.$A$6])^2)" office:value-type="float" office:value="0.316455696202532">
            <text:p>0.3164556962</text:p>
          </table:table-cell>
          <table:table-cell table:formula="of:=[.M31]/[.L31]" office:value-type="float" office:value="1.74074074074074">
            <text:p>1.7407407407</text:p>
          </table:table-cell>
          <table:table-cell table:formula="of:=([.K31]*[.J31]/(3*[.$B$6]))*(8*COS(PI()*[.$F$6]*[.$A$6])+2*COS(PI()*[.$F$6]*[.$A$6])^2)" office:value-type="float" office:value="1.55018582170551E-017">
            <text:p>1.55018582170551E-017</text:p>
          </table:table-cell>
          <table:table-cell table:formula="of:=[.I31]/10000" office:value-type="float" office:value="0.00000766666666666667">
            <text:p>7.66666666666667E-006</text:p>
          </table:table-cell>
          <table:table-cell table:formula="of:=LN([.$G$6])/LN([.N31]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2]/[.B32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2:.H32])" office:value-type="float" office:value="0.0466666666666667">
            <text:p>0.0466666667</text:p>
          </table:table-cell>
          <table:table-cell table:formula="of:= 1 / (3*([.A32]+[.B32]))" office:value-type="float" office:value="0.0158730158730159">
            <text:p>0.0158730159</text:p>
          </table:table-cell>
          <table:table-cell table:formula="of:=1/(10/(9*[.$B$6]*([.A32]+[.B32]))+[.A32])" office:value-type="float" office:value="0.0395397489539749">
            <text:p>0.039539749</text:p>
          </table:table-cell>
          <table:table-cell table:formula="of:=[.K32]*(-([.J32]/(3*[.$B$6]))*(8*COS(PI()*[.$F$8]*[.$A$6])+2*COS(PI()*[.$F$8]*[.$A$6])^2-10)+[.A32])" office:value-type="float" office:value="0.790794979079498">
            <text:p>0.7907949791</text:p>
          </table:table-cell>
          <table:table-cell table:formula="of:=[.K32]*(-([.J32]/(3*[.$B$6]))*(8*COS(PI()*[.$E$8]*[.$A$6])+2*COS(PI()*[.$E$8]*[.$A$6])^2-10)+[.A32])" office:value-type="float" office:value="1.1255230125523">
            <text:p>1.1255230126</text:p>
          </table:table-cell>
          <table:table-cell table:formula="of:=([.K32]*[.J32]/(3*[.$B$6]))*(8*COS(PI()*[.$E$6]*[.$A$6])+2*COS(PI()*[.$E$6]*[.$A$6])^2)" office:value-type="float" office:value="0.209205020920502">
            <text:p>0.2092050209</text:p>
          </table:table-cell>
          <table:table-cell table:formula="of:=[.M32]/[.L32]" office:value-type="float" office:value="1.42328042328042">
            <text:p>1.4232804233</text:p>
          </table:table-cell>
          <table:table-cell table:formula="of:=([.K32]*[.J32]/(3*[.$B$6]))*(8*COS(PI()*[.$F$6]*[.$A$6])+2*COS(PI()*[.$F$6]*[.$A$6])^2)" office:value-type="float" office:value="1.02480903694339E-017">
            <text:p>1.02480903694339E-017</text:p>
          </table:table-cell>
          <table:table-cell table:formula="of:=[.I32]/10000" office:value-type="float" office:value="0.00000466666666666667">
            <text:p>4.66666666666667E-006</text:p>
          </table:table-cell>
          <table:table-cell table:formula="of:=LN([.$G$6])/LN([.N32])" office:value-type="float" office:value="5.88730609965457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3]/[.B33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3:.H33])" office:value-type="float" office:value="0.0233333333333333">
            <text:p>0.0233333333</text:p>
          </table:table-cell>
          <table:table-cell table:formula="of:= 1 / (3*([.A33]+[.B33]))" office:value-type="float" office:value="0.0065359477124183">
            <text:p>0.0065359477</text:p>
          </table:table-cell>
          <table:table-cell table:formula="of:=1/(10/(9*[.$B$6]*([.A33]+[.B33]))+[.A33])" office:value-type="float" office:value="0.0191649269311065">
            <text:p>0.0191649269</text:p>
          </table:table-cell>
          <table:table-cell table:formula="of:=[.K33]*(-([.J33]/(3*[.$B$6]))*(8*COS(PI()*[.$F$8]*[.$A$6])+2*COS(PI()*[.$F$8]*[.$A$6])^2-10)+[.A33])" office:value-type="float" office:value="0.958246346555324">
            <text:p>0.9582463466</text:p>
          </table:table-cell>
          <table:table-cell table:formula="of:=[.K33]*(-([.J33]/(3*[.$B$6]))*(8*COS(PI()*[.$E$8]*[.$A$6])+2*COS(PI()*[.$E$8]*[.$A$6])^2-10)+[.A33])" office:value-type="float" office:value="1.02505219206681">
            <text:p>1.0250521921</text:p>
          </table:table-cell>
          <table:table-cell table:formula="of:=([.K33]*[.J33]/(3*[.$B$6]))*(8*COS(PI()*[.$E$6]*[.$A$6])+2*COS(PI()*[.$E$6]*[.$A$6])^2)" office:value-type="float" office:value="0.0417536534446764">
            <text:p>0.0417536534</text:p>
          </table:table-cell>
          <table:table-cell table:formula="of:=[.M33]/[.L33]" office:value-type="float" office:value="1.06971677559913">
            <text:p>1.0697167756</text:p>
          </table:table-cell>
          <table:table-cell table:formula="of:=([.K33]*[.J33]/(3*[.$B$6]))*(8*COS(PI()*[.$F$6]*[.$A$6])+2*COS(PI()*[.$F$6]*[.$A$6])^2)" office:value-type="float" office:value="2.04533912174923E-018">
            <text:p>2.04533912174923E-018</text:p>
          </table:table-cell>
          <table:table-cell table:formula="of:=[.I33]/10000" office:value-type="float" office:value="0.00000233333333333333">
            <text:p>2.33333333333333E-006</text:p>
          </table:table-cell>
          <table:table-cell table:formula="of:=LN([.$G$6])/LN([.N33]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4]/[.B34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4:.H34])" office:value-type="float" office:value="0.0233333333333333">
            <text:p>0.0233333333</text:p>
          </table:table-cell>
          <table:table-cell table:formula="of:= 1 / (3*([.A34]+[.B34]))" office:value-type="float" office:value="0.0033003300330033">
            <text:p>0.00330033</text:p>
          </table:table-cell>
          <table:table-cell table:formula="of:=1/(10/(9*[.$B$6]*([.A34]+[.B34]))+[.A34])" office:value-type="float" office:value="0.00989118607181719">
            <text:p>0.0098911861</text:p>
          </table:table-cell>
          <table:table-cell table:formula="of:=[.K34]*(-([.J34]/(3*[.$B$6]))*(8*COS(PI()*[.$F$8]*[.$A$6])+2*COS(PI()*[.$F$8]*[.$A$6])^2-10)+[.A34])" office:value-type="float" office:value="0.989118607181719">
            <text:p>0.9891186072</text:p>
          </table:table-cell>
          <table:table-cell table:formula="of:=[.K34]*(-([.J34]/(3*[.$B$6]))*(8*COS(PI()*[.$E$8]*[.$A$6])+2*COS(PI()*[.$E$8]*[.$A$6])^2-10)+[.A34])" office:value-type="float" office:value="1.00652883569097">
            <text:p>1.0065288357</text:p>
          </table:table-cell>
          <table:table-cell table:formula="of:=([.K34]*[.J34]/(3*[.$B$6]))*(8*COS(PI()*[.$E$6]*[.$A$6])+2*COS(PI()*[.$E$6]*[.$A$6])^2)" office:value-type="float" office:value="0.0108813928182807">
            <text:p>0.0108813928</text:p>
          </table:table-cell>
          <table:table-cell table:formula="of:=[.M34]/[.L34]" office:value-type="float" office:value="1.01760176017602">
            <text:p>1.0176017602</text:p>
          </table:table-cell>
          <table:table-cell table:formula="of:=([.K34]*[.J34]/(3*[.$B$6]))*(8*COS(PI()*[.$F$6]*[.$A$6])+2*COS(PI()*[.$F$6]*[.$A$6])^2)" office:value-type="float" office:value="5.330345154069E-019">
            <text:p>5.330345154069E-019</text:p>
          </table:table-cell>
          <table:table-cell table:formula="of:=[.I34]/10000" office:value-type="float" office:value="0.00000233333333333333">
            <text:p>2.33333333333333E-006</text:p>
          </table:table-cell>
          <table:table-cell table:formula="of:=LN([.$G$6])/LN([.N34])" office:value-type="float" office:value="2.03736993713047">
            <text:p>2.0373699371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40]*[.A40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1">
            <text:p>1.00E-002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5]/[.B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43.87">
            <text:p>2543.87</text:p>
          </table:table-cell>
          <table:table-cell office:value-type="float" office:value="20.52">
            <text:p>20.52</text:p>
          </table:table-cell>
          <table:table-cell office:value-type="float" office:value="20.9">
            <text:p>20.9</text:p>
          </table:table-cell>
          <table:table-cell office:value-type="float" office:value="20.88">
            <text:p>20.88</text:p>
          </table:table-cell>
          <table:table-cell table:formula="of:=AVERAGE([.F45:.H45])" office:value-type="float" office:value="20.7666666666667">
            <text:p>20.7666666667</text:p>
          </table:table-cell>
          <table:table-cell table:formula="of:= 1 / (3*([.A45]+[.B45]))" office:value-type="float" office:value="0.333333333333333">
            <text:p>0.3333333333</text:p>
          </table:table-cell>
          <table:table-cell table:formula="of:=1/(10/(9*[.$B$40]*([.A45]+[.B45]))+[.A45])" office:value-type="float" office:value="0.009">
            <text:p>0.009</text:p>
          </table:table-cell>
          <table:table-cell table:formula="of:=[.K45]*(-([.J45]/(3*[.$B$40]))*(8*COS(PI()*[.$F$42]*[.$A$40])+2*COS(PI()*[.$F$42]*[.$A$40])^2-10)+[.A45])" office:value-type="float" office:value="0">
            <text:p>0</text:p>
          </table:table-cell>
          <table:table-cell table:formula="of:=[.K45]*(-([.J45]/(3*[.$B$40]))*(8*COS(PI()*[.$E$42]*[.$A$40])+2*COS(PI()*[.$E$42]*[.$A$40])^2-10)+[.A45])" office:value-type="float" office:value="1.6">
            <text:p>1.6</text:p>
          </table:table-cell>
          <table:table-cell table:formula="of:=([.K45]*[.J45]/(3*[.$B$40]))*(8*COS(PI()*[.$E$40]*[.$A$40])+2*COS(PI()*[.$E$40]*[.$A$40])^2)" office:value-type="float" office:value="1">
            <text:p>1</text:p>
          </table:table-cell>
          <table:table-cell table:formula="of:=[.M45]/[.L45]" office:value-type="float" office:value="0">
            <text:p>#DIV/0!</text:p>
          </table:table-cell>
          <table:table-cell table:formula="of:=([.K45]*[.J45]/(3*[.$B$40]))*(8*COS(PI()*[.$F$40]*[.$A$40])+2*COS(PI()*[.$F$40]*[.$A$40])^2)" office:value-type="float" office:value="4.89858719658941E-017">
            <text:p>4.89858719658941E-017</text:p>
          </table:table-cell>
          <table:table-cell table:formula="of:=[.I45]/10000" office:value-type="float" office:value="0.00207666666666667">
            <text:p>0.0020766667</text:p>
          </table:table-cell>
          <table:table-cell table:formula="of:=LN([.$G$40])/LN([.N45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46]/[.B46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1429.11">
            <text:p>1429.11</text:p>
          </table:table-cell>
          <table:table-cell office:value-type="float" office:value="11.8">
            <text:p>11.8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table:formula="of:=AVERAGE([.F46:.H46])" office:value-type="float" office:value="11.6766666666667">
            <text:p>11.6766666667</text:p>
          </table:table-cell>
          <table:table-cell table:formula="of:= 1 / (3*([.A46]+[.B46]))" office:value-type="float" office:value="0.266666666666667">
            <text:p>0.2666666667</text:p>
          </table:table-cell>
          <table:table-cell table:formula="of:=1/(10/(9*[.$B$40]*([.A46]+[.B46]))+[.A46])" office:value-type="float" office:value="0.0112184481146775">
            <text:p>0.0112184481</text:p>
          </table:table-cell>
          <table:table-cell table:formula="of:=[.K46]*(-([.J46]/(3*[.$B$40]))*(8*COS(PI()*[.$F$42]*[.$A$40])+2*COS(PI()*[.$F$42]*[.$A$40])^2-10)+[.A46])" office:value-type="float" office:value="0.00280461202866937">
            <text:p>0.002804612</text:p>
          </table:table-cell>
          <table:table-cell table:formula="of:=[.K46]*(-([.J46]/(3*[.$B$40]))*(8*COS(PI()*[.$E$42]*[.$A$40])+2*COS(PI()*[.$E$42]*[.$A$40])^2-10)+[.A46])" office:value-type="float" office:value="1.5983172327828">
            <text:p>1.5983172328</text:p>
          </table:table-cell>
          <table:table-cell table:formula="of:=([.K46]*[.J46]/(3*[.$B$40]))*(8*COS(PI()*[.$E$40]*[.$A$40])+2*COS(PI()*[.$E$40]*[.$A$40])^2)" office:value-type="float" office:value="0.99719538797133">
            <text:p>0.997195388</text:p>
          </table:table-cell>
          <table:table-cell table:formula="of:=[.M46]/[.L46]" office:value-type="float" office:value="569.888888888889">
            <text:p>569.8888888889</text:p>
          </table:table-cell>
          <table:table-cell table:formula="of:=([.K46]*[.J46]/(3*[.$B$40]))*(8*COS(PI()*[.$F$40]*[.$A$40])+2*COS(PI()*[.$F$40]*[.$A$40])^2)" office:value-type="float" office:value="4.88484856001437E-017">
            <text:p>4.88484856001437E-017</text:p>
          </table:table-cell>
          <table:table-cell table:formula="of:=[.I46]/10000" office:value-type="float" office:value="0.00116766666666667">
            <text:p>0.0011676667</text:p>
          </table:table-cell>
          <table:table-cell table:formula="of:=LN([.$G$40])/LN([.N46])" office:value-type="float" office:value="1639.69535117812">
            <text:p>1639.695351178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47]/[.B47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677.323">
            <text:p>677.323</text:p>
          </table:table-cell>
          <table:table-cell office:value-type="float" office:value="5.43">
            <text:p>5.43</text:p>
          </table:table-cell>
          <table:table-cell office:value-type="float" office:value="5.39">
            <text:p>5.39</text:p>
          </table:table-cell>
          <table:table-cell office:value-type="float" office:value="5.54">
            <text:p>5.54</text:p>
          </table:table-cell>
          <table:table-cell table:formula="of:=AVERAGE([.F47:.H47])" office:value-type="float" office:value="5.45333333333333">
            <text:p>5.4533333333</text:p>
          </table:table-cell>
          <table:table-cell table:formula="of:= 1 / (3*([.A47]+[.B47]))" office:value-type="float" office:value="0.222222222222222">
            <text:p>0.2222222222</text:p>
          </table:table-cell>
          <table:table-cell table:formula="of:=1/(10/(9*[.$B$40]*([.A47]+[.B47]))+[.A47])" office:value-type="float" office:value="0.0134094859697045">
            <text:p>0.013409486</text:p>
          </table:table-cell>
          <table:table-cell table:formula="of:=[.K47]*(-([.J47]/(3*[.$B$40]))*(8*COS(PI()*[.$F$42]*[.$A$40])+2*COS(PI()*[.$F$42]*[.$A$40])^2-10)+[.A47])" office:value-type="float" office:value="0.00670474298485225">
            <text:p>0.006704743</text:p>
          </table:table-cell>
          <table:table-cell table:formula="of:=[.K47]*(-([.J47]/(3*[.$B$40]))*(8*COS(PI()*[.$E$42]*[.$A$40])+2*COS(PI()*[.$E$42]*[.$A$40])^2-10)+[.A47])" office:value-type="float" office:value="1.59597715420909">
            <text:p>1.5959771542</text:p>
          </table:table-cell>
          <table:table-cell table:formula="of:=([.K47]*[.J47]/(3*[.$B$40]))*(8*COS(PI()*[.$E$40]*[.$A$40])+2*COS(PI()*[.$E$40]*[.$A$40])^2)" office:value-type="float" office:value="0.993295257015148">
            <text:p>0.993295257</text:p>
          </table:table-cell>
          <table:table-cell table:formula="of:=[.M47]/[.L47]" office:value-type="float" office:value="238.037037037037">
            <text:p>238.037037037</text:p>
          </table:table-cell>
          <table:table-cell table:formula="of:=([.K47]*[.J47]/(3*[.$B$40]))*(8*COS(PI()*[.$F$40]*[.$A$40])+2*COS(PI()*[.$F$40]*[.$A$40])^2)" office:value-type="float" office:value="4.86574342844739E-017">
            <text:p>4.86574342844739E-017</text:p>
          </table:table-cell>
          <table:table-cell table:formula="of:=[.I47]/10000" office:value-type="float" office:value="0.000545333333333333">
            <text:p>0.0005453333</text:p>
          </table:table-cell>
          <table:table-cell table:formula="of:=LN([.$G$40])/LN([.N47])" office:value-type="float" office:value="684.547438351406">
            <text:p>684.547438351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48]/[.B48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392.766">
            <text:p>392.766</text:p>
          </table:table-cell>
          <table:table-cell office:value-type="float" office:value="3.21">
            <text:p>3.21</text:p>
          </table:table-cell>
          <table:table-cell office:value-type="float" office:value="3.14">
            <text:p>3.14</text:p>
          </table:table-cell>
          <table:table-cell office:value-type="float" office:value="3.18">
            <text:p>3.18</text:p>
          </table:table-cell>
          <table:table-cell table:formula="of:=AVERAGE([.F48:.H48])" office:value-type="float" office:value="3.17666666666667">
            <text:p>3.1766666667</text:p>
          </table:table-cell>
          <table:table-cell table:formula="of:= 1 / (3*([.A48]+[.B48]))" office:value-type="float" office:value="0.19047619047619">
            <text:p>0.1904761905</text:p>
          </table:table-cell>
          <table:table-cell table:formula="of:=1/(10/(9*[.$B$40]*([.A48]+[.B48]))+[.A48])" office:value-type="float" office:value="0.0155661251467046">
            <text:p>0.0155661251</text:p>
          </table:table-cell>
          <table:table-cell table:formula="of:=[.K48]*(-([.J48]/(3*[.$B$40]))*(8*COS(PI()*[.$F$42]*[.$A$40])+2*COS(PI()*[.$F$42]*[.$A$40])^2-10)+[.A48])" office:value-type="float" office:value="0.0116745938600284">
            <text:p>0.0116745939</text:p>
          </table:table-cell>
          <table:table-cell table:formula="of:=[.K48]*(-([.J48]/(3*[.$B$40]))*(8*COS(PI()*[.$E$42]*[.$A$40])+2*COS(PI()*[.$E$42]*[.$A$40])^2-10)+[.A48])" office:value-type="float" office:value="1.59299524368398">
            <text:p>1.5929952437</text:p>
          </table:table-cell>
          <table:table-cell table:formula="of:=([.K48]*[.J48]/(3*[.$B$40]))*(8*COS(PI()*[.$E$40]*[.$A$40])+2*COS(PI()*[.$E$40]*[.$A$40])^2)" office:value-type="float" office:value="0.988325406139971">
            <text:p>0.9883254061</text:p>
          </table:table-cell>
          <table:table-cell table:formula="of:=[.M48]/[.L48]" office:value-type="float" office:value="136.449735449735">
            <text:p>136.4497354497</text:p>
          </table:table-cell>
          <table:table-cell table:formula="of:=([.K48]*[.J48]/(3*[.$B$40]))*(8*COS(PI()*[.$F$40]*[.$A$40])+2*COS(PI()*[.$F$40]*[.$A$40])^2)" office:value-type="float" office:value="4.8413981805813E-017">
            <text:p>4.8413981805813E-017</text:p>
          </table:table-cell>
          <table:table-cell table:formula="of:=[.I48]/10000" office:value-type="float" office:value="0.000317666666666667">
            <text:p>0.0003176667</text:p>
          </table:table-cell>
          <table:table-cell table:formula="of:=LN([.$G$40])/LN([.N48])" office:value-type="float" office:value="392.153755574935">
            <text:p>392.153755574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49]/[.B49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258.996">
            <text:p>258.996</text:p>
          </table:table-cell>
          <table:table-cell office:value-type="float" office:value="2.11">
            <text:p>2.11</text:p>
          </table:table-cell>
          <table:table-cell office:value-type="float" office:value="2.07">
            <text:p>2.07</text:p>
          </table:table-cell>
          <table:table-cell office:value-type="float" office:value="2.15">
            <text:p>2.15</text:p>
          </table:table-cell>
          <table:table-cell table:formula="of:=AVERAGE([.F49:.H49])" office:value-type="float" office:value="2.11">
            <text:p>2.11</text:p>
          </table:table-cell>
          <table:table-cell table:formula="of:= 1 / (3*([.A49]+[.B49]))" office:value-type="float" office:value="0.166666666666667">
            <text:p>0.1666666667</text:p>
          </table:table-cell>
          <table:table-cell table:formula="of:=1/(10/(9*[.$B$40]*([.A49]+[.B49]))+[.A49])" office:value-type="float" office:value="0.0176817288801572">
            <text:p>0.0176817289</text:p>
          </table:table-cell>
          <table:table-cell table:formula="of:=[.K49]*(-([.J49]/(3*[.$B$40]))*(8*COS(PI()*[.$F$42]*[.$A$40])+2*COS(PI()*[.$F$42]*[.$A$40])^2-10)+[.A49])" office:value-type="float" office:value="0.0176817288801572">
            <text:p>0.0176817289</text:p>
          </table:table-cell>
          <table:table-cell table:formula="of:=[.K49]*(-([.J49]/(3*[.$B$40]))*(8*COS(PI()*[.$E$42]*[.$A$40])+2*COS(PI()*[.$E$42]*[.$A$40])^2-10)+[.A49])" office:value-type="float" office:value="1.58939096267191">
            <text:p>1.5893909627</text:p>
          </table:table-cell>
          <table:table-cell table:formula="of:=([.K49]*[.J49]/(3*[.$B$40]))*(8*COS(PI()*[.$E$40]*[.$A$40])+2*COS(PI()*[.$E$40]*[.$A$40])^2)" office:value-type="float" office:value="0.982318271119843">
            <text:p>0.9823182711</text:p>
          </table:table-cell>
          <table:table-cell table:formula="of:=[.M49]/[.L49]" office:value-type="float" office:value="89.8888888888889">
            <text:p>89.8888888889</text:p>
          </table:table-cell>
          <table:table-cell table:formula="of:=([.K49]*[.J49]/(3*[.$B$40]))*(8*COS(PI()*[.$F$40]*[.$A$40])+2*COS(PI()*[.$F$40]*[.$A$40])^2)" office:value-type="float" office:value="4.81197170588351E-017">
            <text:p>4.81197170588351E-017</text:p>
          </table:table-cell>
          <table:table-cell table:formula="of:=[.I49]/10000" office:value-type="float" office:value="0.000211">
            <text:p>0.000211</text:p>
          </table:table-cell>
          <table:table-cell table:formula="of:=LN([.$G$40])/LN([.N49])" office:value-type="float" office:value="258.138526918168">
            <text:p>258.13852691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50]/[.B50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139">
            <text:p>139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office:value-type="float" office:value="1.1">
            <text:p>1.1</text:p>
          </table:table-cell>
          <table:table-cell table:formula="of:=AVERAGE([.F50:.H50])" office:value-type="float" office:value="1.12333333333333">
            <text:p>1.1233333333</text:p>
          </table:table-cell>
          <table:table-cell table:formula="of:= 1 / (3*([.A50]+[.B50]))" office:value-type="float" office:value="0.133333333333333">
            <text:p>0.1333333333</text:p>
          </table:table-cell>
          <table:table-cell table:formula="of:=1/(10/(9*[.$B$40]*([.A50]+[.B50]))+[.A50])" office:value-type="float" office:value="0.0217654171704958">
            <text:p>0.0217654172</text:p>
          </table:table-cell>
          <table:table-cell table:formula="of:=[.K50]*(-([.J50]/(3*[.$B$40]))*(8*COS(PI()*[.$F$42]*[.$A$40])+2*COS(PI()*[.$F$42]*[.$A$40])^2-10)+[.A50])" office:value-type="float" office:value="0.0326481257557437">
            <text:p>0.0326481258</text:p>
          </table:table-cell>
          <table:table-cell table:formula="of:=[.K50]*(-([.J50]/(3*[.$B$40]))*(8*COS(PI()*[.$E$42]*[.$A$40])+2*COS(PI()*[.$E$42]*[.$A$40])^2-10)+[.A50])" office:value-type="float" office:value="1.58041112454655">
            <text:p>1.5804111245</text:p>
          </table:table-cell>
          <table:table-cell table:formula="of:=([.K50]*[.J50]/(3*[.$B$40]))*(8*COS(PI()*[.$E$40]*[.$A$40])+2*COS(PI()*[.$E$40]*[.$A$40])^2)" office:value-type="float" office:value="0.967351874244256">
            <text:p>0.9673518742</text:p>
          </table:table-cell>
          <table:table-cell table:formula="of:=[.M50]/[.L50]" office:value-type="float" office:value="48.4074074074074">
            <text:p>48.4074074074</text:p>
          </table:table-cell>
          <table:table-cell table:formula="of:=([.K50]*[.J50]/(3*[.$B$40]))*(8*COS(PI()*[.$F$40]*[.$A$40])+2*COS(PI()*[.$F$40]*[.$A$40])^2)" office:value-type="float" office:value="4.73865750576969E-017">
            <text:p>4.73865750576969E-017</text:p>
          </table:table-cell>
          <table:table-cell table:formula="of:=[.I50]/10000" office:value-type="float" office:value="0.000112333333333333">
            <text:p>0.0001123333</text:p>
          </table:table-cell>
          <table:table-cell table:formula="of:=LN([.$G$40])/LN([.N50])" office:value-type="float" office:value="138.739334047168">
            <text:p>138.7393340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51]/[.B51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88">
            <text:p>88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table:formula="of:=AVERAGE([.F51:.H51])" office:value-type="float" office:value="0.723333333333333">
            <text:p>0.7233333333</text:p>
          </table:table-cell>
          <table:table-cell table:formula="of:= 1 / (3*([.A51]+[.B51]))" office:value-type="float" office:value="0.111111111111111">
            <text:p>0.1111111111</text:p>
          </table:table-cell>
          <table:table-cell table:formula="of:=1/(10/(9*[.$B$40]*([.A51]+[.B51]))+[.A51])" office:value-type="float" office:value="0.0256166982922201">
            <text:p>0.0256166983</text:p>
          </table:table-cell>
          <table:table-cell table:formula="of:=[.K51]*(-([.J51]/(3*[.$B$40]))*(8*COS(PI()*[.$F$42]*[.$A$40])+2*COS(PI()*[.$F$42]*[.$A$40])^2-10)+[.A51])" office:value-type="float" office:value="0.0512333965844402">
            <text:p>0.0512333966</text:p>
          </table:table-cell>
          <table:table-cell table:formula="of:=[.K51]*(-([.J51]/(3*[.$B$40]))*(8*COS(PI()*[.$E$42]*[.$A$40])+2*COS(PI()*[.$E$42]*[.$A$40])^2-10)+[.A51])" office:value-type="float" office:value="1.56925996204934">
            <text:p>1.569259962</text:p>
          </table:table-cell>
          <table:table-cell table:formula="of:=([.K51]*[.J51]/(3*[.$B$40]))*(8*COS(PI()*[.$E$40]*[.$A$40])+2*COS(PI()*[.$E$40]*[.$A$40])^2)" office:value-type="float" office:value="0.94876660341556">
            <text:p>0.9487666034</text:p>
          </table:table-cell>
          <table:table-cell table:formula="of:=[.M51]/[.L51]" office:value-type="float" office:value="30.6296296296296">
            <text:p>30.6296296296</text:p>
          </table:table-cell>
          <table:table-cell table:formula="of:=([.K51]*[.J51]/(3*[.$B$40]))*(8*COS(PI()*[.$F$40]*[.$A$40])+2*COS(PI()*[.$F$40]*[.$A$40])^2)" office:value-type="float" office:value="4.64761593604309E-017">
            <text:p>4.64761593604309E-017</text:p>
          </table:table-cell>
          <table:table-cell table:formula="of:=[.I51]/10000" office:value-type="float" office:value="0.0000723333333333333">
            <text:p>7.23333333333333E-005</text:p>
          </table:table-cell>
          <table:table-cell table:formula="of:=LN([.$G$40])/LN([.N51])" office:value-type="float" office:value="87.5633322949038">
            <text:p>87.56333229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52]/[.B52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61">
            <text:p>61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table:formula="of:=AVERAGE([.F52:.H52])" office:value-type="float" office:value="0.493333333333333">
            <text:p>0.4933333333</text:p>
          </table:table-cell>
          <table:table-cell table:formula="of:= 1 / (3*([.A52]+[.B52]))" office:value-type="float" office:value="0.0952380952380952">
            <text:p>0.0952380952</text:p>
          </table:table-cell>
          <table:table-cell table:formula="of:=1/(10/(9*[.$B$40]*([.A52]+[.B52]))+[.A52])" office:value-type="float" office:value="0.0292004634994206">
            <text:p>0.0292004635</text:p>
          </table:table-cell>
          <table:table-cell table:formula="of:=[.K52]*(-([.J52]/(3*[.$B$40]))*(8*COS(PI()*[.$F$42]*[.$A$40])+2*COS(PI()*[.$F$42]*[.$A$40])^2-10)+[.A52])" office:value-type="float" office:value="0.0730011587485516">
            <text:p>0.0730011587</text:p>
          </table:table-cell>
          <table:table-cell table:formula="of:=[.K52]*(-([.J52]/(3*[.$B$40]))*(8*COS(PI()*[.$E$42]*[.$A$40])+2*COS(PI()*[.$E$42]*[.$A$40])^2-10)+[.A52])" office:value-type="float" office:value="1.55619930475087">
            <text:p>1.5561993048</text:p>
          </table:table-cell>
          <table:table-cell table:formula="of:=([.K52]*[.J52]/(3*[.$B$40]))*(8*COS(PI()*[.$E$40]*[.$A$40])+2*COS(PI()*[.$E$40]*[.$A$40])^2)" office:value-type="float" office:value="0.926998841251448">
            <text:p>0.9269988413</text:p>
          </table:table-cell>
          <table:table-cell table:formula="of:=[.M52]/[.L52]" office:value-type="float" office:value="21.3174603174603">
            <text:p>21.3174603175</text:p>
          </table:table-cell>
          <table:table-cell table:formula="of:=([.K52]*[.J52]/(3*[.$B$40]))*(8*COS(PI()*[.$F$40]*[.$A$40])+2*COS(PI()*[.$F$40]*[.$A$40])^2)" office:value-type="float" office:value="4.54098465500757E-017">
            <text:p>4.54098465500757E-017</text:p>
          </table:table-cell>
          <table:table-cell table:formula="of:=[.I52]/10000" office:value-type="float" office:value="0.0000493333333333333">
            <text:p>4.93333333333333E-005</text:p>
          </table:table-cell>
          <table:table-cell table:formula="of:=LN([.$G$40])/LN([.N52])" office:value-type="float" office:value="60.7518489843947">
            <text:p>60.7518489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3]/[.B53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45">
            <text:p>45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table:formula="of:=AVERAGE([.F53:.H53])" office:value-type="float" office:value="0.366666666666667">
            <text:p>0.3666666667</text:p>
          </table:table-cell>
          <table:table-cell table:formula="of:= 1 / (3*([.A53]+[.B53]))" office:value-type="float" office:value="0.0833333333333333">
            <text:p>0.0833333333</text:p>
          </table:table-cell>
          <table:table-cell table:formula="of:=1/(10/(9*[.$B$40]*([.A53]+[.B53]))+[.A53])" office:value-type="float" office:value="0.0324909747292419">
            <text:p>0.0324909747</text:p>
          </table:table-cell>
          <table:table-cell table:formula="of:=[.K53]*(-([.J53]/(3*[.$B$40]))*(8*COS(PI()*[.$F$42]*[.$A$40])+2*COS(PI()*[.$F$42]*[.$A$40])^2-10)+[.A53])" office:value-type="float" office:value="0.0974729241877257">
            <text:p>0.0974729242</text:p>
          </table:table-cell>
          <table:table-cell table:formula="of:=[.K53]*(-([.J53]/(3*[.$B$40]))*(8*COS(PI()*[.$E$42]*[.$A$40])+2*COS(PI()*[.$E$42]*[.$A$40])^2-10)+[.A53])" office:value-type="float" office:value="1.54151624548736">
            <text:p>1.5415162455</text:p>
          </table:table-cell>
          <table:table-cell table:formula="of:=([.K53]*[.J53]/(3*[.$B$40]))*(8*COS(PI()*[.$E$40]*[.$A$40])+2*COS(PI()*[.$E$40]*[.$A$40])^2)" office:value-type="float" office:value="0.902527075812274">
            <text:p>0.9025270758</text:p>
          </table:table-cell>
          <table:table-cell table:formula="of:=[.M53]/[.L53]" office:value-type="float" office:value="15.8148148148148">
            <text:p>15.8148148148</text:p>
          </table:table-cell>
          <table:table-cell table:formula="of:=([.K53]*[.J53]/(3*[.$B$40]))*(8*COS(PI()*[.$F$40]*[.$A$40])+2*COS(PI()*[.$F$40]*[.$A$40])^2)" office:value-type="float" office:value="4.42110757814929E-017">
            <text:p>4.42110757814929E-017</text:p>
          </table:table-cell>
          <table:table-cell table:formula="of:=[.I53]/10000" office:value-type="float" office:value="0.0000366666666666667">
            <text:p>3.66666666666667E-005</text:p>
          </table:table-cell>
          <table:table-cell table:formula="of:=LN([.$G$40])/LN([.N53])" office:value-type="float" office:value="44.9036991303792">
            <text:p>44.90369913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54]/[.B54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35">
            <text:p>3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formula="of:=AVERAGE([.F54:.H54])" office:value-type="float" office:value="0.273333333333333">
            <text:p>0.2733333333</text:p>
          </table:table-cell>
          <table:table-cell table:formula="of:= 1 / (3*([.A54]+[.B54]))" office:value-type="float" office:value="0.0740740740740741">
            <text:p>0.0740740741</text:p>
          </table:table-cell>
          <table:table-cell table:formula="of:=1/(10/(9*[.$B$40]*([.A54]+[.B54]))+[.A54])" office:value-type="float" office:value="0.0354718633676374">
            <text:p>0.0354718634</text:p>
          </table:table-cell>
          <table:table-cell table:formula="of:=[.K54]*(-([.J54]/(3*[.$B$40]))*(8*COS(PI()*[.$F$42]*[.$A$40])+2*COS(PI()*[.$F$42]*[.$A$40])^2-10)+[.A54])" office:value-type="float" office:value="0.124151521786731">
            <text:p>0.1241515218</text:p>
          </table:table-cell>
          <table:table-cell table:formula="of:=[.K54]*(-([.J54]/(3*[.$B$40]))*(8*COS(PI()*[.$E$42]*[.$A$40])+2*COS(PI()*[.$E$42]*[.$A$40])^2-10)+[.A54])" office:value-type="float" office:value="1.52550908692796">
            <text:p>1.5255090869</text:p>
          </table:table-cell>
          <table:table-cell table:formula="of:=([.K54]*[.J54]/(3*[.$B$40]))*(8*COS(PI()*[.$E$40]*[.$A$40])+2*COS(PI()*[.$E$40]*[.$A$40])^2)" office:value-type="float" office:value="0.875848478213269">
            <text:p>0.8758484782</text:p>
          </table:table-cell>
          <table:table-cell table:formula="of:=[.M54]/[.L54]" office:value-type="float" office:value="12.2874779541446">
            <text:p>12.2874779541</text:p>
          </table:table-cell>
          <table:table-cell table:formula="of:=([.K54]*[.J54]/(3*[.$B$40]))*(8*COS(PI()*[.$F$40]*[.$A$40])+2*COS(PI()*[.$F$40]*[.$A$40])^2)" office:value-type="float" office:value="4.29042014152784E-017">
            <text:p>4.29042014152784E-017</text:p>
          </table:table-cell>
          <table:table-cell table:formula="of:=[.I54]/10000" office:value-type="float" office:value="0.0000273333333333333">
            <text:p>2.73333333333333E-005</text:p>
          </table:table-cell>
          <table:table-cell table:formula="of:=LN([.$G$40])/LN([.N54])" office:value-type="float" office:value="34.7397004657256">
            <text:p>34.73970046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5]/[.B55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28">
            <text:p>2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AVERAGE([.F55:.H55])" office:value-type="float" office:value="0.223333333333333">
            <text:p>0.2233333333</text:p>
          </table:table-cell>
          <table:table-cell table:formula="of:= 1 / (3*([.A55]+[.B55]))" office:value-type="float" office:value="0.0666666666666667">
            <text:p>0.0666666667</text:p>
          </table:table-cell>
          <table:table-cell table:formula="of:=1/(10/(9*[.$B$40]*([.A55]+[.B55]))+[.A55])" office:value-type="float" office:value="0.038135593220339">
            <text:p>0.0381355932</text:p>
          </table:table-cell>
          <table:table-cell table:formula="of:=[.K55]*(-([.J55]/(3*[.$B$40]))*(8*COS(PI()*[.$F$42]*[.$A$40])+2*COS(PI()*[.$F$42]*[.$A$40])^2-10)+[.A55])" office:value-type="float" office:value="0.152542372881356">
            <text:p>0.1525423729</text:p>
          </table:table-cell>
          <table:table-cell table:formula="of:=[.K55]*(-([.J55]/(3*[.$B$40]))*(8*COS(PI()*[.$E$42]*[.$A$40])+2*COS(PI()*[.$E$42]*[.$A$40])^2-10)+[.A55])" office:value-type="float" office:value="1.50847457627119">
            <text:p>1.5084745763</text:p>
          </table:table-cell>
          <table:table-cell table:formula="of:=([.K55]*[.J55]/(3*[.$B$40]))*(8*COS(PI()*[.$E$40]*[.$A$40])+2*COS(PI()*[.$E$40]*[.$A$40])^2)" office:value-type="float" office:value="0.847457627118644">
            <text:p>0.8474576271</text:p>
          </table:table-cell>
          <table:table-cell table:formula="of:=[.M55]/[.L55]" office:value-type="float" office:value="9.88888888888889">
            <text:p>9.8888888889</text:p>
          </table:table-cell>
          <table:table-cell table:formula="of:=([.K55]*[.J55]/(3*[.$B$40]))*(8*COS(PI()*[.$F$40]*[.$A$40])+2*COS(PI()*[.$F$40]*[.$A$40])^2)" office:value-type="float" office:value="4.15134508185544E-017">
            <text:p>4.15134508185544E-017</text:p>
          </table:table-cell>
          <table:table-cell table:formula="of:=[.I55]/10000" office:value-type="float" office:value="0.0000223333333333333">
            <text:p>2.23333333333333E-005</text:p>
          </table:table-cell>
          <table:table-cell table:formula="of:=LN([.$G$40])/LN([.N55])" office:value-type="float" office:value="27.8233743735419">
            <text:p>27.82337437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56]/[.B56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23">
            <text:p>23</text:p>
          </table:table-cell>
          <table:table-cell table:number-columns-repeated="3" office:value-type="float" office:value="0.19">
            <text:p>0.19</text:p>
          </table:table-cell>
          <table:table-cell table:formula="of:=AVERAGE([.F56:.H56])" office:value-type="float" office:value="0.19">
            <text:p>0.19</text:p>
          </table:table-cell>
          <table:table-cell table:formula="of:= 1 / (3*([.A56]+[.B56]))" office:value-type="float" office:value="0.0606060606060606">
            <text:p>0.0606060606</text:p>
          </table:table-cell>
          <table:table-cell table:formula="of:=1/(10/(9*[.$B$40]*([.A56]+[.B56]))+[.A56])" office:value-type="float" office:value="0.0404825189122879">
            <text:p>0.0404825189</text:p>
          </table:table-cell>
          <table:table-cell table:formula="of:=[.K56]*(-([.J56]/(3*[.$B$40]))*(8*COS(PI()*[.$F$42]*[.$A$40])+2*COS(PI()*[.$F$42]*[.$A$40])^2-10)+[.A56])" office:value-type="float" office:value="0.182171335105295">
            <text:p>0.1821713351</text:p>
          </table:table-cell>
          <table:table-cell table:formula="of:=[.K56]*(-([.J56]/(3*[.$B$40]))*(8*COS(PI()*[.$E$42]*[.$A$40])+2*COS(PI()*[.$E$42]*[.$A$40])^2-10)+[.A56])" office:value-type="float" office:value="1.49069719893682">
            <text:p>1.4906971989</text:p>
          </table:table-cell>
          <table:table-cell table:formula="of:=([.K56]*[.J56]/(3*[.$B$40]))*(8*COS(PI()*[.$E$40]*[.$A$40])+2*COS(PI()*[.$E$40]*[.$A$40])^2)" office:value-type="float" office:value="0.817828664894705">
            <text:p>0.8178286649</text:p>
          </table:table-cell>
          <table:table-cell table:formula="of:=[.M56]/[.L56]" office:value-type="float" office:value="8.18294051627385">
            <text:p>8.1829405163</text:p>
          </table:table-cell>
          <table:table-cell table:formula="of:=([.K56]*[.J56]/(3*[.$B$40]))*(8*COS(PI()*[.$F$40]*[.$A$40])+2*COS(PI()*[.$F$40]*[.$A$40])^2)" office:value-type="float" office:value="4.00620502685701E-017">
            <text:p>4.00620502685701E-017</text:p>
          </table:table-cell>
          <table:table-cell table:formula="of:=[.I56]/10000" office:value-type="float" office:value="0.000019">
            <text:p>0.000019</text:p>
          </table:table-cell>
          <table:table-cell table:formula="of:=LN([.$G$40])/LN([.N56])" office:value-type="float" office:value="22.8996258522071">
            <text:p>22.89962585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57]/[.B57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20">
            <text:p>20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formula="of:=AVERAGE([.F57:.H57])" office:value-type="float" office:value="0.16">
            <text:p>0.16</text:p>
          </table:table-cell>
          <table:table-cell table:formula="of:= 1 / (3*([.A57]+[.B57]))" office:value-type="float" office:value="0.0555555555555556">
            <text:p>0.0555555556</text:p>
          </table:table-cell>
          <table:table-cell table:formula="of:=1/(10/(9*[.$B$40]*([.A57]+[.B57]))+[.A57])" office:value-type="float" office:value="0.0425196850393701">
            <text:p>0.042519685</text:p>
          </table:table-cell>
          <table:table-cell table:formula="of:=[.K57]*(-([.J57]/(3*[.$B$40]))*(8*COS(PI()*[.$F$42]*[.$A$40])+2*COS(PI()*[.$F$42]*[.$A$40])^2-10)+[.A57])" office:value-type="float" office:value="0.21259842519685">
            <text:p>0.2125984252</text:p>
          </table:table-cell>
          <table:table-cell table:formula="of:=[.K57]*(-([.J57]/(3*[.$B$40]))*(8*COS(PI()*[.$E$42]*[.$A$40])+2*COS(PI()*[.$E$42]*[.$A$40])^2-10)+[.A57])" office:value-type="float" office:value="1.47244094488189">
            <text:p>1.4724409449</text:p>
          </table:table-cell>
          <table:table-cell table:formula="of:=([.K57]*[.J57]/(3*[.$B$40]))*(8*COS(PI()*[.$E$40]*[.$A$40])+2*COS(PI()*[.$E$40]*[.$A$40])^2)" office:value-type="float" office:value="0.78740157480315">
            <text:p>0.7874015748</text:p>
          </table:table-cell>
          <table:table-cell table:formula="of:=[.M57]/[.L57]" office:value-type="float" office:value="6.92592592592592">
            <text:p>6.9259259259</text:p>
          </table:table-cell>
          <table:table-cell table:formula="of:=([.K57]*[.J57]/(3*[.$B$40]))*(8*COS(PI()*[.$F$40]*[.$A$40])+2*COS(PI()*[.$F$40]*[.$A$40])^2)" office:value-type="float" office:value="3.85715527290505E-017">
            <text:p>3.85715527290505E-017</text:p>
          </table:table-cell>
          <table:table-cell table:formula="of:=[.I57]/10000" office:value-type="float" office:value="0.000016">
            <text:p>0.000016</text:p>
          </table:table-cell>
          <table:table-cell table:formula="of:=LN([.$G$40])/LN([.N57])" office:value-type="float" office:value="19.2671320602138">
            <text:p>19.2671320602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58]/[.B58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17">
            <text:p>17</text:p>
          </table:table-cell>
          <table:table-cell table:number-columns-repeated="3" office:value-type="float" office:value="0.14">
            <text:p>0.14</text:p>
          </table:table-cell>
          <table:table-cell table:formula="of:=AVERAGE([.F58:.H58])" office:value-type="float" office:value="0.14">
            <text:p>0.14</text:p>
          </table:table-cell>
          <table:table-cell table:formula="of:= 1 / (3*([.A58]+[.B58]))" office:value-type="float" office:value="0.0512820512820513">
            <text:p>0.0512820513</text:p>
          </table:table-cell>
          <table:table-cell table:formula="of:=1/(10/(9*[.$B$40]*([.A58]+[.B58]))+[.A58])" office:value-type="float" office:value="0.0442595044448648">
            <text:p>0.0442595044</text:p>
          </table:table-cell>
          <table:table-cell table:formula="of:=[.K58]*(-([.J58]/(3*[.$B$40]))*(8*COS(PI()*[.$F$42]*[.$A$40])+2*COS(PI()*[.$F$42]*[.$A$40])^2-10)+[.A58])" office:value-type="float" office:value="0.243427274446756">
            <text:p>0.2434272744</text:p>
          </table:table-cell>
          <table:table-cell table:formula="of:=[.K58]*(-([.J58]/(3*[.$B$40]))*(8*COS(PI()*[.$E$42]*[.$A$40])+2*COS(PI()*[.$E$42]*[.$A$40])^2-10)+[.A58])" office:value-type="float" office:value="1.45394363533195">
            <text:p>1.4539436353</text:p>
          </table:table-cell>
          <table:table-cell table:formula="of:=([.K58]*[.J58]/(3*[.$B$40]))*(8*COS(PI()*[.$E$40]*[.$A$40])+2*COS(PI()*[.$E$40]*[.$A$40])^2)" office:value-type="float" office:value="0.756572725553244">
            <text:p>0.7565727256</text:p>
          </table:table-cell>
          <table:table-cell table:formula="of:=[.M58]/[.L58]" office:value-type="float" office:value="5.97280497280497">
            <text:p>5.9728049728</text:p>
          </table:table-cell>
          <table:table-cell table:formula="of:=([.K58]*[.J58]/(3*[.$B$40]))*(8*COS(PI()*[.$F$40]*[.$A$40])+2*COS(PI()*[.$F$40]*[.$A$40])^2)" office:value-type="float" office:value="3.70613746668387E-017">
            <text:p>3.70613746668387E-017</text:p>
          </table:table-cell>
          <table:table-cell table:formula="of:=[.I58]/10000" office:value-type="float" office:value="0.000014">
            <text:p>0.000014</text:p>
          </table:table-cell>
          <table:table-cell table:formula="of:=LN([.$G$40])/LN([.N58])" office:value-type="float" office:value="16.5085533722759">
            <text:p>16.50855337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59]/[.B59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15">
            <text:p>15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f:=AVERAGE([.F59:.H59])" office:value-type="float" office:value="0.12">
            <text:p>0.12</text:p>
          </table:table-cell>
          <table:table-cell table:formula="of:= 1 / (3*([.A59]+[.B59]))" office:value-type="float" office:value="0.0476190476190476">
            <text:p>0.0476190476</text:p>
          </table:table-cell>
          <table:table-cell table:formula="of:=1/(10/(9*[.$B$40]*([.A59]+[.B59]))+[.A59])" office:value-type="float" office:value="0.0457184325108853">
            <text:p>0.0457184325</text:p>
          </table:table-cell>
          <table:table-cell table:formula="of:=[.K59]*(-([.J59]/(3*[.$B$40]))*(8*COS(PI()*[.$F$42]*[.$A$40])+2*COS(PI()*[.$F$42]*[.$A$40])^2-10)+[.A59])" office:value-type="float" office:value="0.274310595065312">
            <text:p>0.2743105951</text:p>
          </table:table-cell>
          <table:table-cell table:formula="of:=[.K59]*(-([.J59]/(3*[.$B$40]))*(8*COS(PI()*[.$E$42]*[.$A$40])+2*COS(PI()*[.$E$42]*[.$A$40])^2-10)+[.A59])" office:value-type="float" office:value="1.43541364296081">
            <text:p>1.435413643</text:p>
          </table:table-cell>
          <table:table-cell table:formula="of:=([.K59]*[.J59]/(3*[.$B$40]))*(8*COS(PI()*[.$E$40]*[.$A$40])+2*COS(PI()*[.$E$40]*[.$A$40])^2)" office:value-type="float" office:value="0.725689404934688">
            <text:p>0.7256894049</text:p>
          </table:table-cell>
          <table:table-cell table:formula="of:=[.M59]/[.L59]" office:value-type="float" office:value="5.23280423280423">
            <text:p>5.2328042328</text:p>
          </table:table-cell>
          <table:table-cell table:formula="of:=([.K59]*[.J59]/(3*[.$B$40]))*(8*COS(PI()*[.$F$40]*[.$A$40])+2*COS(PI()*[.$F$40]*[.$A$40])^2)" office:value-type="float" office:value="3.55485282771365E-017">
            <text:p>3.55485282771365E-017</text:p>
          </table:table-cell>
          <table:table-cell table:formula="of:=[.I59]/10000" office:value-type="float" office:value="0.000012">
            <text:p>0.000012</text:p>
          </table:table-cell>
          <table:table-cell table:formula="of:=LN([.$G$40])/LN([.N59])" office:value-type="float" office:value="14.3627377939953">
            <text:p>14.362737794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60]/[.B60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formula="of:=AVERAGE([.F60:.H60])" office:value-type="float" office:value="0.103333333333333">
            <text:p>0.1033333333</text:p>
          </table:table-cell>
          <table:table-cell table:formula="of:= 1 / (3*([.A60]+[.B60]))" office:value-type="float" office:value="0.0444444444444444">
            <text:p>0.0444444444</text:p>
          </table:table-cell>
          <table:table-cell table:formula="of:=1/(10/(9*[.$B$40]*([.A60]+[.B60]))+[.A60])" office:value-type="float" office:value="0.0469157254561251">
            <text:p>0.0469157255</text:p>
          </table:table-cell>
          <table:table-cell table:formula="of:=[.K60]*(-([.J60]/(3*[.$B$40]))*(8*COS(PI()*[.$F$42]*[.$A$40])+2*COS(PI()*[.$F$42]*[.$A$40])^2-10)+[.A60])" office:value-type="float" office:value="0.304952215464813">
            <text:p>0.3049522155</text:p>
          </table:table-cell>
          <table:table-cell table:formula="of:=[.K60]*(-([.J60]/(3*[.$B$40]))*(8*COS(PI()*[.$E$42]*[.$A$40])+2*COS(PI()*[.$E$42]*[.$A$40])^2-10)+[.A60])" office:value-type="float" office:value="1.41702867072111">
            <text:p>1.4170286707</text:p>
          </table:table-cell>
          <table:table-cell table:formula="of:=([.K60]*[.J60]/(3*[.$B$40]))*(8*COS(PI()*[.$E$40]*[.$A$40])+2*COS(PI()*[.$E$40]*[.$A$40])^2)" office:value-type="float" office:value="0.695047784535187">
            <text:p>0.6950477845</text:p>
          </table:table-cell>
          <table:table-cell table:formula="of:=[.M60]/[.L60]" office:value-type="float" office:value="4.64672364672365">
            <text:p>4.6467236467</text:p>
          </table:table-cell>
          <table:table-cell table:formula="of:=([.K60]*[.J60]/(3*[.$B$40]))*(8*COS(PI()*[.$F$40]*[.$A$40])+2*COS(PI()*[.$F$40]*[.$A$40])^2)" office:value-type="float" office:value="3.4047521783419E-017">
            <text:p>3.4047521783419E-017</text:p>
          </table:table-cell>
          <table:table-cell table:formula="of:=[.I60]/10000" office:value-type="float" office:value="0.0000103333333333333">
            <text:p>1.03333333333333E-005</text:p>
          </table:table-cell>
          <table:table-cell table:formula="of:=LN([.$G$40])/LN([.N60])" office:value-type="float" office:value="12.6594027177638">
            <text:p>12.65940271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61]/[.B61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formula="of:=AVERAGE([.F61:.H61])" office:value-type="float" office:value="0.0933333333333333">
            <text:p>0.0933333333</text:p>
          </table:table-cell>
          <table:table-cell table:formula="of:= 1 / (3*([.A61]+[.B61]))" office:value-type="float" office:value="0.0416666666666667">
            <text:p>0.0416666667</text:p>
          </table:table-cell>
          <table:table-cell table:formula="of:=1/(10/(9*[.$B$40]*([.A61]+[.B61]))+[.A61])" office:value-type="float" office:value="0.0478723404255319">
            <text:p>0.0478723404</text:p>
          </table:table-cell>
          <table:table-cell table:formula="of:=[.K61]*(-([.J61]/(3*[.$B$40]))*(8*COS(PI()*[.$F$42]*[.$A$40])+2*COS(PI()*[.$F$42]*[.$A$40])^2-10)+[.A61])" office:value-type="float" office:value="0.335106382978723">
            <text:p>0.335106383</text:p>
          </table:table-cell>
          <table:table-cell table:formula="of:=[.K61]*(-([.J61]/(3*[.$B$40]))*(8*COS(PI()*[.$E$42]*[.$A$40])+2*COS(PI()*[.$E$42]*[.$A$40])^2-10)+[.A61])" office:value-type="float" office:value="1.39893617021277">
            <text:p>1.3989361702</text:p>
          </table:table-cell>
          <table:table-cell table:formula="of:=([.K61]*[.J61]/(3*[.$B$40]))*(8*COS(PI()*[.$E$40]*[.$A$40])+2*COS(PI()*[.$E$40]*[.$A$40])^2)" office:value-type="float" office:value="0.664893617021277">
            <text:p>0.664893617</text:p>
          </table:table-cell>
          <table:table-cell table:formula="of:=[.M61]/[.L61]" office:value-type="float" office:value="4.17460317460317">
            <text:p>4.1746031746</text:p>
          </table:table-cell>
          <table:table-cell table:formula="of:=([.K61]*[.J61]/(3*[.$B$40]))*(8*COS(PI()*[.$F$40]*[.$A$40])+2*COS(PI()*[.$F$40]*[.$A$40])^2)" office:value-type="float" office:value="3.25703935943445E-017">
            <text:p>3.25703935943445E-017</text:p>
          </table:table-cell>
          <table:table-cell table:formula="of:=[.I61]/10000" office:value-type="float" office:value="0.00000933333333333333">
            <text:p>9.33333333333333E-006</text:p>
          </table:table-cell>
          <table:table-cell table:formula="of:=LN([.$G$40])/LN([.N61])" office:value-type="float" office:value="11.2836356270981">
            <text:p>11.28363562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62]/[.B62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AVERAGE([.F62:.H62])" office:value-type="float" office:value="0.0833333333333333">
            <text:p>0.0833333333</text:p>
          </table:table-cell>
          <table:table-cell table:formula="of:= 1 / (3*([.A62]+[.B62]))" office:value-type="float" office:value="0.037037037037037">
            <text:p>0.037037037</text:p>
          </table:table-cell>
          <table:table-cell table:formula="of:=1/(10/(9*[.$B$40]*([.A62]+[.B62]))+[.A62])" office:value-type="float" office:value="0.0491504854368932">
            <text:p>0.0491504854</text:p>
          </table:table-cell>
          <table:table-cell table:formula="of:=[.K62]*(-([.J62]/(3*[.$B$40]))*(8*COS(PI()*[.$F$42]*[.$A$40])+2*COS(PI()*[.$F$42]*[.$A$40])^2-10)+[.A62])" office:value-type="float" office:value="0.393203883495146">
            <text:p>0.3932038835</text:p>
          </table:table-cell>
          <table:table-cell table:formula="of:=[.K62]*(-([.J62]/(3*[.$B$40]))*(8*COS(PI()*[.$E$42]*[.$A$40])+2*COS(PI()*[.$E$42]*[.$A$40])^2-10)+[.A62])" office:value-type="float" office:value="1.36407766990291">
            <text:p>1.3640776699</text:p>
          </table:table-cell>
          <table:table-cell table:formula="of:=([.K62]*[.J62]/(3*[.$B$40]))*(8*COS(PI()*[.$E$40]*[.$A$40])+2*COS(PI()*[.$E$40]*[.$A$40])^2)" office:value-type="float" office:value="0.606796116504854">
            <text:p>0.6067961165</text:p>
          </table:table-cell>
          <table:table-cell table:formula="of:=[.M62]/[.L62]" office:value-type="float" office:value="3.46913580246913">
            <text:p>3.4691358025</text:p>
          </table:table-cell>
          <table:table-cell table:formula="of:=([.K62]*[.J62]/(3*[.$B$40]))*(8*COS(PI()*[.$F$40]*[.$A$40])+2*COS(PI()*[.$F$40]*[.$A$40])^2)" office:value-type="float" office:value="2.97244368725086E-017">
            <text:p>2.97244368725086E-017</text:p>
          </table:table-cell>
          <table:table-cell table:formula="of:=[.I62]/10000" office:value-type="float" office:value="0.00000833333333333333">
            <text:p>8.33333333333333E-006</text:p>
          </table:table-cell>
          <table:table-cell table:formula="of:=LN([.$G$40])/LN([.N62])" office:value-type="float" office:value="9.21840774190672">
            <text:p>9.2184077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63]/[.B63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8">
            <text:p>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AVERAGE([.F63:.H63])" office:value-type="float" office:value="0.0633333333333333">
            <text:p>0.0633333333</text:p>
          </table:table-cell>
          <table:table-cell table:formula="of:= 1 / (3*([.A63]+[.B63]))" office:value-type="float" office:value="0.0333333333333333">
            <text:p>0.0333333333</text:p>
          </table:table-cell>
          <table:table-cell table:formula="of:=1/(10/(9*[.$B$40]*([.A63]+[.B63]))+[.A63])" office:value-type="float" office:value="0.0497237569060774">
            <text:p>0.0497237569</text:p>
          </table:table-cell>
          <table:table-cell table:formula="of:=[.K63]*(-([.J63]/(3*[.$B$40]))*(8*COS(PI()*[.$F$42]*[.$A$40])+2*COS(PI()*[.$F$42]*[.$A$40])^2-10)+[.A63])" office:value-type="float" office:value="0.447513812154696">
            <text:p>0.4475138122</text:p>
          </table:table-cell>
          <table:table-cell table:formula="of:=[.K63]*(-([.J63]/(3*[.$B$40]))*(8*COS(PI()*[.$E$42]*[.$A$40])+2*COS(PI()*[.$E$42]*[.$A$40])^2-10)+[.A63])" office:value-type="float" office:value="1.33149171270718">
            <text:p>1.3314917127</text:p>
          </table:table-cell>
          <table:table-cell table:formula="of:=([.K63]*[.J63]/(3*[.$B$40]))*(8*COS(PI()*[.$E$40]*[.$A$40])+2*COS(PI()*[.$E$40]*[.$A$40])^2)" office:value-type="float" office:value="0.552486187845304">
            <text:p>0.5524861878</text:p>
          </table:table-cell>
          <table:table-cell table:formula="of:=[.M63]/[.L63]" office:value-type="float" office:value="2.97530864197531">
            <text:p>2.975308642</text:p>
          </table:table-cell>
          <table:table-cell table:formula="of:=([.K63]*[.J63]/(3*[.$B$40]))*(8*COS(PI()*[.$F$40]*[.$A$40])+2*COS(PI()*[.$F$40]*[.$A$40])^2)" office:value-type="float" office:value="2.7064017660715E-017">
            <text:p>2.7064017660715E-017</text:p>
          </table:table-cell>
          <table:table-cell table:formula="of:=[.I63]/10000" office:value-type="float" office:value="0.00000633333333333334">
            <text:p>6.33333333333334E-006</text:p>
          </table:table-cell>
          <table:table-cell table:formula="of:=LN([.$G$40])/LN([.N63])" office:value-type="float" office:value="7.7616076579721">
            <text:p>7.7616076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64]/[.B64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formula="of:=AVERAGE([.F64:.H64])" office:value-type="float" office:value="0.0533333333333333">
            <text:p>0.0533333333</text:p>
          </table:table-cell>
          <table:table-cell table:formula="of:= 1 / (3*([.A64]+[.B64]))" office:value-type="float" office:value="0.0303030303030303">
            <text:p>0.0303030303</text:p>
          </table:table-cell>
          <table:table-cell table:formula="of:=1/(10/(9*[.$B$40]*([.A64]+[.B64]))+[.A64])" office:value-type="float" office:value="0.049748743718593">
            <text:p>0.0497487437</text:p>
          </table:table-cell>
          <table:table-cell table:formula="of:=[.K64]*(-([.J64]/(3*[.$B$40]))*(8*COS(PI()*[.$F$42]*[.$A$40])+2*COS(PI()*[.$F$42]*[.$A$40])^2-10)+[.A64])" office:value-type="float" office:value="0.49748743718593">
            <text:p>0.4974874372</text:p>
          </table:table-cell>
          <table:table-cell table:formula="of:=[.K64]*(-([.J64]/(3*[.$B$40]))*(8*COS(PI()*[.$E$42]*[.$A$40])+2*COS(PI()*[.$E$42]*[.$A$40])^2-10)+[.A64])" office:value-type="float" office:value="1.30150753768844">
            <text:p>1.3015075377</text:p>
          </table:table-cell>
          <table:table-cell table:formula="of:=([.K64]*[.J64]/(3*[.$B$40]))*(8*COS(PI()*[.$E$40]*[.$A$40])+2*COS(PI()*[.$E$40]*[.$A$40])^2)" office:value-type="float" office:value="0.50251256281407">
            <text:p>0.5025125628</text:p>
          </table:table-cell>
          <table:table-cell table:formula="of:=[.M64]/[.L64]" office:value-type="float" office:value="2.61616161616162">
            <text:p>2.6161616162</text:p>
          </table:table-cell>
          <table:table-cell table:formula="of:=([.K64]*[.J64]/(3*[.$B$40]))*(8*COS(PI()*[.$F$40]*[.$A$40])+2*COS(PI()*[.$F$40]*[.$A$40])^2)" office:value-type="float" office:value="2.46160160632634E-017">
            <text:p>2.46160160632634E-017</text:p>
          </table:table-cell>
          <table:table-cell table:formula="of:=[.I64]/10000" office:value-type="float" office:value="0.00000533333333333333">
            <text:p>5.33333333333333E-006</text:p>
          </table:table-cell>
          <table:table-cell table:formula="of:=LN([.$G$40])/LN([.N64])" office:value-type="float" office:value="6.69225167104568">
            <text:p>6.6922516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65]/[.B65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65:.H65])" office:value-type="float" office:value="0.04">
            <text:p>0.04</text:p>
          </table:table-cell>
          <table:table-cell table:formula="of:= 1 / (3*([.A65]+[.B65]))" office:value-type="float" office:value="0.0208333333333333">
            <text:p>0.0208333333</text:p>
          </table:table-cell>
          <table:table-cell table:formula="of:=1/(10/(9*[.$B$40]*([.A65]+[.B65]))+[.A65])" office:value-type="float" office:value="0.0455696202531646">
            <text:p>0.0455696203</text:p>
          </table:table-cell>
          <table:table-cell table:formula="of:=[.K65]*(-([.J65]/(3*[.$B$40]))*(8*COS(PI()*[.$F$42]*[.$A$40])+2*COS(PI()*[.$F$42]*[.$A$40])^2-10)+[.A65])" office:value-type="float" office:value="0.683544303797468">
            <text:p>0.6835443038</text:p>
          </table:table-cell>
          <table:table-cell table:formula="of:=[.K65]*(-([.J65]/(3*[.$B$40]))*(8*COS(PI()*[.$E$42]*[.$A$40])+2*COS(PI()*[.$E$42]*[.$A$40])^2-10)+[.A65])" office:value-type="float" office:value="1.18987341772152">
            <text:p>1.1898734177</text:p>
          </table:table-cell>
          <table:table-cell table:formula="of:=([.K65]*[.J65]/(3*[.$B$40]))*(8*COS(PI()*[.$E$40]*[.$A$40])+2*COS(PI()*[.$E$40]*[.$A$40])^2)" office:value-type="float" office:value="0.316455696202532">
            <text:p>0.3164556962</text:p>
          </table:table-cell>
          <table:table-cell table:formula="of:=[.M65]/[.L65]" office:value-type="float" office:value="1.74074074074074">
            <text:p>1.7407407407</text:p>
          </table:table-cell>
          <table:table-cell table:formula="of:=([.K65]*[.J65]/(3*[.$B$40]))*(8*COS(PI()*[.$F$40]*[.$A$40])+2*COS(PI()*[.$F$40]*[.$A$40])^2)" office:value-type="float" office:value="1.55018582170551E-017">
            <text:p>1.55018582170551E-017</text:p>
          </table:table-cell>
          <table:table-cell table:formula="of:=[.I65]/10000" office:value-type="float" office:value="0.000004">
            <text:p>0.000004</text:p>
          </table:table-cell>
          <table:table-cell table:formula="of:=LN([.$G$40])/LN([.N65])" office:value-type="float" office:value="4.00250490671047">
            <text:p>4.00250490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66]/[.B66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AVERAGE([.F66:.H66])" office:value-type="float" office:value="0.0266666666666667">
            <text:p>0.0266666667</text:p>
          </table:table-cell>
          <table:table-cell table:formula="of:= 1 / (3*([.A66]+[.B66]))" office:value-type="float" office:value="0.0158730158730159">
            <text:p>0.0158730159</text:p>
          </table:table-cell>
          <table:table-cell table:formula="of:=1/(10/(9*[.$B$40]*([.A66]+[.B66]))+[.A66])" office:value-type="float" office:value="0.0395397489539749">
            <text:p>0.039539749</text:p>
          </table:table-cell>
          <table:table-cell table:formula="of:=[.K66]*(-([.J66]/(3*[.$B$40]))*(8*COS(PI()*[.$F$42]*[.$A$40])+2*COS(PI()*[.$F$42]*[.$A$40])^2-10)+[.A66])" office:value-type="float" office:value="0.790794979079498">
            <text:p>0.7907949791</text:p>
          </table:table-cell>
          <table:table-cell table:formula="of:=[.K66]*(-([.J66]/(3*[.$B$40]))*(8*COS(PI()*[.$E$42]*[.$A$40])+2*COS(PI()*[.$E$42]*[.$A$40])^2-10)+[.A66])" office:value-type="float" office:value="1.1255230125523">
            <text:p>1.1255230126</text:p>
          </table:table-cell>
          <table:table-cell table:formula="of:=([.K66]*[.J66]/(3*[.$B$40]))*(8*COS(PI()*[.$E$40]*[.$A$40])+2*COS(PI()*[.$E$40]*[.$A$40])^2)" office:value-type="float" office:value="0.209205020920502">
            <text:p>0.2092050209</text:p>
          </table:table-cell>
          <table:table-cell table:formula="of:=[.M66]/[.L66]" office:value-type="float" office:value="1.42328042328042">
            <text:p>1.4232804233</text:p>
          </table:table-cell>
          <table:table-cell table:formula="of:=([.K66]*[.J66]/(3*[.$B$40]))*(8*COS(PI()*[.$F$40]*[.$A$40])+2*COS(PI()*[.$F$40]*[.$A$40])^2)" office:value-type="float" office:value="1.02480903694339E-017">
            <text:p>1.02480903694339E-017</text:p>
          </table:table-cell>
          <table:table-cell table:formula="of:=[.I66]/10000" office:value-type="float" office:value="0.00000266666666666667">
            <text:p>2.66666666666667E-006</text:p>
          </table:table-cell>
          <table:table-cell table:formula="of:=LN([.$G$40])/LN([.N66])" office:value-type="float" office:value="2.94365304982728">
            <text:p>2.94365304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67]/[.B67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AVERAGE([.F67:.H67])" office:value-type="float" office:value="0.0133333333333333">
            <text:p>0.0133333333</text:p>
          </table:table-cell>
          <table:table-cell table:formula="of:= 1 / (3*([.A67]+[.B67]))" office:value-type="float" office:value="0.0065359477124183">
            <text:p>0.0065359477</text:p>
          </table:table-cell>
          <table:table-cell table:formula="of:=1/(10/(9*[.$B$40]*([.A67]+[.B67]))+[.A67])" office:value-type="float" office:value="0.0191649269311065">
            <text:p>0.0191649269</text:p>
          </table:table-cell>
          <table:table-cell table:formula="of:=[.K67]*(-([.J67]/(3*[.$B$40]))*(8*COS(PI()*[.$F$42]*[.$A$40])+2*COS(PI()*[.$F$42]*[.$A$40])^2-10)+[.A67])" office:value-type="float" office:value="0.958246346555324">
            <text:p>0.9582463466</text:p>
          </table:table-cell>
          <table:table-cell table:formula="of:=[.K67]*(-([.J67]/(3*[.$B$40]))*(8*COS(PI()*[.$E$42]*[.$A$40])+2*COS(PI()*[.$E$42]*[.$A$40])^2-10)+[.A67])" office:value-type="float" office:value="1.02505219206681">
            <text:p>1.0250521921</text:p>
          </table:table-cell>
          <table:table-cell table:formula="of:=([.K67]*[.J67]/(3*[.$B$40]))*(8*COS(PI()*[.$E$40]*[.$A$40])+2*COS(PI()*[.$E$40]*[.$A$40])^2)" office:value-type="float" office:value="0.0417536534446764">
            <text:p>0.0417536534</text:p>
          </table:table-cell>
          <table:table-cell table:formula="of:=[.M67]/[.L67]" office:value-type="float" office:value="1.06971677559913">
            <text:p>1.0697167756</text:p>
          </table:table-cell>
          <table:table-cell table:formula="of:=([.K67]*[.J67]/(3*[.$B$40]))*(8*COS(PI()*[.$F$40]*[.$A$40])+2*COS(PI()*[.$F$40]*[.$A$40])^2)" office:value-type="float" office:value="2.04533912174923E-018">
            <text:p>2.04533912174923E-018</text:p>
          </table:table-cell>
          <table:table-cell table:formula="of:=[.I67]/10000" office:value-type="float" office:value="0.00000133333333333333">
            <text:p>1.33333333333333E-006</text:p>
          </table:table-cell>
          <table:table-cell table:formula="of:=LN([.$G$40])/LN([.N67])" office:value-type="float" office:value="1.45000507448246">
            <text:p>1.45000507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68]/[.B68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2">
            <text:p>2</text:p>
          </table:table-cell>
          <table:table-cell table:number-columns-repeated="3" office:value-type="float" office:value="0.02">
            <text:p>0.02</text:p>
          </table:table-cell>
          <table:table-cell table:formula="of:=AVERAGE([.F68:.H68])" office:value-type="float" office:value="0.02">
            <text:p>0.02</text:p>
          </table:table-cell>
          <table:table-cell table:formula="of:= 1 / (3*([.A68]+[.B68]))" office:value-type="float" office:value="0.0033003300330033">
            <text:p>0.00330033</text:p>
          </table:table-cell>
          <table:table-cell table:formula="of:=1/(10/(9*[.$B$40]*([.A68]+[.B68]))+[.A68])" office:value-type="float" office:value="0.00989118607181719">
            <text:p>0.0098911861</text:p>
          </table:table-cell>
          <table:table-cell table:formula="of:=[.K68]*(-([.J68]/(3*[.$B$40]))*(8*COS(PI()*[.$F$42]*[.$A$40])+2*COS(PI()*[.$F$42]*[.$A$40])^2-10)+[.A68])" office:value-type="float" office:value="0.989118607181719">
            <text:p>0.9891186072</text:p>
          </table:table-cell>
          <table:table-cell table:formula="of:=[.K68]*(-([.J68]/(3*[.$B$40]))*(8*COS(PI()*[.$E$42]*[.$A$40])+2*COS(PI()*[.$E$42]*[.$A$40])^2-10)+[.A68])" office:value-type="float" office:value="1.00652883569097">
            <text:p>1.0065288357</text:p>
          </table:table-cell>
          <table:table-cell table:formula="of:=([.K68]*[.J68]/(3*[.$B$40]))*(8*COS(PI()*[.$E$40]*[.$A$40])+2*COS(PI()*[.$E$40]*[.$A$40])^2)" office:value-type="float" office:value="0.0108813928182807">
            <text:p>0.0108813928</text:p>
          </table:table-cell>
          <table:table-cell table:formula="of:=[.M68]/[.L68]" office:value-type="float" office:value="1.01760176017602">
            <text:p>1.0176017602</text:p>
          </table:table-cell>
          <table:table-cell table:formula="of:=([.K68]*[.J68]/(3*[.$B$40]))*(8*COS(PI()*[.$F$40]*[.$A$40])+2*COS(PI()*[.$F$40]*[.$A$40])^2)" office:value-type="float" office:value="5.330345154069E-019">
            <text:p>5.330345154069E-019</text:p>
          </table:table-cell>
          <table:table-cell table:formula="of:=[.I68]/10000" office:value-type="float" office:value="0.000002">
            <text:p>0.000002</text:p>
          </table:table-cell>
          <table:table-cell table:formula="of:=LN([.$G$40])/LN([.N68])" office:value-type="float" office:value="1.01868496856524">
            <text:p>1.0186849686</text:p>
          </table:table-cell>
        </table:table-row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74]*[.A74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00001">
            <text:p>1.00E-008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9]/[.B79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58.51">
            <text:p>2558.51</text:p>
          </table:table-cell>
          <table:table-cell office:value-type="float" office:value="20.21">
            <text:p>20.21</text:p>
          </table:table-cell>
          <table:table-cell office:value-type="float" office:value="20.35">
            <text:p>20.35</text:p>
          </table:table-cell>
          <table:table-cell office:value-type="float" office:value="21.06">
            <text:p>21.06</text:p>
          </table:table-cell>
          <table:table-cell table:formula="of:=AVERAGE([.F79:.H79])" office:value-type="float" office:value="20.54">
            <text:p>20.54</text:p>
          </table:table-cell>
          <table:table-cell table:formula="of:= 1 / (3*([.A79]+[.B79]))" office:value-type="float" office:value="0.333333333333333">
            <text:p>0.3333333333</text:p>
          </table:table-cell>
          <table:table-cell table:formula="of:=1/(10/(9*[.$B$74]*([.A79]+[.B79]))+[.A79])" office:value-type="float" office:value="0.009">
            <text:p>0.009</text:p>
          </table:table-cell>
          <table:table-cell table:formula="of:=[.K79]*(-([.J79]/(3*[.$B$74]))*(8*COS(PI()*[.$F$76]*[.$A$74])+2*COS(PI()*[.$F$76]*[.$A$74])^2-10)+[.A79])" office:value-type="float" office:value="0">
            <text:p>0</text:p>
          </table:table-cell>
          <table:table-cell table:formula="of:=[.K79]*(-([.J79]/(3*[.$B$74]))*(8*COS(PI()*[.$E$76]*[.$A$74])+2*COS(PI()*[.$E$76]*[.$A$74])^2-10)+[.A79])" office:value-type="float" office:value="1.6">
            <text:p>1.6</text:p>
          </table:table-cell>
          <table:table-cell table:formula="of:=([.K79]*[.J79]/(3*[.$B$74]))*(8*COS(PI()*[.$E$74]*[.$A$74])+2*COS(PI()*[.$E$74]*[.$A$74])^2)" office:value-type="float" office:value="1">
            <text:p>1</text:p>
          </table:table-cell>
          <table:table-cell table:formula="of:=[.M79]/[.L79]" office:value-type="float" office:value="0">
            <text:p>#DIV/0!</text:p>
          </table:table-cell>
          <table:table-cell table:formula="of:=([.K79]*[.J79]/(3*[.$B$74]))*(8*COS(PI()*[.$F$74]*[.$A$74])+2*COS(PI()*[.$F$74]*[.$A$74])^2)" office:value-type="float" office:value="4.89858719658941E-017">
            <text:p>4.89858719658941E-017</text:p>
          </table:table-cell>
          <table:table-cell table:formula="of:=[.I79]/10000" office:value-type="float" office:value="0.002054">
            <text:p>0.002054</text:p>
          </table:table-cell>
          <table:table-cell table:formula="of:=LN([.$G$74])/LN([.N79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80]/[.B80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491.54">
            <text:p>2491.54</text:p>
          </table:table-cell>
          <table:table-cell office:value-type="float" office:value="20.4">
            <text:p>20.4</text:p>
          </table:table-cell>
          <table:table-cell office:value-type="float" office:value="20.23">
            <text:p>20.23</text:p>
          </table:table-cell>
          <table:table-cell office:value-type="float" office:value="19.84">
            <text:p>19.84</text:p>
          </table:table-cell>
          <table:table-cell table:formula="of:=AVERAGE([.F80:.H80])" office:value-type="float" office:value="20.1566666666667">
            <text:p>20.1566666667</text:p>
          </table:table-cell>
          <table:table-cell table:formula="of:= 1 / (3*([.A80]+[.B80]))" office:value-type="float" office:value="0.266666666666667">
            <text:p>0.2666666667</text:p>
          </table:table-cell>
          <table:table-cell table:formula="of:=1/(10/(9*[.$B$74]*([.A80]+[.B80]))+[.A80])" office:value-type="float" office:value="0.0112184481146775">
            <text:p>0.0112184481</text:p>
          </table:table-cell>
          <table:table-cell table:formula="of:=[.K80]*(-([.J80]/(3*[.$B$74]))*(8*COS(PI()*[.$F$76]*[.$A$74])+2*COS(PI()*[.$F$76]*[.$A$74])^2-10)+[.A80])" office:value-type="float" office:value="0.00280461202866937">
            <text:p>0.002804612</text:p>
          </table:table-cell>
          <table:table-cell table:formula="of:=[.K80]*(-([.J80]/(3*[.$B$74]))*(8*COS(PI()*[.$E$76]*[.$A$74])+2*COS(PI()*[.$E$76]*[.$A$74])^2-10)+[.A80])" office:value-type="float" office:value="1.5983172327828">
            <text:p>1.5983172328</text:p>
          </table:table-cell>
          <table:table-cell table:formula="of:=([.K80]*[.J80]/(3*[.$B$74]))*(8*COS(PI()*[.$E$74]*[.$A$74])+2*COS(PI()*[.$E$74]*[.$A$74])^2)" office:value-type="float" office:value="0.99719538797133">
            <text:p>0.997195388</text:p>
          </table:table-cell>
          <table:table-cell table:formula="of:=[.M80]/[.L80]" office:value-type="float" office:value="569.888888888889">
            <text:p>569.8888888889</text:p>
          </table:table-cell>
          <table:table-cell table:formula="of:=([.K80]*[.J80]/(3*[.$B$74]))*(8*COS(PI()*[.$F$74]*[.$A$74])+2*COS(PI()*[.$F$74]*[.$A$74])^2)" office:value-type="float" office:value="4.88484856001437E-017">
            <text:p>4.88484856001437E-017</text:p>
          </table:table-cell>
          <table:table-cell table:formula="of:=[.I80]/10000" office:value-type="float" office:value="0.00201566666666667">
            <text:p>0.0020156667</text:p>
          </table:table-cell>
          <table:table-cell table:formula="of:=LN([.$G$74])/LN([.N80])" office:value-type="float" office:value="6558.78140471248">
            <text:p>6558.78140471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81]/[.B81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952.57">
            <text:p>1952.57</text:p>
          </table:table-cell>
          <table:table-cell office:value-type="float" office:value="15.9">
            <text:p>15.9</text:p>
          </table:table-cell>
          <table:table-cell office:value-type="float" office:value="15.88">
            <text:p>15.88</text:p>
          </table:table-cell>
          <table:table-cell office:value-type="float" office:value="15.4">
            <text:p>15.4</text:p>
          </table:table-cell>
          <table:table-cell table:formula="of:=AVERAGE([.F81:.H81])" office:value-type="float" office:value="15.7266666666667">
            <text:p>15.7266666667</text:p>
          </table:table-cell>
          <table:table-cell table:formula="of:= 1 / (3*([.A81]+[.B81]))" office:value-type="float" office:value="0.222222222222222">
            <text:p>0.2222222222</text:p>
          </table:table-cell>
          <table:table-cell table:formula="of:=1/(10/(9*[.$B$74]*([.A81]+[.B81]))+[.A81])" office:value-type="float" office:value="0.0134094859697045">
            <text:p>0.013409486</text:p>
          </table:table-cell>
          <table:table-cell table:formula="of:=[.K81]*(-([.J81]/(3*[.$B$74]))*(8*COS(PI()*[.$F$76]*[.$A$74])+2*COS(PI()*[.$F$76]*[.$A$74])^2-10)+[.A81])" office:value-type="float" office:value="0.00670474298485225">
            <text:p>0.006704743</text:p>
          </table:table-cell>
          <table:table-cell table:formula="of:=[.K81]*(-([.J81]/(3*[.$B$74]))*(8*COS(PI()*[.$E$76]*[.$A$74])+2*COS(PI()*[.$E$76]*[.$A$74])^2-10)+[.A81])" office:value-type="float" office:value="1.59597715420909">
            <text:p>1.5959771542</text:p>
          </table:table-cell>
          <table:table-cell table:formula="of:=([.K81]*[.J81]/(3*[.$B$74]))*(8*COS(PI()*[.$E$74]*[.$A$74])+2*COS(PI()*[.$E$74]*[.$A$74])^2)" office:value-type="float" office:value="0.993295257015148">
            <text:p>0.993295257</text:p>
          </table:table-cell>
          <table:table-cell table:formula="of:=[.M81]/[.L81]" office:value-type="float" office:value="238.037037037037">
            <text:p>238.037037037</text:p>
          </table:table-cell>
          <table:table-cell table:formula="of:=([.K81]*[.J81]/(3*[.$B$74]))*(8*COS(PI()*[.$F$74]*[.$A$74])+2*COS(PI()*[.$F$74]*[.$A$74])^2)" office:value-type="float" office:value="4.86574342844739E-017">
            <text:p>4.86574342844739E-017</text:p>
          </table:table-cell>
          <table:table-cell table:formula="of:=[.I81]/10000" office:value-type="float" office:value="0.00157266666666667">
            <text:p>0.0015726667</text:p>
          </table:table-cell>
          <table:table-cell table:formula="of:=LN([.$G$74])/LN([.N81])" office:value-type="float" office:value="2738.18975340563">
            <text:p>2738.189753405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82]/[.B82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1392.14">
            <text:p>1392.14</text:p>
          </table:table-cell>
          <table:table-cell office:value-type="float" office:value="11.36">
            <text:p>11.36</text:p>
          </table:table-cell>
          <table:table-cell office:value-type="float" office:value="11.49">
            <text:p>11.49</text:p>
          </table:table-cell>
          <table:table-cell office:value-type="float" office:value="11.18">
            <text:p>11.18</text:p>
          </table:table-cell>
          <table:table-cell table:formula="of:=AVERAGE([.F82:.H82])" office:value-type="float" office:value="11.3433333333333">
            <text:p>11.3433333333</text:p>
          </table:table-cell>
          <table:table-cell table:formula="of:= 1 / (3*([.A82]+[.B82]))" office:value-type="float" office:value="0.19047619047619">
            <text:p>0.1904761905</text:p>
          </table:table-cell>
          <table:table-cell table:formula="of:=1/(10/(9*[.$B$74]*([.A82]+[.B82]))+[.A82])" office:value-type="float" office:value="0.0155661251467046">
            <text:p>0.0155661251</text:p>
          </table:table-cell>
          <table:table-cell table:formula="of:=[.K82]*(-([.J82]/(3*[.$B$74]))*(8*COS(PI()*[.$F$76]*[.$A$74])+2*COS(PI()*[.$F$76]*[.$A$74])^2-10)+[.A82])" office:value-type="float" office:value="0.0116745938600284">
            <text:p>0.0116745939</text:p>
          </table:table-cell>
          <table:table-cell table:formula="of:=[.K82]*(-([.J82]/(3*[.$B$74]))*(8*COS(PI()*[.$E$76]*[.$A$74])+2*COS(PI()*[.$E$76]*[.$A$74])^2-10)+[.A82])" office:value-type="float" office:value="1.59299524368398">
            <text:p>1.5929952437</text:p>
          </table:table-cell>
          <table:table-cell table:formula="of:=([.K82]*[.J82]/(3*[.$B$74]))*(8*COS(PI()*[.$E$74]*[.$A$74])+2*COS(PI()*[.$E$74]*[.$A$74])^2)" office:value-type="float" office:value="0.988325406139971">
            <text:p>0.9883254061</text:p>
          </table:table-cell>
          <table:table-cell table:formula="of:=[.M82]/[.L82]" office:value-type="float" office:value="136.449735449735">
            <text:p>136.4497354497</text:p>
          </table:table-cell>
          <table:table-cell table:formula="of:=([.K82]*[.J82]/(3*[.$B$74]))*(8*COS(PI()*[.$F$74]*[.$A$74])+2*COS(PI()*[.$F$74]*[.$A$74])^2)" office:value-type="float" office:value="4.8413981805813E-017">
            <text:p>4.8413981805813E-017</text:p>
          </table:table-cell>
          <table:table-cell table:formula="of:=[.I82]/10000" office:value-type="float" office:value="0.00113433333333333">
            <text:p>0.0011343333</text:p>
          </table:table-cell>
          <table:table-cell table:formula="of:=LN([.$G$74])/LN([.N82])" office:value-type="float" office:value="1568.61502229974">
            <text:p>1568.615022299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83]/[.B83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991.904">
            <text:p>991.904</text:p>
          </table:table-cell>
          <table:table-cell office:value-type="float" office:value="7.85">
            <text:p>7.85</text:p>
          </table:table-cell>
          <table:table-cell office:value-type="float" office:value="8">
            <text:p>8</text:p>
          </table:table-cell>
          <table:table-cell office:value-type="float" office:value="7.79">
            <text:p>7.79</text:p>
          </table:table-cell>
          <table:table-cell table:formula="of:=AVERAGE([.F83:.H83])" office:value-type="float" office:value="7.88">
            <text:p>7.88</text:p>
          </table:table-cell>
          <table:table-cell table:formula="of:= 1 / (3*([.A83]+[.B83]))" office:value-type="float" office:value="0.166666666666667">
            <text:p>0.1666666667</text:p>
          </table:table-cell>
          <table:table-cell table:formula="of:=1/(10/(9*[.$B$74]*([.A83]+[.B83]))+[.A83])" office:value-type="float" office:value="0.0176817288801572">
            <text:p>0.0176817289</text:p>
          </table:table-cell>
          <table:table-cell table:formula="of:=[.K83]*(-([.J83]/(3*[.$B$74]))*(8*COS(PI()*[.$F$76]*[.$A$74])+2*COS(PI()*[.$F$76]*[.$A$74])^2-10)+[.A83])" office:value-type="float" office:value="0.0176817288801572">
            <text:p>0.0176817289</text:p>
          </table:table-cell>
          <table:table-cell table:formula="of:=[.K83]*(-([.J83]/(3*[.$B$74]))*(8*COS(PI()*[.$E$76]*[.$A$74])+2*COS(PI()*[.$E$76]*[.$A$74])^2-10)+[.A83])" office:value-type="float" office:value="1.58939096267191">
            <text:p>1.5893909627</text:p>
          </table:table-cell>
          <table:table-cell table:formula="of:=([.K83]*[.J83]/(3*[.$B$74]))*(8*COS(PI()*[.$E$74]*[.$A$74])+2*COS(PI()*[.$E$74]*[.$A$74])^2)" office:value-type="float" office:value="0.982318271119843">
            <text:p>0.9823182711</text:p>
          </table:table-cell>
          <table:table-cell table:formula="of:=[.M83]/[.L83]" office:value-type="float" office:value="89.8888888888889">
            <text:p>89.8888888889</text:p>
          </table:table-cell>
          <table:table-cell table:formula="of:=([.K83]*[.J83]/(3*[.$B$74]))*(8*COS(PI()*[.$F$74]*[.$A$74])+2*COS(PI()*[.$F$74]*[.$A$74])^2)" office:value-type="float" office:value="4.81197170588351E-017">
            <text:p>4.81197170588351E-017</text:p>
          </table:table-cell>
          <table:table-cell table:formula="of:=[.I83]/10000" office:value-type="float" office:value="0.000788">
            <text:p>0.000788</text:p>
          </table:table-cell>
          <table:table-cell table:formula="of:=LN([.$G$74])/LN([.N83])" office:value-type="float" office:value="1032.55410767267">
            <text:p>1032.55410767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84]/[.B84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553.025">
            <text:p>553.025</text:p>
          </table:table-cell>
          <table:table-cell office:value-type="float" office:value="4.39">
            <text:p>4.39</text:p>
          </table:table-cell>
          <table:table-cell office:value-type="float" office:value="4.58">
            <text:p>4.58</text:p>
          </table:table-cell>
          <table:table-cell office:value-type="float" office:value="4.42">
            <text:p>4.42</text:p>
          </table:table-cell>
          <table:table-cell table:formula="of:=AVERAGE([.F84:.H84])" office:value-type="float" office:value="4.46333333333333">
            <text:p>4.4633333333</text:p>
          </table:table-cell>
          <table:table-cell table:formula="of:= 1 / (3*([.A84]+[.B84]))" office:value-type="float" office:value="0.133333333333333">
            <text:p>0.1333333333</text:p>
          </table:table-cell>
          <table:table-cell table:formula="of:=1/(10/(9*[.$B$74]*([.A84]+[.B84]))+[.A84])" office:value-type="float" office:value="0.0217654171704958">
            <text:p>0.0217654172</text:p>
          </table:table-cell>
          <table:table-cell table:formula="of:=[.K84]*(-([.J84]/(3*[.$B$74]))*(8*COS(PI()*[.$F$76]*[.$A$74])+2*COS(PI()*[.$F$76]*[.$A$74])^2-10)+[.A84])" office:value-type="float" office:value="0.0326481257557437">
            <text:p>0.0326481258</text:p>
          </table:table-cell>
          <table:table-cell table:formula="of:=[.K84]*(-([.J84]/(3*[.$B$74]))*(8*COS(PI()*[.$E$76]*[.$A$74])+2*COS(PI()*[.$E$76]*[.$A$74])^2-10)+[.A84])" office:value-type="float" office:value="1.58041112454655">
            <text:p>1.5804111245</text:p>
          </table:table-cell>
          <table:table-cell table:formula="of:=([.K84]*[.J84]/(3*[.$B$74]))*(8*COS(PI()*[.$E$74]*[.$A$74])+2*COS(PI()*[.$E$74]*[.$A$74])^2)" office:value-type="float" office:value="0.967351874244256">
            <text:p>0.9673518742</text:p>
          </table:table-cell>
          <table:table-cell table:formula="of:=[.M84]/[.L84]" office:value-type="float" office:value="48.4074074074074">
            <text:p>48.4074074074</text:p>
          </table:table-cell>
          <table:table-cell table:formula="of:=([.K84]*[.J84]/(3*[.$B$74]))*(8*COS(PI()*[.$F$74]*[.$A$74])+2*COS(PI()*[.$F$74]*[.$A$74])^2)" office:value-type="float" office:value="4.73865750576969E-017">
            <text:p>4.73865750576969E-017</text:p>
          </table:table-cell>
          <table:table-cell table:formula="of:=[.I84]/10000" office:value-type="float" office:value="0.000446333333333333">
            <text:p>0.0004463333</text:p>
          </table:table-cell>
          <table:table-cell table:formula="of:=LN([.$G$74])/LN([.N84])" office:value-type="float" office:value="554.957336188673">
            <text:p>554.957336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85]/[.B85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350.911">
            <text:p>350.911</text:p>
          </table:table-cell>
          <table:table-cell office:value-type="float" office:value="2.79">
            <text:p>2.79</text:p>
          </table:table-cell>
          <table:table-cell office:value-type="float" office:value="2.82">
            <text:p>2.82</text:p>
          </table:table-cell>
          <table:table-cell office:value-type="float" office:value="2.74">
            <text:p>2.74</text:p>
          </table:table-cell>
          <table:table-cell table:formula="of:=AVERAGE([.F85:.H85])" office:value-type="float" office:value="2.78333333333333">
            <text:p>2.7833333333</text:p>
          </table:table-cell>
          <table:table-cell table:formula="of:= 1 / (3*([.A85]+[.B85]))" office:value-type="float" office:value="0.111111111111111">
            <text:p>0.1111111111</text:p>
          </table:table-cell>
          <table:table-cell table:formula="of:=1/(10/(9*[.$B$74]*([.A85]+[.B85]))+[.A85])" office:value-type="float" office:value="0.0256166982922201">
            <text:p>0.0256166983</text:p>
          </table:table-cell>
          <table:table-cell table:formula="of:=[.K85]*(-([.J85]/(3*[.$B$74]))*(8*COS(PI()*[.$F$76]*[.$A$74])+2*COS(PI()*[.$F$76]*[.$A$74])^2-10)+[.A85])" office:value-type="float" office:value="0.0512333965844402">
            <text:p>0.0512333966</text:p>
          </table:table-cell>
          <table:table-cell table:formula="of:=[.K85]*(-([.J85]/(3*[.$B$74]))*(8*COS(PI()*[.$E$76]*[.$A$74])+2*COS(PI()*[.$E$76]*[.$A$74])^2-10)+[.A85])" office:value-type="float" office:value="1.56925996204934">
            <text:p>1.569259962</text:p>
          </table:table-cell>
          <table:table-cell table:formula="of:=([.K85]*[.J85]/(3*[.$B$74]))*(8*COS(PI()*[.$E$74]*[.$A$74])+2*COS(PI()*[.$E$74]*[.$A$74])^2)" office:value-type="float" office:value="0.94876660341556">
            <text:p>0.9487666034</text:p>
          </table:table-cell>
          <table:table-cell table:formula="of:=[.M85]/[.L85]" office:value-type="float" office:value="30.6296296296296">
            <text:p>30.6296296296</text:p>
          </table:table-cell>
          <table:table-cell table:formula="of:=([.K85]*[.J85]/(3*[.$B$74]))*(8*COS(PI()*[.$F$74]*[.$A$74])+2*COS(PI()*[.$F$74]*[.$A$74])^2)" office:value-type="float" office:value="4.64761593604309E-017">
            <text:p>4.64761593604309E-017</text:p>
          </table:table-cell>
          <table:table-cell table:formula="of:=[.I85]/10000" office:value-type="float" office:value="0.000278333333333333">
            <text:p>0.0002783333</text:p>
          </table:table-cell>
          <table:table-cell table:formula="of:=LN([.$G$74])/LN([.N85])" office:value-type="float" office:value="350.253329179615">
            <text:p>350.25332917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86]/[.B86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244">
            <text:p>244</text:p>
          </table:table-cell>
          <table:table-cell office:value-type="float" office:value="1.93">
            <text:p>1.93</text:p>
          </table:table-cell>
          <table:table-cell office:value-type="float" office:value="1.96">
            <text:p>1.96</text:p>
          </table:table-cell>
          <table:table-cell office:value-type="float" office:value="1.91">
            <text:p>1.91</text:p>
          </table:table-cell>
          <table:table-cell table:formula="of:=AVERAGE([.F86:.H86])" office:value-type="float" office:value="1.93333333333333">
            <text:p>1.9333333333</text:p>
          </table:table-cell>
          <table:table-cell table:formula="of:= 1 / (3*([.A86]+[.B86]))" office:value-type="float" office:value="0.0952380952380952">
            <text:p>0.0952380952</text:p>
          </table:table-cell>
          <table:table-cell table:formula="of:=1/(10/(9*[.$B$74]*([.A86]+[.B86]))+[.A86])" office:value-type="float" office:value="0.0292004634994206">
            <text:p>0.0292004635</text:p>
          </table:table-cell>
          <table:table-cell table:formula="of:=[.K86]*(-([.J86]/(3*[.$B$74]))*(8*COS(PI()*[.$F$76]*[.$A$74])+2*COS(PI()*[.$F$76]*[.$A$74])^2-10)+[.A86])" office:value-type="float" office:value="0.0730011587485516">
            <text:p>0.0730011587</text:p>
          </table:table-cell>
          <table:table-cell table:formula="of:=[.K86]*(-([.J86]/(3*[.$B$74]))*(8*COS(PI()*[.$E$76]*[.$A$74])+2*COS(PI()*[.$E$76]*[.$A$74])^2-10)+[.A86])" office:value-type="float" office:value="1.55619930475087">
            <text:p>1.5561993048</text:p>
          </table:table-cell>
          <table:table-cell table:formula="of:=([.K86]*[.J86]/(3*[.$B$74]))*(8*COS(PI()*[.$E$74]*[.$A$74])+2*COS(PI()*[.$E$74]*[.$A$74])^2)" office:value-type="float" office:value="0.926998841251448">
            <text:p>0.9269988413</text:p>
          </table:table-cell>
          <table:table-cell table:formula="of:=[.M86]/[.L86]" office:value-type="float" office:value="21.3174603174603">
            <text:p>21.3174603175</text:p>
          </table:table-cell>
          <table:table-cell table:formula="of:=([.K86]*[.J86]/(3*[.$B$74]))*(8*COS(PI()*[.$F$74]*[.$A$74])+2*COS(PI()*[.$F$74]*[.$A$74])^2)" office:value-type="float" office:value="4.54098465500757E-017">
            <text:p>4.54098465500757E-017</text:p>
          </table:table-cell>
          <table:table-cell table:formula="of:=[.I86]/10000" office:value-type="float" office:value="0.000193333333333333">
            <text:p>0.0001933333</text:p>
          </table:table-cell>
          <table:table-cell table:formula="of:=LN([.$G$74])/LN([.N86])" office:value-type="float" office:value="243.007395937579">
            <text:p>243.00739593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87]/[.B87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180">
            <text:p>180</text:p>
          </table:table-cell>
          <table:table-cell office:value-type="float" office:value="1.44">
            <text:p>1.44</text:p>
          </table:table-cell>
          <table:table-cell office:value-type="float" office:value="1.47">
            <text:p>1.47</text:p>
          </table:table-cell>
          <table:table-cell office:value-type="float" office:value="1.41">
            <text:p>1.41</text:p>
          </table:table-cell>
          <table:table-cell table:formula="of:=AVERAGE([.F87:.H87])" office:value-type="float" office:value="1.44">
            <text:p>1.44</text:p>
          </table:table-cell>
          <table:table-cell table:formula="of:= 1 / (3*([.A87]+[.B87]))" office:value-type="float" office:value="0.0833333333333333">
            <text:p>0.0833333333</text:p>
          </table:table-cell>
          <table:table-cell table:formula="of:=1/(10/(9*[.$B$74]*([.A87]+[.B87]))+[.A87])" office:value-type="float" office:value="0.0324909747292419">
            <text:p>0.0324909747</text:p>
          </table:table-cell>
          <table:table-cell table:formula="of:=[.K87]*(-([.J87]/(3*[.$B$74]))*(8*COS(PI()*[.$F$76]*[.$A$74])+2*COS(PI()*[.$F$76]*[.$A$74])^2-10)+[.A87])" office:value-type="float" office:value="0.0974729241877257">
            <text:p>0.0974729242</text:p>
          </table:table-cell>
          <table:table-cell table:formula="of:=[.K87]*(-([.J87]/(3*[.$B$74]))*(8*COS(PI()*[.$E$76]*[.$A$74])+2*COS(PI()*[.$E$76]*[.$A$74])^2-10)+[.A87])" office:value-type="float" office:value="1.54151624548736">
            <text:p>1.5415162455</text:p>
          </table:table-cell>
          <table:table-cell table:formula="of:=([.K87]*[.J87]/(3*[.$B$74]))*(8*COS(PI()*[.$E$74]*[.$A$74])+2*COS(PI()*[.$E$74]*[.$A$74])^2)" office:value-type="float" office:value="0.902527075812274">
            <text:p>0.9025270758</text:p>
          </table:table-cell>
          <table:table-cell table:formula="of:=[.M87]/[.L87]" office:value-type="float" office:value="15.8148148148148">
            <text:p>15.8148148148</text:p>
          </table:table-cell>
          <table:table-cell table:formula="of:=([.K87]*[.J87]/(3*[.$B$74]))*(8*COS(PI()*[.$F$74]*[.$A$74])+2*COS(PI()*[.$F$74]*[.$A$74])^2)" office:value-type="float" office:value="4.42110757814929E-017">
            <text:p>4.42110757814929E-017</text:p>
          </table:table-cell>
          <table:table-cell table:formula="of:=[.I87]/10000" office:value-type="float" office:value="0.000144">
            <text:p>0.000144</text:p>
          </table:table-cell>
          <table:table-cell table:formula="of:=LN([.$G$74])/LN([.N87])" office:value-type="float" office:value="179.614796521517">
            <text:p>179.61479652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88]/[.B88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139">
            <text:p>139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 table:formula="of:=AVERAGE([.F88:.H88])" office:value-type="float" office:value="1.11666666666667">
            <text:p>1.1166666667</text:p>
          </table:table-cell>
          <table:table-cell table:formula="of:= 1 / (3*([.A88]+[.B88]))" office:value-type="float" office:value="0.0740740740740741">
            <text:p>0.0740740741</text:p>
          </table:table-cell>
          <table:table-cell table:formula="of:=1/(10/(9*[.$B$74]*([.A88]+[.B88]))+[.A88])" office:value-type="float" office:value="0.0354718633676374">
            <text:p>0.0354718634</text:p>
          </table:table-cell>
          <table:table-cell table:formula="of:=[.K88]*(-([.J88]/(3*[.$B$74]))*(8*COS(PI()*[.$F$76]*[.$A$74])+2*COS(PI()*[.$F$76]*[.$A$74])^2-10)+[.A88])" office:value-type="float" office:value="0.124151521786731">
            <text:p>0.1241515218</text:p>
          </table:table-cell>
          <table:table-cell table:formula="of:=[.K88]*(-([.J88]/(3*[.$B$74]))*(8*COS(PI()*[.$E$76]*[.$A$74])+2*COS(PI()*[.$E$76]*[.$A$74])^2-10)+[.A88])" office:value-type="float" office:value="1.52550908692796">
            <text:p>1.5255090869</text:p>
          </table:table-cell>
          <table:table-cell table:formula="of:=([.K88]*[.J88]/(3*[.$B$74]))*(8*COS(PI()*[.$E$74]*[.$A$74])+2*COS(PI()*[.$E$74]*[.$A$74])^2)" office:value-type="float" office:value="0.875848478213269">
            <text:p>0.8758484782</text:p>
          </table:table-cell>
          <table:table-cell table:formula="of:=[.M88]/[.L88]" office:value-type="float" office:value="12.2874779541446">
            <text:p>12.2874779541</text:p>
          </table:table-cell>
          <table:table-cell table:formula="of:=([.K88]*[.J88]/(3*[.$B$74]))*(8*COS(PI()*[.$F$74]*[.$A$74])+2*COS(PI()*[.$F$74]*[.$A$74])^2)" office:value-type="float" office:value="4.29042014152784E-017">
            <text:p>4.29042014152784E-017</text:p>
          </table:table-cell>
          <table:table-cell table:formula="of:=[.I88]/10000" office:value-type="float" office:value="0.000111666666666667">
            <text:p>0.0001116667</text:p>
          </table:table-cell>
          <table:table-cell table:formula="of:=LN([.$G$74])/LN([.N88])" office:value-type="float" office:value="138.958801862902">
            <text:p>138.9588018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89]/[.B89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112">
            <text:p>11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formula="of:=AVERAGE([.F89:.H89])" office:value-type="float" office:value="0.906666666666667">
            <text:p>0.9066666667</text:p>
          </table:table-cell>
          <table:table-cell table:formula="of:= 1 / (3*([.A89]+[.B89]))" office:value-type="float" office:value="0.0666666666666667">
            <text:p>0.0666666667</text:p>
          </table:table-cell>
          <table:table-cell table:formula="of:=1/(10/(9*[.$B$74]*([.A89]+[.B89]))+[.A89])" office:value-type="float" office:value="0.038135593220339">
            <text:p>0.0381355932</text:p>
          </table:table-cell>
          <table:table-cell table:formula="of:=[.K89]*(-([.J89]/(3*[.$B$74]))*(8*COS(PI()*[.$F$76]*[.$A$74])+2*COS(PI()*[.$F$76]*[.$A$74])^2-10)+[.A89])" office:value-type="float" office:value="0.152542372881356">
            <text:p>0.1525423729</text:p>
          </table:table-cell>
          <table:table-cell table:formula="of:=[.K89]*(-([.J89]/(3*[.$B$74]))*(8*COS(PI()*[.$E$76]*[.$A$74])+2*COS(PI()*[.$E$76]*[.$A$74])^2-10)+[.A89])" office:value-type="float" office:value="1.50847457627119">
            <text:p>1.5084745763</text:p>
          </table:table-cell>
          <table:table-cell table:formula="of:=([.K89]*[.J89]/(3*[.$B$74]))*(8*COS(PI()*[.$E$74]*[.$A$74])+2*COS(PI()*[.$E$74]*[.$A$74])^2)" office:value-type="float" office:value="0.847457627118644">
            <text:p>0.8474576271</text:p>
          </table:table-cell>
          <table:table-cell table:formula="of:=[.M89]/[.L89]" office:value-type="float" office:value="9.88888888888889">
            <text:p>9.8888888889</text:p>
          </table:table-cell>
          <table:table-cell table:formula="of:=([.K89]*[.J89]/(3*[.$B$74]))*(8*COS(PI()*[.$F$74]*[.$A$74])+2*COS(PI()*[.$F$74]*[.$A$74])^2)" office:value-type="float" office:value="4.15134508185544E-017">
            <text:p>4.15134508185544E-017</text:p>
          </table:table-cell>
          <table:table-cell table:formula="of:=[.I89]/10000" office:value-type="float" office:value="0.0000906666666666667">
            <text:p>9.06666666666667E-005</text:p>
          </table:table-cell>
          <table:table-cell table:formula="of:=LN([.$G$74])/LN([.N89])" office:value-type="float" office:value="111.293497494168">
            <text:p>111.293497494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90]/[.B90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92">
            <text:p>92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formula="of:=AVERAGE([.F90:.H90])" office:value-type="float" office:value="0.733333333333333">
            <text:p>0.7333333333</text:p>
          </table:table-cell>
          <table:table-cell table:formula="of:= 1 / (3*([.A90]+[.B90]))" office:value-type="float" office:value="0.0606060606060606">
            <text:p>0.0606060606</text:p>
          </table:table-cell>
          <table:table-cell table:formula="of:=1/(10/(9*[.$B$74]*([.A90]+[.B90]))+[.A90])" office:value-type="float" office:value="0.0404825189122879">
            <text:p>0.0404825189</text:p>
          </table:table-cell>
          <table:table-cell table:formula="of:=[.K90]*(-([.J90]/(3*[.$B$74]))*(8*COS(PI()*[.$F$76]*[.$A$74])+2*COS(PI()*[.$F$76]*[.$A$74])^2-10)+[.A90])" office:value-type="float" office:value="0.182171335105295">
            <text:p>0.1821713351</text:p>
          </table:table-cell>
          <table:table-cell table:formula="of:=[.K90]*(-([.J90]/(3*[.$B$74]))*(8*COS(PI()*[.$E$76]*[.$A$74])+2*COS(PI()*[.$E$76]*[.$A$74])^2-10)+[.A90])" office:value-type="float" office:value="1.49069719893682">
            <text:p>1.4906971989</text:p>
          </table:table-cell>
          <table:table-cell table:formula="of:=([.K90]*[.J90]/(3*[.$B$74]))*(8*COS(PI()*[.$E$74]*[.$A$74])+2*COS(PI()*[.$E$74]*[.$A$74])^2)" office:value-type="float" office:value="0.817828664894705">
            <text:p>0.8178286649</text:p>
          </table:table-cell>
          <table:table-cell table:formula="of:=[.M90]/[.L90]" office:value-type="float" office:value="8.18294051627385">
            <text:p>8.1829405163</text:p>
          </table:table-cell>
          <table:table-cell table:formula="of:=([.K90]*[.J90]/(3*[.$B$74]))*(8*COS(PI()*[.$F$74]*[.$A$74])+2*COS(PI()*[.$F$74]*[.$A$74])^2)" office:value-type="float" office:value="4.00620502685701E-017">
            <text:p>4.00620502685701E-017</text:p>
          </table:table-cell>
          <table:table-cell table:formula="of:=[.I90]/10000" office:value-type="float" office:value="0.0000733333333333333">
            <text:p>7.33333333333333E-005</text:p>
          </table:table-cell>
          <table:table-cell table:formula="of:=LN([.$G$74])/LN([.N90])" office:value-type="float" office:value="91.5985034088284">
            <text:p>91.59850340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91]/[.B91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78">
            <text:p>78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61">
            <text:p>0.61</text:p>
          </table:table-cell>
          <table:table-cell table:formula="of:=AVERAGE([.F91:.H91])" office:value-type="float" office:value="0.616666666666667">
            <text:p>0.6166666667</text:p>
          </table:table-cell>
          <table:table-cell table:formula="of:= 1 / (3*([.A91]+[.B91]))" office:value-type="float" office:value="0.0555555555555556">
            <text:p>0.0555555556</text:p>
          </table:table-cell>
          <table:table-cell table:formula="of:=1/(10/(9*[.$B$74]*([.A91]+[.B91]))+[.A91])" office:value-type="float" office:value="0.0425196850393701">
            <text:p>0.042519685</text:p>
          </table:table-cell>
          <table:table-cell table:formula="of:=[.K91]*(-([.J91]/(3*[.$B$74]))*(8*COS(PI()*[.$F$76]*[.$A$74])+2*COS(PI()*[.$F$76]*[.$A$74])^2-10)+[.A91])" office:value-type="float" office:value="0.21259842519685">
            <text:p>0.2125984252</text:p>
          </table:table-cell>
          <table:table-cell table:formula="of:=[.K91]*(-([.J91]/(3*[.$B$74]))*(8*COS(PI()*[.$E$76]*[.$A$74])+2*COS(PI()*[.$E$76]*[.$A$74])^2-10)+[.A91])" office:value-type="float" office:value="1.47244094488189">
            <text:p>1.4724409449</text:p>
          </table:table-cell>
          <table:table-cell table:formula="of:=([.K91]*[.J91]/(3*[.$B$74]))*(8*COS(PI()*[.$E$74]*[.$A$74])+2*COS(PI()*[.$E$74]*[.$A$74])^2)" office:value-type="float" office:value="0.78740157480315">
            <text:p>0.7874015748</text:p>
          </table:table-cell>
          <table:table-cell table:formula="of:=[.M91]/[.L91]" office:value-type="float" office:value="6.92592592592592">
            <text:p>6.9259259259</text:p>
          </table:table-cell>
          <table:table-cell table:formula="of:=([.K91]*[.J91]/(3*[.$B$74]))*(8*COS(PI()*[.$F$74]*[.$A$74])+2*COS(PI()*[.$F$74]*[.$A$74])^2)" office:value-type="float" office:value="3.85715527290505E-017">
            <text:p>3.85715527290505E-017</text:p>
          </table:table-cell>
          <table:table-cell table:formula="of:=[.I91]/10000" office:value-type="float" office:value="0.0000616666666666667">
            <text:p>6.16666666666667E-005</text:p>
          </table:table-cell>
          <table:table-cell table:formula="of:=LN([.$G$74])/LN([.N91])" office:value-type="float" office:value="77.068528240855">
            <text:p>77.0685282409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92]/[.B92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67">
            <text:p>6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7">
            <text:p>0.57</text:p>
          </table:table-cell>
          <table:table-cell table:formula="of:=AVERAGE([.F92:.H92])" office:value-type="float" office:value="0.543333333333333">
            <text:p>0.5433333333</text:p>
          </table:table-cell>
          <table:table-cell table:formula="of:= 1 / (3*([.A92]+[.B92]))" office:value-type="float" office:value="0.0512820512820513">
            <text:p>0.0512820513</text:p>
          </table:table-cell>
          <table:table-cell table:formula="of:=1/(10/(9*[.$B$74]*([.A92]+[.B92]))+[.A92])" office:value-type="float" office:value="0.0442595044448648">
            <text:p>0.0442595044</text:p>
          </table:table-cell>
          <table:table-cell table:formula="of:=[.K92]*(-([.J92]/(3*[.$B$74]))*(8*COS(PI()*[.$F$76]*[.$A$74])+2*COS(PI()*[.$F$76]*[.$A$74])^2-10)+[.A92])" office:value-type="float" office:value="0.243427274446756">
            <text:p>0.2434272744</text:p>
          </table:table-cell>
          <table:table-cell table:formula="of:=[.K92]*(-([.J92]/(3*[.$B$74]))*(8*COS(PI()*[.$E$76]*[.$A$74])+2*COS(PI()*[.$E$76]*[.$A$74])^2-10)+[.A92])" office:value-type="float" office:value="1.45394363533195">
            <text:p>1.4539436353</text:p>
          </table:table-cell>
          <table:table-cell table:formula="of:=([.K92]*[.J92]/(3*[.$B$74]))*(8*COS(PI()*[.$E$74]*[.$A$74])+2*COS(PI()*[.$E$74]*[.$A$74])^2)" office:value-type="float" office:value="0.756572725553244">
            <text:p>0.7565727256</text:p>
          </table:table-cell>
          <table:table-cell table:formula="of:=[.M92]/[.L92]" office:value-type="float" office:value="5.97280497280497">
            <text:p>5.9728049728</text:p>
          </table:table-cell>
          <table:table-cell table:formula="of:=([.K92]*[.J92]/(3*[.$B$74]))*(8*COS(PI()*[.$F$74]*[.$A$74])+2*COS(PI()*[.$F$74]*[.$A$74])^2)" office:value-type="float" office:value="3.70613746668387E-017">
            <text:p>3.70613746668387E-017</text:p>
          </table:table-cell>
          <table:table-cell table:formula="of:=[.I92]/10000" office:value-type="float" office:value="0.0000543333333333333">
            <text:p>5.43333333333333E-005</text:p>
          </table:table-cell>
          <table:table-cell table:formula="of:=LN([.$G$74])/LN([.N92])" office:value-type="float" office:value="66.0342134891036">
            <text:p>66.03421348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93]/[.B93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58">
            <text:p>5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45">
            <text:p>0.45</text:p>
          </table:table-cell>
          <table:table-cell table:formula="of:=AVERAGE([.F93:.H93])" office:value-type="float" office:value="0.456666666666667">
            <text:p>0.4566666667</text:p>
          </table:table-cell>
          <table:table-cell table:formula="of:= 1 / (3*([.A93]+[.B93]))" office:value-type="float" office:value="0.0476190476190476">
            <text:p>0.0476190476</text:p>
          </table:table-cell>
          <table:table-cell table:formula="of:=1/(10/(9*[.$B$74]*([.A93]+[.B93]))+[.A93])" office:value-type="float" office:value="0.0457184325108853">
            <text:p>0.0457184325</text:p>
          </table:table-cell>
          <table:table-cell table:formula="of:=[.K93]*(-([.J93]/(3*[.$B$74]))*(8*COS(PI()*[.$F$76]*[.$A$74])+2*COS(PI()*[.$F$76]*[.$A$74])^2-10)+[.A93])" office:value-type="float" office:value="0.274310595065312">
            <text:p>0.2743105951</text:p>
          </table:table-cell>
          <table:table-cell table:formula="of:=[.K93]*(-([.J93]/(3*[.$B$74]))*(8*COS(PI()*[.$E$76]*[.$A$74])+2*COS(PI()*[.$E$76]*[.$A$74])^2-10)+[.A93])" office:value-type="float" office:value="1.43541364296081">
            <text:p>1.435413643</text:p>
          </table:table-cell>
          <table:table-cell table:formula="of:=([.K93]*[.J93]/(3*[.$B$74]))*(8*COS(PI()*[.$E$74]*[.$A$74])+2*COS(PI()*[.$E$74]*[.$A$74])^2)" office:value-type="float" office:value="0.725689404934688">
            <text:p>0.7256894049</text:p>
          </table:table-cell>
          <table:table-cell table:formula="of:=[.M93]/[.L93]" office:value-type="float" office:value="5.23280423280423">
            <text:p>5.2328042328</text:p>
          </table:table-cell>
          <table:table-cell table:formula="of:=([.K93]*[.J93]/(3*[.$B$74]))*(8*COS(PI()*[.$F$74]*[.$A$74])+2*COS(PI()*[.$F$74]*[.$A$74])^2)" office:value-type="float" office:value="3.55485282771365E-017">
            <text:p>3.55485282771365E-017</text:p>
          </table:table-cell>
          <table:table-cell table:formula="of:=[.I93]/10000" office:value-type="float" office:value="0.0000456666666666667">
            <text:p>4.56666666666667E-005</text:p>
          </table:table-cell>
          <table:table-cell table:formula="of:=LN([.$G$74])/LN([.N93])" office:value-type="float" office:value="57.4509511759813">
            <text:p>57.45095117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94]/[.B94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51">
            <text:p>51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table:formula="of:=AVERAGE([.F94:.H94])" office:value-type="float" office:value="0.41">
            <text:p>0.41</text:p>
          </table:table-cell>
          <table:table-cell table:formula="of:= 1 / (3*([.A94]+[.B94]))" office:value-type="float" office:value="0.0444444444444444">
            <text:p>0.0444444444</text:p>
          </table:table-cell>
          <table:table-cell table:formula="of:=1/(10/(9*[.$B$74]*([.A94]+[.B94]))+[.A94])" office:value-type="float" office:value="0.0469157254561251">
            <text:p>0.0469157255</text:p>
          </table:table-cell>
          <table:table-cell table:formula="of:=[.K94]*(-([.J94]/(3*[.$B$74]))*(8*COS(PI()*[.$F$76]*[.$A$74])+2*COS(PI()*[.$F$76]*[.$A$74])^2-10)+[.A94])" office:value-type="float" office:value="0.304952215464813">
            <text:p>0.3049522155</text:p>
          </table:table-cell>
          <table:table-cell table:formula="of:=[.K94]*(-([.J94]/(3*[.$B$74]))*(8*COS(PI()*[.$E$76]*[.$A$74])+2*COS(PI()*[.$E$76]*[.$A$74])^2-10)+[.A94])" office:value-type="float" office:value="1.41702867072111">
            <text:p>1.4170286707</text:p>
          </table:table-cell>
          <table:table-cell table:formula="of:=([.K94]*[.J94]/(3*[.$B$74]))*(8*COS(PI()*[.$E$74]*[.$A$74])+2*COS(PI()*[.$E$74]*[.$A$74])^2)" office:value-type="float" office:value="0.695047784535187">
            <text:p>0.6950477845</text:p>
          </table:table-cell>
          <table:table-cell table:formula="of:=[.M94]/[.L94]" office:value-type="float" office:value="4.64672364672365">
            <text:p>4.6467236467</text:p>
          </table:table-cell>
          <table:table-cell table:formula="of:=([.K94]*[.J94]/(3*[.$B$74]))*(8*COS(PI()*[.$F$74]*[.$A$74])+2*COS(PI()*[.$F$74]*[.$A$74])^2)" office:value-type="float" office:value="3.4047521783419E-017">
            <text:p>3.4047521783419E-017</text:p>
          </table:table-cell>
          <table:table-cell table:formula="of:=[.I94]/10000" office:value-type="float" office:value="0.000041">
            <text:p>0.000041</text:p>
          </table:table-cell>
          <table:table-cell table:formula="of:=LN([.$G$74])/LN([.N94])" office:value-type="float" office:value="50.6376108710551">
            <text:p>50.63761087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95]/[.B95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46">
            <text:p>46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4">
            <text:p>0.4</text:p>
          </table:table-cell>
          <table:table-cell table:formula="of:=AVERAGE([.F95:.H95])" office:value-type="float" office:value="0.38">
            <text:p>0.38</text:p>
          </table:table-cell>
          <table:table-cell table:formula="of:= 1 / (3*([.A95]+[.B95]))" office:value-type="float" office:value="0.0416666666666667">
            <text:p>0.0416666667</text:p>
          </table:table-cell>
          <table:table-cell table:formula="of:=1/(10/(9*[.$B$74]*([.A95]+[.B95]))+[.A95])" office:value-type="float" office:value="0.0478723404255319">
            <text:p>0.0478723404</text:p>
          </table:table-cell>
          <table:table-cell table:formula="of:=[.K95]*(-([.J95]/(3*[.$B$74]))*(8*COS(PI()*[.$F$76]*[.$A$74])+2*COS(PI()*[.$F$76]*[.$A$74])^2-10)+[.A95])" office:value-type="float" office:value="0.335106382978723">
            <text:p>0.335106383</text:p>
          </table:table-cell>
          <table:table-cell table:formula="of:=[.K95]*(-([.J95]/(3*[.$B$74]))*(8*COS(PI()*[.$E$76]*[.$A$74])+2*COS(PI()*[.$E$76]*[.$A$74])^2-10)+[.A95])" office:value-type="float" office:value="1.39893617021277">
            <text:p>1.3989361702</text:p>
          </table:table-cell>
          <table:table-cell table:formula="of:=([.K95]*[.J95]/(3*[.$B$74]))*(8*COS(PI()*[.$E$74]*[.$A$74])+2*COS(PI()*[.$E$74]*[.$A$74])^2)" office:value-type="float" office:value="0.664893617021277">
            <text:p>0.664893617</text:p>
          </table:table-cell>
          <table:table-cell table:formula="of:=[.M95]/[.L95]" office:value-type="float" office:value="4.17460317460317">
            <text:p>4.1746031746</text:p>
          </table:table-cell>
          <table:table-cell table:formula="of:=([.K95]*[.J95]/(3*[.$B$74]))*(8*COS(PI()*[.$F$74]*[.$A$74])+2*COS(PI()*[.$F$74]*[.$A$74])^2)" office:value-type="float" office:value="3.25703935943445E-017">
            <text:p>3.25703935943445E-017</text:p>
          </table:table-cell>
          <table:table-cell table:formula="of:=[.I95]/10000" office:value-type="float" office:value="0.000038">
            <text:p>0.000038</text:p>
          </table:table-cell>
          <table:table-cell table:formula="of:=LN([.$G$74])/LN([.N95])" office:value-type="float" office:value="45.1345425083923">
            <text:p>45.13454250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96]/[.B96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37">
            <text:p>37</text:p>
          </table:table-cell>
          <table:table-cell table:number-columns-repeated="3" office:value-type="float" office:value="0.3">
            <text:p>0.3</text:p>
          </table:table-cell>
          <table:table-cell table:formula="of:=AVERAGE([.F96:.H96])" office:value-type="float" office:value="0.3">
            <text:p>0.3</text:p>
          </table:table-cell>
          <table:table-cell table:formula="of:= 1 / (3*([.A96]+[.B96]))" office:value-type="float" office:value="0.037037037037037">
            <text:p>0.037037037</text:p>
          </table:table-cell>
          <table:table-cell table:formula="of:=1/(10/(9*[.$B$74]*([.A96]+[.B96]))+[.A96])" office:value-type="float" office:value="0.0491504854368932">
            <text:p>0.0491504854</text:p>
          </table:table-cell>
          <table:table-cell table:formula="of:=[.K96]*(-([.J96]/(3*[.$B$74]))*(8*COS(PI()*[.$F$76]*[.$A$74])+2*COS(PI()*[.$F$76]*[.$A$74])^2-10)+[.A96])" office:value-type="float" office:value="0.393203883495146">
            <text:p>0.3932038835</text:p>
          </table:table-cell>
          <table:table-cell table:formula="of:=[.K96]*(-([.J96]/(3*[.$B$74]))*(8*COS(PI()*[.$E$76]*[.$A$74])+2*COS(PI()*[.$E$76]*[.$A$74])^2-10)+[.A96])" office:value-type="float" office:value="1.36407766990291">
            <text:p>1.3640776699</text:p>
          </table:table-cell>
          <table:table-cell table:formula="of:=([.K96]*[.J96]/(3*[.$B$74]))*(8*COS(PI()*[.$E$74]*[.$A$74])+2*COS(PI()*[.$E$74]*[.$A$74])^2)" office:value-type="float" office:value="0.606796116504854">
            <text:p>0.6067961165</text:p>
          </table:table-cell>
          <table:table-cell table:formula="of:=[.M96]/[.L96]" office:value-type="float" office:value="3.46913580246913">
            <text:p>3.4691358025</text:p>
          </table:table-cell>
          <table:table-cell table:formula="of:=([.K96]*[.J96]/(3*[.$B$74]))*(8*COS(PI()*[.$F$74]*[.$A$74])+2*COS(PI()*[.$F$74]*[.$A$74])^2)" office:value-type="float" office:value="2.97244368725086E-017">
            <text:p>2.97244368725086E-017</text:p>
          </table:table-cell>
          <table:table-cell table:formula="of:=[.I96]/10000" office:value-type="float" office:value="0.00003">
            <text:p>0.00003</text:p>
          </table:table-cell>
          <table:table-cell table:formula="of:=LN([.$G$74])/LN([.N96])" office:value-type="float" office:value="36.8736309676269">
            <text:p>36.87363096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97]/[.B97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32">
            <text:p>32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formula="of:=AVERAGE([.F97:.H97])" office:value-type="float" office:value="0.256666666666667">
            <text:p>0.2566666667</text:p>
          </table:table-cell>
          <table:table-cell table:formula="of:= 1 / (3*([.A97]+[.B97]))" office:value-type="float" office:value="0.0333333333333333">
            <text:p>0.0333333333</text:p>
          </table:table-cell>
          <table:table-cell table:formula="of:=1/(10/(9*[.$B$74]*([.A97]+[.B97]))+[.A97])" office:value-type="float" office:value="0.0497237569060774">
            <text:p>0.0497237569</text:p>
          </table:table-cell>
          <table:table-cell table:formula="of:=[.K97]*(-([.J97]/(3*[.$B$74]))*(8*COS(PI()*[.$F$76]*[.$A$74])+2*COS(PI()*[.$F$76]*[.$A$74])^2-10)+[.A97])" office:value-type="float" office:value="0.447513812154696">
            <text:p>0.4475138122</text:p>
          </table:table-cell>
          <table:table-cell table:formula="of:=[.K97]*(-([.J97]/(3*[.$B$74]))*(8*COS(PI()*[.$E$76]*[.$A$74])+2*COS(PI()*[.$E$76]*[.$A$74])^2-10)+[.A97])" office:value-type="float" office:value="1.33149171270718">
            <text:p>1.3314917127</text:p>
          </table:table-cell>
          <table:table-cell table:formula="of:=([.K97]*[.J97]/(3*[.$B$74]))*(8*COS(PI()*[.$E$74]*[.$A$74])+2*COS(PI()*[.$E$74]*[.$A$74])^2)" office:value-type="float" office:value="0.552486187845304">
            <text:p>0.5524861878</text:p>
          </table:table-cell>
          <table:table-cell table:formula="of:=[.M97]/[.L97]" office:value-type="float" office:value="2.97530864197531">
            <text:p>2.975308642</text:p>
          </table:table-cell>
          <table:table-cell table:formula="of:=([.K97]*[.J97]/(3*[.$B$74]))*(8*COS(PI()*[.$F$74]*[.$A$74])+2*COS(PI()*[.$F$74]*[.$A$74])^2)" office:value-type="float" office:value="2.7064017660715E-017">
            <text:p>2.7064017660715E-017</text:p>
          </table:table-cell>
          <table:table-cell table:formula="of:=[.I97]/10000" office:value-type="float" office:value="0.0000256666666666667">
            <text:p>2.56666666666667E-005</text:p>
          </table:table-cell>
          <table:table-cell table:formula="of:=LN([.$G$74])/LN([.N97])" office:value-type="float" office:value="31.0464306318884">
            <text:p>31.04643063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98]/[.B98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27">
            <text:p>27</text:p>
          </table:table-cell>
          <table:table-cell table:number-columns-repeated="3" office:value-type="float" office:value="0.22">
            <text:p>0.22</text:p>
          </table:table-cell>
          <table:table-cell table:formula="of:=AVERAGE([.F98:.H98])" office:value-type="float" office:value="0.22">
            <text:p>0.22</text:p>
          </table:table-cell>
          <table:table-cell table:formula="of:= 1 / (3*([.A98]+[.B98]))" office:value-type="float" office:value="0.0303030303030303">
            <text:p>0.0303030303</text:p>
          </table:table-cell>
          <table:table-cell table:formula="of:=1/(10/(9*[.$B$74]*([.A98]+[.B98]))+[.A98])" office:value-type="float" office:value="0.049748743718593">
            <text:p>0.0497487437</text:p>
          </table:table-cell>
          <table:table-cell table:formula="of:=[.K98]*(-([.J98]/(3*[.$B$74]))*(8*COS(PI()*[.$F$76]*[.$A$74])+2*COS(PI()*[.$F$76]*[.$A$74])^2-10)+[.A98])" office:value-type="float" office:value="0.49748743718593">
            <text:p>0.4974874372</text:p>
          </table:table-cell>
          <table:table-cell table:formula="of:=[.K98]*(-([.J98]/(3*[.$B$74]))*(8*COS(PI()*[.$E$76]*[.$A$74])+2*COS(PI()*[.$E$76]*[.$A$74])^2-10)+[.A98])" office:value-type="float" office:value="1.30150753768844">
            <text:p>1.3015075377</text:p>
          </table:table-cell>
          <table:table-cell table:formula="of:=([.K98]*[.J98]/(3*[.$B$74]))*(8*COS(PI()*[.$E$74]*[.$A$74])+2*COS(PI()*[.$E$74]*[.$A$74])^2)" office:value-type="float" office:value="0.50251256281407">
            <text:p>0.5025125628</text:p>
          </table:table-cell>
          <table:table-cell table:formula="of:=[.M98]/[.L98]" office:value-type="float" office:value="2.61616161616162">
            <text:p>2.6161616162</text:p>
          </table:table-cell>
          <table:table-cell table:formula="of:=([.K98]*[.J98]/(3*[.$B$74]))*(8*COS(PI()*[.$F$74]*[.$A$74])+2*COS(PI()*[.$F$74]*[.$A$74])^2)" office:value-type="float" office:value="2.46160160632634E-017">
            <text:p>2.46160160632634E-017</text:p>
          </table:table-cell>
          <table:table-cell table:formula="of:=[.I98]/10000" office:value-type="float" office:value="0.000022">
            <text:p>0.000022</text:p>
          </table:table-cell>
          <table:table-cell table:formula="of:=LN([.$G$74])/LN([.N98])" office:value-type="float" office:value="26.7690066841827">
            <text:p>26.76900668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99]/[.B99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17">
            <text:p>17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4">
            <text:p>0.14</text:p>
          </table:table-cell>
          <table:table-cell table:formula="of:=AVERAGE([.F99:.H99])" office:value-type="float" office:value="0.136666666666667">
            <text:p>0.1366666667</text:p>
          </table:table-cell>
          <table:table-cell table:formula="of:= 1 / (3*([.A99]+[.B99]))" office:value-type="float" office:value="0.0208333333333333">
            <text:p>0.0208333333</text:p>
          </table:table-cell>
          <table:table-cell table:formula="of:=1/(10/(9*[.$B$74]*([.A99]+[.B99]))+[.A99])" office:value-type="float" office:value="0.0455696202531646">
            <text:p>0.0455696203</text:p>
          </table:table-cell>
          <table:table-cell table:formula="of:=[.K99]*(-([.J99]/(3*[.$B$74]))*(8*COS(PI()*[.$F$76]*[.$A$74])+2*COS(PI()*[.$F$76]*[.$A$74])^2-10)+[.A99])" office:value-type="float" office:value="0.683544303797468">
            <text:p>0.6835443038</text:p>
          </table:table-cell>
          <table:table-cell table:formula="of:=[.K99]*(-([.J99]/(3*[.$B$74]))*(8*COS(PI()*[.$E$76]*[.$A$74])+2*COS(PI()*[.$E$76]*[.$A$74])^2-10)+[.A99])" office:value-type="float" office:value="1.18987341772152">
            <text:p>1.1898734177</text:p>
          </table:table-cell>
          <table:table-cell table:formula="of:=([.K99]*[.J99]/(3*[.$B$74]))*(8*COS(PI()*[.$E$74]*[.$A$74])+2*COS(PI()*[.$E$74]*[.$A$74])^2)" office:value-type="float" office:value="0.316455696202532">
            <text:p>0.3164556962</text:p>
          </table:table-cell>
          <table:table-cell table:formula="of:=[.M99]/[.L99]" office:value-type="float" office:value="1.74074074074074">
            <text:p>1.7407407407</text:p>
          </table:table-cell>
          <table:table-cell table:formula="of:=([.K99]*[.J99]/(3*[.$B$74]))*(8*COS(PI()*[.$F$74]*[.$A$74])+2*COS(PI()*[.$F$74]*[.$A$74])^2)" office:value-type="float" office:value="1.55018582170551E-017">
            <text:p>1.55018582170551E-017</text:p>
          </table:table-cell>
          <table:table-cell table:formula="of:=[.I99]/10000" office:value-type="float" office:value="0.0000136666666666667">
            <text:p>1.36666666666667E-005</text:p>
          </table:table-cell>
          <table:table-cell table:formula="of:=LN([.$G$74])/LN([.N99])" office:value-type="float" office:value="16.0100196268419">
            <text:p>16.01001962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00]/[.B100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formula="of:=AVERAGE([.F100:.H100])" office:value-type="float" office:value="0.0933333333333333">
            <text:p>0.0933333333</text:p>
          </table:table-cell>
          <table:table-cell table:formula="of:= 1 / (3*([.A100]+[.B100]))" office:value-type="float" office:value="0.0158730158730159">
            <text:p>0.0158730159</text:p>
          </table:table-cell>
          <table:table-cell table:formula="of:=1/(10/(9*[.$B$74]*([.A100]+[.B100]))+[.A100])" office:value-type="float" office:value="0.0395397489539749">
            <text:p>0.039539749</text:p>
          </table:table-cell>
          <table:table-cell table:formula="of:=[.K100]*(-([.J100]/(3*[.$B$74]))*(8*COS(PI()*[.$F$76]*[.$A$74])+2*COS(PI()*[.$F$76]*[.$A$74])^2-10)+[.A100])" office:value-type="float" office:value="0.790794979079498">
            <text:p>0.7907949791</text:p>
          </table:table-cell>
          <table:table-cell table:formula="of:=[.K100]*(-([.J100]/(3*[.$B$74]))*(8*COS(PI()*[.$E$76]*[.$A$74])+2*COS(PI()*[.$E$76]*[.$A$74])^2-10)+[.A100])" office:value-type="float" office:value="1.1255230125523">
            <text:p>1.1255230126</text:p>
          </table:table-cell>
          <table:table-cell table:formula="of:=([.K100]*[.J100]/(3*[.$B$74]))*(8*COS(PI()*[.$E$74]*[.$A$74])+2*COS(PI()*[.$E$74]*[.$A$74])^2)" office:value-type="float" office:value="0.209205020920502">
            <text:p>0.2092050209</text:p>
          </table:table-cell>
          <table:table-cell table:formula="of:=[.M100]/[.L100]" office:value-type="float" office:value="1.42328042328042">
            <text:p>1.4232804233</text:p>
          </table:table-cell>
          <table:table-cell table:formula="of:=([.K100]*[.J100]/(3*[.$B$74]))*(8*COS(PI()*[.$F$74]*[.$A$74])+2*COS(PI()*[.$F$74]*[.$A$74])^2)" office:value-type="float" office:value="1.02480903694339E-017">
            <text:p>1.02480903694339E-017</text:p>
          </table:table-cell>
          <table:table-cell table:formula="of:=[.I100]/10000" office:value-type="float" office:value="0.00000933333333333333">
            <text:p>9.33333333333333E-006</text:p>
          </table:table-cell>
          <table:table-cell table:formula="of:=LN([.$G$74])/LN([.N100])" office:value-type="float" office:value="11.7746121993091">
            <text:p>11.77461219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01]/[.B101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f:=AVERAGE([.F101:.H101])" office:value-type="float" office:value="0.0433333333333333">
            <text:p>0.0433333333</text:p>
          </table:table-cell>
          <table:table-cell table:formula="of:= 1 / (3*([.A101]+[.B101]))" office:value-type="float" office:value="0.0065359477124183">
            <text:p>0.0065359477</text:p>
          </table:table-cell>
          <table:table-cell table:formula="of:=1/(10/(9*[.$B$74]*([.A101]+[.B101]))+[.A101])" office:value-type="float" office:value="0.0191649269311065">
            <text:p>0.0191649269</text:p>
          </table:table-cell>
          <table:table-cell table:formula="of:=[.K101]*(-([.J101]/(3*[.$B$74]))*(8*COS(PI()*[.$F$76]*[.$A$74])+2*COS(PI()*[.$F$76]*[.$A$74])^2-10)+[.A101])" office:value-type="float" office:value="0.958246346555324">
            <text:p>0.9582463466</text:p>
          </table:table-cell>
          <table:table-cell table:formula="of:=[.K101]*(-([.J101]/(3*[.$B$74]))*(8*COS(PI()*[.$E$76]*[.$A$74])+2*COS(PI()*[.$E$76]*[.$A$74])^2-10)+[.A101])" office:value-type="float" office:value="1.02505219206681">
            <text:p>1.0250521921</text:p>
          </table:table-cell>
          <table:table-cell table:formula="of:=([.K101]*[.J101]/(3*[.$B$74]))*(8*COS(PI()*[.$E$74]*[.$A$74])+2*COS(PI()*[.$E$74]*[.$A$74])^2)" office:value-type="float" office:value="0.0417536534446764">
            <text:p>0.0417536534</text:p>
          </table:table-cell>
          <table:table-cell table:formula="of:=[.M101]/[.L101]" office:value-type="float" office:value="1.06971677559913">
            <text:p>1.0697167756</text:p>
          </table:table-cell>
          <table:table-cell table:formula="of:=([.K101]*[.J101]/(3*[.$B$74]))*(8*COS(PI()*[.$F$74]*[.$A$74])+2*COS(PI()*[.$F$74]*[.$A$74])^2)" office:value-type="float" office:value="2.04533912174923E-018">
            <text:p>2.04533912174923E-018</text:p>
          </table:table-cell>
          <table:table-cell table:formula="of:=[.I101]/10000" office:value-type="float" office:value="0.00000433333333333333">
            <text:p>4.33333333333333E-006</text:p>
          </table:table-cell>
          <table:table-cell table:formula="of:=LN([.$G$74])/LN([.N101])" office:value-type="float" office:value="5.80002029792984">
            <text:p>5.800020297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02]/[.B102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102:.H102])" office:value-type="float" office:value="0.04">
            <text:p>0.04</text:p>
          </table:table-cell>
          <table:table-cell table:formula="of:= 1 / (3*([.A102]+[.B102]))" office:value-type="float" office:value="0.0033003300330033">
            <text:p>0.00330033</text:p>
          </table:table-cell>
          <table:table-cell table:formula="of:=1/(10/(9*[.$B$74]*([.A102]+[.B102]))+[.A102])" office:value-type="float" office:value="0.00989118607181719">
            <text:p>0.0098911861</text:p>
          </table:table-cell>
          <table:table-cell table:formula="of:=[.K102]*(-([.J102]/(3*[.$B$74]))*(8*COS(PI()*[.$F$76]*[.$A$74])+2*COS(PI()*[.$F$76]*[.$A$74])^2-10)+[.A102])" office:value-type="float" office:value="0.989118607181719">
            <text:p>0.9891186072</text:p>
          </table:table-cell>
          <table:table-cell table:formula="of:=[.K102]*(-([.J102]/(3*[.$B$74]))*(8*COS(PI()*[.$E$76]*[.$A$74])+2*COS(PI()*[.$E$76]*[.$A$74])^2-10)+[.A102])" office:value-type="float" office:value="1.00652883569097">
            <text:p>1.0065288357</text:p>
          </table:table-cell>
          <table:table-cell table:formula="of:=([.K102]*[.J102]/(3*[.$B$74]))*(8*COS(PI()*[.$E$74]*[.$A$74])+2*COS(PI()*[.$E$74]*[.$A$74])^2)" office:value-type="float" office:value="0.0108813928182807">
            <text:p>0.0108813928</text:p>
          </table:table-cell>
          <table:table-cell table:formula="of:=[.M102]/[.L102]" office:value-type="float" office:value="1.01760176017602">
            <text:p>1.0176017602</text:p>
          </table:table-cell>
          <table:table-cell table:formula="of:=([.K102]*[.J102]/(3*[.$B$74]))*(8*COS(PI()*[.$F$74]*[.$A$74])+2*COS(PI()*[.$F$74]*[.$A$74])^2)" office:value-type="float" office:value="5.330345154069E-019">
            <text:p>5.330345154069E-019</text:p>
          </table:table-cell>
          <table:table-cell table:formula="of:=[.I102]/10000" office:value-type="float" office:value="0.000004">
            <text:p>0.000004</text:p>
          </table:table-cell>
          <table:table-cell table:formula="of:=LN([.$G$74])/LN([.N102])" office:value-type="float" office:value="4.07473987426094">
            <text:p>4.074739874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01">
            <text:p>0.01</text:p>
          </table:table-cell>
          <table:table-cell table:formula="of:=[.A107]*[.A107]" office:value-type="float" office:value="0.0001">
            <text:p>0.00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2]/[.B112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12]+[.B112]))" office:value-type="float" office:value="0.333333333333333">
            <text:p>0.3333333333</text:p>
          </table:table-cell>
          <table:table-cell table:formula="of:=1/(10/(9*[.$B$107]*([.A112]+[.B112]))+[.A112])" office:value-type="float" office:value="0.00009">
            <text:p>0.00009</text:p>
          </table:table-cell>
          <table:table-cell table:style-name="ce3" table:formula="of:=[.F112]*(-([.E112]/(3*[.$B$107]))*(8*COS(PI()*[.$F$109]*[.$A$107])+2*COS(PI()*[.$F$109]*[.$A$107])^2-10)+[.A112])" office:value-type="float" office:value="0">
            <text:p>0</text:p>
          </table:table-cell>
          <table:table-cell table:formula="of:=[.F112]*(-([.E112]/(3*[.$B$107]))*(8*COS(PI()*[.$E$109]*[.$A$107])+2*COS(PI()*[.$E$109]*[.$A$107])^2-10)+[.A112])" office:value-type="float" office:value="0.0582530875263824">
            <text:p>0.0582530875</text:p>
          </table:table-cell>
          <table:table-cell table:formula="of:=([.F112]*[.E112]/(3*[.$B$107]))*(8*COS(PI()*[.$E$107]*[.$A$107])+2*COS(PI()*[.$E$107]*[.$A$107])^2)" office:value-type="float" office:value="1">
            <text:p>1</text:p>
          </table:table-cell>
          <table:table-cell table:formula="of:=[.H112]/[.G112]" office:value-type="float" office:value="0">
            <text:p>#DIV/0!</text:p>
          </table:table-cell>
          <table:table-cell table:formula="of:=([.F112]*[.E112]/(3*[.$B$107]))*(8*COS(PI()*[.$F$107]*[.$A$107])+2*COS(PI()*[.$F$107]*[.$A$107])^2)" office:value-type="float" office:value="0.985256324105626">
            <text:p>0.985256324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13]/[.B113]" office:value-type="float" office:value="0.25">
            <text:p>0.25</text:p>
          </table:table-cell>
          <table:table-cell office:value-type="float" office:value="0.9994">
            <text:p>0.9994</text:p>
          </table:table-cell>
          <table:table-cell table:formula="of:= 1 / (3*([.A113]+[.B113]))" office:value-type="float" office:value="0.266666666666667">
            <text:p>0.2666666667</text:p>
          </table:table-cell>
          <table:table-cell table:formula="of:=1/(10/(9*[.$B$107]*([.A113]+[.B113]))+[.A113])" office:value-type="float" office:value="0.000112496836026487">
            <text:p>0.0001124968</text:p>
          </table:table-cell>
          <table:table-cell table:style-name="ce3" table:formula="of:=[.F113]*(-([.E113]/(3*[.$B$107]))*(8*COS(PI()*[.$F$109]*[.$A$107])+2*COS(PI()*[.$F$109]*[.$A$107])^2-10)+[.A113])" office:value-type="float" office:value="0.0000281242090066217">
            <text:p>2.81242090066217E-005</text:p>
          </table:table-cell>
          <table:table-cell table:formula="of:=[.F113]*(-([.E113]/(3*[.$B$107]))*(8*COS(PI()*[.$E$109]*[.$A$107])+2*COS(PI()*[.$E$109]*[.$A$107])^2-10)+[.A113])" office:value-type="float" office:value="0.0582795734133802">
            <text:p>0.0582795734</text:p>
          </table:table-cell>
          <table:table-cell table:formula="of:=([.F113]*[.E113]/(3*[.$B$107]))*(8*COS(PI()*[.$E$107]*[.$A$107])+2*COS(PI()*[.$E$107]*[.$A$107])^2)" office:value-type="float" office:value="0.999971875790993">
            <text:p>0.9999718758</text:p>
          </table:table-cell>
          <table:table-cell table:formula="of:=[.H113]/[.G113]" office:value-type="float" office:value="2072.22088982693">
            <text:p>2072.2208898269</text:p>
          </table:table-cell>
          <table:table-cell table:formula="of:=([.F113]*[.E113]/(3*[.$B$107]))*(8*COS(PI()*[.$F$107]*[.$A$107])+2*COS(PI()*[.$F$107]*[.$A$107])^2)" office:value-type="float" office:value="0.985228614550841">
            <text:p>0.985228614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14]/[.B114]" office:value-type="float" office:value="0.5">
            <text:p>0.5</text:p>
          </table:table-cell>
          <table:table-cell office:value-type="float" office:value="0.999361">
            <text:p>0.999361</text:p>
          </table:table-cell>
          <table:table-cell table:formula="of:= 1 / (3*([.A114]+[.B114]))" office:value-type="float" office:value="0.222222222222222">
            <text:p>0.2222222222</text:p>
          </table:table-cell>
          <table:table-cell table:formula="of:=1/(10/(9*[.$B$107]*([.A114]+[.B114]))+[.A114])" office:value-type="float" office:value="0.000134990888115052">
            <text:p>0.0001349909</text:p>
          </table:table-cell>
          <table:table-cell table:style-name="ce3" table:formula="of:=[.F114]*(-([.E114]/(3*[.$B$107]))*(8*COS(PI()*[.$F$109]*[.$A$107])+2*COS(PI()*[.$F$109]*[.$A$107])^2-10)+[.A114])" office:value-type="float" office:value="0.0000674954440575261">
            <text:p>6.74954440575261E-005</text:p>
          </table:table-cell>
          <table:table-cell table:formula="of:=[.F114]*(-([.E114]/(3*[.$B$107]))*(8*COS(PI()*[.$E$109]*[.$A$107])+2*COS(PI()*[.$E$109]*[.$A$107])^2-10)+[.A114])" office:value-type="float" office:value="0.0583166511524296">
            <text:p>0.0583166512</text:p>
          </table:table-cell>
          <table:table-cell table:formula="of:=([.F114]*[.E114]/(3*[.$B$107]))*(8*COS(PI()*[.$E$107]*[.$A$107])+2*COS(PI()*[.$E$107]*[.$A$107])^2)" office:value-type="float" office:value="0.999932504555942">
            <text:p>0.9999325046</text:p>
          </table:table-cell>
          <table:table-cell table:formula="of:=[.H114]/[.G114]" office:value-type="float" office:value="864.008704094555">
            <text:p>864.0087040946</text:p>
          </table:table-cell>
          <table:table-cell table:formula="of:=([.F114]*[.E114]/(3*[.$B$107]))*(8*COS(PI()*[.$F$107]*[.$A$107])+2*COS(PI()*[.$F$107]*[.$A$107])^2)" office:value-type="float" office:value="0.985189823792519">
            <text:p>0.98518982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15]/[.B115]" office:value-type="float" office:value="0.75">
            <text:p>0.75</text:p>
          </table:table-cell>
          <table:table-cell office:value-type="float" office:value="0.99931">
            <text:p>0.99931</text:p>
          </table:table-cell>
          <table:table-cell table:formula="of:= 1 / (3*([.A115]+[.B115]))" office:value-type="float" office:value="0.19047619047619">
            <text:p>0.1904761905</text:p>
          </table:table-cell>
          <table:table-cell table:formula="of:=1/(10/(9*[.$B$107]*([.A115]+[.B115]))+[.A115])" office:value-type="float" office:value="0.000157481397509919">
            <text:p>0.0001574814</text:p>
          </table:table-cell>
          <table:table-cell table:style-name="ce3" table:formula="of:=[.F115]*(-([.E115]/(3*[.$B$107]))*(8*COS(PI()*[.$F$109]*[.$A$107])+2*COS(PI()*[.$F$109]*[.$A$107])^2-10)+[.A115])" office:value-type="float" office:value="0.000118111048132439">
            <text:p>0.000118111</text:p>
          </table:table-cell>
          <table:table-cell table:formula="of:=[.F115]*(-([.E115]/(3*[.$B$107]))*(8*COS(PI()*[.$E$109]*[.$A$107])+2*COS(PI()*[.$E$109]*[.$A$107])^2-10)+[.A115])" office:value-type="float" office:value="0.0583643182412902">
            <text:p>0.0583643182</text:p>
          </table:table-cell>
          <table:table-cell table:formula="of:=([.F115]*[.E115]/(3*[.$B$107]))*(8*COS(PI()*[.$E$107]*[.$A$107])+2*COS(PI()*[.$E$107]*[.$A$107])^2)" office:value-type="float" office:value="0.999881888951868">
            <text:p>0.999881889</text:p>
          </table:table-cell>
          <table:table-cell table:formula="of:=[.H115]/[.G115]" office:value-type="float" office:value="494.147830911174">
            <text:p>494.1478309112</text:p>
          </table:table-cell>
          <table:table-cell table:formula="of:=([.F115]*[.E115]/(3*[.$B$107]))*(8*COS(PI()*[.$F$107]*[.$A$107])+2*COS(PI()*[.$F$107]*[.$A$107])^2)" office:value-type="float" office:value="0.985139954448506">
            <text:p>0.9851399544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16]/[.B116]" office:value-type="float" office:value="1">
            <text:p>1</text:p>
          </table:table-cell>
          <table:table-cell office:value-type="float" office:value="0.999249">
            <text:p>0.999249</text:p>
          </table:table-cell>
          <table:table-cell table:formula="of:= 1 / (3*([.A116]+[.B116]))" office:value-type="float" office:value="0.166666666666667">
            <text:p>0.1666666667</text:p>
          </table:table-cell>
          <table:table-cell table:formula="of:=1/(10/(9*[.$B$107]*([.A116]+[.B116]))+[.A116])" office:value-type="float" office:value="0.00017996760583095">
            <text:p>0.0001799676</text:p>
          </table:table-cell>
          <table:table-cell table:style-name="ce3" table:formula="of:=[.F116]*(-([.E116]/(3*[.$B$107]))*(8*COS(PI()*[.$F$109]*[.$A$107])+2*COS(PI()*[.$F$109]*[.$A$107])^2-10)+[.A116])" office:value-type="float" office:value="0.00017996760583095">
            <text:p>0.0001799676</text:p>
          </table:table-cell>
          <table:table-cell table:formula="of:=[.F116]*(-([.E116]/(3*[.$B$107]))*(8*COS(PI()*[.$E$109]*[.$A$107])+2*COS(PI()*[.$E$109]*[.$A$107])^2-10)+[.A116])" office:value-type="float" office:value="0.058422571463519">
            <text:p>0.0584225715</text:p>
          </table:table-cell>
          <table:table-cell table:formula="of:=([.F116]*[.E116]/(3*[.$B$107]))*(8*COS(PI()*[.$E$107]*[.$A$107])+2*COS(PI()*[.$E$107]*[.$A$107])^2)" office:value-type="float" office:value="0.999820032394169">
            <text:p>0.9998200324</text:p>
          </table:table-cell>
          <table:table-cell table:formula="of:=[.H116]/[.G116]" office:value-type="float" office:value="324.628264035458">
            <text:p>324.6282640355</text:p>
          </table:table-cell>
          <table:table-cell table:formula="of:=([.F116]*[.E116]/(3*[.$B$107]))*(8*COS(PI()*[.$F$107]*[.$A$107])+2*COS(PI()*[.$F$107]*[.$A$107])^2)" office:value-type="float" office:value="0.985079009883846">
            <text:p>0.98507900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17]/[.B117]" office:value-type="float" office:value="1.5">
            <text:p>1.5</text:p>
          </table:table-cell>
          <table:table-cell office:value-type="float" office:value="0.999091">
            <text:p>0.999091</text:p>
          </table:table-cell>
          <table:table-cell table:formula="of:= 1 / (3*([.A117]+[.B117]))" office:value-type="float" office:value="0.133333333333333">
            <text:p>0.1333333333</text:p>
          </table:table-cell>
          <table:table-cell table:formula="of:=1/(10/(9*[.$B$107]*([.A117]+[.B117]))+[.A117])" office:value-type="float" office:value="0.000224924088120259">
            <text:p>0.0002249241</text:p>
          </table:table-cell>
          <table:table-cell table:style-name="ce3" table:formula="of:=[.F117]*(-([.E117]/(3*[.$B$107]))*(8*COS(PI()*[.$F$109]*[.$A$107])+2*COS(PI()*[.$F$109]*[.$A$107])^2-10)+[.A117])" office:value-type="float" office:value="0.000337386132180389">
            <text:p>0.0003373861</text:p>
          </table:table-cell>
          <table:table-cell table:formula="of:=[.F117]*(-([.E117]/(3*[.$B$107]))*(8*COS(PI()*[.$E$109]*[.$A$107])+2*COS(PI()*[.$E$109]*[.$A$107])^2-10)+[.A117])" office:value-type="float" office:value="0.0585708198746747">
            <text:p>0.0585708199</text:p>
          </table:table-cell>
          <table:table-cell table:formula="of:=([.F117]*[.E117]/(3*[.$B$107]))*(8*COS(PI()*[.$E$107]*[.$A$107])+2*COS(PI()*[.$E$107]*[.$A$107])^2)" office:value-type="float" office:value="0.99966261386782">
            <text:p>0.9996626139</text:p>
          </table:table-cell>
          <table:table-cell table:formula="of:=[.H117]/[.G117]" office:value-type="float" office:value="173.601740818911">
            <text:p>173.6017408189</text:p>
          </table:table-cell>
          <table:table-cell table:formula="of:=([.F117]*[.E117]/(3*[.$B$107]))*(8*COS(PI()*[.$F$107]*[.$A$107])+2*COS(PI()*[.$F$107]*[.$A$107])^2)" office:value-type="float" office:value="0.984923912285229">
            <text:p>0.98492391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18]/[.B118]" office:value-type="float" office:value="2">
            <text:p>2</text:p>
          </table:table-cell>
          <table:table-cell office:value-type="float" office:value="0.998889">
            <text:p>0.998889</text:p>
          </table:table-cell>
          <table:table-cell table:formula="of:= 1 / (3*([.A118]+[.B118]))" office:value-type="float" office:value="0.111111111111111">
            <text:p>0.1111111111</text:p>
          </table:table-cell>
          <table:table-cell table:formula="of:=1/(10/(9*[.$B$107]*([.A118]+[.B118]))+[.A118])" office:value-type="float" office:value="0.000269854278689508">
            <text:p>0.0002698543</text:p>
          </table:table-cell>
          <table:table-cell table:style-name="ce3" table:formula="of:=[.F118]*(-([.E118]/(3*[.$B$107]))*(8*COS(PI()*[.$F$109]*[.$A$107])+2*COS(PI()*[.$F$109]*[.$A$107])^2-10)+[.A118])" office:value-type="float" office:value="0.000539708557379015">
            <text:p>0.0005397086</text:p>
          </table:table-cell>
          <table:table-cell table:formula="of:=[.F118]*(-([.E118]/(3*[.$B$107]))*(8*COS(PI()*[.$E$109]*[.$A$107])+2*COS(PI()*[.$E$109]*[.$A$107])^2-10)+[.A118])" office:value-type="float" office:value="0.0587613563939297">
            <text:p>0.0587613564</text:p>
          </table:table-cell>
          <table:table-cell table:formula="of:=([.F118]*[.E118]/(3*[.$B$107]))*(8*COS(PI()*[.$E$107]*[.$A$107])+2*COS(PI()*[.$E$107]*[.$A$107])^2)" office:value-type="float" office:value="0.999460291442621">
            <text:p>0.9994602914</text:p>
          </table:table-cell>
          <table:table-cell table:formula="of:=[.H118]/[.G118]" office:value-type="float" office:value="108.876088011819">
            <text:p>108.8760880118</text:p>
          </table:table-cell>
          <table:table-cell table:formula="of:=([.F118]*[.E118]/(3*[.$B$107]))*(8*COS(PI()*[.$F$107]*[.$A$107])+2*COS(PI()*[.$F$107]*[.$A$107])^2)" office:value-type="float" office:value="0.984724572836294">
            <text:p>0.984724572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19]/[.B119]" office:value-type="float" office:value="2.5">
            <text:p>2.5</text:p>
          </table:table-cell>
          <table:table-cell office:value-type="float" office:value="0.998642">
            <text:p>0.998642</text:p>
          </table:table-cell>
          <table:table-cell table:formula="of:= 1 / (3*([.A119]+[.B119]))" office:value-type="float" office:value="0.0952380952380952">
            <text:p>0.0952380952</text:p>
          </table:table-cell>
          <table:table-cell table:formula="of:=1/(10/(9*[.$B$107]*([.A119]+[.B119]))+[.A119])" office:value-type="float" office:value="0.000314752132695502">
            <text:p>0.0003147521</text:p>
          </table:table-cell>
          <table:table-cell table:style-name="ce3" table:formula="of:=[.F119]*(-([.E119]/(3*[.$B$107]))*(8*COS(PI()*[.$F$109]*[.$A$107])+2*COS(PI()*[.$F$109]*[.$A$107])^2-10)+[.A119])" office:value-type="float" office:value="0.000786880331738756">
            <text:p>0.0007868803</text:p>
          </table:table-cell>
          <table:table-cell table:formula="of:=[.F119]*(-([.E119]/(3*[.$B$107]))*(8*COS(PI()*[.$E$109]*[.$A$107])+2*COS(PI()*[.$E$109]*[.$A$107])^2-10)+[.A119])" office:value-type="float" office:value="0.0589941296492836">
            <text:p>0.0589941296</text:p>
          </table:table-cell>
          <table:table-cell table:formula="of:=([.F119]*[.E119]/(3*[.$B$107]))*(8*COS(PI()*[.$E$107]*[.$A$107])+2*COS(PI()*[.$E$107]*[.$A$107])^2)" office:value-type="float" office:value="0.999213119668261">
            <text:p>0.9992131197</text:p>
          </table:table-cell>
          <table:table-cell table:formula="of:=[.H119]/[.G119]" office:value-type="float" office:value="74.9721746366761">
            <text:p>74.9721746367</text:p>
          </table:table-cell>
          <table:table-cell table:formula="of:=([.F119]*[.E119]/(3*[.$B$107]))*(8*COS(PI()*[.$F$107]*[.$A$107])+2*COS(PI()*[.$F$107]*[.$A$107])^2)" office:value-type="float" office:value="0.984481045282466">
            <text:p>0.984481045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20]/[.B120]" office:value-type="float" office:value="3">
            <text:p>3</text:p>
          </table:table-cell>
          <table:table-cell office:value-type="float" office:value="0.99835">
            <text:p>0.99835</text:p>
          </table:table-cell>
          <table:table-cell table:formula="of:= 1 / (3*([.A120]+[.B120]))" office:value-type="float" office:value="0.0833333333333333">
            <text:p>0.0833333333</text:p>
          </table:table-cell>
          <table:table-cell table:formula="of:=1/(10/(9*[.$B$107]*([.A120]+[.B120]))+[.A120])" office:value-type="float" office:value="0.000359611619450993">
            <text:p>0.0003596116</text:p>
          </table:table-cell>
          <table:table-cell table:style-name="ce3" table:formula="of:=[.F120]*(-([.E120]/(3*[.$B$107]))*(8*COS(PI()*[.$F$109]*[.$A$107])+2*COS(PI()*[.$F$109]*[.$A$107])^2-10)+[.A120])" office:value-type="float" office:value="0.00107883485835298">
            <text:p>0.0010788349</text:p>
          </table:table-cell>
          <table:table-cell table:formula="of:=[.F120]*(-([.E120]/(3*[.$B$107]))*(8*COS(PI()*[.$E$109]*[.$A$107])+2*COS(PI()*[.$E$109]*[.$A$107])^2-10)+[.A120])" office:value-type="float" office:value="0.0592690769233052">
            <text:p>0.0592690769</text:p>
          </table:table-cell>
          <table:table-cell table:formula="of:=([.F120]*[.E120]/(3*[.$B$107]))*(8*COS(PI()*[.$E$107]*[.$A$107])+2*COS(PI()*[.$E$107]*[.$A$107])^2)" office:value-type="float" office:value="0.998921165141647">
            <text:p>0.9989211651</text:p>
          </table:table-cell>
          <table:table-cell table:formula="of:=[.H120]/[.G120]" office:value-type="float" office:value="54.9380440059097">
            <text:p>54.9380440059</text:p>
          </table:table-cell>
          <table:table-cell table:formula="of:=([.F120]*[.E120]/(3*[.$B$107]))*(8*COS(PI()*[.$F$107]*[.$A$107])+2*COS(PI()*[.$F$107]*[.$A$107])^2)" office:value-type="float" office:value="0.984193395238768">
            <text:p>0.9841933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21]/[.B121]" office:value-type="float" office:value="3.5">
            <text:p>3.5</text:p>
          </table:table-cell>
          <table:table-cell office:value-type="float" office:value="0.998014">
            <text:p>0.998014</text:p>
          </table:table-cell>
          <table:table-cell table:formula="of:= 1 / (3*([.A121]+[.B121]))" office:value-type="float" office:value="0.0740740740740741">
            <text:p>0.0740740741</text:p>
          </table:table-cell>
          <table:table-cell table:formula="of:=1/(10/(9*[.$B$107]*([.A121]+[.B121]))+[.A121])" office:value-type="float" office:value="0.000404426725117146">
            <text:p>0.0004044267</text:p>
          </table:table-cell>
          <table:table-cell table:style-name="ce3" table:formula="of:=[.F121]*(-([.E121]/(3*[.$B$107]))*(8*COS(PI()*[.$F$109]*[.$A$107])+2*COS(PI()*[.$F$109]*[.$A$107])^2-10)+[.A121])" office:value-type="float" office:value="0.00141549353791001">
            <text:p>0.0014154935</text:p>
          </table:table-cell>
          <table:table-cell table:formula="of:=[.F121]*(-([.E121]/(3*[.$B$107]))*(8*COS(PI()*[.$E$109]*[.$A$107])+2*COS(PI()*[.$E$109]*[.$A$107])^2-10)+[.A121])" office:value-type="float" office:value="0.0595861241953355">
            <text:p>0.0595861242</text:p>
          </table:table-cell>
          <table:table-cell table:formula="of:=([.F121]*[.E121]/(3*[.$B$107]))*(8*COS(PI()*[.$E$107]*[.$A$107])+2*COS(PI()*[.$E$107]*[.$A$107])^2)" office:value-type="float" office:value="0.99858450646209">
            <text:p>0.9985845065</text:p>
          </table:table-cell>
          <table:table-cell table:formula="of:=[.H121]/[.G121]" office:value-type="float" office:value="42.0956525759312">
            <text:p>42.0956525759</text:p>
          </table:table-cell>
          <table:table-cell table:formula="of:=([.F121]*[.E121]/(3*[.$B$107]))*(8*COS(PI()*[.$F$107]*[.$A$107])+2*COS(PI()*[.$F$107]*[.$A$107])^2)" office:value-type="float" office:value="0.983861700145669">
            <text:p>0.983861700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22]/[.B122]" office:value-type="float" office:value="4">
            <text:p>4</text:p>
          </table:table-cell>
          <table:table-cell office:value-type="float" office:value="0.997633">
            <text:p>0.997633</text:p>
          </table:table-cell>
          <table:table-cell table:formula="of:= 1 / (3*([.A122]+[.B122]))" office:value-type="float" office:value="0.0666666666666667">
            <text:p>0.0666666667</text:p>
          </table:table-cell>
          <table:table-cell table:formula="of:=1/(10/(9*[.$B$107]*([.A122]+[.B122]))+[.A122])" office:value-type="float" office:value="0.000449191455380315">
            <text:p>0.0004491915</text:p>
          </table:table-cell>
          <table:table-cell table:style-name="ce3" table:formula="of:=[.F122]*(-([.E122]/(3*[.$B$107]))*(8*COS(PI()*[.$F$109]*[.$A$107])+2*COS(PI()*[.$F$109]*[.$A$107])^2-10)+[.A122])" office:value-type="float" office:value="0.00179676582152126">
            <text:p>0.0017967658</text:p>
          </table:table-cell>
          <table:table-cell table:formula="of:=[.F122]*(-([.E122]/(3*[.$B$107]))*(8*COS(PI()*[.$E$109]*[.$A$107])+2*COS(PI()*[.$E$109]*[.$A$107])^2-10)+[.A122])" office:value-type="float" office:value="0.0599451861912382">
            <text:p>0.0599451862</text:p>
          </table:table-cell>
          <table:table-cell table:formula="of:=([.F122]*[.E122]/(3*[.$B$107]))*(8*COS(PI()*[.$E$107]*[.$A$107])+2*COS(PI()*[.$E$107]*[.$A$107])^2)" office:value-type="float" office:value="0.998203234178479">
            <text:p>0.9982032342</text:p>
          </table:table-cell>
          <table:table-cell table:formula="of:=[.H122]/[.G122]" office:value-type="float" office:value="33.3628264035458">
            <text:p>33.3628264035</text:p>
          </table:table-cell>
          <table:table-cell table:formula="of:=([.F122]*[.E122]/(3*[.$B$107]))*(8*COS(PI()*[.$F$107]*[.$A$107])+2*COS(PI()*[.$F$107]*[.$A$107])^2)" office:value-type="float" office:value="0.983486049217035">
            <text:p>0.983486049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23]/[.B123]" office:value-type="float" office:value="4.5">
            <text:p>4.5</text:p>
          </table:table-cell>
          <table:table-cell office:value-type="float" office:value="0.997207">
            <text:p>0.997207</text:p>
          </table:table-cell>
          <table:table-cell table:formula="of:= 1 / (3*([.A123]+[.B123]))" office:value-type="float" office:value="0.0606060606060606">
            <text:p>0.0606060606</text:p>
          </table:table-cell>
          <table:table-cell table:formula="of:=1/(10/(9*[.$B$107]*([.A123]+[.B123]))+[.A123])" office:value-type="float" office:value="0.000493899838110609">
            <text:p>0.0004938998</text:p>
          </table:table-cell>
          <table:table-cell table:style-name="ce3" table:formula="of:=[.F123]*(-([.E123]/(3*[.$B$107]))*(8*COS(PI()*[.$F$109]*[.$A$107])+2*COS(PI()*[.$F$109]*[.$A$107])^2-10)+[.A123])" office:value-type="float" office:value="0.00222254927149774">
            <text:p>0.0022225493</text:p>
          </table:table-cell>
          <table:table-cell table:formula="of:=[.F123]*(-([.E123]/(3*[.$B$107]))*(8*COS(PI()*[.$E$109]*[.$A$107])+2*COS(PI()*[.$E$109]*[.$A$107])^2-10)+[.A123])" office:value-type="float" office:value="0.0603461664406359">
            <text:p>0.0603461664</text:p>
          </table:table-cell>
          <table:table-cell table:formula="of:=([.F123]*[.E123]/(3*[.$B$107]))*(8*COS(PI()*[.$E$107]*[.$A$107])+2*COS(PI()*[.$E$107]*[.$A$107])^2)" office:value-type="float" office:value="0.997777450728502">
            <text:p>0.9977774507</text:p>
          </table:table-cell>
          <table:table-cell table:formula="of:=[.H123]/[.G123]" office:value-type="float" office:value="27.1517789119562">
            <text:p>27.151778912</text:p>
          </table:table-cell>
          <table:table-cell table:formula="of:=([.F123]*[.E123]/(3*[.$B$107]))*(8*COS(PI()*[.$F$107]*[.$A$107])+2*COS(PI()*[.$F$107]*[.$A$107])^2)" office:value-type="float" office:value="0.983066543380246">
            <text:p>0.983066543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24]/[.B124]" office:value-type="float" office:value="5">
            <text:p>5</text:p>
          </table:table-cell>
          <table:table-cell office:value-type="float" office:value="0.996737">
            <text:p>0.996737</text:p>
          </table:table-cell>
          <table:table-cell table:formula="of:= 1 / (3*([.A124]+[.B124]))" office:value-type="float" office:value="0.0555555555555556">
            <text:p>0.0555555556</text:p>
          </table:table-cell>
          <table:table-cell table:formula="of:=1/(10/(9*[.$B$107]*([.A124]+[.B124]))+[.A124])" office:value-type="float" office:value="0.000538545925999801">
            <text:p>0.0005385459</text:p>
          </table:table-cell>
          <table:table-cell table:style-name="ce3" table:formula="of:=[.F124]*(-([.E124]/(3*[.$B$107]))*(8*COS(PI()*[.$F$109]*[.$A$107])+2*COS(PI()*[.$F$109]*[.$A$107])^2-10)+[.A124])" office:value-type="float" office:value="0.002692729629999">
            <text:p>0.0026927296</text:p>
          </table:table-cell>
          <table:table-cell table:formula="of:=[.F124]*(-([.E124]/(3*[.$B$107]))*(8*COS(PI()*[.$E$109]*[.$A$107])+2*COS(PI()*[.$E$109]*[.$A$107])^2-10)+[.A124])" office:value-type="float" office:value="0.0607889573415602">
            <text:p>0.0607889573</text:p>
          </table:table-cell>
          <table:table-cell table:formula="of:=([.F124]*[.E124]/(3*[.$B$107]))*(8*COS(PI()*[.$E$107]*[.$A$107])+2*COS(PI()*[.$E$107]*[.$A$107])^2)" office:value-type="float" office:value="0.997307270370001">
            <text:p>0.9973072704</text:p>
          </table:table-cell>
          <table:table-cell table:formula="of:=[.H124]/[.G124]" office:value-type="float" office:value="22.5752176023639">
            <text:p>22.5752176024</text:p>
          </table:table-cell>
          <table:table-cell table:formula="of:=([.F124]*[.E124]/(3*[.$B$107]))*(8*COS(PI()*[.$F$107]*[.$A$107])+2*COS(PI()*[.$F$107]*[.$A$107])^2)" office:value-type="float" office:value="0.982603295208562">
            <text:p>0.9826032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25]/[.B125]" office:value-type="float" office:value="5.5">
            <text:p>5.5</text:p>
          </table:table-cell>
          <table:table-cell office:value-type="float" office:value="0.996223">
            <text:p>0.996223</text:p>
          </table:table-cell>
          <table:table-cell table:formula="of:= 1 / (3*([.A125]+[.B125]))" office:value-type="float" office:value="0.0512820512820513">
            <text:p>0.0512820513</text:p>
          </table:table-cell>
          <table:table-cell table:formula="of:=1/(10/(9*[.$B$107]*([.A125]+[.B125]))+[.A125])" office:value-type="float" office:value="0.000583123799176151">
            <text:p>0.0005831238</text:p>
          </table:table-cell>
          <table:table-cell table:style-name="ce3" table:formula="of:=[.F125]*(-([.E125]/(3*[.$B$107]))*(8*COS(PI()*[.$F$109]*[.$A$107])+2*COS(PI()*[.$F$109]*[.$A$107])^2-10)+[.A125])" office:value-type="float" office:value="0.00320718089546883">
            <text:p>0.0032071809</text:p>
          </table:table-cell>
          <table:table-cell table:formula="of:=[.F125]*(-([.E125]/(3*[.$B$107]))*(8*COS(PI()*[.$E$109]*[.$A$107])+2*COS(PI()*[.$E$109]*[.$A$107])^2-10)+[.A125])" office:value-type="float" office:value="0.0612734402324346">
            <text:p>0.0612734402</text:p>
          </table:table-cell>
          <table:table-cell table:formula="of:=([.F125]*[.E125]/(3*[.$B$107]))*(8*COS(PI()*[.$E$107]*[.$A$107])+2*COS(PI()*[.$E$107]*[.$A$107])^2)" office:value-type="float" office:value="0.996792819104531">
            <text:p>0.9967928191</text:p>
          </table:table-cell>
          <table:table-cell table:formula="of:=[.H125]/[.G125]" office:value-type="float" office:value="19.1050777082774">
            <text:p>19.1050777083</text:p>
          </table:table-cell>
          <table:table-cell table:formula="of:=([.F125]*[.E125]/(3*[.$B$107]))*(8*COS(PI()*[.$F$107]*[.$A$107])+2*COS(PI()*[.$F$107]*[.$A$107])^2)" office:value-type="float" office:value="0.982096428845814">
            <text:p>0.982096428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26]/[.B126]" office:value-type="float" office:value="6">
            <text:p>6</text:p>
          </table:table-cell>
          <table:table-cell office:value-type="float" office:value="0.995665">
            <text:p>0.995665</text:p>
          </table:table-cell>
          <table:table-cell table:formula="of:= 1 / (3*([.A126]+[.B126]))" office:value-type="float" office:value="0.0476190476190476">
            <text:p>0.0476190476</text:p>
          </table:table-cell>
          <table:table-cell table:formula="of:=1/(10/(9*[.$B$107]*([.A126]+[.B126]))+[.A126])" office:value-type="float" office:value="0.00062762756779374">
            <text:p>0.0006276276</text:p>
          </table:table-cell>
          <table:table-cell table:style-name="ce3" table:formula="of:=[.F126]*(-([.E126]/(3*[.$B$107]))*(8*COS(PI()*[.$F$109]*[.$A$107])+2*COS(PI()*[.$F$109]*[.$A$107])^2-10)+[.A126])" office:value-type="float" office:value="0.00376576540676244">
            <text:p>0.0037657654</text:p>
          </table:table-cell>
          <table:table-cell table:formula="of:=[.F126]*(-([.E126]/(3*[.$B$107]))*(8*COS(PI()*[.$E$109]*[.$A$107])+2*COS(PI()*[.$E$109]*[.$A$107])^2-10)+[.A126])" office:value-type="float" office:value="0.0617994854713009">
            <text:p>0.0617994855</text:p>
          </table:table-cell>
          <table:table-cell table:formula="of:=([.F126]*[.E126]/(3*[.$B$107]))*(8*COS(PI()*[.$E$107]*[.$A$107])+2*COS(PI()*[.$E$107]*[.$A$107])^2)" office:value-type="float" office:value="0.996234234593238">
            <text:p>0.9962342346</text:p>
          </table:table-cell>
          <table:table-cell table:formula="of:=[.H126]/[.G126]" office:value-type="float" office:value="16.4108697159742">
            <text:p>16.410869716</text:p>
          </table:table-cell>
          <table:table-cell table:formula="of:=([.F126]*[.E126]/(3*[.$B$107]))*(8*COS(PI()*[.$F$107]*[.$A$107])+2*COS(PI()*[.$F$107]*[.$A$107])^2)" office:value-type="float" office:value="0.981546079923515">
            <text:p>0.98154607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27]/[.B127]" office:value-type="float" office:value="6.5">
            <text:p>6.5</text:p>
          </table:table-cell>
          <table:table-cell office:value-type="float" office:value="0.995063">
            <text:p>0.995063</text:p>
          </table:table-cell>
          <table:table-cell table:formula="of:= 1 / (3*([.A127]+[.B127]))" office:value-type="float" office:value="0.0444444444444444">
            <text:p>0.0444444444</text:p>
          </table:table-cell>
          <table:table-cell table:formula="of:=1/(10/(9*[.$B$107]*([.A127]+[.B127]))+[.A127])" office:value-type="float" office:value="0.000672051374593969">
            <text:p>0.0006720514</text:p>
          </table:table-cell>
          <table:table-cell table:style-name="ce3" table:formula="of:=[.F127]*(-([.E127]/(3*[.$B$107]))*(8*COS(PI()*[.$F$109]*[.$A$107])+2*COS(PI()*[.$F$109]*[.$A$107])^2-10)+[.A127])" office:value-type="float" office:value="0.0043683339348608">
            <text:p>0.0043683339</text:p>
          </table:table-cell>
          <table:table-cell table:formula="of:=[.F127]*(-([.E127]/(3*[.$B$107]))*(8*COS(PI()*[.$E$109]*[.$A$107])+2*COS(PI()*[.$E$109]*[.$A$107])^2-10)+[.A127])" office:value-type="float" office:value="0.0623669525221913">
            <text:p>0.0623669525</text:p>
          </table:table-cell>
          <table:table-cell table:formula="of:=([.F127]*[.E127]/(3*[.$B$107]))*(8*COS(PI()*[.$E$107]*[.$A$107])+2*COS(PI()*[.$E$107]*[.$A$107])^2)" office:value-type="float" office:value="0.995631666065139">
            <text:p>0.9956316661</text:p>
          </table:table-cell>
          <table:table-cell table:formula="of:=[.H127]/[.G127]" office:value-type="float" office:value="14.2770569860701">
            <text:p>14.2770569861</text:p>
          </table:table-cell>
          <table:table-cell table:formula="of:=([.F127]*[.E127]/(3*[.$B$107]))*(8*COS(PI()*[.$F$107]*[.$A$107])+2*COS(PI()*[.$F$107]*[.$A$107])^2)" office:value-type="float" office:value="0.980952395470499">
            <text:p>0.980952395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28]/[.B128]" office:value-type="float" office:value="7">
            <text:p>7</text:p>
          </table:table-cell>
          <table:table-cell office:value-type="float" office:value="0.994417">
            <text:p>0.994417</text:p>
          </table:table-cell>
          <table:table-cell table:formula="of:= 1 / (3*([.A128]+[.B128]))" office:value-type="float" office:value="0.0416666666666667">
            <text:p>0.0416666667</text:p>
          </table:table-cell>
          <table:table-cell table:formula="of:=1/(10/(9*[.$B$107]*([.A128]+[.B128]))+[.A128])" office:value-type="float" office:value="0.000716389397436918">
            <text:p>0.0007163894</text:p>
          </table:table-cell>
          <table:table-cell table:style-name="ce3" table:formula="of:=[.F128]*(-([.E128]/(3*[.$B$107]))*(8*COS(PI()*[.$F$109]*[.$A$107])+2*COS(PI()*[.$F$109]*[.$A$107])^2-10)+[.A128])" office:value-type="float" office:value="0.00501472578205843">
            <text:p>0.0050147258</text:p>
          </table:table-cell>
          <table:table-cell table:formula="of:=[.F128]*(-([.E128]/(3*[.$B$107]))*(8*COS(PI()*[.$E$109]*[.$A$107])+2*COS(PI()*[.$E$109]*[.$A$107])^2-10)+[.A128])" office:value-type="float" office:value="0.0629756900485378">
            <text:p>0.06297569</text:p>
          </table:table-cell>
          <table:table-cell table:formula="of:=([.F128]*[.E128]/(3*[.$B$107]))*(8*COS(PI()*[.$E$107]*[.$A$107])+2*COS(PI()*[.$E$107]*[.$A$107])^2)" office:value-type="float" office:value="0.994985274217942">
            <text:p>0.9949852742</text:p>
          </table:table-cell>
          <table:table-cell table:formula="of:=[.H128]/[.G128]" office:value-type="float" office:value="12.5581522869806">
            <text:p>12.558152287</text:p>
          </table:table-cell>
          <table:table-cell table:formula="of:=([.F128]*[.E128]/(3*[.$B$107]))*(8*COS(PI()*[.$F$107]*[.$A$107])+2*COS(PI()*[.$F$107]*[.$A$107])^2)" office:value-type="float" office:value="0.980315533815197">
            <text:p>0.98031553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29]/[.B129]" office:value-type="float" office:value="8">
            <text:p>8</text:p>
          </table:table-cell>
          <table:table-cell office:value-type="float" office:value="0.992994">
            <text:p>0.992994</text:p>
          </table:table-cell>
          <table:table-cell table:formula="of:= 1 / (3*([.A129]+[.B129]))" office:value-type="float" office:value="0.037037037037037">
            <text:p>0.037037037</text:p>
          </table:table-cell>
          <table:table-cell table:formula="of:=1/(10/(9*[.$B$107]*([.A129]+[.B129]))+[.A129])" office:value-type="float" office:value="0.00080478499324378">
            <text:p>0.000804785</text:p>
          </table:table-cell>
          <table:table-cell table:style-name="ce3" table:formula="of:=[.F129]*(-([.E129]/(3*[.$B$107]))*(8*COS(PI()*[.$F$109]*[.$A$107])+2*COS(PI()*[.$F$109]*[.$A$107])^2-10)+[.A129])" office:value-type="float" office:value="0.00643827994595024">
            <text:p>0.0064382799</text:p>
          </table:table-cell>
          <table:table-cell table:formula="of:=[.F129]*(-([.E129]/(3*[.$B$107]))*(8*COS(PI()*[.$E$109]*[.$A$107])+2*COS(PI()*[.$E$109]*[.$A$107])^2-10)+[.A129])" office:value-type="float" office:value="0.0643163177871219">
            <text:p>0.0643163178</text:p>
          </table:table-cell>
          <table:table-cell table:formula="of:=([.F129]*[.E129]/(3*[.$B$107]))*(8*COS(PI()*[.$E$107]*[.$A$107])+2*COS(PI()*[.$E$107]*[.$A$107])^2)" office:value-type="float" office:value="0.99356172005405">
            <text:p>0.9935617201</text:p>
          </table:table-cell>
          <table:table-cell table:formula="of:=[.H129]/[.G129]" office:value-type="float" office:value="9.98967400098494">
            <text:p>9.989674001</text:p>
          </table:table-cell>
          <table:table-cell table:formula="of:=([.F129]*[.E129]/(3*[.$B$107]))*(8*COS(PI()*[.$F$107]*[.$A$107])+2*COS(PI()*[.$F$107]*[.$A$107])^2)" office:value-type="float" office:value="0.978912968072516">
            <text:p>0.978912968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30]/[.B130]" office:value-type="float" office:value="9">
            <text:p>9</text:p>
          </table:table-cell>
          <table:table-cell office:value-type="float" office:value="0.991398">
            <text:p>0.991398</text:p>
          </table:table-cell>
          <table:table-cell table:formula="of:= 1 / (3*([.A130]+[.B130]))" office:value-type="float" office:value="0.0333333333333333">
            <text:p>0.0333333333</text:p>
          </table:table-cell>
          <table:table-cell table:formula="of:=1/(10/(9*[.$B$107]*([.A130]+[.B130]))+[.A130])" office:value-type="float" office:value="0.000892768574546176">
            <text:p>0.0008927686</text:p>
          </table:table-cell>
          <table:table-cell table:style-name="ce3" table:formula="of:=[.F130]*(-([.E130]/(3*[.$B$107]))*(8*COS(PI()*[.$F$109]*[.$A$107])+2*COS(PI()*[.$F$109]*[.$A$107])^2-10)+[.A130])" office:value-type="float" office:value="0.00803491717091558">
            <text:p>0.0080349172</text:p>
          </table:table-cell>
          <table:table-cell table:formula="of:=[.F130]*(-([.E130]/(3*[.$B$107]))*(8*COS(PI()*[.$E$109]*[.$A$107])+2*COS(PI()*[.$E$109]*[.$A$107])^2-10)+[.A130])" office:value-type="float" office:value="0.0658199459640734">
            <text:p>0.065819946</text:p>
          </table:table-cell>
          <table:table-cell table:formula="of:=([.F130]*[.E130]/(3*[.$B$107]))*(8*COS(PI()*[.$E$107]*[.$A$107])+2*COS(PI()*[.$E$107]*[.$A$107])^2)" office:value-type="float" office:value="0.991965082829084">
            <text:p>0.9919650828</text:p>
          </table:table-cell>
          <table:table-cell table:formula="of:=[.H130]/[.G130]" office:value-type="float" office:value="8.19173920078795">
            <text:p>8.1917392008</text:p>
          </table:table-cell>
          <table:table-cell table:formula="of:=([.F130]*[.E130]/(3*[.$B$107]))*(8*COS(PI()*[.$F$107]*[.$A$107])+2*COS(PI()*[.$F$107]*[.$A$107])^2)" office:value-type="float" office:value="0.977339871149316">
            <text:p>0.97733987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31]/[.B131]" office:value-type="float" office:value="10">
            <text:p>10</text:p>
          </table:table-cell>
          <table:table-cell office:value-type="float" office:value="0.989631">
            <text:p>0.989631</text:p>
          </table:table-cell>
          <table:table-cell table:formula="of:= 1 / (3*([.A131]+[.B131]))" office:value-type="float" office:value="0.0303030303030303">
            <text:p>0.0303030303</text:p>
          </table:table-cell>
          <table:table-cell table:formula="of:=1/(10/(9*[.$B$107]*([.A131]+[.B131]))+[.A131])" office:value-type="float" office:value="0.000980295078720665">
            <text:p>0.0009802951</text:p>
          </table:table-cell>
          <table:table-cell table:style-name="ce3" table:formula="of:=[.F131]*(-([.E131]/(3*[.$B$107]))*(8*COS(PI()*[.$F$109]*[.$A$107])+2*COS(PI()*[.$F$109]*[.$A$107])^2-10)+[.A131])" office:value-type="float" office:value="0.00980295078720665">
            <text:p>0.0098029508</text:p>
          </table:table-cell>
          <table:table-cell table:formula="of:=[.F131]*(-([.E131]/(3*[.$B$107]))*(8*COS(PI()*[.$E$109]*[.$A$107])+2*COS(PI()*[.$E$109]*[.$A$107])^2-10)+[.A131])" office:value-type="float" office:value="0.0674849861633651">
            <text:p>0.0674849862</text:p>
          </table:table-cell>
          <table:table-cell table:formula="of:=([.F131]*[.E131]/(3*[.$B$107]))*(8*COS(PI()*[.$E$107]*[.$A$107])+2*COS(PI()*[.$E$107]*[.$A$107])^2)" office:value-type="float" office:value="0.990197049212793">
            <text:p>0.9901970492</text:p>
          </table:table-cell>
          <table:table-cell table:formula="of:=[.H131]/[.G131]" office:value-type="float" office:value="6.88415025519014">
            <text:p>6.8841502552</text:p>
          </table:table-cell>
          <table:table-cell table:formula="of:=([.F131]*[.E131]/(3*[.$B$107]))*(8*COS(PI()*[.$F$107]*[.$A$107])+2*COS(PI()*[.$F$107]*[.$A$107])^2)" office:value-type="float" office:value="0.975597904847634">
            <text:p>0.975597904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32]/[.B132]" office:value-type="float" office:value="15">
            <text:p>15</text:p>
          </table:table-cell>
          <table:table-cell office:value-type="float" office:value="0.978297">
            <text:p>0.978297</text:p>
          </table:table-cell>
          <table:table-cell table:formula="of:= 1 / (3*([.A132]+[.B132]))" office:value-type="float" office:value="0.0208333333333333">
            <text:p>0.0208333333</text:p>
          </table:table-cell>
          <table:table-cell table:formula="of:=1/(10/(9*[.$B$107]*([.A132]+[.B132]))+[.A132])" office:value-type="float" office:value="0.00140955364134691">
            <text:p>0.0014095536</text:p>
          </table:table-cell>
          <table:table-cell table:style-name="ce3" table:formula="of:=[.F132]*(-([.E132]/(3*[.$B$107]))*(8*COS(PI()*[.$F$109]*[.$A$107])+2*COS(PI()*[.$F$109]*[.$A$107])^2-10)+[.A132])" office:value-type="float" office:value="0.0211433046202036">
            <text:p>0.0211433046</text:p>
          </table:table-cell>
          <table:table-cell table:formula="of:=[.F132]*(-([.E132]/(3*[.$B$107]))*(8*COS(PI()*[.$E$109]*[.$A$107])+2*COS(PI()*[.$E$109]*[.$A$107])^2-10)+[.A132])" office:value-type="float" office:value="0.0781647293719483">
            <text:p>0.0781647294</text:p>
          </table:table-cell>
          <table:table-cell table:formula="of:=([.F132]*[.E132]/(3*[.$B$107]))*(8*COS(PI()*[.$E$107]*[.$A$107])+2*COS(PI()*[.$E$107]*[.$A$107])^2)" office:value-type="float" office:value="0.978856695379796">
            <text:p>0.9788566954</text:p>
          </table:table-cell>
          <table:table-cell table:formula="of:=[.H132]/[.G132]" office:value-type="float" office:value="3.69690220029548">
            <text:p>3.6969022003</text:p>
          </table:table-cell>
          <table:table-cell table:formula="of:=([.F132]*[.E132]/(3*[.$B$107]))*(8*COS(PI()*[.$F$107]*[.$A$107])+2*COS(PI()*[.$F$107]*[.$A$107])^2)" office:value-type="float" office:value="0.964424749516078">
            <text:p>0.964424749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33]/[.B133]" office:value-type="float" office:value="20">
            <text:p>20</text:p>
          </table:table-cell>
          <table:table-cell office:value-type="float" office:value="0.963026">
            <text:p>0.963026</text:p>
          </table:table-cell>
          <table:table-cell table:formula="of:= 1 / (3*([.A133]+[.B133]))" office:value-type="float" office:value="0.0158730158730159">
            <text:p>0.0158730159</text:p>
          </table:table-cell>
          <table:table-cell table:formula="of:=1/(10/(9*[.$B$107]*([.A133]+[.B133]))+[.A133])" office:value-type="float" office:value="0.00182116014646367">
            <text:p>0.0018211601</text:p>
          </table:table-cell>
          <table:table-cell table:style-name="ce3" table:formula="of:=[.F133]*(-([.E133]/(3*[.$B$107]))*(8*COS(PI()*[.$F$109]*[.$A$107])+2*COS(PI()*[.$F$109]*[.$A$107])^2-10)+[.A133])" office:value-type="float" office:value="0.0364232029292735">
            <text:p>0.0364232029</text:p>
          </table:table-cell>
          <table:table-cell table:formula="of:=[.F133]*(-([.E133]/(3*[.$B$107]))*(8*COS(PI()*[.$E$109]*[.$A$107])+2*COS(PI()*[.$E$109]*[.$A$107])^2-10)+[.A133])" office:value-type="float" office:value="0.0925545264274257">
            <text:p>0.0925545264</text:p>
          </table:table-cell>
          <table:table-cell table:formula="of:=([.F133]*[.E133]/(3*[.$B$107]))*(8*COS(PI()*[.$E$107]*[.$A$107])+2*COS(PI()*[.$E$107]*[.$A$107])^2)" office:value-type="float" office:value="0.963576797070726">
            <text:p>0.9635767971</text:p>
          </table:table-cell>
          <table:table-cell table:formula="of:=[.H133]/[.G133]" office:value-type="float" office:value="2.54108697159742">
            <text:p>2.5410869716</text:p>
          </table:table-cell>
          <table:table-cell table:formula="of:=([.F133]*[.E133]/(3*[.$B$107]))*(8*COS(PI()*[.$F$107]*[.$A$107])+2*COS(PI()*[.$F$107]*[.$A$107])^2)" office:value-type="float" office:value="0.949370133075376">
            <text:p>0.949370133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34]/[.B134]" office:value-type="float" office:value="50">
            <text:p>50</text:p>
          </table:table-cell>
          <table:table-cell office:value-type="float" office:value="0.812874">
            <text:p>0.812874</text:p>
          </table:table-cell>
          <table:table-cell table:formula="of:= 1 / (3*([.A134]+[.B134]))" office:value-type="float" office:value="0.0065359477124183">
            <text:p>0.0065359477</text:p>
          </table:table-cell>
          <table:table-cell table:formula="of:=1/(10/(9*[.$B$107]*([.A134]+[.B134]))+[.A134])" office:value-type="float" office:value="0.00373322488816592">
            <text:p>0.0037332249</text:p>
          </table:table-cell>
          <table:table-cell table:style-name="ce3" table:formula="of:=[.F134]*(-([.E134]/(3*[.$B$107]))*(8*COS(PI()*[.$F$109]*[.$A$107])+2*COS(PI()*[.$F$109]*[.$A$107])^2-10)+[.A134])" office:value-type="float" office:value="0.186661244408296">
            <text:p>0.1866612444</text:p>
          </table:table-cell>
          <table:table-cell table:formula="of:=[.F134]*(-([.E134]/(3*[.$B$107]))*(8*COS(PI()*[.$E$109]*[.$A$107])+2*COS(PI()*[.$E$109]*[.$A$107])^2-10)+[.A134])" office:value-type="float" office:value="0.234040738126379">
            <text:p>0.2340407381</text:p>
          </table:table-cell>
          <table:table-cell table:formula="of:=([.F134]*[.E134]/(3*[.$B$107]))*(8*COS(PI()*[.$E$107]*[.$A$107])+2*COS(PI()*[.$E$107]*[.$A$107])^2)" office:value-type="float" office:value="0.813338755591704">
            <text:p>0.8133387556</text:p>
          </table:table-cell>
          <table:table-cell table:formula="of:=[.H134]/[.G134]" office:value-type="float" office:value="1.25382608943957">
            <text:p>1.2538260894</text:p>
          </table:table-cell>
          <table:table-cell table:formula="of:=([.F134]*[.E134]/(3*[.$B$107]))*(8*COS(PI()*[.$F$107]*[.$A$107])+2*COS(PI()*[.$F$107]*[.$A$107])^2)" office:value-type="float" office:value="0.801347152586926">
            <text:p>0.801347152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35]/[.B135]" office:value-type="float" office:value="100">
            <text:p>100</text:p>
          </table:table-cell>
          <table:table-cell office:value-type="float" office:value="0.523535">
            <text:p>0.523535</text:p>
          </table:table-cell>
          <table:table-cell table:formula="of:= 1 / (3*([.A135]+[.B135]))" office:value-type="float" office:value="0.0033003300330033">
            <text:p>0.00330033</text:p>
          </table:table-cell>
          <table:table-cell table:formula="of:=1/(10/(9*[.$B$107]*([.A135]+[.B135]))+[.A135])" office:value-type="float" office:value="0.00476165531691985">
            <text:p>0.0047616553</text:p>
          </table:table-cell>
          <table:table-cell table:style-name="ce3" table:formula="of:=[.F135]*(-([.E135]/(3*[.$B$107]))*(8*COS(PI()*[.$F$109]*[.$A$107])+2*COS(PI()*[.$F$109]*[.$A$107])^2-10)+[.A135])" office:value-type="float" office:value="0.476165531691985">
            <text:p>0.4761655317</text:p>
          </table:table-cell>
          <table:table-cell table:formula="of:=[.F135]*(-([.E135]/(3*[.$B$107]))*(8*COS(PI()*[.$E$109]*[.$A$107])+2*COS(PI()*[.$E$109]*[.$A$107])^2-10)+[.A135])" office:value-type="float" office:value="0.506680506823668">
            <text:p>0.5066805068</text:p>
          </table:table-cell>
          <table:table-cell table:formula="of:=([.F135]*[.E135]/(3*[.$B$107]))*(8*COS(PI()*[.$E$107]*[.$A$107])+2*COS(PI()*[.$E$107]*[.$A$107])^2)" office:value-type="float" office:value="0.523834468308015">
            <text:p>0.5238344683</text:p>
          </table:table-cell>
          <table:table-cell table:formula="of:=[.H135]/[.G135]" office:value-type="float" office:value="1.0640848047595">
            <text:p>1.0640848048</text:p>
          </table:table-cell>
          <table:table-cell table:formula="of:=([.F135]*[.E135]/(3*[.$B$107]))*(8*COS(PI()*[.$F$107]*[.$A$107])+2*COS(PI()*[.$F$107]*[.$A$107])^2)" office:value-type="float" office:value="0.516111222684979">
            <text:p>0.5161112227</text:p>
          </table:table-cell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A140]*[.A1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5]/[.B1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45]+[.B145]))" office:value-type="float" office:value="0.333333333333333">
            <text:p>0.3333333333</text:p>
          </table:table-cell>
          <table:table-cell table:formula="of:=1/(10/(9*[.$B$140]*([.A145]+[.B145]))+[.A145])" office:value-type="float" office:value="0.9">
            <text:p>0.9</text:p>
          </table:table-cell>
          <table:table-cell table:style-name="ce3" table:formula="of:=[.F145]*(-([.E145]/(3*[.$B$140]))*(8*COS(PI()*[.$F$142]*[.$A$140])+2*COS(PI()*[.$F$142]*[.$A$140])^2-10)+[.A145])" office:value-type="float" office:value="0">
            <text:p>0</text:p>
          </table:table-cell>
          <table:table-cell table:formula="of:=[.F145]*(-([.E145]/(3*[.$B$140]))*(8*COS(PI()*[.$E$142]*[.$A$140])+2*COS(PI()*[.$E$142]*[.$A$140])^2-10)+[.A145])" office:value-type="float" office:value="0">
            <text:p>0</text:p>
          </table:table-cell>
          <table:table-cell table:formula="of:=([.F145]*[.E145]/(3*[.$B$140]))*(8*COS(PI()*[.$E$140]*[.$A$140])+2*COS(PI()*[.$E$140]*[.$A$140])^2)" office:value-type="float" office:value="1">
            <text:p>1</text:p>
          </table:table-cell>
          <table:table-cell table:formula="of:=[.H145]/[.G145]" office:value-type="float" office:value="0">
            <text:p>#DIV/0!</text:p>
          </table:table-cell>
          <table:table-cell table:formula="of:=([.F145]*[.E145]/(3*[.$B$140]))*(8*COS(PI()*[.$F$140]*[.$A$140])+2*COS(PI()*[.$F$140]*[.$A$140])^2)" office:value-type="float" office:value="-0.6">
            <text:p>-0.6</text:p>
          </table:table-cell>
          <table:table-cell table:number-columns-repeated="7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6]/[.B146]" office:value-type="float" office:value="0.25">
            <text:p>0.25</text:p>
          </table:table-cell>
          <table:table-cell office:value-type="float" office:value="0.780042">
            <text:p>0.780042</text:p>
          </table:table-cell>
          <table:table-cell table:formula="of:= 1 / (3*([.A146]+[.B146]))" office:value-type="float" office:value="0.266666666666667">
            <text:p>0.2666666667</text:p>
          </table:table-cell>
          <table:table-cell table:formula="of:=1/(10/(9*[.$B$140]*([.A146]+[.B146]))+[.A146])" office:value-type="float" office:value="0.878048780487805">
            <text:p>0.8780487805</text:p>
          </table:table-cell>
          <table:table-cell table:style-name="ce3" table:formula="of:=[.F146]*(-([.E146]/(3*[.$B$140]))*(8*COS(PI()*[.$F$142]*[.$A$140])+2*COS(PI()*[.$F$142]*[.$A$140])^2-10)+[.A146])" office:value-type="float" office:value="0.219512195121951">
            <text:p>0.2195121951</text:p>
          </table:table-cell>
          <table:table-cell table:formula="of:=[.F146]*(-([.E146]/(3*[.$B$140]))*(8*COS(PI()*[.$E$142]*[.$A$140])+2*COS(PI()*[.$E$142]*[.$A$140])^2-10)+[.A146])" office:value-type="float" office:value="0.219512195121951">
            <text:p>0.2195121951</text:p>
          </table:table-cell>
          <table:table-cell table:formula="of:=([.F146]*[.E146]/(3*[.$B$140]))*(8*COS(PI()*[.$E$140]*[.$A$140])+2*COS(PI()*[.$E$140]*[.$A$140])^2)" office:value-type="float" office:value="0.780487804878049">
            <text:p>0.7804878049</text:p>
          </table:table-cell>
          <table:table-cell table:formula="of:=[.H146]/[.G146]" office:value-type="float" office:value="1">
            <text:p>1</text:p>
          </table:table-cell>
          <table:table-cell table:formula="of:=([.F146]*[.E146]/(3*[.$B$140]))*(8*COS(PI()*[.$F$140]*[.$A$140])+2*COS(PI()*[.$F$140]*[.$A$140])^2)" office:value-type="float" office:value="-0.468292682926829">
            <text:p>-0.468292682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47]/[.B147]" office:value-type="float" office:value="0.5">
            <text:p>0.5</text:p>
          </table:table-cell>
          <table:table-cell office:value-type="float" office:value="0.596674">
            <text:p>0.596674</text:p>
          </table:table-cell>
          <table:table-cell table:formula="of:= 1 / (3*([.A147]+[.B147]))" office:value-type="float" office:value="0.222222222222222">
            <text:p>0.2222222222</text:p>
          </table:table-cell>
          <table:table-cell table:formula="of:=1/(10/(9*[.$B$140]*([.A147]+[.B147]))+[.A147])" office:value-type="float" office:value="0.805970149253731">
            <text:p>0.8059701493</text:p>
          </table:table-cell>
          <table:table-cell table:style-name="ce3" table:formula="of:=[.F147]*(-([.E147]/(3*[.$B$140]))*(8*COS(PI()*[.$F$142]*[.$A$140])+2*COS(PI()*[.$F$142]*[.$A$140])^2-10)+[.A147])" office:value-type="float" office:value="0.402985074626866">
            <text:p>0.4029850746</text:p>
          </table:table-cell>
          <table:table-cell table:formula="of:=[.F147]*(-([.E147]/(3*[.$B$140]))*(8*COS(PI()*[.$E$142]*[.$A$140])+2*COS(PI()*[.$E$142]*[.$A$140])^2-10)+[.A147])" office:value-type="float" office:value="0.402985074626866">
            <text:p>0.4029850746</text:p>
          </table:table-cell>
          <table:table-cell table:formula="of:=([.F147]*[.E147]/(3*[.$B$140]))*(8*COS(PI()*[.$E$140]*[.$A$140])+2*COS(PI()*[.$E$140]*[.$A$140])^2)" office:value-type="float" office:value="0.597014925373134">
            <text:p>0.5970149254</text:p>
          </table:table-cell>
          <table:table-cell table:formula="of:=[.H147]/[.G147]" office:value-type="float" office:value="1">
            <text:p>1</text:p>
          </table:table-cell>
          <table:table-cell table:formula="of:=([.F147]*[.E147]/(3*[.$B$140]))*(8*COS(PI()*[.$F$140]*[.$A$140])+2*COS(PI()*[.$F$140]*[.$A$140])^2)" office:value-type="float" office:value="-0.358208955223881">
            <text:p>-0.3582089552</text:p>
          </table:table-cell>
          <table:table-cell table:number-columns-repeated="7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8]/[.B148]" office:value-type="float" office:value="0.75">
            <text:p>0.75</text:p>
          </table:table-cell>
          <table:table-cell office:value-type="float" office:value="0.458191">
            <text:p>0.458191</text:p>
          </table:table-cell>
          <table:table-cell table:formula="of:= 1 / (3*([.A148]+[.B148]))" office:value-type="float" office:value="0.19047619047619">
            <text:p>0.1904761905</text:p>
          </table:table-cell>
          <table:table-cell table:formula="of:=1/(10/(9*[.$B$140]*([.A148]+[.B148]))+[.A148])" office:value-type="float" office:value="0.722063037249284">
            <text:p>0.7220630372</text:p>
          </table:table-cell>
          <table:table-cell table:style-name="ce3" table:formula="of:=[.F148]*(-([.E148]/(3*[.$B$140]))*(8*COS(PI()*[.$F$142]*[.$A$140])+2*COS(PI()*[.$F$142]*[.$A$140])^2-10)+[.A148])" office:value-type="float" office:value="0.541547277936963">
            <text:p>0.5415472779</text:p>
          </table:table-cell>
          <table:table-cell table:formula="of:=[.F148]*(-([.E148]/(3*[.$B$140]))*(8*COS(PI()*[.$E$142]*[.$A$140])+2*COS(PI()*[.$E$142]*[.$A$140])^2-10)+[.A148])" office:value-type="float" office:value="0.541547277936963">
            <text:p>0.5415472779</text:p>
          </table:table-cell>
          <table:table-cell table:formula="of:=([.F148]*[.E148]/(3*[.$B$140]))*(8*COS(PI()*[.$E$140]*[.$A$140])+2*COS(PI()*[.$E$140]*[.$A$140])^2)" office:value-type="float" office:value="0.458452722063037">
            <text:p>0.4584527221</text:p>
          </table:table-cell>
          <table:table-cell table:formula="of:=[.H148]/[.G148]" office:value-type="float" office:value="1">
            <text:p>1</text:p>
          </table:table-cell>
          <table:table-cell table:formula="of:=([.F148]*[.E148]/(3*[.$B$140]))*(8*COS(PI()*[.$F$140]*[.$A$140])+2*COS(PI()*[.$F$140]*[.$A$140])^2)" office:value-type="float" office:value="-0.275071633237822">
            <text:p>-0.275071633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49]/[.B149]" office:value-type="float" office:value="1">
            <text:p>1</text:p>
          </table:table-cell>
          <table:table-cell office:value-type="float" office:value="0.356939">
            <text:p>0.356939</text:p>
          </table:table-cell>
          <table:table-cell table:formula="of:= 1 / (3*([.A149]+[.B149]))" office:value-type="float" office:value="0.166666666666667">
            <text:p>0.1666666667</text:p>
          </table:table-cell>
          <table:table-cell table:formula="of:=1/(10/(9*[.$B$140]*([.A149]+[.B149]))+[.A149])" office:value-type="float" office:value="0.642857142857143">
            <text:p>0.6428571429</text:p>
          </table:table-cell>
          <table:table-cell table:style-name="ce3" table:formula="of:=[.F149]*(-([.E149]/(3*[.$B$140]))*(8*COS(PI()*[.$F$142]*[.$A$140])+2*COS(PI()*[.$F$142]*[.$A$140])^2-10)+[.A149])" office:value-type="float" office:value="0.642857142857143">
            <text:p>0.6428571429</text:p>
          </table:table-cell>
          <table:table-cell table:formula="of:=[.F149]*(-([.E149]/(3*[.$B$140]))*(8*COS(PI()*[.$E$142]*[.$A$140])+2*COS(PI()*[.$E$142]*[.$A$140])^2-10)+[.A149])" office:value-type="float" office:value="0.642857142857143">
            <text:p>0.6428571429</text:p>
          </table:table-cell>
          <table:table-cell table:formula="of:=([.F149]*[.E149]/(3*[.$B$140]))*(8*COS(PI()*[.$E$140]*[.$A$140])+2*COS(PI()*[.$E$140]*[.$A$140])^2)" office:value-type="float" office:value="0.357142857142857">
            <text:p>0.3571428571</text:p>
          </table:table-cell>
          <table:table-cell table:formula="of:=[.H149]/[.G149]" office:value-type="float" office:value="1">
            <text:p>1</text:p>
          </table:table-cell>
          <table:table-cell table:formula="of:=([.F149]*[.E149]/(3*[.$B$140]))*(8*COS(PI()*[.$F$140]*[.$A$140])+2*COS(PI()*[.$F$140]*[.$A$140])^2)" office:value-type="float" office:value="-0.214285714285714">
            <text:p>-0.2142857143</text:p>
          </table:table-cell>
          <table:table-cell table:number-columns-repeated="7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50]/[.B150]" office:value-type="float" office:value="1.5">
            <text:p>1.5</text:p>
          </table:table-cell>
          <table:table-cell office:value-type="float" office:value="0.228441">
            <text:p>0.228441</text:p>
          </table:table-cell>
          <table:table-cell table:formula="of:= 1 / (3*([.A150]+[.B150]))" office:value-type="float" office:value="0.133333333333333">
            <text:p>0.1333333333</text:p>
          </table:table-cell>
          <table:table-cell table:formula="of:=1/(10/(9*[.$B$140]*([.A150]+[.B150]))+[.A150])" office:value-type="float" office:value="0.514285714285714">
            <text:p>0.5142857143</text:p>
          </table:table-cell>
          <table:table-cell table:style-name="ce3" table:formula="of:=[.F150]*(-([.E150]/(3*[.$B$140]))*(8*COS(PI()*[.$F$142]*[.$A$140])+2*COS(PI()*[.$F$142]*[.$A$140])^2-10)+[.A150])" office:value-type="float" office:value="0.771428571428572">
            <text:p>0.7714285714</text:p>
          </table:table-cell>
          <table:table-cell table:formula="of:=[.F150]*(-([.E150]/(3*[.$B$140]))*(8*COS(PI()*[.$E$142]*[.$A$140])+2*COS(PI()*[.$E$142]*[.$A$140])^2-10)+[.A150])" office:value-type="float" office:value="0.771428571428572">
            <text:p>0.7714285714</text:p>
          </table:table-cell>
          <table:table-cell table:formula="of:=([.F150]*[.E150]/(3*[.$B$140]))*(8*COS(PI()*[.$E$140]*[.$A$140])+2*COS(PI()*[.$E$140]*[.$A$140])^2)" office:value-type="float" office:value="0.228571428571429">
            <text:p>0.2285714286</text:p>
          </table:table-cell>
          <table:table-cell table:formula="of:=[.H150]/[.G150]" office:value-type="float" office:value="1">
            <text:p>1</text:p>
          </table:table-cell>
          <table:table-cell table:formula="of:=([.F150]*[.E150]/(3*[.$B$140]))*(8*COS(PI()*[.$F$140]*[.$A$140])+2*COS(PI()*[.$F$140]*[.$A$140])^2)" office:value-type="float" office:value="-0.137142857142857">
            <text:p>-0.137142857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51]/[.B151]" office:value-type="float" office:value="2">
            <text:p>2</text:p>
          </table:table-cell>
          <table:table-cell office:value-type="float" office:value="0.156161">
            <text:p>0.156161</text:p>
          </table:table-cell>
          <table:table-cell table:formula="of:= 1 / (3*([.A151]+[.B151]))" office:value-type="float" office:value="0.111111111111111">
            <text:p>0.1111111111</text:p>
          </table:table-cell>
          <table:table-cell table:formula="of:=1/(10/(9*[.$B$140]*([.A151]+[.B151]))+[.A151])" office:value-type="float" office:value="0.421875">
            <text:p>0.421875</text:p>
          </table:table-cell>
          <table:table-cell table:style-name="ce3" table:formula="of:=[.F151]*(-([.E151]/(3*[.$B$140]))*(8*COS(PI()*[.$F$142]*[.$A$140])+2*COS(PI()*[.$F$142]*[.$A$140])^2-10)+[.A151])" office:value-type="float" office:value="0.84375">
            <text:p>0.84375</text:p>
          </table:table-cell>
          <table:table-cell table:formula="of:=[.F151]*(-([.E151]/(3*[.$B$140]))*(8*COS(PI()*[.$E$142]*[.$A$140])+2*COS(PI()*[.$E$142]*[.$A$140])^2-10)+[.A151])" office:value-type="float" office:value="0.84375">
            <text:p>0.84375</text:p>
          </table:table-cell>
          <table:table-cell table:formula="of:=([.F151]*[.E151]/(3*[.$B$140]))*(8*COS(PI()*[.$E$140]*[.$A$140])+2*COS(PI()*[.$E$140]*[.$A$140])^2)" office:value-type="float" office:value="0.15625">
            <text:p>0.15625</text:p>
          </table:table-cell>
          <table:table-cell table:formula="of:=[.H151]/[.G151]" office:value-type="float" office:value="1">
            <text:p>1</text:p>
          </table:table-cell>
          <table:table-cell table:formula="of:=([.F151]*[.E151]/(3*[.$B$140]))*(8*COS(PI()*[.$F$140]*[.$A$140])+2*COS(PI()*[.$F$140]*[.$A$140])^2)" office:value-type="float" office:value="-0.09375">
            <text:p>-0.09375</text:p>
          </table:table-cell>
          <table:table-cell table:number-columns-repeated="7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52]/[.B152]" office:value-type="float" office:value="2.5">
            <text:p>2.5</text:p>
          </table:table-cell>
          <table:table-cell office:value-type="float" office:value="0.112612">
            <text:p>0.112612</text:p>
          </table:table-cell>
          <table:table-cell table:formula="of:= 1 / (3*([.A152]+[.B152]))" office:value-type="float" office:value="0.0952380952380952">
            <text:p>0.0952380952</text:p>
          </table:table-cell>
          <table:table-cell table:formula="of:=1/(10/(9*[.$B$140]*([.A152]+[.B152]))+[.A152])" office:value-type="float" office:value="0.354929577464789">
            <text:p>0.3549295775</text:p>
          </table:table-cell>
          <table:table-cell table:style-name="ce3" table:formula="of:=[.F152]*(-([.E152]/(3*[.$B$140]))*(8*COS(PI()*[.$F$142]*[.$A$140])+2*COS(PI()*[.$F$142]*[.$A$140])^2-10)+[.A152])" office:value-type="float" office:value="0.887323943661972">
            <text:p>0.8873239437</text:p>
          </table:table-cell>
          <table:table-cell table:formula="of:=[.F152]*(-([.E152]/(3*[.$B$140]))*(8*COS(PI()*[.$E$142]*[.$A$140])+2*COS(PI()*[.$E$142]*[.$A$140])^2-10)+[.A152])" office:value-type="float" office:value="0.887323943661972">
            <text:p>0.8873239437</text:p>
          </table:table-cell>
          <table:table-cell table:formula="of:=([.F152]*[.E152]/(3*[.$B$140]))*(8*COS(PI()*[.$E$140]*[.$A$140])+2*COS(PI()*[.$E$140]*[.$A$140])^2)" office:value-type="float" office:value="0.112676056338028">
            <text:p>0.1126760563</text:p>
          </table:table-cell>
          <table:table-cell table:formula="of:=[.H152]/[.G152]" office:value-type="float" office:value="1">
            <text:p>1</text:p>
          </table:table-cell>
          <table:table-cell table:formula="of:=([.F152]*[.E152]/(3*[.$B$140]))*(8*COS(PI()*[.$F$140]*[.$A$140])+2*COS(PI()*[.$F$140]*[.$A$140])^2)" office:value-type="float" office:value="-0.0676056338028169">
            <text:p>-0.067605633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53]/[.B153]" office:value-type="float" office:value="3">
            <text:p>3</text:p>
          </table:table-cell>
          <table:table-cell office:value-type="float" office:value="0.0846973">
            <text:p>0.0846973</text:p>
          </table:table-cell>
          <table:table-cell table:formula="of:= 1 / (3*([.A153]+[.B153]))" office:value-type="float" office:value="0.0833333333333333">
            <text:p>0.0833333333</text:p>
          </table:table-cell>
          <table:table-cell table:formula="of:=1/(10/(9*[.$B$140]*([.A153]+[.B153]))+[.A153])" office:value-type="float" office:value="0.305084745762712">
            <text:p>0.3050847458</text:p>
          </table:table-cell>
          <table:table-cell table:style-name="ce3" table:formula="of:=[.F153]*(-([.E153]/(3*[.$B$140]))*(8*COS(PI()*[.$F$142]*[.$A$140])+2*COS(PI()*[.$F$142]*[.$A$140])^2-10)+[.A153])" office:value-type="float" office:value="0.915254237288135">
            <text:p>0.9152542373</text:p>
          </table:table-cell>
          <table:table-cell table:formula="of:=[.F153]*(-([.E153]/(3*[.$B$140]))*(8*COS(PI()*[.$E$142]*[.$A$140])+2*COS(PI()*[.$E$142]*[.$A$140])^2-10)+[.A153])" office:value-type="float" office:value="0.915254237288135">
            <text:p>0.9152542373</text:p>
          </table:table-cell>
          <table:table-cell table:formula="of:=([.F153]*[.E153]/(3*[.$B$140]))*(8*COS(PI()*[.$E$140]*[.$A$140])+2*COS(PI()*[.$E$140]*[.$A$140])^2)" office:value-type="float" office:value="0.0847457627118644">
            <text:p>0.0847457627</text:p>
          </table:table-cell>
          <table:table-cell table:formula="of:=[.H153]/[.G153]" office:value-type="float" office:value="1">
            <text:p>1</text:p>
          </table:table-cell>
          <table:table-cell table:formula="of:=([.F153]*[.E153]/(3*[.$B$140]))*(8*COS(PI()*[.$F$140]*[.$A$140])+2*COS(PI()*[.$F$140]*[.$A$140])^2)" office:value-type="float" office:value="-0.0508474576271187">
            <text:p>-0.0508474576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54]/[.B154]" office:value-type="float" office:value="3.5">
            <text:p>3.5</text:p>
          </table:table-cell>
          <table:table-cell office:value-type="float" office:value="0.0658602">
            <text:p>0.0658602</text:p>
          </table:table-cell>
          <table:table-cell table:formula="of:= 1 / (3*([.A154]+[.B154]))" office:value-type="float" office:value="0.0740740740740741">
            <text:p>0.0740740741</text:p>
          </table:table-cell>
          <table:table-cell table:formula="of:=1/(10/(9*[.$B$140]*([.A154]+[.B154]))+[.A154])" office:value-type="float" office:value="0.266886326194399">
            <text:p>0.2668863262</text:p>
          </table:table-cell>
          <table:table-cell table:style-name="ce3" table:formula="of:=[.F154]*(-([.E154]/(3*[.$B$140]))*(8*COS(PI()*[.$F$142]*[.$A$140])+2*COS(PI()*[.$F$142]*[.$A$140])^2-10)+[.A154])" office:value-type="float" office:value="0.934102141680395">
            <text:p>0.9341021417</text:p>
          </table:table-cell>
          <table:table-cell table:formula="of:=[.F154]*(-([.E154]/(3*[.$B$140]))*(8*COS(PI()*[.$E$142]*[.$A$140])+2*COS(PI()*[.$E$142]*[.$A$140])^2-10)+[.A154])" office:value-type="float" office:value="0.934102141680395">
            <text:p>0.9341021417</text:p>
          </table:table-cell>
          <table:table-cell table:formula="of:=([.F154]*[.E154]/(3*[.$B$140]))*(8*COS(PI()*[.$E$140]*[.$A$140])+2*COS(PI()*[.$E$140]*[.$A$140])^2)" office:value-type="float" office:value="0.0658978583196046">
            <text:p>0.0658978583</text:p>
          </table:table-cell>
          <table:table-cell table:formula="of:=[.H154]/[.G154]" office:value-type="float" office:value="1">
            <text:p>1</text:p>
          </table:table-cell>
          <table:table-cell table:formula="of:=([.F154]*[.E154]/(3*[.$B$140]))*(8*COS(PI()*[.$F$140]*[.$A$140])+2*COS(PI()*[.$F$140]*[.$A$140])^2)" office:value-type="float" office:value="-0.0395387149917628">
            <text:p>-0.03953871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55]/[.B155]" office:value-type="float" office:value="4">
            <text:p>4</text:p>
          </table:table-cell>
          <table:table-cell office:value-type="float" office:value="0.0526015">
            <text:p>0.0526015</text:p>
          </table:table-cell>
          <table:table-cell table:formula="of:= 1 / (3*([.A155]+[.B155]))" office:value-type="float" office:value="0.0666666666666667">
            <text:p>0.0666666667</text:p>
          </table:table-cell>
          <table:table-cell table:formula="of:=1/(10/(9*[.$B$140]*([.A155]+[.B155]))+[.A155])" office:value-type="float" office:value="0.236842105263158">
            <text:p>0.2368421053</text:p>
          </table:table-cell>
          <table:table-cell table:style-name="ce3" table:formula="of:=[.F155]*(-([.E155]/(3*[.$B$140]))*(8*COS(PI()*[.$F$142]*[.$A$140])+2*COS(PI()*[.$F$142]*[.$A$140])^2-10)+[.A155])" office:value-type="float" office:value="0.947368421052632">
            <text:p>0.9473684211</text:p>
          </table:table-cell>
          <table:table-cell table:formula="of:=[.F155]*(-([.E155]/(3*[.$B$140]))*(8*COS(PI()*[.$E$142]*[.$A$140])+2*COS(PI()*[.$E$142]*[.$A$140])^2-10)+[.A155])" office:value-type="float" office:value="0.947368421052632">
            <text:p>0.9473684211</text:p>
          </table:table-cell>
          <table:table-cell table:formula="of:=([.F155]*[.E155]/(3*[.$B$140]))*(8*COS(PI()*[.$E$140]*[.$A$140])+2*COS(PI()*[.$E$140]*[.$A$140])^2)" office:value-type="float" office:value="0.0526315789473684">
            <text:p>0.0526315789</text:p>
          </table:table-cell>
          <table:table-cell table:formula="of:=[.H155]/[.G155]" office:value-type="float" office:value="1">
            <text:p>1</text:p>
          </table:table-cell>
          <table:table-cell table:formula="of:=([.F155]*[.E155]/(3*[.$B$140]))*(8*COS(PI()*[.$F$140]*[.$A$140])+2*COS(PI()*[.$F$140]*[.$A$140])^2)" office:value-type="float" office:value="-0.0315789473684211">
            <text:p>-0.0315789474</text:p>
          </table:table-cell>
          <table:table-cell table:number-columns-repeated="7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56]/[.B156]" office:value-type="float" office:value="4.5">
            <text:p>4.5</text:p>
          </table:table-cell>
          <table:table-cell office:value-type="float" office:value="0.04294">
            <text:p>0.04294</text:p>
          </table:table-cell>
          <table:table-cell table:formula="of:= 1 / (3*([.A156]+[.B156]))" office:value-type="float" office:value="0.0606060606060606">
            <text:p>0.0606060606</text:p>
          </table:table-cell>
          <table:table-cell table:formula="of:=1/(10/(9*[.$B$140]*([.A156]+[.B156]))+[.A156])" office:value-type="float" office:value="0.212674543501611">
            <text:p>0.2126745435</text:p>
          </table:table-cell>
          <table:table-cell table:style-name="ce3" table:formula="of:=[.F156]*(-([.E156]/(3*[.$B$140]))*(8*COS(PI()*[.$F$142]*[.$A$140])+2*COS(PI()*[.$F$142]*[.$A$140])^2-10)+[.A156])" office:value-type="float" office:value="0.95703544575725">
            <text:p>0.9570354458</text:p>
          </table:table-cell>
          <table:table-cell table:formula="of:=[.F156]*(-([.E156]/(3*[.$B$140]))*(8*COS(PI()*[.$E$142]*[.$A$140])+2*COS(PI()*[.$E$142]*[.$A$140])^2-10)+[.A156])" office:value-type="float" office:value="0.95703544575725">
            <text:p>0.9570354458</text:p>
          </table:table-cell>
          <table:table-cell table:formula="of:=([.F156]*[.E156]/(3*[.$B$140]))*(8*COS(PI()*[.$E$140]*[.$A$140])+2*COS(PI()*[.$E$140]*[.$A$140])^2)" office:value-type="float" office:value="0.0429645542427497">
            <text:p>0.0429645542</text:p>
          </table:table-cell>
          <table:table-cell table:formula="of:=[.H156]/[.G156]" office:value-type="float" office:value="1">
            <text:p>1</text:p>
          </table:table-cell>
          <table:table-cell table:formula="of:=([.F156]*[.E156]/(3*[.$B$140]))*(8*COS(PI()*[.$F$140]*[.$A$140])+2*COS(PI()*[.$F$140]*[.$A$140])^2)" office:value-type="float" office:value="-0.0257787325456498">
            <text:p>-0.025778732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57]/[.B157]" office:value-type="float" office:value="5">
            <text:p>5</text:p>
          </table:table-cell>
          <table:table-cell office:value-type="float" office:value="0.0356939">
            <text:p>0.0356939</text:p>
          </table:table-cell>
          <table:table-cell table:formula="of:= 1 / (3*([.A157]+[.B157]))" office:value-type="float" office:value="0.0555555555555556">
            <text:p>0.0555555556</text:p>
          </table:table-cell>
          <table:table-cell table:formula="of:=1/(10/(9*[.$B$140]*([.A157]+[.B157]))+[.A157])" office:value-type="float" office:value="0.192857142857143">
            <text:p>0.1928571429</text:p>
          </table:table-cell>
          <table:table-cell table:style-name="ce3" table:formula="of:=[.F157]*(-([.E157]/(3*[.$B$140]))*(8*COS(PI()*[.$F$142]*[.$A$140])+2*COS(PI()*[.$F$142]*[.$A$140])^2-10)+[.A157])" office:value-type="float" office:value="0.964285714285714">
            <text:p>0.9642857143</text:p>
          </table:table-cell>
          <table:table-cell table:formula="of:=[.F157]*(-([.E157]/(3*[.$B$140]))*(8*COS(PI()*[.$E$142]*[.$A$140])+2*COS(PI()*[.$E$142]*[.$A$140])^2-10)+[.A157])" office:value-type="float" office:value="0.964285714285714">
            <text:p>0.9642857143</text:p>
          </table:table-cell>
          <table:table-cell table:formula="of:=([.F157]*[.E157]/(3*[.$B$140]))*(8*COS(PI()*[.$E$140]*[.$A$140])+2*COS(PI()*[.$E$140]*[.$A$140])^2)" office:value-type="float" office:value="0.0357142857142857">
            <text:p>0.0357142857</text:p>
          </table:table-cell>
          <table:table-cell table:formula="of:=[.H157]/[.G157]" office:value-type="float" office:value="1">
            <text:p>1</text:p>
          </table:table-cell>
          <table:table-cell table:formula="of:=([.F157]*[.E157]/(3*[.$B$140]))*(8*COS(PI()*[.$F$140]*[.$A$140])+2*COS(PI()*[.$F$140]*[.$A$140])^2)" office:value-type="float" office:value="-0.0214285714285714">
            <text:p>-0.0214285714</text:p>
          </table:table-cell>
          <table:table-cell table:number-columns-repeated="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58]/[.B158]" office:value-type="float" office:value="5.5">
            <text:p>5.5</text:p>
          </table:table-cell>
          <table:table-cell office:value-type="float" office:value="0.030126">
            <text:p>0.030126</text:p>
          </table:table-cell>
          <table:table-cell table:formula="of:= 1 / (3*([.A158]+[.B158]))" office:value-type="float" office:value="0.0512820512820513">
            <text:p>0.0512820513</text:p>
          </table:table-cell>
          <table:table-cell table:formula="of:=1/(10/(9*[.$B$140]*([.A158]+[.B158]))+[.A158])" office:value-type="float" office:value="0.176337603617182">
            <text:p>0.1763376036</text:p>
          </table:table-cell>
          <table:table-cell table:style-name="ce3" table:formula="of:=[.F158]*(-([.E158]/(3*[.$B$140]))*(8*COS(PI()*[.$F$142]*[.$A$140])+2*COS(PI()*[.$F$142]*[.$A$140])^2-10)+[.A158])" office:value-type="float" office:value="0.969856819894499">
            <text:p>0.9698568199</text:p>
          </table:table-cell>
          <table:table-cell table:formula="of:=[.F158]*(-([.E158]/(3*[.$B$140]))*(8*COS(PI()*[.$E$142]*[.$A$140])+2*COS(PI()*[.$E$142]*[.$A$140])^2-10)+[.A158])" office:value-type="float" office:value="0.969856819894499">
            <text:p>0.9698568199</text:p>
          </table:table-cell>
          <table:table-cell table:formula="of:=([.F158]*[.E158]/(3*[.$B$140]))*(8*COS(PI()*[.$E$140]*[.$A$140])+2*COS(PI()*[.$E$140]*[.$A$140])^2)" office:value-type="float" office:value="0.0301431801055011">
            <text:p>0.0301431801</text:p>
          </table:table-cell>
          <table:table-cell table:formula="of:=[.H158]/[.G158]" office:value-type="float" office:value="1">
            <text:p>1</text:p>
          </table:table-cell>
          <table:table-cell table:formula="of:=([.F158]*[.E158]/(3*[.$B$140]))*(8*COS(PI()*[.$F$140]*[.$A$140])+2*COS(PI()*[.$F$140]*[.$A$140])^2)" office:value-type="float" office:value="-0.0180859080633007">
            <text:p>-0.018085908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59]/[.B159]" office:value-type="float" office:value="6">
            <text:p>6</text:p>
          </table:table-cell>
          <table:table-cell office:value-type="float" office:value="0.0257585">
            <text:p>0.0257585</text:p>
          </table:table-cell>
          <table:table-cell table:formula="of:= 1 / (3*([.A159]+[.B159]))" office:value-type="float" office:value="0.0476190476190476">
            <text:p>0.0476190476</text:p>
          </table:table-cell>
          <table:table-cell table:formula="of:=1/(10/(9*[.$B$140]*([.A159]+[.B159]))+[.A159])" office:value-type="float" office:value="0.162371134020619">
            <text:p>0.162371134</text:p>
          </table:table-cell>
          <table:table-cell table:style-name="ce3" table:formula="of:=[.F159]*(-([.E159]/(3*[.$B$140]))*(8*COS(PI()*[.$F$142]*[.$A$140])+2*COS(PI()*[.$F$142]*[.$A$140])^2-10)+[.A159])" office:value-type="float" office:value="0.974226804123711">
            <text:p>0.9742268041</text:p>
          </table:table-cell>
          <table:table-cell table:formula="of:=[.F159]*(-([.E159]/(3*[.$B$140]))*(8*COS(PI()*[.$E$142]*[.$A$140])+2*COS(PI()*[.$E$142]*[.$A$140])^2-10)+[.A159])" office:value-type="float" office:value="0.974226804123711">
            <text:p>0.9742268041</text:p>
          </table:table-cell>
          <table:table-cell table:formula="of:=([.F159]*[.E159]/(3*[.$B$140]))*(8*COS(PI()*[.$E$140]*[.$A$140])+2*COS(PI()*[.$E$140]*[.$A$140])^2)" office:value-type="float" office:value="0.0257731958762887">
            <text:p>0.0257731959</text:p>
          </table:table-cell>
          <table:table-cell table:formula="of:=[.H159]/[.G159]" office:value-type="float" office:value="1">
            <text:p>1</text:p>
          </table:table-cell>
          <table:table-cell table:formula="of:=([.F159]*[.E159]/(3*[.$B$140]))*(8*COS(PI()*[.$F$140]*[.$A$140])+2*COS(PI()*[.$F$140]*[.$A$140])^2)" office:value-type="float" office:value="-0.0154639175257732">
            <text:p>-0.0154639175</text:p>
          </table:table-cell>
          <table:table-cell table:number-columns-repeated="7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60]/[.B160]" office:value-type="float" office:value="6.5">
            <text:p>6.5</text:p>
          </table:table-cell>
          <table:table-cell office:value-type="float" office:value="0.0222714">
            <text:p>0.0222714</text:p>
          </table:table-cell>
          <table:table-cell table:formula="of:= 1 / (3*([.A160]+[.B160]))" office:value-type="float" office:value="0.0444444444444444">
            <text:p>0.0444444444</text:p>
          </table:table-cell>
          <table:table-cell table:formula="of:=1/(10/(9*[.$B$140]*([.A160]+[.B160]))+[.A160])" office:value-type="float" office:value="0.15041782729805">
            <text:p>0.1504178273</text:p>
          </table:table-cell>
          <table:table-cell table:style-name="ce3" table:formula="of:=[.F160]*(-([.E160]/(3*[.$B$140]))*(8*COS(PI()*[.$F$142]*[.$A$140])+2*COS(PI()*[.$F$142]*[.$A$140])^2-10)+[.A160])" office:value-type="float" office:value="0.977715877437326">
            <text:p>0.9777158774</text:p>
          </table:table-cell>
          <table:table-cell table:formula="of:=[.F160]*(-([.E160]/(3*[.$B$140]))*(8*COS(PI()*[.$E$142]*[.$A$140])+2*COS(PI()*[.$E$142]*[.$A$140])^2-10)+[.A160])" office:value-type="float" office:value="0.977715877437326">
            <text:p>0.9777158774</text:p>
          </table:table-cell>
          <table:table-cell table:formula="of:=([.F160]*[.E160]/(3*[.$B$140]))*(8*COS(PI()*[.$E$140]*[.$A$140])+2*COS(PI()*[.$E$140]*[.$A$140])^2)" office:value-type="float" office:value="0.0222841225626741">
            <text:p>0.0222841226</text:p>
          </table:table-cell>
          <table:table-cell table:formula="of:=[.H160]/[.G160]" office:value-type="float" office:value="1">
            <text:p>1</text:p>
          </table:table-cell>
          <table:table-cell table:formula="of:=([.F160]*[.E160]/(3*[.$B$140]))*(8*COS(PI()*[.$F$140]*[.$A$140])+2*COS(PI()*[.$F$140]*[.$A$140])^2)" office:value-type="float" office:value="-0.0133704735376045">
            <text:p>-0.013370473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61]/[.B161]" office:value-type="float" office:value="7">
            <text:p>7</text:p>
          </table:table-cell>
          <table:table-cell office:value-type="float" office:value="0.0194441">
            <text:p>0.0194441</text:p>
          </table:table-cell>
          <table:table-cell table:formula="of:= 1 / (3*([.A161]+[.B161]))" office:value-type="float" office:value="0.0416666666666667">
            <text:p>0.0416666667</text:p>
          </table:table-cell>
          <table:table-cell table:formula="of:=1/(10/(9*[.$B$140]*([.A161]+[.B161]))+[.A161])" office:value-type="float" office:value="0.140077821011673">
            <text:p>0.140077821</text:p>
          </table:table-cell>
          <table:table-cell table:style-name="ce3" table:formula="of:=[.F161]*(-([.E161]/(3*[.$B$140]))*(8*COS(PI()*[.$F$142]*[.$A$140])+2*COS(PI()*[.$F$142]*[.$A$140])^2-10)+[.A161])" office:value-type="float" office:value="0.980544747081712">
            <text:p>0.9805447471</text:p>
          </table:table-cell>
          <table:table-cell table:formula="of:=[.F161]*(-([.E161]/(3*[.$B$140]))*(8*COS(PI()*[.$E$142]*[.$A$140])+2*COS(PI()*[.$E$142]*[.$A$140])^2-10)+[.A161])" office:value-type="float" office:value="0.980544747081712">
            <text:p>0.9805447471</text:p>
          </table:table-cell>
          <table:table-cell table:formula="of:=([.F161]*[.E161]/(3*[.$B$140]))*(8*COS(PI()*[.$E$140]*[.$A$140])+2*COS(PI()*[.$E$140]*[.$A$140])^2)" office:value-type="float" office:value="0.0194552529182879">
            <text:p>0.0194552529</text:p>
          </table:table-cell>
          <table:table-cell table:formula="of:=[.H161]/[.G161]" office:value-type="float" office:value="1">
            <text:p>1</text:p>
          </table:table-cell>
          <table:table-cell table:formula="of:=([.F161]*[.E161]/(3*[.$B$140]))*(8*COS(PI()*[.$F$140]*[.$A$140])+2*COS(PI()*[.$F$140]*[.$A$140])^2)" office:value-type="float" office:value="-0.0116731517509728">
            <text:p>-0.011673151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62]/[.B162]" office:value-type="float" office:value="8">
            <text:p>8</text:p>
          </table:table-cell>
          <table:table-cell office:value-type="float" office:value="0.0151889">
            <text:p>0.0151889</text:p>
          </table:table-cell>
          <table:table-cell table:formula="of:= 1 / (3*([.A162]+[.B162]))" office:value-type="float" office:value="0.037037037037037">
            <text:p>0.037037037</text:p>
          </table:table-cell>
          <table:table-cell table:formula="of:=1/(10/(9*[.$B$140]*([.A162]+[.B162]))+[.A162])" office:value-type="float" office:value="0.123100303951368">
            <text:p>0.123100304</text:p>
          </table:table-cell>
          <table:table-cell table:style-name="ce3" table:formula="of:=[.F162]*(-([.E162]/(3*[.$B$140]))*(8*COS(PI()*[.$F$142]*[.$A$140])+2*COS(PI()*[.$F$142]*[.$A$140])^2-10)+[.A162])" office:value-type="float" office:value="0.984802431610942">
            <text:p>0.9848024316</text:p>
          </table:table-cell>
          <table:table-cell table:formula="of:=[.F162]*(-([.E162]/(3*[.$B$140]))*(8*COS(PI()*[.$E$142]*[.$A$140])+2*COS(PI()*[.$E$142]*[.$A$140])^2-10)+[.A162])" office:value-type="float" office:value="0.984802431610942">
            <text:p>0.9848024316</text:p>
          </table:table-cell>
          <table:table-cell table:formula="of:=([.F162]*[.E162]/(3*[.$B$140]))*(8*COS(PI()*[.$E$140]*[.$A$140])+2*COS(PI()*[.$E$140]*[.$A$140])^2)" office:value-type="float" office:value="0.0151975683890578">
            <text:p>0.0151975684</text:p>
          </table:table-cell>
          <table:table-cell table:formula="of:=[.H162]/[.G162]" office:value-type="float" office:value="1">
            <text:p>1</text:p>
          </table:table-cell>
          <table:table-cell table:formula="of:=([.F162]*[.E162]/(3*[.$B$140]))*(8*COS(PI()*[.$F$140]*[.$A$140])+2*COS(PI()*[.$F$140]*[.$A$140])^2)" office:value-type="float" office:value="-0.00911854103343465">
            <text:p>-0.009118541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63]/[.B163]" office:value-type="float" office:value="9">
            <text:p>9</text:p>
          </table:table-cell>
          <table:table-cell office:value-type="float" office:value="0.0121882">
            <text:p>0.0121882</text:p>
          </table:table-cell>
          <table:table-cell table:formula="of:= 1 / (3*([.A163]+[.B163]))" office:value-type="float" office:value="0.0333333333333333">
            <text:p>0.0333333333</text:p>
          </table:table-cell>
          <table:table-cell table:formula="of:=1/(10/(9*[.$B$140]*([.A163]+[.B163]))+[.A163])" office:value-type="float" office:value="0.109756097560976">
            <text:p>0.1097560976</text:p>
          </table:table-cell>
          <table:table-cell table:style-name="ce3" table:formula="of:=[.F163]*(-([.E163]/(3*[.$B$140]))*(8*COS(PI()*[.$F$142]*[.$A$140])+2*COS(PI()*[.$F$142]*[.$A$140])^2-10)+[.A163])" office:value-type="float" office:value="0.98780487804878">
            <text:p>0.987804878</text:p>
          </table:table-cell>
          <table:table-cell table:formula="of:=[.F163]*(-([.E163]/(3*[.$B$140]))*(8*COS(PI()*[.$E$142]*[.$A$140])+2*COS(PI()*[.$E$142]*[.$A$140])^2-10)+[.A163])" office:value-type="float" office:value="0.98780487804878">
            <text:p>0.987804878</text:p>
          </table:table-cell>
          <table:table-cell table:formula="of:=([.F163]*[.E163]/(3*[.$B$140]))*(8*COS(PI()*[.$E$140]*[.$A$140])+2*COS(PI()*[.$E$140]*[.$A$140])^2)" office:value-type="float" office:value="0.0121951219512195">
            <text:p>0.012195122</text:p>
          </table:table-cell>
          <table:table-cell table:formula="of:=[.H163]/[.G163]" office:value-type="float" office:value="1">
            <text:p>1</text:p>
          </table:table-cell>
          <table:table-cell table:formula="of:=([.F163]*[.E163]/(3*[.$B$140]))*(8*COS(PI()*[.$F$140]*[.$A$140])+2*COS(PI()*[.$F$140]*[.$A$140])^2)" office:value-type="float" office:value="-0.00731707317073171">
            <text:p>-0.007317073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64]/[.B164]" office:value-type="float" office:value="10">
            <text:p>10</text:p>
          </table:table-cell>
          <table:table-cell office:value-type="float" office:value="0.00999428">
            <text:p>0.00999428</text:p>
          </table:table-cell>
          <table:table-cell table:formula="of:= 1 / (3*([.A164]+[.B164]))" office:value-type="float" office:value="0.0303030303030303">
            <text:p>0.0303030303</text:p>
          </table:table-cell>
          <table:table-cell table:formula="of:=1/(10/(9*[.$B$140]*([.A164]+[.B164]))+[.A164])" office:value-type="float" office:value="0.099">
            <text:p>0.099</text:p>
          </table:table-cell>
          <table:table-cell table:style-name="ce3" table:formula="of:=[.F164]*(-([.E164]/(3*[.$B$140]))*(8*COS(PI()*[.$F$142]*[.$A$140])+2*COS(PI()*[.$F$142]*[.$A$140])^2-10)+[.A164])" office:value-type="float" office:value="0.99">
            <text:p>0.99</text:p>
          </table:table-cell>
          <table:table-cell table:formula="of:=[.F164]*(-([.E164]/(3*[.$B$140]))*(8*COS(PI()*[.$E$142]*[.$A$140])+2*COS(PI()*[.$E$142]*[.$A$140])^2-10)+[.A164])" office:value-type="float" office:value="0.99">
            <text:p>0.99</text:p>
          </table:table-cell>
          <table:table-cell table:formula="of:=([.F164]*[.E164]/(3*[.$B$140]))*(8*COS(PI()*[.$E$140]*[.$A$140])+2*COS(PI()*[.$E$140]*[.$A$140])^2)" office:value-type="float" office:value="0.01">
            <text:p>0.01</text:p>
          </table:table-cell>
          <table:table-cell table:formula="of:=[.H164]/[.G164]" office:value-type="float" office:value="1">
            <text:p>1</text:p>
          </table:table-cell>
          <table:table-cell table:formula="of:=([.F164]*[.E164]/(3*[.$B$140]))*(8*COS(PI()*[.$F$140]*[.$A$140])+2*COS(PI()*[.$F$140]*[.$A$140])^2)" office:value-type="float" office:value="-0.006">
            <text:p>-0.006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65]/[.B165]" office:value-type="float" office:value="15">
            <text:p>15</text:p>
          </table:table-cell>
          <table:table-cell office:value-type="float" office:value="0.00460566">
            <text:p>0.00460566</text:p>
          </table:table-cell>
          <table:table-cell table:formula="of:= 1 / (3*([.A165]+[.B165]))" office:value-type="float" office:value="0.0208333333333333">
            <text:p>0.0208333333</text:p>
          </table:table-cell>
          <table:table-cell table:formula="of:=1/(10/(9*[.$B$140]*([.A165]+[.B165]))+[.A165])" office:value-type="float" office:value="0.0663594470046083">
            <text:p>0.066359447</text:p>
          </table:table-cell>
          <table:table-cell table:style-name="ce3" table:formula="of:=[.F165]*(-([.E165]/(3*[.$B$140]))*(8*COS(PI()*[.$F$142]*[.$A$140])+2*COS(PI()*[.$F$142]*[.$A$140])^2-10)+[.A165])" office:value-type="float" office:value="0.995391705069124">
            <text:p>0.9953917051</text:p>
          </table:table-cell>
          <table:table-cell table:formula="of:=[.F165]*(-([.E165]/(3*[.$B$140]))*(8*COS(PI()*[.$E$142]*[.$A$140])+2*COS(PI()*[.$E$142]*[.$A$140])^2-10)+[.A165])" office:value-type="float" office:value="0.995391705069124">
            <text:p>0.9953917051</text:p>
          </table:table-cell>
          <table:table-cell table:formula="of:=([.F165]*[.E165]/(3*[.$B$140]))*(8*COS(PI()*[.$E$140]*[.$A$140])+2*COS(PI()*[.$E$140]*[.$A$140])^2)" office:value-type="float" office:value="0.00460829493087558">
            <text:p>0.0046082949</text:p>
          </table:table-cell>
          <table:table-cell table:formula="of:=[.H165]/[.G165]" office:value-type="float" office:value="1">
            <text:p>1</text:p>
          </table:table-cell>
          <table:table-cell table:formula="of:=([.F165]*[.E165]/(3*[.$B$140]))*(8*COS(PI()*[.$F$140]*[.$A$140])+2*COS(PI()*[.$F$140]*[.$A$140])^2)" office:value-type="float" office:value="-0.00276497695852535">
            <text:p>-0.002764977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66]/[.B166]" office:value-type="float" office:value="20">
            <text:p>20</text:p>
          </table:table-cell>
          <table:table-cell office:value-type="float" office:value="0.00263701">
            <text:p>0.00263701</text:p>
          </table:table-cell>
          <table:table-cell table:formula="of:= 1 / (3*([.A166]+[.B166]))" office:value-type="float" office:value="0.0158730158730159">
            <text:p>0.0158730159</text:p>
          </table:table-cell>
          <table:table-cell table:formula="of:=1/(10/(9*[.$B$140]*([.A166]+[.B166]))+[.A166])" office:value-type="float" office:value="0.049868073878628">
            <text:p>0.0498680739</text:p>
          </table:table-cell>
          <table:table-cell table:style-name="ce3" table:formula="of:=[.F166]*(-([.E166]/(3*[.$B$140]))*(8*COS(PI()*[.$F$142]*[.$A$140])+2*COS(PI()*[.$F$142]*[.$A$140])^2-10)+[.A166])" office:value-type="float" office:value="0.997361477572559">
            <text:p>0.9973614776</text:p>
          </table:table-cell>
          <table:table-cell table:formula="of:=[.F166]*(-([.E166]/(3*[.$B$140]))*(8*COS(PI()*[.$E$142]*[.$A$140])+2*COS(PI()*[.$E$142]*[.$A$140])^2-10)+[.A166])" office:value-type="float" office:value="0.997361477572559">
            <text:p>0.9973614776</text:p>
          </table:table-cell>
          <table:table-cell table:formula="of:=([.F166]*[.E166]/(3*[.$B$140]))*(8*COS(PI()*[.$E$140]*[.$A$140])+2*COS(PI()*[.$E$140]*[.$A$140])^2)" office:value-type="float" office:value="0.00263852242744063">
            <text:p>0.0026385224</text:p>
          </table:table-cell>
          <table:table-cell table:formula="of:=[.H166]/[.G166]" office:value-type="float" office:value="1">
            <text:p>1</text:p>
          </table:table-cell>
          <table:table-cell table:formula="of:=([.F166]*[.E166]/(3*[.$B$140]))*(8*COS(PI()*[.$F$140]*[.$A$140])+2*COS(PI()*[.$F$140]*[.$A$140])^2)" office:value-type="float" office:value="-0.00158311345646438">
            <text:p>-0.001583113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67]/[.B167]" office:value-type="float" office:value="50">
            <text:p>50</text:p>
          </table:table-cell>
          <table:table-cell office:value-type="float" office:value="0.000435291">
            <text:p>0.000435291</text:p>
          </table:table-cell>
          <table:table-cell table:formula="of:= 1 / (3*([.A167]+[.B167]))" office:value-type="float" office:value="0.0065359477124183">
            <text:p>0.0065359477</text:p>
          </table:table-cell>
          <table:table-cell table:formula="of:=1/(10/(9*[.$B$140]*([.A167]+[.B167]))+[.A167])" office:value-type="float" office:value="0.0199912891986063">
            <text:p>0.0199912892</text:p>
          </table:table-cell>
          <table:table-cell table:style-name="ce3" table:formula="of:=[.F167]*(-([.E167]/(3*[.$B$140]))*(8*COS(PI()*[.$F$142]*[.$A$140])+2*COS(PI()*[.$F$142]*[.$A$140])^2-10)+[.A167])" office:value-type="float" office:value="0.999564459930313">
            <text:p>0.9995644599</text:p>
          </table:table-cell>
          <table:table-cell table:formula="of:=[.F167]*(-([.E167]/(3*[.$B$140]))*(8*COS(PI()*[.$E$142]*[.$A$140])+2*COS(PI()*[.$E$142]*[.$A$140])^2-10)+[.A167])" office:value-type="float" office:value="0.999564459930313">
            <text:p>0.9995644599</text:p>
          </table:table-cell>
          <table:table-cell table:formula="of:=([.F167]*[.E167]/(3*[.$B$140]))*(8*COS(PI()*[.$E$140]*[.$A$140])+2*COS(PI()*[.$E$140]*[.$A$140])^2)" office:value-type="float" office:value="0.000435540069686411">
            <text:p>0.0004355401</text:p>
          </table:table-cell>
          <table:table-cell table:formula="of:=[.H167]/[.G167]" office:value-type="float" office:value="1">
            <text:p>1</text:p>
          </table:table-cell>
          <table:table-cell table:formula="of:=([.F167]*[.E167]/(3*[.$B$140]))*(8*COS(PI()*[.$F$140]*[.$A$140])+2*COS(PI()*[.$F$140]*[.$A$140])^2)" office:value-type="float" office:value="-0.000261324041811847">
            <text:p>-0.000261324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68]/[.B168]" office:value-type="float" office:value="100">
            <text:p>100</text:p>
          </table:table-cell>
          <table:table-cell office:value-type="float" office:value="0.000109936">
            <text:p>0.000109936</text:p>
          </table:table-cell>
          <table:table-cell table:formula="of:= 1 / (3*([.A168]+[.B168]))" office:value-type="float" office:value="0.0033003300330033">
            <text:p>0.00330033</text:p>
          </table:table-cell>
          <table:table-cell table:formula="of:=1/(10/(9*[.$B$140]*([.A168]+[.B168]))+[.A168])" office:value-type="float" office:value="0.00999890001099989">
            <text:p>0.0099989</text:p>
          </table:table-cell>
          <table:table-cell table:style-name="ce3" table:formula="of:=[.F168]*(-([.E168]/(3*[.$B$140]))*(8*COS(PI()*[.$F$142]*[.$A$140])+2*COS(PI()*[.$F$142]*[.$A$140])^2-10)+[.A168])" office:value-type="float" office:value="0.999890001099989">
            <text:p>0.9998900011</text:p>
          </table:table-cell>
          <table:table-cell table:formula="of:=[.F168]*(-([.E168]/(3*[.$B$140]))*(8*COS(PI()*[.$E$142]*[.$A$140])+2*COS(PI()*[.$E$142]*[.$A$140])^2-10)+[.A168])" office:value-type="float" office:value="0.999890001099989">
            <text:p>0.9998900011</text:p>
          </table:table-cell>
          <table:table-cell table:formula="of:=([.F168]*[.E168]/(3*[.$B$140]))*(8*COS(PI()*[.$E$140]*[.$A$140])+2*COS(PI()*[.$E$140]*[.$A$140])^2)" office:value-type="float" office:value="0.000109998900011">
            <text:p>0.0001099989</text:p>
          </table:table-cell>
          <table:table-cell table:formula="of:=[.H168]/[.G168]" office:value-type="float" office:value="1">
            <text:p>1</text:p>
          </table:table-cell>
          <table:table-cell table:formula="of:=([.F168]*[.E168]/(3*[.$B$140]))*(8*COS(PI()*[.$F$140]*[.$A$140])+2*COS(PI()*[.$F$140]*[.$A$140])^2)" office:value-type="float" office:value="-0.0000659993400065999">
            <text:p>-6.59993400065999E-005</text:p>
          </table:table-cell>
          <table:table-cell table:number-columns-repeated="7"/>
        </table:table-row>
      </table:table>
      <table:table table:name="EigFunc" table:style-name="ta1">
        <table:shapes>
          <draw:frame draw:z-index="0" draw:style-name="gr1" svg:width="6.0701in" svg:height="4.1173in" svg:x="5.413in" svg:y="0.8193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J12:Parallel.J28 Parallel.E11:Parallel.E11 Parallel.E12:Parallel.E28 Parallel.J12:Parallel.J28 Parallel.D11:Parallel.D11 Parallel.D12:Parallel.D28 Parallel.J12:Parallel.J28 Parallel.O11:Parallel.O11 Parallel.Q12:Parallel.Q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5.989in" svg:height="3.9693in" svg:x="0.2594in" svg:y="19.2319in">
            <draw:object draw:notify-on-update-of-ranges="Parallel.J97:Parallel.J113 Parallel.E96:Parallel.E96 Parallel.E97:Parallel.E113 Parallel.J97:Parallel.J113 Parallel.D96:Parallel.D96 Parallel.D97:Parallel.D113 Parallel.J97:Parallel.J113 Parallel.P96:Parallel.P96 Parallel.Q97:Parallel.Q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6.2988in" svg:height="4.039in" svg:x="0.0961in" svg:y="27.7866in">
            <draw:object draw:notify-on-update-of-ranges="Parallel.J149:Parallel.J165 Parallel.E148:Parallel.E148 Parallel.E149:Parallel.E165 Parallel.J149:Parallel.J165 Parallel.D148:Parallel.D148 Parallel.D149:Parallel.D165 Parallel.J149:Parallel.J165 Parallel.O148:Parallel.O148 Parallel.Q149:Parallel.Q16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svg:width="9.4413in" svg:height="7.1902in" svg:x="6.9453in" svg:y="5.5083in">
            <draw:object draw:notify-on-update-of-ranges="Parallel.J97:Parallel.J113 Parallel.D145:Parallel.D145 Parallel.Q149:Parallel.Q165 Parallel.J97:Parallel.J113 Parallel.D8:Parallel.D8 Parallel.Q12:Parallel.Q28 Parallel.J97:Parallel.J113 Parallel.D93:Parallel.D93 Parallel.Q97:Parallel.Q113 Parallel.J97:Parallel.J113 Parallel.D195:Parallel.D195 Parallel.Q251:Parallel.Q267 Parallel.J12:Parallel.J28 Parallel.E11:Parallel.E11 Parallel.E12:Parallel.E28 Parallel.J97:Parallel.J113 Parallel.E96:Parallel.E96 Parallel.E97:Parallel.E113 Parallel.J149:Parallel.J165 Parallel.E148:Parallel.E148 Parallel.E149:Parallel.E165 Parallel.J199:Parallel.J215 Parallel.E198:Parallel.E198 Parallel.E251:Parallel.E26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style-name="gr1" svg:width="6.4626in" svg:height="4.3484in" svg:x="0.011in" svg:y="36.237in">
            <draw:object draw:notify-on-update-of-ranges="Parallel.J251:Parallel.J267 Parallel.E250:Parallel.E250 Parallel.E251:Parallel.E267 Parallel.J251:Parallel.J267 Parallel.P250:Parallel.P250 Parallel.Q251:Parallel.Q267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5" draw:style-name="gr1" svg:width="6.5831in" svg:height="4.3276in" svg:x="0.9311in" svg:y="50.1433in">
            <draw:object draw:notify-on-update-of-ranges="Parallel.J280:Parallel.J296 Parallel.E279:Parallel.E279 Parallel.E280:Parallel.E296 Parallel.J280:Parallel.J296 Parallel.O279:Parallel.O279 Parallel.Q280:Parallel.Q2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6" table:number-columns-repeated="2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8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2"/>
          <table:table-cell table:style-name="ce1" office:value-type="string">
            <text:p>n_s</text:p>
          </table:table-cell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3/5" office:value-type="float" office:value="0.6">
            <text:p>0.6</text:p>
          </table:table-cell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8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K12])" office:value-type="float" office:value="0.98404548103587">
            <text:p>0.984045481</text:p>
          </table:table-cell>
          <table:table-cell office:value-type="float" office:value="0.92379">
            <text:p>0.92379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I12]*[.H12]/(3*[.$B$8])" office:value-type="float" office:value="0.991080277502478">
            <text:p>0.9910802775</text:p>
          </table:table-cell>
          <table:table-cell table:formula="of:=[.$D$8]/([.$D$6]*[.N12])" office:value-type="float" office:value="0.016213192653794">
            <text:p>0.0162131927</text:p>
          </table:table-cell>
          <table:table-cell table:formula="of:=-LN([.$A$5])/LN([.D12])" office:value-type="float" office:value="815.906910844076">
            <text:p>815.9069108441</text:p>
          </table:table-cell>
          <table:table-cell/>
          <table:table-cell table:formula="of:=LN([.$G$8])/LN([.J12])" office:value-type="float" office:value="1027.96944578134">
            <text:p>1027.9694457813</text:p>
          </table:table-cell>
          <table:table-cell table:formula="of:=4*[.$D$6]*SQRT([.N12])" office:value-type="float" office:value="76.9487102406565">
            <text:p>76.9487102407</text:p>
          </table:table-cell>
          <table:table-cell table:formula="of:=[.$D$8]/[.O12]" office:value-type="float" office:value="0.129956694124243">
            <text:p>0.1299566941</text:p>
          </table:table-cell>
          <table:table-cell table:formula="of:=1/(1+[.P12])" office:value-type="float" office:value="0.884989668365154">
            <text:p>0.8849896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K13])" office:value-type="float" office:value="0.939850524274664">
            <text:p>0.9398505243</text:p>
          </table:table-cell>
          <table:table-cell office:value-type="float" office:value="0.92379">
            <text:p>0.92379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I13]*[.H13]/(3*[.$B$8])" office:value-type="float" office:value="0.965250965250965">
            <text:p>0.9652509653</text:p>
          </table:table-cell>
          <table:table-cell table:formula="of:=[.$D$8]/([.$D$6]*[.N13])" office:value-type="float" office:value="0.063998980871726">
            <text:p>0.0639989809</text:p>
          </table:table-cell>
          <table:table-cell table:formula="of:=-LN([.$A$5])/LN([.D13])" office:value-type="float" office:value="211.533542315335">
            <text:p>211.5335423153</text:p>
          </table:table-cell>
          <table:table-cell/>
          <table:table-cell table:formula="of:=LN([.$G$8])/LN([.J13])" office:value-type="float" office:value="260.420813576264">
            <text:p>260.4208135763</text:p>
          </table:table-cell>
          <table:table-cell table:formula="of:=4*[.$D$6]*SQRT([.N13])" office:value-type="float" office:value="38.7301418303533">
            <text:p>38.7301418304</text:p>
          </table:table-cell>
          <table:table-cell table:formula="of:=[.$D$8]/[.O13]" office:value-type="float" office:value="0.258196833975002">
            <text:p>0.258196834</text:p>
          </table:table-cell>
          <table:table-cell table:formula="of:=1/(1+[.P13])" office:value-type="float" office:value="0.794788202447399">
            <text:p>0.7947882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K14])" office:value-type="float" office:value="0.876469978164">
            <text:p>0.8764699782</text:p>
          </table:table-cell>
          <table:table-cell office:value-type="float" office:value="0.922581">
            <text:p>0.922581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I14]*[.H14]/(3*[.$B$8])" office:value-type="float" office:value="0.925069380203515">
            <text:p>0.9250693802</text:p>
          </table:table-cell>
          <table:table-cell table:formula="of:=[.$D$8]/([.$D$6]*[.N14])" office:value-type="float" office:value="0.140940391472126">
            <text:p>0.1409403915</text:p>
          </table:table-cell>
          <table:table-cell table:formula="of:=-LN([.$A$5])/LN([.D14])" office:value-type="float" office:value="99.5228062992255">
            <text:p>99.5228062992</text:p>
          </table:table-cell>
          <table:table-cell/>
          <table:table-cell table:formula="of:=LN([.$G$8])/LN([.J14])" office:value-type="float" office:value="118.253301928446">
            <text:p>118.2533019284</text:p>
          </table:table-cell>
          <table:table-cell table:formula="of:=4*[.$D$6]*SQRT([.N14])" office:value-type="float" office:value="26.0986401773703">
            <text:p>26.0986401774</text:p>
          </table:table-cell>
          <table:table-cell table:formula="of:=[.$D$8]/[.O14]" office:value-type="float" office:value="0.383161725363409">
            <text:p>0.3831617254</text:p>
          </table:table-cell>
          <table:table-cell table:formula="of:=1/(1+[.P14])" office:value-type="float" office:value="0.722981254948521">
            <text:p>0.72298125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K15])" office:value-type="float" office:value="0.80421940558531">
            <text:p>0.8042194056</text:p>
          </table:table-cell>
          <table:table-cell office:value-type="float" office:value="0.902218">
            <text:p>0.902218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I15]*[.H15]/(3*[.$B$8])" office:value-type="float" office:value="0.874125874125874">
            <text:p>0.8741258741</text:p>
          </table:table-cell>
          <table:table-cell table:formula="of:=[.$D$8]/([.$D$6]*[.N15])" office:value-type="float" office:value="0.243441768570856">
            <text:p>0.2434417686</text:p>
          </table:table-cell>
          <table:table-cell table:formula="of:=-LN([.$A$5])/LN([.D15])" office:value-type="float" office:value="60.2266081871433">
            <text:p>60.2266081871</text:p>
          </table:table-cell>
          <table:table-cell/>
          <table:table-cell table:formula="of:=LN([.$G$8])/LN([.J15])" office:value-type="float" office:value="68.4626420704616">
            <text:p>68.4626420705</text:p>
          </table:table-cell>
          <table:table-cell table:formula="of:=4*[.$D$6]*SQRT([.N15])" office:value-type="float" office:value="19.8581171898511">
            <text:p>19.8581171899</text:p>
          </table:table-cell>
          <table:table-cell table:formula="of:=[.$D$8]/[.O15]" office:value-type="float" office:value="0.503572413456736">
            <text:p>0.5035724135</text:p>
          </table:table-cell>
          <table:table-cell table:formula="of:=1/(1+[.P15])" office:value-type="float" office:value="0.665082699742399">
            <text:p>0.66508269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K16])" office:value-type="float" office:value="0.731403854267971">
            <text:p>0.7314038543</text:p>
          </table:table-cell>
          <table:table-cell office:value-type="float" office:value="0.846774">
            <text:p>0.846774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I16]*[.H16]/(3*[.$B$8])" office:value-type="float" office:value="0.816326530612245">
            <text:p>0.8163265306</text:p>
          </table:table-cell>
          <table:table-cell table:formula="of:=[.$D$8]/([.$D$6]*[.N16])" office:value-type="float" office:value="0.367233702918964">
            <text:p>0.3672337029</text:p>
          </table:table-cell>
          <table:table-cell table:formula="of:=-LN([.$A$5])/LN([.D16])" office:value-type="float" office:value="41.952697349883">
            <text:p>41.9526973499</text:p>
          </table:table-cell>
          <table:table-cell/>
          <table:table-cell table:formula="of:=LN([.$G$8])/LN([.J16])" office:value-type="float" office:value="45.3843602430587">
            <text:p>45.3843602431</text:p>
          </table:table-cell>
          <table:table-cell table:formula="of:=4*[.$D$6]*SQRT([.N16])" office:value-type="float" office:value="16.1682996941552">
            <text:p>16.1682996942</text:p>
          </table:table-cell>
          <table:table-cell table:formula="of:=[.$D$8]/[.O16]" office:value-type="float" office:value="0.618494225686266">
            <text:p>0.6184942257</text:p>
          </table:table-cell>
          <table:table-cell table:formula="of:=1/(1+[.P16])" office:value-type="float" office:value="0.617858243872316">
            <text:p>0.617858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K17])" office:value-type="float" office:value="0.663188638139616">
            <text:p>0.6631886381</text:p>
          </table:table-cell>
          <table:table-cell office:value-type="float" office:value="0.776815">
            <text:p>0.776815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I17]*[.H17]/(3*[.$B$8])" office:value-type="float" office:value="0.755287009063444">
            <text:p>0.7552870091</text:p>
          </table:table-cell>
          <table:table-cell table:formula="of:=[.$D$8]/([.$D$6]*[.N17])" office:value-type="float" office:value="0.507866604598671">
            <text:p>0.5078666046</text:p>
          </table:table-cell>
          <table:table-cell table:formula="of:=-LN([.$A$5])/LN([.D17])" office:value-type="float" office:value="31.9515396745233">
            <text:p>31.9515396745</text:p>
          </table:table-cell>
          <table:table-cell/>
          <table:table-cell table:formula="of:=LN([.$G$8])/LN([.J17])" office:value-type="float" office:value="32.8170163498683">
            <text:p>32.8170163499</text:p>
          </table:table-cell>
          <table:table-cell table:formula="of:=4*[.$D$6]*SQRT([.N17])" office:value-type="float" office:value="13.7486731787195">
            <text:p>13.7486731787</text:p>
          </table:table-cell>
          <table:table-cell table:formula="of:=[.$D$8]/[.O17]" office:value-type="float" office:value="0.727342913022197">
            <text:p>0.727342913</text:p>
          </table:table-cell>
          <table:table-cell table:formula="of:=1/(1+[.P17])" office:value-type="float" office:value="0.578923844513524">
            <text:p>0.57892384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K18])" office:value-type="float" office:value="0.60201074476297">
            <text:p>0.6020107448</text:p>
          </table:table-cell>
          <table:table-cell office:value-type="float" office:value="0.713508">
            <text:p>0.713508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I18]*[.H18]/(3*[.$B$8])" office:value-type="float" office:value="0.693962526023595">
            <text:p>0.693962526</text:p>
          </table:table-cell>
          <table:table-cell table:formula="of:=[.$D$8]/([.$D$6]*[.N18])" office:value-type="float" office:value="0.661099920058289">
            <text:p>0.6610999201</text:p>
          </table:table-cell>
          <table:table-cell table:formula="of:=-LN([.$A$5])/LN([.D18])" office:value-type="float" office:value="25.8578934247867">
            <text:p>25.8578934248</text:p>
          </table:table-cell>
          <table:table-cell/>
          <table:table-cell table:formula="of:=LN([.$G$8])/LN([.J18])" office:value-type="float" office:value="25.210510788138">
            <text:p>25.2105107881</text:p>
          </table:table-cell>
          <table:table-cell table:formula="of:=4*[.$D$6]*SQRT([.N18])" office:value-type="float" office:value="12.0504166790894">
            <text:p>12.0504166791</text:p>
          </table:table-cell>
          <table:table-cell table:formula="of:=[.$D$8]/[.O18]" office:value-type="float" office:value="0.829846823251567">
            <text:p>0.8298468233</text:p>
          </table:table-cell>
          <table:table-cell table:formula="of:=1/(1+[.P18])" office:value-type="float" office:value="0.54649383068198">
            <text:p>0.54649383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K19])" office:value-type="float" office:value="0.548500953215319">
            <text:p>0.5485009532</text:p>
          </table:table-cell>
          <table:table-cell office:value-type="float" office:value="0.649579">
            <text:p>0.649579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I19]*[.H19]/(3*[.$B$8])" office:value-type="float" office:value="0.634517766497462">
            <text:p>0.6345177665</text:p>
          </table:table-cell>
          <table:table-cell table:formula="of:=[.$D$8]/([.$D$6]*[.N19])" office:value-type="float" office:value="0.823150888139736">
            <text:p>0.8231508881</text:p>
          </table:table-cell>
          <table:table-cell table:formula="of:=-LN([.$A$5])/LN([.D19])" office:value-type="float" office:value="21.8499842908193">
            <text:p>21.8499842908</text:p>
          </table:table-cell>
          <table:table-cell/>
          <table:table-cell table:formula="of:=LN([.$G$8])/LN([.J19])" office:value-type="float" office:value="20.2474016693734">
            <text:p>20.2474016694</text:p>
          </table:table-cell>
          <table:table-cell table:formula="of:=4*[.$D$6]*SQRT([.N19])" office:value-type="float" office:value="10.7993070896049">
            <text:p>10.7993070896</text:p>
          </table:table-cell>
          <table:table-cell table:formula="of:=[.$D$8]/[.O19]" office:value-type="float" office:value="0.925985335635627">
            <text:p>0.9259853356</text:p>
          </table:table-cell>
          <table:table-cell table:formula="of:=1/(1+[.P19])" office:value-type="float" office:value="0.519214752831944">
            <text:p>0.51921475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K20])" office:value-type="float" office:value="0.502307482034259">
            <text:p>0.502307482</text:p>
          </table:table-cell>
          <table:table-cell office:value-type="float" office:value="0.596976">
            <text:p>0.596976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I20]*[.H20]/(3*[.$B$8])" office:value-type="float" office:value="0.578368999421631">
            <text:p>0.5783689994</text:p>
          </table:table-cell>
          <table:table-cell table:formula="of:=[.$D$8]/([.$D$6]*[.N20])" office:value-type="float" office:value="0.990812471974678">
            <text:p>0.990812472</text:p>
          </table:table-cell>
          <table:table-cell table:formula="of:=-LN([.$A$5])/LN([.D20])" office:value-type="float" office:value="19.0581656688932">
            <text:p>19.0581656689</text:p>
          </table:table-cell>
          <table:table-cell/>
          <table:table-cell table:formula="of:=LN([.$G$8])/LN([.J20])" office:value-type="float" office:value="16.8212120235529">
            <text:p>16.8212120236</text:p>
          </table:table-cell>
          <table:table-cell table:formula="of:=4*[.$D$6]*SQRT([.N20])" office:value-type="float" office:value="9.84328102086215">
            <text:p>9.8432810209</text:p>
          </table:table-cell>
          <table:table-cell table:formula="of:=[.$D$8]/[.O20]" office:value-type="float" office:value="1.01592141673144">
            <text:p>1.0159214167</text:p>
          </table:table-cell>
          <table:table-cell table:formula="of:=1/(1+[.P20])" office:value-type="float" office:value="0.496051082001684">
            <text:p>0.4960510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K21])" office:value-type="float" office:value="0.462647390898446">
            <text:p>0.4626473909</text:p>
          </table:table-cell>
          <table:table-cell office:value-type="float" office:value="0.559073">
            <text:p>0.559073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I21]*[.H21]/(3*[.$B$8])" office:value-type="float" office:value="0.526315789473684">
            <text:p>0.5263157895</text:p>
          </table:table-cell>
          <table:table-cell table:formula="of:=[.$D$8]/([.$D$6]*[.N21])" office:value-type="float" office:value="1.16147333730345">
            <text:p>1.1614733373</text:p>
          </table:table-cell>
          <table:table-cell table:formula="of:=-LN([.$A$5])/LN([.D21])" office:value-type="float" office:value="17.0245616173413">
            <text:p>17.0245616173</text:p>
          </table:table-cell>
          <table:table-cell/>
          <table:table-cell table:formula="of:=LN([.$G$8])/LN([.J21])" office:value-type="float" office:value="14.3495904136388">
            <text:p>14.3495904136</text:p>
          </table:table-cell>
          <table:table-cell table:formula="of:=4*[.$D$6]*SQRT([.N21])" office:value-type="float" office:value="9.09140477498166">
            <text:p>9.091404775</text:p>
          </table:table-cell>
          <table:table-cell table:formula="of:=[.$D$8]/[.O21]" office:value-type="float" office:value="1.09994002549734">
            <text:p>1.0999400255</text:p>
          </table:table-cell>
          <table:table-cell table:formula="of:=1/(1+[.P21])" office:value-type="float" office:value="0.47620407623935">
            <text:p>0.47620407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K22])" office:value-type="float" office:value="0.399353125327654">
            <text:p>0.3993531253</text:p>
          </table:table-cell>
          <table:table-cell office:value-type="float" office:value="0.495565">
            <text:p>0.495565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I22]*[.H22]/(3*[.$B$8])" office:value-type="float" office:value="0.435540069686411">
            <text:p>0.4355400697</text:p>
          </table:table-cell>
          <table:table-cell table:formula="of:=[.$D$8]/([.$D$6]*[.N22])" office:value-type="float" office:value="1.50404951552473">
            <text:p>1.5040495155</text:p>
          </table:table-cell>
          <table:table-cell table:formula="of:=-LN([.$A$5])/LN([.D22])" office:value-type="float" office:value="14.2959270727999">
            <text:p>14.2959270728</text:p>
          </table:table-cell>
          <table:table-cell/>
          <table:table-cell table:formula="of:=LN([.$G$8])/LN([.J22])" office:value-type="float" office:value="11.081195462406">
            <text:p>11.0811954624</text:p>
          </table:table-cell>
          <table:table-cell table:formula="of:=4*[.$D$6]*SQRT([.N22])" office:value-type="float" office:value="7.9892231076281">
            <text:p>7.9892231076</text:p>
          </table:table-cell>
          <table:table-cell table:formula="of:=[.$D$8]/[.O22]" office:value-type="float" office:value="1.2516861608799">
            <text:p>1.2516861609</text:p>
          </table:table-cell>
          <table:table-cell table:formula="of:=1/(1+[.P22])" office:value-type="float" office:value="0.444111625045129">
            <text:p>0.4441116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K23])" office:value-type="float" office:value="0.332997847719517">
            <text:p>0.3329978477</text:p>
          </table:table-cell>
          <table:table-cell office:value-type="float" office:value="0.416331">
            <text:p>0.416331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I23]*[.H23]/(3*[.$B$8])" office:value-type="float" office:value="0.330578512396694">
            <text:p>0.3305785124</text:p>
          </table:table-cell>
          <table:table-cell table:formula="of:=[.$D$8]/([.$D$6]*[.N23])" office:value-type="float" office:value="2.00302241245203">
            <text:p>2.0030224125</text:p>
          </table:table-cell>
          <table:table-cell table:formula="of:=-LN([.$A$5])/LN([.D23])" office:value-type="float" office:value="11.9335518631844">
            <text:p>11.9335518632</text:p>
          </table:table-cell>
          <table:table-cell/>
          <table:table-cell table:formula="of:=LN([.$G$8])/LN([.J23])" office:value-type="float" office:value="8.320758950602">
            <text:p>8.3207589506</text:p>
          </table:table-cell>
          <table:table-cell table:formula="of:=4*[.$D$6]*SQRT([.N23])" office:value-type="float" office:value="6.92297418422657">
            <text:p>6.9229741842</text:p>
          </table:table-cell>
          <table:table-cell table:formula="of:=[.$D$8]/[.O23]" office:value-type="float" office:value="1.44446588039923">
            <text:p>1.4444658804</text:p>
          </table:table-cell>
          <table:table-cell table:formula="of:=1/(1+[.P23])" office:value-type="float" office:value="0.409087321700182">
            <text:p>0.40908732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K24])" office:value-type="float" office:value="0.265852027617362">
            <text:p>0.2658520276</text:p>
          </table:table-cell>
          <table:table-cell office:value-type="float" office:value="0.353427">
            <text:p>0.353427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I24]*[.H24]/(3*[.$B$8])" office:value-type="float" office:value="0.217391304347826">
            <text:p>0.2173913043</text:p>
          </table:table-cell>
          <table:table-cell table:formula="of:=[.$D$8]/([.$D$6]*[.N24])" office:value-type="float" office:value="2.76149096533989">
            <text:p>2.7614909653</text:p>
          </table:table-cell>
          <table:table-cell table:formula="of:=-LN([.$A$5])/LN([.D24])" office:value-type="float" office:value="9.90505036186453">
            <text:p>9.9050503619</text:p>
          </table:table-cell>
          <table:table-cell/>
          <table:table-cell table:formula="of:=LN([.$G$8])/LN([.J24])" office:value-type="float" office:value="6.03538699776817">
            <text:p>6.0353869978</text:p>
          </table:table-cell>
          <table:table-cell table:formula="of:=4*[.$D$6]*SQRT([.N24])" office:value-type="float" office:value="5.89608591415904">
            <text:p>5.8960859142</text:p>
          </table:table-cell>
          <table:table-cell table:formula="of:=[.$D$8]/[.O24]" office:value-type="float" office:value="1.69604041487687">
            <text:p>1.6960404149</text:p>
          </table:table-cell>
          <table:table-cell table:formula="of:=1/(1+[.P24])" office:value-type="float" office:value="0.370914321047249">
            <text:p>0.3709143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K25])" office:value-type="float" office:value="0.200159895677505">
            <text:p>0.2001598957</text:p>
          </table:table-cell>
          <table:table-cell office:value-type="float" office:value="0.270968">
            <text:p>0.270968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I25]*[.H25]/(3*[.$B$8])" office:value-type="float" office:value="0.10989010989011">
            <text:p>0.1098901099</text:p>
          </table:table-cell>
          <table:table-cell table:formula="of:=[.$D$8]/([.$D$6]*[.N25])" office:value-type="float" office:value="3.99600580133789">
            <text:p>3.9960058013</text:p>
          </table:table-cell>
          <table:table-cell table:formula="of:=-LN([.$A$5])/LN([.D25])" office:value-type="float" office:value="8.15743332627428">
            <text:p>8.1574333263</text:p>
          </table:table-cell>
          <table:table-cell/>
          <table:table-cell table:formula="of:=LN([.$G$8])/LN([.J25])" office:value-type="float" office:value="4.17083144901505">
            <text:p>4.170831449</text:p>
          </table:table-cell>
          <table:table-cell table:formula="of:=4*[.$D$6]*SQRT([.N25])" office:value-type="float" office:value="4.90142725604764">
            <text:p>4.901427256</text:p>
          </table:table-cell>
          <table:table-cell table:formula="of:=[.$D$8]/[.O25]" office:value-type="float" office:value="2.04022205729188">
            <text:p>2.0402220573</text:p>
          </table:table-cell>
          <table:table-cell table:formula="of:=1/(1+[.P25])" office:value-type="float" office:value="0.328923342162304">
            <text:p>0.32892334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K26])" office:value-type="float" office:value="0.181806462870278">
            <text:p>0.1818064629</text:p>
          </table:table-cell>
          <table:table-cell office:value-type="float" office:value="0.221976">
            <text:p>0.221976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I26]*[.H26]/(3*[.$B$8])" office:value-type="float" office:value="0.0831600831600831">
            <text:p>0.0831600832</text:p>
          </table:table-cell>
          <table:table-cell table:formula="of:=[.$D$8]/([.$D$6]*[.N26])" office:value-type="float" office:value="4.50035452102446">
            <text:p>4.500354521</text:p>
          </table:table-cell>
          <table:table-cell table:formula="of:=-LN([.$A$5])/LN([.D26])" office:value-type="float" office:value="7.6972470602271">
            <text:p>7.6972470602</text:p>
          </table:table-cell>
          <table:table-cell/>
          <table:table-cell table:formula="of:=LN([.$G$8])/LN([.J26])" office:value-type="float" office:value="3.70341193983817">
            <text:p>3.7034119398</text:p>
          </table:table-cell>
          <table:table-cell table:formula="of:=4*[.$D$6]*SQRT([.N26])" office:value-type="float" office:value="4.618620223992">
            <text:p>4.618620224</text:p>
          </table:table-cell>
          <table:table-cell table:formula="of:=[.$D$8]/[.O26]" office:value-type="float" office:value="2.16514879228514">
            <text:p>2.1651487923</text:p>
          </table:table-cell>
          <table:table-cell table:formula="of:=1/(1+[.P26])" office:value-type="float" office:value="0.315940913247882">
            <text:p>0.31594091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K27])" office:value-type="float" office:value="0.148969516195041">
            <text:p>0.1489695162</text:p>
          </table:table-cell>
          <table:table-cell office:value-type="float" office:value="0.174194">
            <text:p>0.174194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I27]*[.H27]/(3*[.$B$8])" office:value-type="float" office:value="0.0425531914893617">
            <text:p>0.0425531915</text:p>
          </table:table-cell>
          <table:table-cell table:formula="of:=[.$D$8]/([.$D$6]*[.N27])" office:value-type="float" office:value="5.71278275946557">
            <text:p>5.7127827595</text:p>
          </table:table-cell>
          <table:table-cell table:formula="of:=-LN([.$A$5])/LN([.D27])" office:value-type="float" office:value="6.89194840454671">
            <text:p>6.8919484045</text:p>
          </table:table-cell>
          <table:table-cell/>
          <table:table-cell table:formula="of:=LN([.$G$8])/LN([.J27])" office:value-type="float" office:value="2.91743400167834">
            <text:p>2.9174340017</text:p>
          </table:table-cell>
          <table:table-cell table:formula="of:=4*[.$D$6]*SQRT([.N27])" office:value-type="float" office:value="4.09931943737826">
            <text:p>4.0993194374</text:p>
          </table:table-cell>
          <table:table-cell table:formula="of:=[.$D$8]/[.O27]" office:value-type="float" office:value="2.43942931327048">
            <text:p>2.4394293133</text:p>
          </table:table-cell>
          <table:table-cell table:formula="of:=1/(1+[.P27])" office:value-type="float" office:value="0.290745908381272">
            <text:p>0.29074590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K28])" office:value-type="float" office:value="0.109138464077149">
            <text:p>0.1091384641</text:p>
          </table:table-cell>
          <table:table-cell office:value-type="float" office:value="0.174194">
            <text:p>0.174194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I28]*[.H28]/(3*[.$B$8])" office:value-type="float" office:value="0.010989010989011">
            <text:p>0.010989011</text:p>
          </table:table-cell>
          <table:table-cell table:formula="of:=[.$D$8]/([.$D$6]*[.N28])" office:value-type="float" office:value="8.16267246800456">
            <text:p>8.162672468</text:p>
          </table:table-cell>
          <table:table-cell table:formula="of:=-LN([.$A$5])/LN([.D28])" office:value-type="float" office:value="5.92394876859228">
            <text:p>5.9239487686</text:p>
          </table:table-cell>
          <table:table-cell/>
          <table:table-cell table:formula="of:=LN([.$G$8])/LN([.J28])" office:value-type="float" office:value="2.04181494871875">
            <text:p>2.0418149487</text:p>
          </table:table-cell>
          <table:table-cell table:formula="of:=4*[.$D$6]*SQRT([.N28])" office:value-type="float" office:value="3.42941016861792">
            <text:p>3.4294101686</text:p>
          </table:table-cell>
          <table:table-cell table:formula="of:=[.$D$8]/[.O28]" office:value-type="float" office:value="2.9159533296742">
            <text:p>2.9159533297</text:p>
          </table:table-cell>
          <table:table-cell table:formula="of:=1/(1+[.P28])" office:value-type="float" office:value="0.255365658324431">
            <text:p>0.2553656583</text:p>
          </table:table-cell>
        </table:table-row>
        <table:table-row table:style-name="ro1" table:number-rows-repeated="60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K97])" office:value-type="float" office:value="0.968592060635948">
            <text:p>0.9685920606</text:p>
          </table:table-cell>
          <table:table-cell office:value-type="float" office:value="0.976414">
            <text:p>0.97641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I97]*[.H97]/(3*[.$B$93])" office:value-type="float" office:value="0.991080277502478">
            <text:p>0.9910802775</text:p>
          </table:table-cell>
          <table:table-cell table:formula="of:=[.$D$93]*LN([.J97])/([.$H$93]*LN([.$G$93]))" office:value-type="float" office:value="0.032426385307588">
            <text:p>0.0324263853</text:p>
          </table:table-cell>
          <table:table-cell table:formula="of:=-LN([.$A$90])/LN([.D97])" office:value-type="float" office:value="411.20794407297">
            <text:p>411.207944073</text:p>
          </table:table-cell>
          <table:table-cell/>
          <table:table-cell table:formula="of:=LN([.$G$93])/LN([.J97])" office:value-type="float" office:value="1027.96944578134">
            <text:p>1027.9694457813</text:p>
          </table:table-cell>
          <table:table-cell table:formula="of:=4*[.$H$93]*SQRT([.N97])" office:value-type="float" office:value="76.9487102406565">
            <text:p>76.9487102407</text:p>
          </table:table-cell>
          <table:table-cell table:formula="of:=[.$D$93]/[.O97]" office:value-type="float" office:value="0.259913388248486">
            <text:p>0.2599133882</text:p>
          </table:table-cell>
          <table:table-cell table:formula="of:=1/(1+[.P97])" office:value-type="float" office:value="0.79370535254823">
            <text:p>0.7937053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K98])" office:value-type="float" office:value="0.886526424617278">
            <text:p>0.8865264246</text:p>
          </table:table-cell>
          <table:table-cell office:value-type="float" office:value="0.953029">
            <text:p>0.95302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I98]*[.H98]/(3*[.$B$93])" office:value-type="float" office:value="0.965250965250965">
            <text:p>0.9652509653</text:p>
          </table:table-cell>
          <table:table-cell table:formula="of:=[.$D$93]*LN([.J98])/([.$H$93]*LN([.$G$93]))" office:value-type="float" office:value="0.127997961743452">
            <text:p>0.1279979617</text:p>
          </table:table-cell>
          <table:table-cell table:formula="of:=-LN([.$A$90])/LN([.D98])" office:value-type="float" office:value="108.949600386439">
            <text:p>108.9496003864</text:p>
          </table:table-cell>
          <table:table-cell/>
          <table:table-cell table:formula="of:=LN([.$G$93])/LN([.J98])" office:value-type="float" office:value="260.420813576264">
            <text:p>260.4208135763</text:p>
          </table:table-cell>
          <table:table-cell table:formula="of:=4*[.$H$93]*SQRT([.N98])" office:value-type="float" office:value="38.7301418303533">
            <text:p>38.7301418304</text:p>
          </table:table-cell>
          <table:table-cell table:formula="of:=[.$D$93]/[.O98]" office:value-type="float" office:value="0.516393667950003">
            <text:p>0.516393668</text:p>
          </table:table-cell>
          <table:table-cell table:formula="of:=1/(1+[.P98])" office:value-type="float" office:value="0.659459361467718">
            <text:p>0.65945936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K99])" office:value-type="float" office:value="0.780103745453753">
            <text:p>0.7801037455</text:p>
          </table:table-cell>
          <table:table-cell office:value-type="float" office:value="0.836912">
            <text:p>0.836912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I99]*[.H99]/(3*[.$B$93])" office:value-type="float" office:value="0.925069380203515">
            <text:p>0.9250693802</text:p>
          </table:table-cell>
          <table:table-cell table:formula="of:=[.$D$93]*LN([.J99])/([.$H$93]*LN([.$G$93]))" office:value-type="float" office:value="0.281880782944252">
            <text:p>0.2818807829</text:p>
          </table:table-cell>
          <table:table-cell table:formula="of:=-LN([.$A$90])/LN([.D99])" office:value-type="float" office:value="52.8427897505307">
            <text:p>52.8427897505</text:p>
          </table:table-cell>
          <table:table-cell/>
          <table:table-cell table:formula="of:=LN([.$G$93])/LN([.J99])" office:value-type="float" office:value="118.253301928446">
            <text:p>118.2533019284</text:p>
          </table:table-cell>
          <table:table-cell table:formula="of:=4*[.$H$93]*SQRT([.N99])" office:value-type="float" office:value="26.0986401773703">
            <text:p>26.0986401774</text:p>
          </table:table-cell>
          <table:table-cell table:formula="of:=[.$D$93]/[.O99]" office:value-type="float" office:value="0.766323450726819">
            <text:p>0.7663234507</text:p>
          </table:table-cell>
          <table:table-cell table:formula="of:=1/(1+[.P99])" office:value-type="float" office:value="0.566147723163905">
            <text:p>0.56614772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K100])" office:value-type="float" office:value="0.672547630678819">
            <text:p>0.6725476307</text:p>
          </table:table-cell>
          <table:table-cell office:value-type="float" office:value="0.694184">
            <text:p>0.694184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I100]*[.H100]/(3*[.$B$93])" office:value-type="float" office:value="0.874125874125874">
            <text:p>0.8741258741</text:p>
          </table:table-cell>
          <table:table-cell table:formula="of:=[.$D$93]*LN([.J100])/([.$H$93]*LN([.$G$93]))" office:value-type="float" office:value="0.486883537141712">
            <text:p>0.4868835371</text:p>
          </table:table-cell>
          <table:table-cell table:formula="of:=-LN([.$A$90])/LN([.D100])" office:value-type="float" office:value="33.0802809475895">
            <text:p>33.0802809476</text:p>
          </table:table-cell>
          <table:table-cell/>
          <table:table-cell table:formula="of:=LN([.$G$93])/LN([.J100])" office:value-type="float" office:value="68.4626420704616">
            <text:p>68.4626420705</text:p>
          </table:table-cell>
          <table:table-cell table:formula="of:=4*[.$H$93]*SQRT([.N100])" office:value-type="float" office:value="19.8581171898511">
            <text:p>19.8581171899</text:p>
          </table:table-cell>
          <table:table-cell table:formula="of:=[.$D$93]/[.O100]" office:value-type="float" office:value="1.00714482691347">
            <text:p>1.0071448269</text:p>
          </table:table-cell>
          <table:table-cell table:formula="of:=1/(1+[.P100])" office:value-type="float" office:value="0.498220151625914">
            <text:p>0.49822015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K101])" office:value-type="float" office:value="0.576545858765732">
            <text:p>0.5765458588</text:p>
          </table:table-cell>
          <table:table-cell office:value-type="float" office:value="0.585677">
            <text:p>0.585677</text:p>
          </table:table-cell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I101]*[.H101]/(3*[.$B$93])" office:value-type="float" office:value="0.816326530612245">
            <text:p>0.8163265306</text:p>
          </table:table-cell>
          <table:table-cell table:formula="of:=[.$D$93]*LN([.J101])/([.$H$93]*LN([.$G$93]))" office:value-type="float" office:value="0.734467405837928">
            <text:p>0.7344674058</text:p>
          </table:table-cell>
          <table:table-cell table:formula="of:=-LN([.$A$90])/LN([.D101])" office:value-type="float" office:value="23.8284981867522">
            <text:p>23.8284981868</text:p>
          </table:table-cell>
          <table:table-cell/>
          <table:table-cell table:formula="of:=LN([.$G$93])/LN([.J101])" office:value-type="float" office:value="45.3843602430587">
            <text:p>45.3843602431</text:p>
          </table:table-cell>
          <table:table-cell table:formula="of:=4*[.$H$93]*SQRT([.N101])" office:value-type="float" office:value="16.1682996941552">
            <text:p>16.1682996942</text:p>
          </table:table-cell>
          <table:table-cell table:formula="of:=[.$D$93]/[.O101]" office:value-type="float" office:value="1.23698845137253">
            <text:p>1.2369884514</text:p>
          </table:table-cell>
          <table:table-cell table:formula="of:=1/(1+[.P101])" office:value-type="float" office:value="0.447029576476552">
            <text:p>0.44702957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K102])" office:value-type="float" office:value="0.49609739792807">
            <text:p>0.4960973979</text:p>
          </table:table-cell>
          <table:table-cell office:value-type="float" office:value="0.506401">
            <text:p>0.506401</text:p>
          </table:table-cell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I102]*[.H102]/(3*[.$B$93])" office:value-type="float" office:value="0.755287009063444">
            <text:p>0.7552870091</text:p>
          </table:table-cell>
          <table:table-cell table:formula="of:=[.$D$93]*LN([.J102])/([.$H$93]*LN([.$G$93]))" office:value-type="float" office:value="1.01573320919734">
            <text:p>1.0157332092</text:p>
          </table:table-cell>
          <table:table-cell table:formula="of:=-LN([.$A$90])/LN([.D102])" office:value-type="float" office:value="18.719945117918">
            <text:p>18.7199451179</text:p>
          </table:table-cell>
          <table:table-cell/>
          <table:table-cell table:formula="of:=LN([.$G$93])/LN([.J102])" office:value-type="float" office:value="32.8170163498683">
            <text:p>32.8170163499</text:p>
          </table:table-cell>
          <table:table-cell table:formula="of:=4*[.$H$93]*SQRT([.N102])" office:value-type="float" office:value="13.7486731787195">
            <text:p>13.7486731787</text:p>
          </table:table-cell>
          <table:table-cell table:formula="of:=[.$D$93]/[.O102]" office:value-type="float" office:value="1.45468582604439">
            <text:p>1.454685826</text:p>
          </table:table-cell>
          <table:table-cell table:formula="of:=1/(1+[.P102])" office:value-type="float" office:value="0.407384109766687">
            <text:p>0.40738410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K103])" office:value-type="float" office:value="0.430626160042195">
            <text:p>0.43062616</text:p>
          </table:table-cell>
          <table:table-cell office:value-type="float" office:value="0.447939">
            <text:p>0.447939</text:p>
          </table:table-cell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I103]*[.H103]/(3*[.$B$93])" office:value-type="float" office:value="0.693962526023595">
            <text:p>0.693962526</text:p>
          </table:table-cell>
          <table:table-cell table:formula="of:=[.$D$93]*LN([.J103])/([.$H$93]*LN([.$G$93]))" office:value-type="float" office:value="1.32219984011658">
            <text:p>1.3221998401</text:p>
          </table:table-cell>
          <table:table-cell table:formula="of:=-LN([.$A$90])/LN([.D103])" office:value-type="float" office:value="15.575229235768">
            <text:p>15.5752292358</text:p>
          </table:table-cell>
          <table:table-cell/>
          <table:table-cell table:formula="of:=LN([.$G$93])/LN([.J103])" office:value-type="float" office:value="25.210510788138">
            <text:p>25.2105107881</text:p>
          </table:table-cell>
          <table:table-cell table:formula="of:=4*[.$H$93]*SQRT([.N103])" office:value-type="float" office:value="12.0504166790894">
            <text:p>12.0504166791</text:p>
          </table:table-cell>
          <table:table-cell table:formula="of:=[.$D$93]/[.O103]" office:value-type="float" office:value="1.65969364650313">
            <text:p>1.6596936465</text:p>
          </table:table-cell>
          <table:table-cell table:formula="of:=1/(1+[.P103])" office:value-type="float" office:value="0.37598315178696">
            <text:p>0.37598315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K104])" office:value-type="float" office:value="0.377885851479091">
            <text:p>0.3778858515</text:p>
          </table:table-cell>
          <table:table-cell office:value-type="float" office:value="0.401119">
            <text:p>0.401119</text:p>
          </table:table-cell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I104]*[.H104]/(3*[.$B$93])" office:value-type="float" office:value="0.634517766497462">
            <text:p>0.6345177665</text:p>
          </table:table-cell>
          <table:table-cell table:formula="of:=[.$D$93]*LN([.J104])/([.$H$93]*LN([.$G$93]))" office:value-type="float" office:value="1.64630177627947">
            <text:p>1.6463017763</text:p>
          </table:table-cell>
          <table:table-cell table:formula="of:=-LN([.$A$90])/LN([.D104])" office:value-type="float" office:value="13.4842384114181">
            <text:p>13.4842384114</text:p>
          </table:table-cell>
          <table:table-cell/>
          <table:table-cell table:formula="of:=LN([.$G$93])/LN([.J104])" office:value-type="float" office:value="20.2474016693734">
            <text:p>20.2474016694</text:p>
          </table:table-cell>
          <table:table-cell table:formula="of:=4*[.$H$93]*SQRT([.N104])" office:value-type="float" office:value="10.7993070896049">
            <text:p>10.7993070896</text:p>
          </table:table-cell>
          <table:table-cell table:formula="of:=[.$D$93]/[.O104]" office:value-type="float" office:value="1.85197067127125">
            <text:p>1.8519706713</text:p>
          </table:table-cell>
          <table:table-cell table:formula="of:=1/(1+[.P104])" office:value-type="float" office:value="0.350634741820207">
            <text:p>0.35063474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K105])" office:value-type="float" office:value="0.335387588579614">
            <text:p>0.3353875886</text:p>
          </table:table-cell>
          <table:table-cell office:value-type="float" office:value="0.354954">
            <text:p>0.354954</text:p>
          </table:table-cell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I105]*[.H105]/(3*[.$B$93])" office:value-type="float" office:value="0.578368999421631">
            <text:p>0.5783689994</text:p>
          </table:table-cell>
          <table:table-cell table:formula="of:=[.$D$93]*LN([.J105])/([.$H$93]*LN([.$G$93]))" office:value-type="float" office:value="1.98162494394936">
            <text:p>1.9816249439</text:p>
          </table:table-cell>
          <table:table-cell table:formula="of:=-LN([.$A$90])/LN([.D105])" office:value-type="float" office:value="12.0116636377653">
            <text:p>12.0116636378</text:p>
          </table:table-cell>
          <table:table-cell/>
          <table:table-cell table:formula="of:=LN([.$G$93])/LN([.J105])" office:value-type="float" office:value="16.8212120235529">
            <text:p>16.8212120236</text:p>
          </table:table-cell>
          <table:table-cell table:formula="of:=4*[.$H$93]*SQRT([.N105])" office:value-type="float" office:value="9.84328102086215">
            <text:p>9.8432810209</text:p>
          </table:table-cell>
          <table:table-cell table:formula="of:=[.$D$93]/[.O105]" office:value-type="float" office:value="2.03184283346289">
            <text:p>2.0318428335</text:p>
          </table:table-cell>
          <table:table-cell table:formula="of:=1/(1+[.P105])" office:value-type="float" office:value="0.32983240059902">
            <text:p>0.3298324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K106])" office:value-type="float" office:value="0.300937721222474">
            <text:p>0.3009377212</text:p>
          </table:table-cell>
          <table:table-cell office:value-type="float" office:value="0.334492">
            <text:p>0.334492</text:p>
          </table:table-cell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I106]*[.H106]/(3*[.$B$93])" office:value-type="float" office:value="0.526315789473684">
            <text:p>0.5263157895</text:p>
          </table:table-cell>
          <table:table-cell table:formula="of:=[.$D$93]*LN([.J106])/([.$H$93]*LN([.$G$93]))" office:value-type="float" office:value="2.32294667460691">
            <text:p>2.3229466746</text:p>
          </table:table-cell>
          <table:table-cell table:formula="of:=-LN([.$A$90])/LN([.D106])" office:value-type="float" office:value="10.9275447869719">
            <text:p>10.927544787</text:p>
          </table:table-cell>
          <table:table-cell/>
          <table:table-cell table:formula="of:=LN([.$G$93])/LN([.J106])" office:value-type="float" office:value="14.3495904136388">
            <text:p>14.3495904136</text:p>
          </table:table-cell>
          <table:table-cell table:formula="of:=4*[.$H$93]*SQRT([.N106])" office:value-type="float" office:value="9.09140477498166">
            <text:p>9.091404775</text:p>
          </table:table-cell>
          <table:table-cell table:formula="of:=[.$D$93]/[.O106]" office:value-type="float" office:value="2.19988005099469">
            <text:p>2.199880051</text:p>
          </table:table-cell>
          <table:table-cell table:formula="of:=1/(1+[.P106])" office:value-type="float" office:value="0.312511714209146">
            <text:p>0.31251171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K107])" office:value-type="float" office:value="0.249494833399404">
            <text:p>0.2494948334</text:p>
          </table:table-cell>
          <table:table-cell office:value-type="float" office:value="0.292007">
            <text:p>0.292007</text:p>
          </table:table-cell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I107]*[.H107]/(3*[.$B$93])" office:value-type="float" office:value="0.435540069686411">
            <text:p>0.4355400697</text:p>
          </table:table-cell>
          <table:table-cell table:formula="of:=[.$D$93]*LN([.J107])/([.$H$93]*LN([.$G$93]))" office:value-type="float" office:value="3.00809903104947">
            <text:p>3.008099031</text:p>
          </table:table-cell>
          <table:table-cell table:formula="of:=-LN([.$A$90])/LN([.D107])" office:value-type="float" office:value="9.45199309562146">
            <text:p>9.4519930956</text:p>
          </table:table-cell>
          <table:table-cell/>
          <table:table-cell table:formula="of:=LN([.$G$93])/LN([.J107])" office:value-type="float" office:value="11.081195462406">
            <text:p>11.0811954624</text:p>
          </table:table-cell>
          <table:table-cell table:formula="of:=4*[.$H$93]*SQRT([.N107])" office:value-type="float" office:value="7.9892231076281">
            <text:p>7.9892231076</text:p>
          </table:table-cell>
          <table:table-cell table:formula="of:=[.$D$93]/[.O107]" office:value-type="float" office:value="2.5033723217598">
            <text:p>2.5033723218</text:p>
          </table:table-cell>
          <table:table-cell table:formula="of:=1/(1+[.P107])" office:value-type="float" office:value="0.285439259135804">
            <text:p>0.28543925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K108])" office:value-type="float" office:value="0.199758498970125">
            <text:p>0.199758499</text:p>
          </table:table-cell>
          <table:table-cell office:value-type="float" office:value="0.237325">
            <text:p>0.237325</text:p>
          </table:table-cell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I108]*[.H108]/(3*[.$B$93])" office:value-type="float" office:value="0.330578512396694">
            <text:p>0.3305785124</text:p>
          </table:table-cell>
          <table:table-cell table:formula="of:=[.$D$93]*LN([.J108])/([.$H$93]*LN([.$G$93]))" office:value-type="float" office:value="4.00604482490406">
            <text:p>4.0060448249</text:p>
          </table:table-cell>
          <table:table-cell table:formula="of:=-LN([.$A$90])/LN([.D108])" office:value-type="float" office:value="8.14726648691528">
            <text:p>8.1472664869</text:p>
          </table:table-cell>
          <table:table-cell/>
          <table:table-cell table:formula="of:=LN([.$G$93])/LN([.J108])" office:value-type="float" office:value="8.320758950602">
            <text:p>8.3207589506</text:p>
          </table:table-cell>
          <table:table-cell table:formula="of:=4*[.$H$93]*SQRT([.N108])" office:value-type="float" office:value="6.92297418422657">
            <text:p>6.9229741842</text:p>
          </table:table-cell>
          <table:table-cell table:formula="of:=[.$D$93]/[.O108]" office:value-type="float" office:value="2.88893176079847">
            <text:p>2.8889317608</text:p>
          </table:table-cell>
          <table:table-cell table:formula="of:=1/(1+[.P108])" office:value-type="float" office:value="0.257140022378454">
            <text:p>0.25714002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K109])" office:value-type="float" office:value="0.153304119285792">
            <text:p>0.1533041193</text:p>
          </table:table-cell>
          <table:table-cell office:value-type="float" office:value="0.203357">
            <text:p>0.203357</text:p>
          </table:table-cell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I109]*[.H109]/(3*[.$B$93])" office:value-type="float" office:value="0.217391304347826">
            <text:p>0.2173913043</text:p>
          </table:table-cell>
          <table:table-cell table:formula="of:=[.$D$93]*LN([.J109])/([.$H$93]*LN([.$G$93]))" office:value-type="float" office:value="5.52298193067978">
            <text:p>5.5229819307</text:p>
          </table:table-cell>
          <table:table-cell table:formula="of:=-LN([.$A$90])/LN([.D109])" office:value-type="float" office:value="6.99735621073541">
            <text:p>6.9973562107</text:p>
          </table:table-cell>
          <table:table-cell/>
          <table:table-cell table:formula="of:=LN([.$G$93])/LN([.J109])" office:value-type="float" office:value="6.03538699776817">
            <text:p>6.0353869978</text:p>
          </table:table-cell>
          <table:table-cell table:formula="of:=4*[.$H$93]*SQRT([.N109])" office:value-type="float" office:value="5.89608591415904">
            <text:p>5.8960859142</text:p>
          </table:table-cell>
          <table:table-cell table:formula="of:=[.$D$93]/[.O109]" office:value-type="float" office:value="3.39208082975375">
            <text:p>3.3920808298</text:p>
          </table:table-cell>
          <table:table-cell table:formula="of:=1/(1+[.P109])" office:value-type="float" office:value="0.227682512859415">
            <text:p>0.22768251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K110])" office:value-type="float" office:value="0.111209820915092">
            <text:p>0.1112098209</text:p>
          </table:table-cell>
          <table:table-cell office:value-type="float" office:value="0.155428">
            <text:p>0.155428</text:p>
          </table:table-cell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I110]*[.H110]/(3*[.$B$93])" office:value-type="float" office:value="0.10989010989011">
            <text:p>0.1098901099</text:p>
          </table:table-cell>
          <table:table-cell table:formula="of:=[.$D$93]*LN([.J110])/([.$H$93]*LN([.$G$93]))" office:value-type="float" office:value="7.99201160267578">
            <text:p>7.9920116027</text:p>
          </table:table-cell>
          <table:table-cell table:formula="of:=-LN([.$A$90])/LN([.D110])" office:value-type="float" office:value="5.97465956542536">
            <text:p>5.9746595654</text:p>
          </table:table-cell>
          <table:table-cell/>
          <table:table-cell table:formula="of:=LN([.$G$93])/LN([.J110])" office:value-type="float" office:value="4.17083144901505">
            <text:p>4.170831449</text:p>
          </table:table-cell>
          <table:table-cell table:formula="of:=4*[.$H$93]*SQRT([.N110])" office:value-type="float" office:value="4.90142725604764">
            <text:p>4.901427256</text:p>
          </table:table-cell>
          <table:table-cell table:formula="of:=[.$D$93]/[.O110]" office:value-type="float" office:value="4.08044411458376">
            <text:p>4.0804441146</text:p>
          </table:table-cell>
          <table:table-cell table:formula="of:=1/(1+[.P110])" office:value-type="float" office:value="0.19683318573064">
            <text:p>0.19683318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K111])" office:value-type="float" office:value="0.0999929100822158">
            <text:p>0.0999929101</text:p>
          </table:table-cell>
          <table:table-cell office:value-type="float" office:value="0.128414">
            <text:p>0.128414</text:p>
          </table:table-cell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I111]*[.H111]/(3*[.$B$93])" office:value-type="float" office:value="0.0831600831600831">
            <text:p>0.0831600832</text:p>
          </table:table-cell>
          <table:table-cell table:formula="of:=[.$D$93]*LN([.J111])/([.$H$93]*LN([.$G$93]))" office:value-type="float" office:value="9.00070904204891">
            <text:p>9.000709042</text:p>
          </table:table-cell>
          <table:table-cell table:formula="of:=-LN([.$A$90])/LN([.D111])" office:value-type="float" office:value="5.69879452583947">
            <text:p>5.6987945258</text:p>
          </table:table-cell>
          <table:table-cell/>
          <table:table-cell table:formula="of:=LN([.$G$93])/LN([.J111])" office:value-type="float" office:value="3.70341193983817">
            <text:p>3.7034119398</text:p>
          </table:table-cell>
          <table:table-cell table:formula="of:=4*[.$H$93]*SQRT([.N111])" office:value-type="float" office:value="4.618620223992">
            <text:p>4.618620224</text:p>
          </table:table-cell>
          <table:table-cell table:formula="of:=[.$D$93]/[.O111]" office:value-type="float" office:value="4.33029758457028">
            <text:p>4.3302975846</text:p>
          </table:table-cell>
          <table:table-cell table:formula="of:=1/(1+[.P111])" office:value-type="float" office:value="0.187606786325536">
            <text:p>0.18760678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K112])" office:value-type="float" office:value="0.0804792344039743">
            <text:p>0.0804792344</text:p>
          </table:table-cell>
          <table:table-cell office:value-type="float" office:value="0.0978228">
            <text:p>0.0978228</text:p>
          </table:table-cell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I112]*[.H112]/(3*[.$B$93])" office:value-type="float" office:value="0.0425531914893617">
            <text:p>0.0425531915</text:p>
          </table:table-cell>
          <table:table-cell table:formula="of:=[.$D$93]*LN([.J112])/([.$H$93]*LN([.$G$93]))" office:value-type="float" office:value="11.4255655189311">
            <text:p>11.4255655189</text:p>
          </table:table-cell>
          <table:table-cell table:formula="of:=-LN([.$A$90])/LN([.D112])" office:value-type="float" office:value="5.20779112417345">
            <text:p>5.2077911242</text:p>
          </table:table-cell>
          <table:table-cell/>
          <table:table-cell table:formula="of:=LN([.$G$93])/LN([.J112])" office:value-type="float" office:value="2.91743400167834">
            <text:p>2.9174340017</text:p>
          </table:table-cell>
          <table:table-cell table:formula="of:=4*[.$H$93]*SQRT([.N112])" office:value-type="float" office:value="4.09931943737826">
            <text:p>4.0993194374</text:p>
          </table:table-cell>
          <table:table-cell table:formula="of:=[.$D$93]/[.O112]" office:value-type="float" office:value="4.87885862654097">
            <text:p>4.8788586265</text:p>
          </table:table-cell>
          <table:table-cell table:formula="of:=1/(1+[.P112])" office:value-type="float" office:value="0.170101045717506">
            <text:p>0.17010104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K113])" office:value-type="float" office:value="0.0577189085523829">
            <text:p>0.0577189086</text:p>
          </table:table-cell>
          <table:table-cell office:value-type="float" office:value="0.0978228">
            <text:p>0.0978228</text:p>
          </table:table-cell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I113]*[.H113]/(3*[.$B$93])" office:value-type="float" office:value="0.010989010989011">
            <text:p>0.010989011</text:p>
          </table:table-cell>
          <table:table-cell table:formula="of:=[.$D$93]*LN([.J113])/([.$H$93]*LN([.$G$93]))" office:value-type="float" office:value="16.3253449360091">
            <text:p>16.325344936</text:p>
          </table:table-cell>
          <table:table-cell table:formula="of:=-LN([.$A$90])/LN([.D113])" office:value-type="float" office:value="4.60083420197468">
            <text:p>4.600834202</text:p>
          </table:table-cell>
          <table:table-cell/>
          <table:table-cell table:formula="of:=LN([.$G$93])/LN([.J113])" office:value-type="float" office:value="2.04181494871875">
            <text:p>2.0418149487</text:p>
          </table:table-cell>
          <table:table-cell table:formula="of:=4*[.$H$93]*SQRT([.N113])" office:value-type="float" office:value="3.42941016861792">
            <text:p>3.4294101686</text:p>
          </table:table-cell>
          <table:table-cell table:formula="of:=[.$D$93]/[.O113]" office:value-type="float" office:value="5.83190665934841">
            <text:p>5.8319066593</text:p>
          </table:table-cell>
          <table:table-cell table:formula="of:=1/(1+[.P113])" office:value-type="float" office:value="0.146372023193797">
            <text:p>0.1463720232</text:p>
          </table:table-cell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145]/[.E145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145]*[.A145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9]+[.B149]" office:value-type="float" office:value="1">
            <text:p>1</text:p>
          </table:table-cell>
          <table:table-cell table:formula="of:=1/(1+[.K149])" office:value-type="float" office:value="0.991958592120681">
            <text:p>0.9919585921</text:p>
          </table:table-cell>
          <table:table-cell office:value-type="float" office:value="0.813084">
            <text:p>0.813084</text:p>
          </table:table-cell>
          <table:table-cell table:formula="of:=1/([.$E$145]*[.C149])" office:value-type="float" office:value="0.2">
            <text:p>0.2</text:p>
          </table:table-cell>
          <table:table-cell table:formula="of:=[.C149]*[.$F$145]" office:value-type="float" office:value="1">
            <text:p>1</text:p>
          </table:table-cell>
          <table:table-cell table:formula="of:=1/(3*[.C149])" office:value-type="float" office:value="0.333333333333333">
            <text:p>0.3333333333</text:p>
          </table:table-cell>
          <table:table-cell table:formula="of:=1/(10/(9*[.$B$145]*[.C149])+[.A149])" office:value-type="float" office:value="0.0089197224975223">
            <text:p>0.0089197225</text:p>
          </table:table-cell>
          <table:table-cell table:formula="of:=10*[.I149]*[.H149]/(3*[.$B$145])" office:value-type="float" office:value="0.991080277502478">
            <text:p>0.9910802775</text:p>
          </table:table-cell>
          <table:table-cell table:formula="of:=[.$D$145]*LN([.J149])/([.$H$145]*LN([.$G$145]))" office:value-type="float" office:value="0.00810659632689699">
            <text:p>0.0081065963</text:p>
          </table:table-cell>
          <table:table-cell table:formula="of:=-LN([.$A$142])/LN([.D149])" office:value-type="float" office:value="1625.27898563783">
            <text:p>1625.2789856378</text:p>
          </table:table-cell>
          <table:table-cell/>
          <table:table-cell table:formula="of:=LN([.$G$145])/LN([.J199])" office:value-type="float" office:value="0">
            <text:p>Err:502</text:p>
          </table:table-cell>
          <table:table-cell table:formula="of:=4*[.$H$145]*SQRT([.N149])" office:value-type="float" office:value="0">
            <text:p>Err:502</text:p>
          </table:table-cell>
          <table:table-cell table:formula="of:=[.$D$145]/[.O149]" office:value-type="float" office:value="0">
            <text:p>Err:502</text:p>
          </table:table-cell>
          <table:table-cell table:formula="of:=1/(1+[.P149])" office:value-type="float" office:value="0">
            <text:p>Err: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50]+[.B150]" office:value-type="float" office:value="2">
            <text:p>2</text:p>
          </table:table-cell>
          <table:table-cell table:formula="of:=1/(1+[.K150])" office:value-type="float" office:value="0.968992726515448">
            <text:p>0.9689927265</text:p>
          </table:table-cell>
          <table:table-cell office:value-type="float" office:value="0.813084">
            <text:p>0.813084</text:p>
          </table:table-cell>
          <table:table-cell table:formula="of:=1/([.$E$145]*[.C150])" office:value-type="float" office:value="0.1">
            <text:p>0.1</text:p>
          </table:table-cell>
          <table:table-cell table:formula="of:=[.C150]*[.$F$145]" office:value-type="float" office:value="2">
            <text:p>2</text:p>
          </table:table-cell>
          <table:table-cell table:formula="of:=1/(3*[.C150])" office:value-type="float" office:value="0.166666666666667">
            <text:p>0.1666666667</text:p>
          </table:table-cell>
          <table:table-cell table:formula="of:=1/(10/(9*[.$B$145]*[.C150])+[.A150])" office:value-type="float" office:value="0.0173745173745174">
            <text:p>0.0173745174</text:p>
          </table:table-cell>
          <table:table-cell table:formula="of:=10*[.I150]*[.H150]/(3*[.$B$145])" office:value-type="float" office:value="0.965250965250965">
            <text:p>0.9652509653</text:p>
          </table:table-cell>
          <table:table-cell table:formula="of:=[.$D$145]*LN([.J150])/([.$H$145]*LN([.$G$145]))" office:value-type="float" office:value="0.031999490435863">
            <text:p>0.0319994904</text:p>
          </table:table-cell>
          <table:table-cell table:formula="of:=-LN([.$A$142])/LN([.D150])" office:value-type="float" office:value="416.607123666377">
            <text:p>416.6071236664</text:p>
          </table:table-cell>
          <table:table-cell/>
          <table:table-cell table:formula="of:=LN([.$G$145])/LN([.J200])" office:value-type="float" office:value="0">
            <text:p>Err:502</text:p>
          </table:table-cell>
          <table:table-cell table:formula="of:=4*[.$H$145]*SQRT([.N150])" office:value-type="float" office:value="0">
            <text:p>Err:502</text:p>
          </table:table-cell>
          <table:table-cell table:formula="of:=[.$D$145]/[.O150]" office:value-type="float" office:value="0">
            <text:p>Err:502</text:p>
          </table:table-cell>
          <table:table-cell table:formula="of:=1/(1+[.P150])" office:value-type="float" office:value="0">
            <text:p>Err:5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1]+[.B151]" office:value-type="float" office:value="3">
            <text:p>3</text:p>
          </table:table-cell>
          <table:table-cell table:formula="of:=1/(1+[.K151])" office:value-type="float" office:value="0.934168932477744">
            <text:p>0.9341689325</text:p>
          </table:table-cell>
          <table:table-cell office:value-type="float" office:value="0.813084">
            <text:p>0.813084</text:p>
          </table:table-cell>
          <table:table-cell table:formula="of:=1/([.$E$145]*[.C151])" office:value-type="float" office:value="0.0666666666666667">
            <text:p>0.0666666667</text:p>
          </table:table-cell>
          <table:table-cell table:formula="of:=[.C151]*[.$F$145]" office:value-type="float" office:value="3">
            <text:p>3</text:p>
          </table:table-cell>
          <table:table-cell table:formula="of:=1/(3*[.C151])" office:value-type="float" office:value="0.111111111111111">
            <text:p>0.1111111111</text:p>
          </table:table-cell>
          <table:table-cell table:formula="of:=1/(10/(9*[.$B$145]*[.C151])+[.A151])" office:value-type="float" office:value="0.0249768732654949">
            <text:p>0.0249768733</text:p>
          </table:table-cell>
          <table:table-cell table:formula="of:=10*[.I151]*[.H151]/(3*[.$B$145])" office:value-type="float" office:value="0.925069380203515">
            <text:p>0.9250693802</text:p>
          </table:table-cell>
          <table:table-cell table:formula="of:=[.$D$145]*LN([.J151])/([.$H$145]*LN([.$G$145]))" office:value-type="float" office:value="0.0704701957360631">
            <text:p>0.0704701957</text:p>
          </table:table-cell>
          <table:table-cell table:formula="of:=-LN([.$A$142])/LN([.D151])" office:value-type="float" office:value="192.698256050386">
            <text:p>192.6982560504</text:p>
          </table:table-cell>
          <table:table-cell/>
          <table:table-cell table:formula="of:=LN([.$G$145])/LN([.J201])" office:value-type="float" office:value="0">
            <text:p>Err:502</text:p>
          </table:table-cell>
          <table:table-cell table:formula="of:=4*[.$H$145]*SQRT([.N151])" office:value-type="float" office:value="0">
            <text:p>Err:502</text:p>
          </table:table-cell>
          <table:table-cell table:formula="of:=[.$D$145]/[.O151]" office:value-type="float" office:value="0">
            <text:p>Err:502</text:p>
          </table:table-cell>
          <table:table-cell table:formula="of:=1/(1+[.P151])" office:value-type="float" office:value="0">
            <text:p>Err:5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2]+[.B152]" office:value-type="float" office:value="4">
            <text:p>4</text:p>
          </table:table-cell>
          <table:table-cell table:formula="of:=1/(1+[.K152])" office:value-type="float" office:value="0.891487369103439">
            <text:p>0.8914873691</text:p>
          </table:table-cell>
          <table:table-cell office:value-type="float" office:value="0.813084">
            <text:p>0.813084</text:p>
          </table:table-cell>
          <table:table-cell table:formula="of:=1/([.$E$145]*[.C152])" office:value-type="float" office:value="0.05">
            <text:p>0.05</text:p>
          </table:table-cell>
          <table:table-cell table:formula="of:=[.C152]*[.$F$145]" office:value-type="float" office:value="4">
            <text:p>4</text:p>
          </table:table-cell>
          <table:table-cell table:formula="of:=1/(3*[.C152])" office:value-type="float" office:value="0.0833333333333333">
            <text:p>0.0833333333</text:p>
          </table:table-cell>
          <table:table-cell table:formula="of:=1/(10/(9*[.$B$145]*[.C152])+[.A152])" office:value-type="float" office:value="0.0314685314685315">
            <text:p>0.0314685315</text:p>
          </table:table-cell>
          <table:table-cell table:formula="of:=10*[.I152]*[.H152]/(3*[.$B$145])" office:value-type="float" office:value="0.874125874125874">
            <text:p>0.8741258741</text:p>
          </table:table-cell>
          <table:table-cell table:formula="of:=[.$D$145]*LN([.J152])/([.$H$145]*LN([.$G$145]))" office:value-type="float" office:value="0.121720884285428">
            <text:p>0.1217208843</text:p>
          </table:table-cell>
          <table:table-cell table:formula="of:=-LN([.$A$142])/LN([.D152])" office:value-type="float" office:value="114.242602070522">
            <text:p>114.2426020705</text:p>
          </table:table-cell>
          <table:table-cell/>
          <table:table-cell table:formula="of:=LN([.$G$145])/LN([.J202])" office:value-type="float" office:value="0">
            <text:p>Err:502</text:p>
          </table:table-cell>
          <table:table-cell table:formula="of:=4*[.$H$145]*SQRT([.N152])" office:value-type="float" office:value="0">
            <text:p>Err:502</text:p>
          </table:table-cell>
          <table:table-cell table:formula="of:=[.$D$145]/[.O152]" office:value-type="float" office:value="0">
            <text:p>Err:502</text:p>
          </table:table-cell>
          <table:table-cell table:formula="of:=1/(1+[.P152])" office:value-type="float" office:value="0">
            <text:p>Err:5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53]+[.B153]" office:value-type="float" office:value="5">
            <text:p>5</text:p>
          </table:table-cell>
          <table:table-cell table:formula="of:=1/(1+[.K153])" office:value-type="float" office:value="0.844867998260527">
            <text:p>0.8448679983</text:p>
          </table:table-cell>
          <table:table-cell office:value-type="float" office:value="0.813084">
            <text:p>0.813084</text:p>
          </table:table-cell>
          <table:table-cell table:formula="of:=1/([.$E$145]*[.C153])" office:value-type="float" office:value="0.04">
            <text:p>0.04</text:p>
          </table:table-cell>
          <table:table-cell table:formula="of:=[.C153]*[.$F$145]" office:value-type="float" office:value="5">
            <text:p>5</text:p>
          </table:table-cell>
          <table:table-cell table:formula="of:=1/(3*[.C153])" office:value-type="float" office:value="0.0666666666666667">
            <text:p>0.0666666667</text:p>
          </table:table-cell>
          <table:table-cell table:formula="of:=1/(10/(9*[.$B$145]*[.C153])+[.A153])" office:value-type="float" office:value="0.036734693877551">
            <text:p>0.0367346939</text:p>
          </table:table-cell>
          <table:table-cell table:formula="of:=10*[.I153]*[.H153]/(3*[.$B$145])" office:value-type="float" office:value="0.816326530612245">
            <text:p>0.8163265306</text:p>
          </table:table-cell>
          <table:table-cell table:formula="of:=[.$D$145]*LN([.J153])/([.$H$145]*LN([.$G$145]))" office:value-type="float" office:value="0.183616851459482">
            <text:p>0.1836168515</text:p>
          </table:table-cell>
          <table:table-cell table:formula="of:=-LN([.$A$142])/LN([.D153])" office:value-type="float" office:value="77.8429352149723">
            <text:p>77.842935215</text:p>
          </table:table-cell>
          <table:table-cell/>
          <table:table-cell table:formula="of:=LN([.$G$145])/LN([.J203])" office:value-type="float" office:value="0">
            <text:p>Err:502</text:p>
          </table:table-cell>
          <table:table-cell table:formula="of:=4*[.$H$145]*SQRT([.N153])" office:value-type="float" office:value="0">
            <text:p>Err:502</text:p>
          </table:table-cell>
          <table:table-cell table:formula="of:=[.$D$145]/[.O153]" office:value-type="float" office:value="0">
            <text:p>Err:502</text:p>
          </table:table-cell>
          <table:table-cell table:formula="of:=1/(1+[.P153])" office:value-type="float" office:value="0">
            <text:p>Err:5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54]+[.B154]" office:value-type="float" office:value="6">
            <text:p>6</text:p>
          </table:table-cell>
          <table:table-cell table:formula="of:=1/(1+[.K154])" office:value-type="float" office:value="0.797490582765687">
            <text:p>0.7974905828</text:p>
          </table:table-cell>
          <table:table-cell office:value-type="float" office:value="0.809998">
            <text:p>0.809998</text:p>
          </table:table-cell>
          <table:table-cell table:formula="of:=1/([.$E$145]*[.C154])" office:value-type="float" office:value="0.0333333333333333">
            <text:p>0.0333333333</text:p>
          </table:table-cell>
          <table:table-cell table:formula="of:=[.C154]*[.$F$145]" office:value-type="float" office:value="6">
            <text:p>6</text:p>
          </table:table-cell>
          <table:table-cell table:formula="of:=1/(3*[.C154])" office:value-type="float" office:value="0.0555555555555556">
            <text:p>0.0555555556</text:p>
          </table:table-cell>
          <table:table-cell table:formula="of:=1/(10/(9*[.$B$145]*[.C154])+[.A154])" office:value-type="float" office:value="0.040785498489426">
            <text:p>0.0407854985</text:p>
          </table:table-cell>
          <table:table-cell table:formula="of:=10*[.I154]*[.H154]/(3*[.$B$145])" office:value-type="float" office:value="0.755287009063444">
            <text:p>0.7552870091</text:p>
          </table:table-cell>
          <table:table-cell table:formula="of:=[.$D$145]*LN([.J154])/([.$H$145]*LN([.$G$145]))" office:value-type="float" office:value="0.253933302299336">
            <text:p>0.2539333023</text:p>
          </table:table-cell>
          <table:table-cell table:formula="of:=-LN([.$A$142])/LN([.D154])" office:value-type="float" office:value="57.9903604537978">
            <text:p>57.9903604538</text:p>
          </table:table-cell>
          <table:table-cell/>
          <table:table-cell table:formula="of:=LN([.$G$145])/LN([.J204])" office:value-type="float" office:value="0">
            <text:p>Err:502</text:p>
          </table:table-cell>
          <table:table-cell table:formula="of:=4*[.$H$145]*SQRT([.N154])" office:value-type="float" office:value="0">
            <text:p>Err:502</text:p>
          </table:table-cell>
          <table:table-cell table:formula="of:=[.$D$145]/[.O154]" office:value-type="float" office:value="0">
            <text:p>Err:502</text:p>
          </table:table-cell>
          <table:table-cell table:formula="of:=1/(1+[.P154])" office:value-type="float" office:value="0">
            <text:p>Err:5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5]+[.B155]" office:value-type="float" office:value="7">
            <text:p>7</text:p>
          </table:table-cell>
          <table:table-cell table:formula="of:=1/(1+[.K155])" office:value-type="float" office:value="0.751568922656686">
            <text:p>0.7515689227</text:p>
          </table:table-cell>
          <table:table-cell office:value-type="float" office:value="0.798821">
            <text:p>0.798821</text:p>
          </table:table-cell>
          <table:table-cell table:formula="of:=1/([.$E$145]*[.C155])" office:value-type="float" office:value="0.0285714285714286">
            <text:p>0.0285714286</text:p>
          </table:table-cell>
          <table:table-cell table:formula="of:=[.C155]*[.$F$145]" office:value-type="float" office:value="7">
            <text:p>7</text:p>
          </table:table-cell>
          <table:table-cell table:formula="of:=1/(3*[.C155])" office:value-type="float" office:value="0.0476190476190476">
            <text:p>0.0476190476</text:p>
          </table:table-cell>
          <table:table-cell table:formula="of:=1/(10/(9*[.$B$145]*[.C155])+[.A155])" office:value-type="float" office:value="0.0437196391394865">
            <text:p>0.0437196391</text:p>
          </table:table-cell>
          <table:table-cell table:formula="of:=10*[.I155]*[.H155]/(3*[.$B$145])" office:value-type="float" office:value="0.693962526023595">
            <text:p>0.693962526</text:p>
          </table:table-cell>
          <table:table-cell table:formula="of:=[.$D$145]*LN([.J155])/([.$H$145]*LN([.$G$145]))" office:value-type="float" office:value="0.330549960029144">
            <text:p>0.33054996</text:p>
          </table:table-cell>
          <table:table-cell table:formula="of:=-LN([.$A$142])/LN([.D155])" office:value-type="float" office:value="45.9478795312447">
            <text:p>45.9478795312</text:p>
          </table:table-cell>
          <table:table-cell/>
          <table:table-cell table:formula="of:=LN([.$G$145])/LN([.J205])" office:value-type="float" office:value="0">
            <text:p>Err:502</text:p>
          </table:table-cell>
          <table:table-cell table:formula="of:=4*[.$H$145]*SQRT([.N155])" office:value-type="float" office:value="0">
            <text:p>Err:502</text:p>
          </table:table-cell>
          <table:table-cell table:formula="of:=[.$D$145]/[.O155]" office:value-type="float" office:value="0">
            <text:p>Err:502</text:p>
          </table:table-cell>
          <table:table-cell table:formula="of:=1/(1+[.P155])" office:value-type="float" office:value="0">
            <text:p>Err:5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56]+[.B156]" office:value-type="float" office:value="8">
            <text:p>8</text:p>
          </table:table-cell>
          <table:table-cell table:formula="of:=1/(1+[.K156])" office:value-type="float" office:value="0.70842830555113">
            <text:p>0.7084283056</text:p>
          </table:table-cell>
          <table:table-cell office:value-type="float" office:value="0.787035">
            <text:p>0.787035</text:p>
          </table:table-cell>
          <table:table-cell table:formula="of:=1/([.$E$145]*[.C156])" office:value-type="float" office:value="0.025">
            <text:p>0.025</text:p>
          </table:table-cell>
          <table:table-cell table:formula="of:=[.C156]*[.$F$145]" office:value-type="float" office:value="8">
            <text:p>8</text:p>
          </table:table-cell>
          <table:table-cell table:formula="of:=1/(3*[.C156])" office:value-type="float" office:value="0.0416666666666667">
            <text:p>0.0416666667</text:p>
          </table:table-cell>
          <table:table-cell table:formula="of:=1/(10/(9*[.$B$145]*[.C156])+[.A156])" office:value-type="float" office:value="0.0456852791878173">
            <text:p>0.0456852792</text:p>
          </table:table-cell>
          <table:table-cell table:formula="of:=10*[.I156]*[.H156]/(3*[.$B$145])" office:value-type="float" office:value="0.634517766497462">
            <text:p>0.6345177665</text:p>
          </table:table-cell>
          <table:table-cell table:formula="of:=[.$D$145]*LN([.J156])/([.$H$145]*LN([.$G$145]))" office:value-type="float" office:value="0.411575444069868">
            <text:p>0.4115754441</text:p>
          </table:table-cell>
          <table:table-cell table:formula="of:=-LN([.$A$142])/LN([.D156])" office:value-type="float" office:value="38.0682306327658">
            <text:p>38.0682306328</text:p>
          </table:table-cell>
          <table:table-cell/>
          <table:table-cell table:formula="of:=LN([.$G$145])/LN([.J206])" office:value-type="float" office:value="0">
            <text:p>Err:502</text:p>
          </table:table-cell>
          <table:table-cell table:formula="of:=4*[.$H$145]*SQRT([.N156])" office:value-type="float" office:value="0">
            <text:p>Err:502</text:p>
          </table:table-cell>
          <table:table-cell table:formula="of:=[.$D$145]/[.O156]" office:value-type="float" office:value="0">
            <text:p>Err:502</text:p>
          </table:table-cell>
          <table:table-cell table:formula="of:=1/(1+[.P156])" office:value-type="float" office:value="0">
            <text:p>Err:5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57]+[.B157]" office:value-type="float" office:value="9">
            <text:p>9</text:p>
          </table:table-cell>
          <table:table-cell table:formula="of:=1/(1+[.K157])" office:value-type="float" office:value="0.668714611411094">
            <text:p>0.6687146114</text:p>
          </table:table-cell>
          <table:table-cell office:value-type="float" office:value="0.758586">
            <text:p>0.758586</text:p>
          </table:table-cell>
          <table:table-cell table:formula="of:=1/([.$E$145]*[.C157])" office:value-type="float" office:value="0.0222222222222222">
            <text:p>0.0222222222</text:p>
          </table:table-cell>
          <table:table-cell table:formula="of:=[.C157]*[.$F$145]" office:value-type="float" office:value="9">
            <text:p>9</text:p>
          </table:table-cell>
          <table:table-cell table:formula="of:=1/(3*[.C157])" office:value-type="float" office:value="0.037037037037037">
            <text:p>0.037037037</text:p>
          </table:table-cell>
          <table:table-cell table:formula="of:=1/(10/(9*[.$B$145]*[.C157])+[.A157])" office:value-type="float" office:value="0.0468478889531521">
            <text:p>0.046847889</text:p>
          </table:table-cell>
          <table:table-cell table:formula="of:=10*[.I157]*[.H157]/(3*[.$B$145])" office:value-type="float" office:value="0.578368999421631">
            <text:p>0.5783689994</text:p>
          </table:table-cell>
          <table:table-cell table:formula="of:=[.$D$145]*LN([.J157])/([.$H$145]*LN([.$G$145]))" office:value-type="float" office:value="0.495406235987339">
            <text:p>0.495406236</text:p>
          </table:table-cell>
          <table:table-cell table:formula="of:=-LN([.$A$142])/LN([.D157])" office:value-type="float" office:value="32.6104171705953">
            <text:p>32.6104171706</text:p>
          </table:table-cell>
          <table:table-cell/>
          <table:table-cell table:formula="of:=LN([.$G$145])/LN([.J207])" office:value-type="float" office:value="0">
            <text:p>Err:502</text:p>
          </table:table-cell>
          <table:table-cell table:formula="of:=4*[.$H$145]*SQRT([.N157])" office:value-type="float" office:value="0">
            <text:p>Err:502</text:p>
          </table:table-cell>
          <table:table-cell table:formula="of:=[.$D$145]/[.O157]" office:value-type="float" office:value="0">
            <text:p>Err:502</text:p>
          </table:table-cell>
          <table:table-cell table:formula="of:=1/(1+[.P157])" office:value-type="float" office:value="0">
            <text:p>Err:5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58]+[.B158]" office:value-type="float" office:value="10">
            <text:p>10</text:p>
          </table:table-cell>
          <table:table-cell table:formula="of:=1/(1+[.K158])" office:value-type="float" office:value="0.63261643753285">
            <text:p>0.6326164375</text:p>
          </table:table-cell>
          <table:table-cell office:value-type="float" office:value="0.740297">
            <text:p>0.740297</text:p>
          </table:table-cell>
          <table:table-cell table:formula="of:=1/([.$E$145]*[.C158])" office:value-type="float" office:value="0.02">
            <text:p>0.02</text:p>
          </table:table-cell>
          <table:table-cell table:formula="of:=[.C158]*[.$F$145]" office:value-type="float" office:value="10">
            <text:p>10</text:p>
          </table:table-cell>
          <table:table-cell table:formula="of:=1/(3*[.C158])" office:value-type="float" office:value="0.0333333333333333">
            <text:p>0.0333333333</text:p>
          </table:table-cell>
          <table:table-cell table:formula="of:=1/(10/(9*[.$B$145]*[.C158])+[.A158])" office:value-type="float" office:value="0.0473684210526316">
            <text:p>0.0473684211</text:p>
          </table:table-cell>
          <table:table-cell table:formula="of:=10*[.I158]*[.H158]/(3*[.$B$145])" office:value-type="float" office:value="0.526315789473684">
            <text:p>0.5263157895</text:p>
          </table:table-cell>
          <table:table-cell table:formula="of:=[.$D$145]*LN([.J158])/([.$H$145]*LN([.$G$145]))" office:value-type="float" office:value="0.580736668651727">
            <text:p>0.5807366687</text:p>
          </table:table-cell>
          <table:table-cell table:formula="of:=-LN([.$A$142])/LN([.D158])" office:value-type="float" office:value="28.6582698187114">
            <text:p>28.6582698187</text:p>
          </table:table-cell>
          <table:table-cell/>
          <table:table-cell table:formula="of:=LN([.$G$145])/LN([.J208])" office:value-type="float" office:value="0">
            <text:p>Err:502</text:p>
          </table:table-cell>
          <table:table-cell table:formula="of:=4*[.$H$145]*SQRT([.N158])" office:value-type="float" office:value="0">
            <text:p>Err:502</text:p>
          </table:table-cell>
          <table:table-cell table:formula="of:=[.$D$145]/[.O158]" office:value-type="float" office:value="0">
            <text:p>Err:502</text:p>
          </table:table-cell>
          <table:table-cell table:formula="of:=1/(1+[.P158])" office:value-type="float" office:value="0">
            <text:p>Err:5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59]+[.B159]" office:value-type="float" office:value="12">
            <text:p>12</text:p>
          </table:table-cell>
          <table:table-cell table:formula="of:=1/(1+[.K159])" office:value-type="float" office:value="0.570768190100903">
            <text:p>0.5707681901</text:p>
          </table:table-cell>
          <table:table-cell office:value-type="float" office:value="0.689697">
            <text:p>0.689697</text:p>
          </table:table-cell>
          <table:table-cell table:formula="of:=1/([.$E$145]*[.C159])" office:value-type="float" office:value="0.0166666666666667">
            <text:p>0.0166666667</text:p>
          </table:table-cell>
          <table:table-cell table:formula="of:=[.C159]*[.$F$145]" office:value-type="float" office:value="12">
            <text:p>12</text:p>
          </table:table-cell>
          <table:table-cell table:formula="of:=1/(3*[.C159])" office:value-type="float" office:value="0.0277777777777778">
            <text:p>0.0277777778</text:p>
          </table:table-cell>
          <table:table-cell table:formula="of:=1/(10/(9*[.$B$145]*[.C159])+[.A159])" office:value-type="float" office:value="0.0470383275261324">
            <text:p>0.0470383275</text:p>
          </table:table-cell>
          <table:table-cell table:formula="of:=10*[.I159]*[.H159]/(3*[.$B$145])" office:value-type="float" office:value="0.435540069686411">
            <text:p>0.4355400697</text:p>
          </table:table-cell>
          <table:table-cell table:formula="of:=[.$D$145]*LN([.J159])/([.$H$145]*LN([.$G$145]))" office:value-type="float" office:value="0.752024757762367">
            <text:p>0.7520247578</text:p>
          </table:table-cell>
          <table:table-cell table:formula="of:=-LN([.$A$142])/LN([.D159])" office:value-type="float" office:value="23.400527283993">
            <text:p>23.400527284</text:p>
          </table:table-cell>
          <table:table-cell/>
          <table:table-cell table:formula="of:=LN([.$G$145])/LN([.J209])" office:value-type="float" office:value="0">
            <text:p>Err:502</text:p>
          </table:table-cell>
          <table:table-cell table:formula="of:=4*[.$H$145]*SQRT([.N159])" office:value-type="float" office:value="0">
            <text:p>Err:502</text:p>
          </table:table-cell>
          <table:table-cell table:formula="of:=[.$D$145]/[.O159]" office:value-type="float" office:value="0">
            <text:p>Err:502</text:p>
          </table:table-cell>
          <table:table-cell table:formula="of:=1/(1+[.P159])" office:value-type="float" office:value="0">
            <text:p>Err:5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60]+[.B160]" office:value-type="float" office:value="15">
            <text:p>15</text:p>
          </table:table-cell>
          <table:table-cell table:formula="of:=1/(1+[.K160])" office:value-type="float" office:value="0.499622483695991">
            <text:p>0.4996224837</text:p>
          </table:table-cell>
          <table:table-cell office:value-type="float" office:value="0.607194">
            <text:p>0.607194</text:p>
          </table:table-cell>
          <table:table-cell table:formula="of:=1/([.$E$145]*[.C160])" office:value-type="float" office:value="0.0133333333333333">
            <text:p>0.0133333333</text:p>
          </table:table-cell>
          <table:table-cell table:formula="of:=[.C160]*[.$F$145]" office:value-type="float" office:value="15">
            <text:p>15</text:p>
          </table:table-cell>
          <table:table-cell table:formula="of:=1/(3*[.C160])" office:value-type="float" office:value="0.0222222222222222">
            <text:p>0.0222222222</text:p>
          </table:table-cell>
          <table:table-cell table:formula="of:=1/(10/(9*[.$B$145]*[.C160])+[.A160])" office:value-type="float" office:value="0.0446280991735537">
            <text:p>0.0446280992</text:p>
          </table:table-cell>
          <table:table-cell table:formula="of:=10*[.I160]*[.H160]/(3*[.$B$145])" office:value-type="float" office:value="0.330578512396694">
            <text:p>0.3305785124</text:p>
          </table:table-cell>
          <table:table-cell table:formula="of:=[.$D$145]*LN([.J160])/([.$H$145]*LN([.$G$145]))" office:value-type="float" office:value="1.00151120622602">
            <text:p>1.0015112062</text:p>
          </table:table-cell>
          <table:table-cell table:formula="of:=-LN([.$A$142])/LN([.D160])" office:value-type="float" office:value="18.910961422726">
            <text:p>18.9109614227</text:p>
          </table:table-cell>
          <table:table-cell/>
          <table:table-cell table:formula="of:=LN([.$G$145])/LN([.J210])" office:value-type="float" office:value="0">
            <text:p>Err:502</text:p>
          </table:table-cell>
          <table:table-cell table:formula="of:=4*[.$H$145]*SQRT([.N160])" office:value-type="float" office:value="0">
            <text:p>Err:502</text:p>
          </table:table-cell>
          <table:table-cell table:formula="of:=[.$D$145]/[.O160]" office:value-type="float" office:value="0">
            <text:p>Err:502</text:p>
          </table:table-cell>
          <table:table-cell table:formula="of:=1/(1+[.P160])" office:value-type="float" office:value="0">
            <text:p>Err:5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61]+[.B161]" office:value-type="float" office:value="20">
            <text:p>20</text:p>
          </table:table-cell>
          <table:table-cell table:formula="of:=1/(1+[.K161])" office:value-type="float" office:value="0.420036500028775">
            <text:p>0.4200365</text:p>
          </table:table-cell>
          <table:table-cell office:value-type="float" office:value="0.541353">
            <text:p>0.541353</text:p>
          </table:table-cell>
          <table:table-cell table:formula="of:=1/([.$E$145]*[.C161])" office:value-type="float" office:value="0.01">
            <text:p>0.01</text:p>
          </table:table-cell>
          <table:table-cell table:formula="of:=[.C161]*[.$F$145]" office:value-type="float" office:value="20">
            <text:p>20</text:p>
          </table:table-cell>
          <table:table-cell table:formula="of:=1/(3*[.C161])" office:value-type="float" office:value="0.0166666666666667">
            <text:p>0.0166666667</text:p>
          </table:table-cell>
          <table:table-cell table:formula="of:=1/(10/(9*[.$B$145]*[.C161])+[.A161])" office:value-type="float" office:value="0.0391304347826087">
            <text:p>0.0391304348</text:p>
          </table:table-cell>
          <table:table-cell table:formula="of:=10*[.I161]*[.H161]/(3*[.$B$145])" office:value-type="float" office:value="0.217391304347826">
            <text:p>0.2173913043</text:p>
          </table:table-cell>
          <table:table-cell table:formula="of:=[.$D$145]*LN([.J161])/([.$H$145]*LN([.$G$145]))" office:value-type="float" office:value="1.38074548266995">
            <text:p>1.3807454827</text:p>
          </table:table-cell>
          <table:table-cell table:formula="of:=-LN([.$A$142])/LN([.D161])" office:value-type="float" office:value="15.1281492117583">
            <text:p>15.1281492118</text:p>
          </table:table-cell>
          <table:table-cell/>
          <table:table-cell table:formula="of:=LN([.$G$145])/LN([.J211])" office:value-type="float" office:value="0">
            <text:p>Err:502</text:p>
          </table:table-cell>
          <table:table-cell table:formula="of:=4*[.$H$145]*SQRT([.N161])" office:value-type="float" office:value="0">
            <text:p>Err:502</text:p>
          </table:table-cell>
          <table:table-cell table:formula="of:=[.$D$145]/[.O161]" office:value-type="float" office:value="0">
            <text:p>Err:502</text:p>
          </table:table-cell>
          <table:table-cell table:formula="of:=1/(1+[.P161])" office:value-type="float" office:value="0">
            <text:p>Err:5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62]+[.B162]" office:value-type="float" office:value="30">
            <text:p>30</text:p>
          </table:table-cell>
          <table:table-cell table:formula="of:=1/(1+[.K162])" office:value-type="float" office:value="0.333555381076139">
            <text:p>0.3335553811</text:p>
          </table:table-cell>
          <table:table-cell office:value-type="float" office:value="0.445641">
            <text:p>0.445641</text:p>
          </table:table-cell>
          <table:table-cell table:formula="of:=1/([.$E$145]*[.C162])" office:value-type="float" office:value="0.00666666666666667">
            <text:p>0.0066666667</text:p>
          </table:table-cell>
          <table:table-cell table:formula="of:=[.C162]*[.$F$145]" office:value-type="float" office:value="30">
            <text:p>30</text:p>
          </table:table-cell>
          <table:table-cell table:formula="of:=1/(3*[.C162])" office:value-type="float" office:value="0.0111111111111111">
            <text:p>0.0111111111</text:p>
          </table:table-cell>
          <table:table-cell table:formula="of:=1/(10/(9*[.$B$145]*[.C162])+[.A162])" office:value-type="float" office:value="0.0296703296703297">
            <text:p>0.0296703297</text:p>
          </table:table-cell>
          <table:table-cell table:formula="of:=10*[.I162]*[.H162]/(3*[.$B$145])" office:value-type="float" office:value="0.10989010989011">
            <text:p>0.1098901099</text:p>
          </table:table-cell>
          <table:table-cell table:formula="of:=[.$D$145]*LN([.J162])/([.$H$145]*LN([.$G$145]))" office:value-type="float" office:value="1.99800290066895">
            <text:p>1.9980029007</text:p>
          </table:table-cell>
          <table:table-cell table:formula="of:=-LN([.$A$142])/LN([.D162])" office:value-type="float" office:value="11.9517344100282">
            <text:p>11.95173441</text:p>
          </table:table-cell>
          <table:table-cell/>
          <table:table-cell table:formula="of:=LN([.$G$145])/LN([.J212])" office:value-type="float" office:value="0">
            <text:p>Err:502</text:p>
          </table:table-cell>
          <table:table-cell table:formula="of:=4*[.$H$145]*SQRT([.N162])" office:value-type="float" office:value="0">
            <text:p>Err:502</text:p>
          </table:table-cell>
          <table:table-cell table:formula="of:=[.$D$145]/[.O162]" office:value-type="float" office:value="0">
            <text:p>Err:502</text:p>
          </table:table-cell>
          <table:table-cell table:formula="of:=1/(1+[.P162])" office:value-type="float" office:value="0">
            <text:p>Err:50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63]+[.B163]" office:value-type="float" office:value="35">
            <text:p>35</text:p>
          </table:table-cell>
          <table:table-cell table:formula="of:=1/(1+[.K163])" office:value-type="float" office:value="0.30767552654725">
            <text:p>0.3076755265</text:p>
          </table:table-cell>
          <table:table-cell office:value-type="float" office:value="0.382646">
            <text:p>0.382646</text:p>
          </table:table-cell>
          <table:table-cell table:formula="of:=1/([.$E$145]*[.C163])" office:value-type="float" office:value="0.00571428571428571">
            <text:p>0.0057142857</text:p>
          </table:table-cell>
          <table:table-cell table:formula="of:=[.C163]*[.$F$145]" office:value-type="float" office:value="35">
            <text:p>35</text:p>
          </table:table-cell>
          <table:table-cell table:formula="of:=1/(3*[.C163])" office:value-type="float" office:value="0.00952380952380952">
            <text:p>0.0095238095</text:p>
          </table:table-cell>
          <table:table-cell table:formula="of:=1/(10/(9*[.$B$145]*[.C163])+[.A163])" office:value-type="float" office:value="0.0261954261954262">
            <text:p>0.0261954262</text:p>
          </table:table-cell>
          <table:table-cell table:formula="of:=10*[.I163]*[.H163]/(3*[.$B$145])" office:value-type="float" office:value="0.0831600831600831">
            <text:p>0.0831600832</text:p>
          </table:table-cell>
          <table:table-cell table:formula="of:=[.$D$145]*LN([.J163])/([.$H$145]*LN([.$G$145]))" office:value-type="float" office:value="2.25017726051223">
            <text:p>2.2501772605</text:p>
          </table:table-cell>
          <table:table-cell table:formula="of:=-LN([.$A$142])/LN([.D163])" office:value-type="float" office:value="11.1328219298271">
            <text:p>11.1328219298</text:p>
          </table:table-cell>
          <table:table-cell/>
          <table:table-cell table:formula="of:=LN([.$G$145])/LN([.J213])" office:value-type="float" office:value="0">
            <text:p>Err:502</text:p>
          </table:table-cell>
          <table:table-cell table:formula="of:=4*[.$H$145]*SQRT([.N163])" office:value-type="float" office:value="0">
            <text:p>Err:502</text:p>
          </table:table-cell>
          <table:table-cell table:formula="of:=[.$D$145]/[.O163]" office:value-type="float" office:value="0">
            <text:p>Err:502</text:p>
          </table:table-cell>
          <table:table-cell table:formula="of:=1/(1+[.P163])" office:value-type="float" office:value="0">
            <text:p>Err:5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64]+[.B164]" office:value-type="float" office:value="50">
            <text:p>50</text:p>
          </table:table-cell>
          <table:table-cell table:formula="of:=1/(1+[.K164])" office:value-type="float" office:value="0.259309779929363">
            <text:p>0.2593097799</text:p>
          </table:table-cell>
          <table:table-cell office:value-type="float" office:value="0.282869">
            <text:p>0.282869</text:p>
          </table:table-cell>
          <table:table-cell table:formula="of:=1/([.$E$145]*[.C164])" office:value-type="float" office:value="0.004">
            <text:p>0.004</text:p>
          </table:table-cell>
          <table:table-cell table:formula="of:=[.C164]*[.$F$145]" office:value-type="float" office:value="50">
            <text:p>50</text:p>
          </table:table-cell>
          <table:table-cell table:formula="of:=1/(3*[.C164])" office:value-type="float" office:value="0.00666666666666667">
            <text:p>0.0066666667</text:p>
          </table:table-cell>
          <table:table-cell table:formula="of:=1/(10/(9*[.$B$145]*[.C164])+[.A164])" office:value-type="float" office:value="0.0191489361702128">
            <text:p>0.0191489362</text:p>
          </table:table-cell>
          <table:table-cell table:formula="of:=10*[.I164]*[.H164]/(3*[.$B$145])" office:value-type="float" office:value="0.0425531914893617">
            <text:p>0.0425531915</text:p>
          </table:table-cell>
          <table:table-cell table:formula="of:=[.$D$145]*LN([.J164])/([.$H$145]*LN([.$G$145]))" office:value-type="float" office:value="2.85639137973278">
            <text:p>2.8563913797</text:p>
          </table:table-cell>
          <table:table-cell table:formula="of:=-LN([.$A$142])/LN([.D164])" office:value-type="float" office:value="9.72220013789169">
            <text:p>9.7222001379</text:p>
          </table:table-cell>
          <table:table-cell/>
          <table:table-cell table:formula="of:=LN([.$G$145])/LN([.J214])" office:value-type="float" office:value="0">
            <text:p>Err:502</text:p>
          </table:table-cell>
          <table:table-cell table:formula="of:=4*[.$H$145]*SQRT([.N164])" office:value-type="float" office:value="0">
            <text:p>Err:502</text:p>
          </table:table-cell>
          <table:table-cell table:formula="of:=[.$D$145]/[.O164]" office:value-type="float" office:value="0">
            <text:p>Err:502</text:p>
          </table:table-cell>
          <table:table-cell table:formula="of:=1/(1+[.P164])" office:value-type="float" office:value="0">
            <text:p>Err:50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65]+[.B165]" office:value-type="float" office:value="100">
            <text:p>100</text:p>
          </table:table-cell>
          <table:table-cell table:formula="of:=1/(1+[.K165])" office:value-type="float" office:value="0.196798628145959">
            <text:p>0.1967986281</text:p>
          </table:table-cell>
          <table:table-cell office:value-type="float" office:value="0.282869">
            <text:p>0.282869</text:p>
          </table:table-cell>
          <table:table-cell table:formula="of:=1/([.$E$145]*[.C165])" office:value-type="float" office:value="0.002">
            <text:p>0.002</text:p>
          </table:table-cell>
          <table:table-cell table:formula="of:=[.C165]*[.$F$145]" office:value-type="float" office:value="100">
            <text:p>100</text:p>
          </table:table-cell>
          <table:table-cell table:formula="of:=1/(3*[.C165])" office:value-type="float" office:value="0.00333333333333333">
            <text:p>0.0033333333</text:p>
          </table:table-cell>
          <table:table-cell table:formula="of:=1/(10/(9*[.$B$145]*[.C165])+[.A165])" office:value-type="float" office:value="0.00989010989010989">
            <text:p>0.0098901099</text:p>
          </table:table-cell>
          <table:table-cell table:formula="of:=10*[.I165]*[.H165]/(3*[.$B$145])" office:value-type="float" office:value="0.010989010989011">
            <text:p>0.010989011</text:p>
          </table:table-cell>
          <table:table-cell table:formula="of:=[.$D$145]*LN([.J165])/([.$H$145]*LN([.$G$145]))" office:value-type="float" office:value="4.08133623400228">
            <text:p>4.081336234</text:p>
          </table:table-cell>
          <table:table-cell table:formula="of:=-LN([.$A$142])/LN([.D165])" office:value-type="float" office:value="8.0724477856198">
            <text:p>8.0724477856</text:p>
          </table:table-cell>
          <table:table-cell/>
          <table:table-cell table:formula="of:=LN([.$G$145])/LN([.J215])" office:value-type="float" office:value="0">
            <text:p>Err:502</text:p>
          </table:table-cell>
          <table:table-cell table:formula="of:=4*[.$H$145]*SQRT([.N165])" office:value-type="float" office:value="0">
            <text:p>Err:502</text:p>
          </table:table-cell>
          <table:table-cell table:formula="of:=[.$D$145]/[.O165]" office:value-type="float" office:value="0">
            <text:p>Err:502</text:p>
          </table:table-cell>
          <table:table-cell table:formula="of:=1/(1+[.P165])" office:value-type="float" office:value="0">
            <text:p>Err:502</text:p>
          </table:table-cell>
        </table:table-row>
        <table:table-row table:style-name="ro1" table:number-rows-repeated="22">
          <table:table-cell table:number-columns-repeated="17"/>
        </table:table-row>
        <table:table-row table:style-name="ro1">
          <table:table-cell table:number-columns-repeated="7"/>
          <table:table-cell table:formula="of:=(16+4*SQRT(2))/20" office:value-type="float" office:value="1.08284271247462">
            <text:p>1.08284271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/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8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table:number-columns-repeated="8"/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table-cell/>
          <table:table-cell table:number-columns-repeated="2"/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/>
          <table:table-cell table:number-columns-repeated="16"/>
        </table:table-row>
        <table:table-row table:style-name="ro1">
          <table:table-cell table:style-name="ce1" table:number-columns-repeated="4"/>
          <table:table-cell table:style-name="ce1"/>
          <table:table-cell table:style-name="ce1" table:number-columns-repeated="7"/>
          <table:table-cell table:number-columns-repeated="5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361201">
            <text:p>3.61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247]/[.E247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247]*[.A247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+[.B251]" office:value-type="float" office:value="1">
            <text:p>1</text:p>
          </table:table-cell>
          <table:table-cell table:formula="of:=1/(1+[.K251])" office:value-type="float" office:value="0.860487503324222">
            <text:p>0.8604875033</text:p>
          </table:table-cell>
          <table:table-cell office:value-type="float" office:value="0.620356">
            <text:p>0.620356</text:p>
          </table:table-cell>
          <table:table-cell table:formula="of:=1/([.$E$247]*[.C251])" office:value-type="float" office:value="0.01">
            <text:p>0.01</text:p>
          </table:table-cell>
          <table:table-cell table:formula="of:=[.C251]*[.$F$247]" office:value-type="float" office:value="10">
            <text:p>10</text:p>
          </table:table-cell>
          <table:table-cell table:formula="of:=1/(3*[.C251])" office:value-type="float" office:value="0.333333333333333">
            <text:p>0.3333333333</text:p>
          </table:table-cell>
          <table:table-cell table:formula="of:=1/(10/(9*[.$B$247]*[.C251])+[.A251])" office:value-type="float" office:value="0.0089197224975223">
            <text:p>0.0089197225</text:p>
          </table:table-cell>
          <table:table-cell table:formula="of:=10*[.I251]*[.H251]/(3*[.$B$247])" office:value-type="float" office:value="0.991080277502478">
            <text:p>0.9910802775</text:p>
          </table:table-cell>
          <table:table-cell table:formula="of:=[.$D$247]*LN([.J251])/([.$H$247]*LN([.$G$247]))" office:value-type="float" office:value="0.16213192653794">
            <text:p>0.1621319265</text:p>
          </table:table-cell>
          <table:table-cell table:formula="of:=-LN([.$A$244])/LN([.D251])" office:value-type="float" office:value="85.1691381820033">
            <text:p>85.169138182</text:p>
          </table:table-cell>
          <table:table-cell/>
          <table:table-cell table:formula="of:=LN([.$G$247])/LN([.J251])" office:value-type="float" office:value="1027.96944578134">
            <text:p>1027.9694457813</text:p>
          </table:table-cell>
          <table:table-cell table:formula="of:=4*[.$H$247]*SQRT([.N251])" office:value-type="float" office:value="76.9487102406565">
            <text:p>76.9487102407</text:p>
          </table:table-cell>
          <table:table-cell table:formula="of:=[.$D$247]/[.O251]" office:value-type="float" office:value="1.29956694124243">
            <text:p>1.2995669412</text:p>
          </table:table-cell>
          <table:table-cell table:formula="of:=1/(1+[.P251])" office:value-type="float" office:value="0.434864487771646">
            <text:p>0.4348644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52]+[.B252]" office:value-type="float" office:value="2">
            <text:p>2</text:p>
          </table:table-cell>
          <table:table-cell table:formula="of:=1/(1+[.K252])" office:value-type="float" office:value="0.609759886728908">
            <text:p>0.6097598867</text:p>
          </table:table-cell>
          <table:table-cell office:value-type="float" office:value="0.338194">
            <text:p>0.338194</text:p>
          </table:table-cell>
          <table:table-cell table:formula="of:=1/([.$E$247]*[.C252])" office:value-type="float" office:value="0.005">
            <text:p>0.005</text:p>
          </table:table-cell>
          <table:table-cell table:formula="of:=[.C252]*[.$F$247]" office:value-type="float" office:value="20">
            <text:p>20</text:p>
          </table:table-cell>
          <table:table-cell table:formula="of:=1/(3*[.C252])" office:value-type="float" office:value="0.166666666666667">
            <text:p>0.1666666667</text:p>
          </table:table-cell>
          <table:table-cell table:formula="of:=1/(10/(9*[.$B$247]*[.C252])+[.A252])" office:value-type="float" office:value="0.0173745173745174">
            <text:p>0.0173745174</text:p>
          </table:table-cell>
          <table:table-cell table:formula="of:=10*[.I252]*[.H252]/(3*[.$B$247])" office:value-type="float" office:value="0.965250965250965">
            <text:p>0.9652509653</text:p>
          </table:table-cell>
          <table:table-cell table:formula="of:=[.$D$247]*LN([.J252])/([.$H$247]*LN([.$G$247]))" office:value-type="float" office:value="0.63998980871726">
            <text:p>0.6399898087</text:p>
          </table:table-cell>
          <table:table-cell table:formula="of:=-LN([.$A$244])/LN([.D252])" office:value-type="float" office:value="25.8691082386252">
            <text:p>25.8691082386</text:p>
          </table:table-cell>
          <table:table-cell/>
          <table:table-cell table:formula="of:=LN([.$G$247])/LN([.J252])" office:value-type="float" office:value="260.420813576264">
            <text:p>260.4208135763</text:p>
          </table:table-cell>
          <table:table-cell table:formula="of:=4*[.$H$247]*SQRT([.N252])" office:value-type="float" office:value="38.7301418303533">
            <text:p>38.7301418304</text:p>
          </table:table-cell>
          <table:table-cell table:formula="of:=[.$D$247]/[.O252]" office:value-type="float" office:value="2.58196833975002">
            <text:p>2.5819683398</text:p>
          </table:table-cell>
          <table:table-cell table:formula="of:=1/(1+[.P252])" office:value-type="float" office:value="0.279176113563804">
            <text:p>0.27917611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53]+[.B253]" office:value-type="float" office:value="3">
            <text:p>3</text:p>
          </table:table-cell>
          <table:table-cell table:formula="of:=1/(1+[.K253])" office:value-type="float" office:value="0.41504041472253">
            <text:p>0.4150404147</text:p>
          </table:table-cell>
          <table:table-cell office:value-type="float" office:value="0.230823">
            <text:p>0.230823</text:p>
          </table:table-cell>
          <table:table-cell table:formula="of:=1/([.$E$247]*[.C253])" office:value-type="float" office:value="0.00333333333333333">
            <text:p>0.0033333333</text:p>
          </table:table-cell>
          <table:table-cell table:formula="of:=[.C253]*[.$F$247]" office:value-type="float" office:value="30">
            <text:p>30</text:p>
          </table:table-cell>
          <table:table-cell table:formula="of:=1/(3*[.C253])" office:value-type="float" office:value="0.111111111111111">
            <text:p>0.1111111111</text:p>
          </table:table-cell>
          <table:table-cell table:formula="of:=1/(10/(9*[.$B$247]*[.C253])+[.A253])" office:value-type="float" office:value="0.0249768732654949">
            <text:p>0.0249768733</text:p>
          </table:table-cell>
          <table:table-cell table:formula="of:=10*[.I253]*[.H253]/(3*[.$B$247])" office:value-type="float" office:value="0.925069380203515">
            <text:p>0.9250693802</text:p>
          </table:table-cell>
          <table:table-cell table:formula="of:=[.$D$247]*LN([.J253])/([.$H$247]*LN([.$G$247]))" office:value-type="float" office:value="1.40940391472126">
            <text:p>1.4094039147</text:p>
          </table:table-cell>
          <table:table-cell table:formula="of:=-LN([.$A$244])/LN([.D253])" office:value-type="float" office:value="14.5525244055195">
            <text:p>14.5525244055</text:p>
          </table:table-cell>
          <table:table-cell/>
          <table:table-cell table:formula="of:=LN([.$G$247])/LN([.J253])" office:value-type="float" office:value="118.253301928446">
            <text:p>118.2533019284</text:p>
          </table:table-cell>
          <table:table-cell table:formula="of:=4*[.$H$247]*SQRT([.N253])" office:value-type="float" office:value="26.0986401773703">
            <text:p>26.0986401774</text:p>
          </table:table-cell>
          <table:table-cell table:formula="of:=[.$D$247]/[.O253]" office:value-type="float" office:value="3.83161725363409">
            <text:p>3.8316172536</text:p>
          </table:table-cell>
          <table:table-cell table:formula="of:=1/(1+[.P253])" office:value-type="float" office:value="0.206970036636874">
            <text:p>0.20697003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54]+[.B254]" office:value-type="float" office:value="4">
            <text:p>4</text:p>
          </table:table-cell>
          <table:table-cell table:formula="of:=1/(1+[.K254])" office:value-type="float" office:value="0.291170175416124">
            <text:p>0.2911701754</text:p>
          </table:table-cell>
          <table:table-cell office:value-type="float" office:value="0.175689">
            <text:p>0.175689</text:p>
          </table:table-cell>
          <table:table-cell table:formula="of:=1/([.$E$247]*[.C254])" office:value-type="float" office:value="0.0025">
            <text:p>0.0025</text:p>
          </table:table-cell>
          <table:table-cell table:formula="of:=[.C254]*[.$F$247]" office:value-type="float" office:value="40">
            <text:p>40</text:p>
          </table:table-cell>
          <table:table-cell table:formula="of:=1/(3*[.C254])" office:value-type="float" office:value="0.0833333333333333">
            <text:p>0.0833333333</text:p>
          </table:table-cell>
          <table:table-cell table:formula="of:=1/(10/(9*[.$B$247]*[.C254])+[.A254])" office:value-type="float" office:value="0.0314685314685315">
            <text:p>0.0314685315</text:p>
          </table:table-cell>
          <table:table-cell table:formula="of:=10*[.I254]*[.H254]/(3*[.$B$247])" office:value-type="float" office:value="0.874125874125874">
            <text:p>0.8741258741</text:p>
          </table:table-cell>
          <table:table-cell table:formula="of:=[.$D$247]*LN([.J254])/([.$H$247]*LN([.$G$247]))" office:value-type="float" office:value="2.43441768570856">
            <text:p>2.4344176857</text:p>
          </table:table-cell>
          <table:table-cell table:formula="of:=-LN([.$A$244])/LN([.D254])" office:value-type="float" office:value="10.3717769302728">
            <text:p>10.3717769303</text:p>
          </table:table-cell>
          <table:table-cell/>
          <table:table-cell table:formula="of:=LN([.$G$247])/LN([.J254])" office:value-type="float" office:value="68.4626420704616">
            <text:p>68.4626420705</text:p>
          </table:table-cell>
          <table:table-cell table:formula="of:=4*[.$H$247]*SQRT([.N254])" office:value-type="float" office:value="19.8581171898511">
            <text:p>19.8581171899</text:p>
          </table:table-cell>
          <table:table-cell table:formula="of:=[.$D$247]/[.O254]" office:value-type="float" office:value="5.03572413456736">
            <text:p>5.0357241346</text:p>
          </table:table-cell>
          <table:table-cell table:formula="of:=1/(1+[.P254])" office:value-type="float" office:value="0.165680203022016">
            <text:p>0.1656802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55]+[.B255]" office:value-type="float" office:value="5">
            <text:p>5</text:p>
          </table:table-cell>
          <table:table-cell table:formula="of:=1/(1+[.K255])" office:value-type="float" office:value="0.214025656486822">
            <text:p>0.2140256565</text:p>
          </table:table-cell>
          <table:table-cell office:value-type="float" office:value="0.143582">
            <text:p>0.143582</text:p>
          </table:table-cell>
          <table:table-cell table:formula="of:=1/([.$E$247]*[.C255])" office:value-type="float" office:value="0.002">
            <text:p>0.002</text:p>
          </table:table-cell>
          <table:table-cell table:formula="of:=[.C255]*[.$F$247]" office:value-type="float" office:value="50">
            <text:p>50</text:p>
          </table:table-cell>
          <table:table-cell table:formula="of:=1/(3*[.C255])" office:value-type="float" office:value="0.0666666666666667">
            <text:p>0.0666666667</text:p>
          </table:table-cell>
          <table:table-cell table:formula="of:=1/(10/(9*[.$B$247]*[.C255])+[.A255])" office:value-type="float" office:value="0.036734693877551">
            <text:p>0.0367346939</text:p>
          </table:table-cell>
          <table:table-cell table:formula="of:=10*[.I255]*[.H255]/(3*[.$B$247])" office:value-type="float" office:value="0.816326530612245">
            <text:p>0.8163265306</text:p>
          </table:table-cell>
          <table:table-cell table:formula="of:=[.$D$247]*LN([.J255])/([.$H$247]*LN([.$G$247]))" office:value-type="float" office:value="3.67233702918964">
            <text:p>3.6723370292</text:p>
          </table:table-cell>
          <table:table-cell table:formula="of:=-LN([.$A$244])/LN([.D255])" office:value-type="float" office:value="8.30091914375635">
            <text:p>8.3009191438</text:p>
          </table:table-cell>
          <table:table-cell/>
          <table:table-cell table:formula="of:=LN([.$G$247])/LN([.J255])" office:value-type="float" office:value="45.3843602430587">
            <text:p>45.3843602431</text:p>
          </table:table-cell>
          <table:table-cell table:formula="of:=4*[.$H$247]*SQRT([.N255])" office:value-type="float" office:value="16.1682996941552">
            <text:p>16.1682996942</text:p>
          </table:table-cell>
          <table:table-cell table:formula="of:=[.$D$247]/[.O255]" office:value-type="float" office:value="6.18494225686266">
            <text:p>6.1849422569</text:p>
          </table:table-cell>
          <table:table-cell table:formula="of:=1/(1+[.P255])" office:value-type="float" office:value="0.139179963352504">
            <text:p>0.13917996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56]+[.B256]" office:value-type="float" office:value="6">
            <text:p>6</text:p>
          </table:table-cell>
          <table:table-cell table:formula="of:=1/(1+[.K256])" office:value-type="float" office:value="0.164509777710231">
            <text:p>0.1645097777</text:p>
          </table:table-cell>
          <table:table-cell office:value-type="float" office:value="0.117359">
            <text:p>0.117359</text:p>
          </table:table-cell>
          <table:table-cell table:formula="of:=1/([.$E$247]*[.C256])" office:value-type="float" office:value="0.00166666666666667">
            <text:p>0.0016666667</text:p>
          </table:table-cell>
          <table:table-cell table:formula="of:=[.C256]*[.$F$247]" office:value-type="float" office:value="60">
            <text:p>60</text:p>
          </table:table-cell>
          <table:table-cell table:formula="of:=1/(3*[.C256])" office:value-type="float" office:value="0.0555555555555556">
            <text:p>0.0555555556</text:p>
          </table:table-cell>
          <table:table-cell table:formula="of:=1/(10/(9*[.$B$247]*[.C256])+[.A256])" office:value-type="float" office:value="0.040785498489426">
            <text:p>0.0407854985</text:p>
          </table:table-cell>
          <table:table-cell table:formula="of:=10*[.I256]*[.H256]/(3*[.$B$247])" office:value-type="float" office:value="0.755287009063444">
            <text:p>0.7552870091</text:p>
          </table:table-cell>
          <table:table-cell table:formula="of:=[.$D$247]*LN([.J256])/([.$H$247]*LN([.$G$247]))" office:value-type="float" office:value="5.07866604598671">
            <text:p>5.078666046</text:p>
          </table:table-cell>
          <table:table-cell table:formula="of:=-LN([.$A$244])/LN([.D256])" office:value-type="float" office:value="7.09069941484029">
            <text:p>7.0906994148</text:p>
          </table:table-cell>
          <table:table-cell/>
          <table:table-cell table:formula="of:=LN([.$G$247])/LN([.J256])" office:value-type="float" office:value="32.8170163498683">
            <text:p>32.8170163499</text:p>
          </table:table-cell>
          <table:table-cell table:formula="of:=4*[.$H$247]*SQRT([.N256])" office:value-type="float" office:value="13.7486731787195">
            <text:p>13.7486731787</text:p>
          </table:table-cell>
          <table:table-cell table:formula="of:=[.$D$247]/[.O256]" office:value-type="float" office:value="7.27342913022197">
            <text:p>7.2734291302</text:p>
          </table:table-cell>
          <table:table-cell table:formula="of:=1/(1+[.P256])" office:value-type="float" office:value="0.120868866374537">
            <text:p>0.12086886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57]+[.B257]" office:value-type="float" office:value="7">
            <text:p>7</text:p>
          </table:table-cell>
          <table:table-cell table:formula="of:=1/(1+[.K257])" office:value-type="float" office:value="0.131388793198588">
            <text:p>0.1313887932</text:p>
          </table:table-cell>
          <table:table-cell office:value-type="float" office:value="0.10018">
            <text:p>0.10018</text:p>
          </table:table-cell>
          <table:table-cell table:formula="of:=1/([.$E$247]*[.C257])" office:value-type="float" office:value="0.00142857142857143">
            <text:p>0.0014285714</text:p>
          </table:table-cell>
          <table:table-cell table:formula="of:=[.C257]*[.$F$247]" office:value-type="float" office:value="70">
            <text:p>70</text:p>
          </table:table-cell>
          <table:table-cell table:formula="of:=1/(3*[.C257])" office:value-type="float" office:value="0.0476190476190476">
            <text:p>0.0476190476</text:p>
          </table:table-cell>
          <table:table-cell table:formula="of:=1/(10/(9*[.$B$247]*[.C257])+[.A257])" office:value-type="float" office:value="0.0437196391394865">
            <text:p>0.0437196391</text:p>
          </table:table-cell>
          <table:table-cell table:formula="of:=10*[.I257]*[.H257]/(3*[.$B$247])" office:value-type="float" office:value="0.693962526023595">
            <text:p>0.693962526</text:p>
          </table:table-cell>
          <table:table-cell table:formula="of:=[.$D$247]*LN([.J257])/([.$H$247]*LN([.$G$247]))" office:value-type="float" office:value="6.61099920058289">
            <text:p>6.6109992006</text:p>
          </table:table-cell>
          <table:table-cell table:formula="of:=-LN([.$A$244])/LN([.D257])" office:value-type="float" office:value="6.30529403507921">
            <text:p>6.3052940351</text:p>
          </table:table-cell>
          <table:table-cell/>
          <table:table-cell table:formula="of:=LN([.$G$247])/LN([.J257])" office:value-type="float" office:value="25.210510788138">
            <text:p>25.2105107881</text:p>
          </table:table-cell>
          <table:table-cell table:formula="of:=4*[.$H$247]*SQRT([.N257])" office:value-type="float" office:value="12.0504166790894">
            <text:p>12.0504166791</text:p>
          </table:table-cell>
          <table:table-cell table:formula="of:=[.$D$247]/[.O257]" office:value-type="float" office:value="8.29846823251567">
            <text:p>8.2984682325</text:p>
          </table:table-cell>
          <table:table-cell table:formula="of:=1/(1+[.P257])" office:value-type="float" office:value="0.107544594979968">
            <text:p>0.1075445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58]+[.B258]" office:value-type="float" office:value="8">
            <text:p>8</text:p>
          </table:table-cell>
          <table:table-cell table:formula="of:=1/(1+[.K258])" office:value-type="float" office:value="0.10832465340689">
            <text:p>0.1083246534</text:p>
          </table:table-cell>
          <table:table-cell office:value-type="float" office:value="0.0901918">
            <text:p>0.0901918</text:p>
          </table:table-cell>
          <table:table-cell table:formula="of:=1/([.$E$247]*[.C258])" office:value-type="float" office:value="0.00125">
            <text:p>0.00125</text:p>
          </table:table-cell>
          <table:table-cell table:formula="of:=[.C258]*[.$F$247]" office:value-type="float" office:value="80">
            <text:p>80</text:p>
          </table:table-cell>
          <table:table-cell table:formula="of:=1/(3*[.C258])" office:value-type="float" office:value="0.0416666666666667">
            <text:p>0.0416666667</text:p>
          </table:table-cell>
          <table:table-cell table:formula="of:=1/(10/(9*[.$B$247]*[.C258])+[.A258])" office:value-type="float" office:value="0.0456852791878173">
            <text:p>0.0456852792</text:p>
          </table:table-cell>
          <table:table-cell table:formula="of:=10*[.I258]*[.H258]/(3*[.$B$247])" office:value-type="float" office:value="0.634517766497462">
            <text:p>0.6345177665</text:p>
          </table:table-cell>
          <table:table-cell table:formula="of:=[.$D$247]*LN([.J258])/([.$H$247]*LN([.$G$247]))" office:value-type="float" office:value="8.23150888139736">
            <text:p>8.2315088814</text:p>
          </table:table-cell>
          <table:table-cell table:formula="of:=-LN([.$A$244])/LN([.D258])" office:value-type="float" office:value="5.75769830735894">
            <text:p>5.7576983074</text:p>
          </table:table-cell>
          <table:table-cell/>
          <table:table-cell table:formula="of:=LN([.$G$247])/LN([.J258])" office:value-type="float" office:value="20.2474016693734">
            <text:p>20.2474016694</text:p>
          </table:table-cell>
          <table:table-cell table:formula="of:=4*[.$H$247]*SQRT([.N258])" office:value-type="float" office:value="10.7993070896049">
            <text:p>10.7993070896</text:p>
          </table:table-cell>
          <table:table-cell table:formula="of:=[.$D$247]/[.O258]" office:value-type="float" office:value="9.25985335635627">
            <text:p>9.2598533564</text:p>
          </table:table-cell>
          <table:table-cell table:formula="of:=1/(1+[.P258])" office:value-type="float" office:value="0.0974672800153105">
            <text:p>0.097467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59]+[.B259]" office:value-type="float" office:value="9">
            <text:p>9</text:p>
          </table:table-cell>
          <table:table-cell table:formula="of:=1/(1+[.K259])" office:value-type="float" office:value="0.0916747860601299">
            <text:p>0.0916747861</text:p>
          </table:table-cell>
          <table:table-cell office:value-type="float" office:value="0.078306">
            <text:p>0.078306</text:p>
          </table:table-cell>
          <table:table-cell table:formula="of:=1/([.$E$247]*[.C259])" office:value-type="float" office:value="0.00111111111111111">
            <text:p>0.0011111111</text:p>
          </table:table-cell>
          <table:table-cell table:formula="of:=[.C259]*[.$F$247]" office:value-type="float" office:value="90">
            <text:p>90</text:p>
          </table:table-cell>
          <table:table-cell table:formula="of:=1/(3*[.C259])" office:value-type="float" office:value="0.037037037037037">
            <text:p>0.037037037</text:p>
          </table:table-cell>
          <table:table-cell table:formula="of:=1/(10/(9*[.$B$247]*[.C259])+[.A259])" office:value-type="float" office:value="0.0468478889531521">
            <text:p>0.046847889</text:p>
          </table:table-cell>
          <table:table-cell table:formula="of:=10*[.I259]*[.H259]/(3*[.$B$247])" office:value-type="float" office:value="0.578368999421631">
            <text:p>0.5783689994</text:p>
          </table:table-cell>
          <table:table-cell table:formula="of:=[.$D$247]*LN([.J259])/([.$H$247]*LN([.$G$247]))" office:value-type="float" office:value="9.90812471974678">
            <text:p>9.9081247197</text:p>
          </table:table-cell>
          <table:table-cell table:formula="of:=-LN([.$A$244])/LN([.D259])" office:value-type="float" office:value="5.35557546221417">
            <text:p>5.3555754622</text:p>
          </table:table-cell>
          <table:table-cell/>
          <table:table-cell table:formula="of:=LN([.$G$247])/LN([.J259])" office:value-type="float" office:value="16.8212120235529">
            <text:p>16.8212120236</text:p>
          </table:table-cell>
          <table:table-cell table:formula="of:=4*[.$H$247]*SQRT([.N259])" office:value-type="float" office:value="9.84328102086215">
            <text:p>9.8432810209</text:p>
          </table:table-cell>
          <table:table-cell table:formula="of:=[.$D$247]/[.O259]" office:value-type="float" office:value="10.1592141673144">
            <text:p>10.1592141673</text:p>
          </table:table-cell>
          <table:table-cell table:formula="of:=1/(1+[.P259])" office:value-type="float" office:value="0.0896120448094831">
            <text:p>0.08961204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60]+[.B260]" office:value-type="float" office:value="10">
            <text:p>10</text:p>
          </table:table-cell>
          <table:table-cell table:formula="of:=1/(1+[.K260])" office:value-type="float" office:value="0.0792723849508874">
            <text:p>0.079272385</text:p>
          </table:table-cell>
          <table:table-cell office:value-type="float" office:value="0.0745106">
            <text:p>0.0745106</text:p>
          </table:table-cell>
          <table:table-cell table:formula="of:=1/([.$E$247]*[.C260])" office:value-type="float" office:value="0.001">
            <text:p>0.001</text:p>
          </table:table-cell>
          <table:table-cell table:formula="of:=[.C260]*[.$F$247]" office:value-type="float" office:value="100">
            <text:p>100</text:p>
          </table:table-cell>
          <table:table-cell table:formula="of:=1/(3*[.C260])" office:value-type="float" office:value="0.0333333333333333">
            <text:p>0.0333333333</text:p>
          </table:table-cell>
          <table:table-cell table:formula="of:=1/(10/(9*[.$B$247]*[.C260])+[.A260])" office:value-type="float" office:value="0.0473684210526316">
            <text:p>0.0473684211</text:p>
          </table:table-cell>
          <table:table-cell table:formula="of:=10*[.I260]*[.H260]/(3*[.$B$247])" office:value-type="float" office:value="0.526315789473684">
            <text:p>0.5263157895</text:p>
          </table:table-cell>
          <table:table-cell table:formula="of:=[.$D$247]*LN([.J260])/([.$H$247]*LN([.$G$247]))" office:value-type="float" office:value="11.6147333730345">
            <text:p>11.614733373</text:p>
          </table:table-cell>
          <table:table-cell table:formula="of:=-LN([.$A$244])/LN([.D260])" office:value-type="float" office:value="5.04846909663461">
            <text:p>5.0484690966</text:p>
          </table:table-cell>
          <table:table-cell/>
          <table:table-cell table:formula="of:=LN([.$G$247])/LN([.J260])" office:value-type="float" office:value="14.3495904136388">
            <text:p>14.3495904136</text:p>
          </table:table-cell>
          <table:table-cell table:formula="of:=4*[.$H$247]*SQRT([.N260])" office:value-type="float" office:value="9.09140477498166">
            <text:p>9.091404775</text:p>
          </table:table-cell>
          <table:table-cell table:formula="of:=[.$D$247]/[.O260]" office:value-type="float" office:value="10.9994002549734">
            <text:p>10.999400255</text:p>
          </table:table-cell>
          <table:table-cell table:formula="of:=1/(1+[.P260])" office:value-type="float" office:value="0.0833374984375178">
            <text:p>0.08333749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61]+[.B261]" office:value-type="float" office:value="12">
            <text:p>12</text:p>
          </table:table-cell>
          <table:table-cell table:formula="of:=1/(1+[.K261])" office:value-type="float" office:value="0.0623422151449527">
            <text:p>0.0623422151</text:p>
          </table:table-cell>
          <table:table-cell office:value-type="float" office:value="0.0609269">
            <text:p>0.0609269</text:p>
          </table:table-cell>
          <table:table-cell table:formula="of:=1/([.$E$247]*[.C261])" office:value-type="float" office:value="0.000833333333333333">
            <text:p>0.0008333333</text:p>
          </table:table-cell>
          <table:table-cell table:formula="of:=[.C261]*[.$F$247]" office:value-type="float" office:value="120">
            <text:p>120</text:p>
          </table:table-cell>
          <table:table-cell table:formula="of:=1/(3*[.C261])" office:value-type="float" office:value="0.0277777777777778">
            <text:p>0.0277777778</text:p>
          </table:table-cell>
          <table:table-cell table:formula="of:=1/(10/(9*[.$B$247]*[.C261])+[.A261])" office:value-type="float" office:value="0.0470383275261324">
            <text:p>0.0470383275</text:p>
          </table:table-cell>
          <table:table-cell table:formula="of:=10*[.I261]*[.H261]/(3*[.$B$247])" office:value-type="float" office:value="0.435540069686411">
            <text:p>0.4355400697</text:p>
          </table:table-cell>
          <table:table-cell table:formula="of:=[.$D$247]*LN([.J261])/([.$H$247]*LN([.$G$247]))" office:value-type="float" office:value="15.0404951552473">
            <text:p>15.0404951552</text:p>
          </table:table-cell>
          <table:table-cell table:formula="of:=-LN([.$A$244])/LN([.D261])" office:value-type="float" office:value="4.61140640338411">
            <text:p>4.6114064034</text:p>
          </table:table-cell>
          <table:table-cell/>
          <table:table-cell table:formula="of:=LN([.$G$247])/LN([.J261])" office:value-type="float" office:value="11.081195462406">
            <text:p>11.0811954624</text:p>
          </table:table-cell>
          <table:table-cell table:formula="of:=4*[.$H$247]*SQRT([.N261])" office:value-type="float" office:value="7.9892231076281">
            <text:p>7.9892231076</text:p>
          </table:table-cell>
          <table:table-cell table:formula="of:=[.$D$247]/[.O261]" office:value-type="float" office:value="12.516861608799">
            <text:p>12.5168616088</text:p>
          </table:table-cell>
          <table:table-cell table:formula="of:=1/(1+[.P261])" office:value-type="float" office:value="0.073981670371548">
            <text:p>0.07398167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2]+[.B262]" office:value-type="float" office:value="15">
            <text:p>15</text:p>
          </table:table-cell>
          <table:table-cell table:formula="of:=1/(1+[.K262])" office:value-type="float" office:value="0.0475506106867422">
            <text:p>0.0475506107</text:p>
          </table:table-cell>
          <table:table-cell office:value-type="float" office:value="0.0503396">
            <text:p>0.0503396</text:p>
          </table:table-cell>
          <table:table-cell table:formula="of:=1/([.$E$247]*[.C262])" office:value-type="float" office:value="0.000666666666666667">
            <text:p>0.0006666667</text:p>
          </table:table-cell>
          <table:table-cell table:formula="of:=[.C262]*[.$F$247]" office:value-type="float" office:value="150">
            <text:p>150</text:p>
          </table:table-cell>
          <table:table-cell table:formula="of:=1/(3*[.C262])" office:value-type="float" office:value="0.0222222222222222">
            <text:p>0.0222222222</text:p>
          </table:table-cell>
          <table:table-cell table:formula="of:=1/(10/(9*[.$B$247]*[.C262])+[.A262])" office:value-type="float" office:value="0.0446280991735537">
            <text:p>0.0446280992</text:p>
          </table:table-cell>
          <table:table-cell table:formula="of:=10*[.I262]*[.H262]/(3*[.$B$247])" office:value-type="float" office:value="0.330578512396694">
            <text:p>0.3305785124</text:p>
          </table:table-cell>
          <table:table-cell table:formula="of:=[.$D$247]*LN([.J262])/([.$H$247]*LN([.$G$247]))" office:value-type="float" office:value="20.0302241245203">
            <text:p>20.0302241245</text:p>
          </table:table-cell>
          <table:table-cell table:formula="of:=-LN([.$A$244])/LN([.D262])" office:value-type="float" office:value="4.20136415142191">
            <text:p>4.2013641514</text:p>
          </table:table-cell>
          <table:table-cell/>
          <table:table-cell table:formula="of:=LN([.$G$247])/LN([.J262])" office:value-type="float" office:value="8.320758950602">
            <text:p>8.3207589506</text:p>
          </table:table-cell>
          <table:table-cell table:formula="of:=4*[.$H$247]*SQRT([.N262])" office:value-type="float" office:value="6.92297418422657">
            <text:p>6.9229741842</text:p>
          </table:table-cell>
          <table:table-cell table:formula="of:=[.$D$247]/[.O262]" office:value-type="float" office:value="14.4446588039923">
            <text:p>14.444658804</text:p>
          </table:table-cell>
          <table:table-cell table:formula="of:=1/(1+[.P262])" office:value-type="float" office:value="0.0647473027854462">
            <text:p>0.06474730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63]+[.B263]" office:value-type="float" office:value="20">
            <text:p>20</text:p>
          </table:table-cell>
          <table:table-cell table:formula="of:=1/(1+[.K263])" office:value-type="float" office:value="0.0349468166110816">
            <text:p>0.0349468166</text:p>
          </table:table-cell>
          <table:table-cell office:value-type="float" office:value="0.0459449">
            <text:p>0.0459449</text:p>
          </table:table-cell>
          <table:table-cell table:formula="of:=1/([.$E$247]*[.C263])" office:value-type="float" office:value="0.0005">
            <text:p>0.0005</text:p>
          </table:table-cell>
          <table:table-cell table:formula="of:=[.C263]*[.$F$247]" office:value-type="float" office:value="200">
            <text:p>200</text:p>
          </table:table-cell>
          <table:table-cell table:formula="of:=1/(3*[.C263])" office:value-type="float" office:value="0.0166666666666667">
            <text:p>0.0166666667</text:p>
          </table:table-cell>
          <table:table-cell table:formula="of:=1/(10/(9*[.$B$247]*[.C263])+[.A263])" office:value-type="float" office:value="0.0391304347826087">
            <text:p>0.0391304348</text:p>
          </table:table-cell>
          <table:table-cell table:formula="of:=10*[.I263]*[.H263]/(3*[.$B$247])" office:value-type="float" office:value="0.217391304347826">
            <text:p>0.2173913043</text:p>
          </table:table-cell>
          <table:table-cell table:formula="of:=[.$D$247]*LN([.J263])/([.$H$247]*LN([.$G$247]))" office:value-type="float" office:value="27.6149096533989">
            <text:p>27.6149096534</text:p>
          </table:table-cell>
          <table:table-cell table:formula="of:=-LN([.$A$244])/LN([.D263])" office:value-type="float" office:value="3.81558287959659">
            <text:p>3.8155828796</text:p>
          </table:table-cell>
          <table:table-cell/>
          <table:table-cell table:formula="of:=LN([.$G$247])/LN([.J263])" office:value-type="float" office:value="6.03538699776817">
            <text:p>6.0353869978</text:p>
          </table:table-cell>
          <table:table-cell table:formula="of:=4*[.$H$247]*SQRT([.N263])" office:value-type="float" office:value="5.89608591415904">
            <text:p>5.8960859142</text:p>
          </table:table-cell>
          <table:table-cell table:formula="of:=[.$D$247]/[.O263]" office:value-type="float" office:value="16.9604041487687">
            <text:p>16.9604041488</text:p>
          </table:table-cell>
          <table:table-cell table:formula="of:=1/(1+[.P263])" office:value-type="float" office:value="0.0556780343981599">
            <text:p>0.05567803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64]+[.B264]" office:value-type="float" office:value="30">
            <text:p>30</text:p>
          </table:table-cell>
          <table:table-cell table:formula="of:=1/(1+[.K264])" office:value-type="float" office:value="0.0244140279213806">
            <text:p>0.0244140279</text:p>
          </table:table-cell>
          <table:table-cell office:value-type="float" office:value="0.0315621">
            <text:p>0.0315621</text:p>
          </table:table-cell>
          <table:table-cell table:formula="of:=1/([.$E$247]*[.C264])" office:value-type="float" office:value="0.000333333333333333">
            <text:p>0.0003333333</text:p>
          </table:table-cell>
          <table:table-cell table:formula="of:=[.C264]*[.$F$247]" office:value-type="float" office:value="300">
            <text:p>300</text:p>
          </table:table-cell>
          <table:table-cell table:formula="of:=1/(3*[.C264])" office:value-type="float" office:value="0.0111111111111111">
            <text:p>0.0111111111</text:p>
          </table:table-cell>
          <table:table-cell table:formula="of:=1/(10/(9*[.$B$247]*[.C264])+[.A264])" office:value-type="float" office:value="0.0296703296703297">
            <text:p>0.0296703297</text:p>
          </table:table-cell>
          <table:table-cell table:formula="of:=10*[.I264]*[.H264]/(3*[.$B$247])" office:value-type="float" office:value="0.10989010989011">
            <text:p>0.1098901099</text:p>
          </table:table-cell>
          <table:table-cell table:formula="of:=[.$D$247]*LN([.J264])/([.$H$247]*LN([.$G$247]))" office:value-type="float" office:value="39.9600580133789">
            <text:p>39.9600580134</text:p>
          </table:table-cell>
          <table:table-cell table:formula="of:=-LN([.$A$244])/LN([.D264])" office:value-type="float" office:value="3.44696407942358">
            <text:p>3.4469640794</text:p>
          </table:table-cell>
          <table:table-cell/>
          <table:table-cell table:formula="of:=LN([.$G$247])/LN([.J264])" office:value-type="float" office:value="4.17083144901505">
            <text:p>4.170831449</text:p>
          </table:table-cell>
          <table:table-cell table:formula="of:=4*[.$H$247]*SQRT([.N264])" office:value-type="float" office:value="4.90142725604764">
            <text:p>4.901427256</text:p>
          </table:table-cell>
          <table:table-cell table:formula="of:=[.$D$247]/[.O264]" office:value-type="float" office:value="20.4022205729188">
            <text:p>20.4022205729</text:p>
          </table:table-cell>
          <table:table-cell table:formula="of:=1/(1+[.P264])" office:value-type="float" office:value="0.046724123629739">
            <text:p>0.04672412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5]+[.B265]" office:value-type="float" office:value="35">
            <text:p>35</text:p>
          </table:table-cell>
          <table:table-cell table:formula="of:=1/(1+[.K265])" office:value-type="float" office:value="0.0217374551337254">
            <text:p>0.0217374551</text:p>
          </table:table-cell>
          <table:table-cell office:value-type="float" office:value="0.0271674">
            <text:p>0.0271674</text:p>
          </table:table-cell>
          <table:table-cell table:formula="of:=1/([.$E$247]*[.C265])" office:value-type="float" office:value="0.000285714285714286">
            <text:p>0.0002857143</text:p>
          </table:table-cell>
          <table:table-cell table:formula="of:=[.C265]*[.$F$247]" office:value-type="float" office:value="350">
            <text:p>350</text:p>
          </table:table-cell>
          <table:table-cell table:formula="of:=1/(3*[.C265])" office:value-type="float" office:value="0.00952380952380952">
            <text:p>0.0095238095</text:p>
          </table:table-cell>
          <table:table-cell table:formula="of:=1/(10/(9*[.$B$247]*[.C265])+[.A265])" office:value-type="float" office:value="0.0261954261954262">
            <text:p>0.0261954262</text:p>
          </table:table-cell>
          <table:table-cell table:formula="of:=10*[.I265]*[.H265]/(3*[.$B$247])" office:value-type="float" office:value="0.0831600831600831">
            <text:p>0.0831600832</text:p>
          </table:table-cell>
          <table:table-cell table:formula="of:=[.$D$247]*LN([.J265])/([.$H$247]*LN([.$G$247]))" office:value-type="float" office:value="45.0035452102446">
            <text:p>45.0035452102</text:p>
          </table:table-cell>
          <table:table-cell table:formula="of:=-LN([.$A$244])/LN([.D265])" office:value-type="float" office:value="3.34242122833342">
            <text:p>3.3424212283</text:p>
          </table:table-cell>
          <table:table-cell/>
          <table:table-cell table:formula="of:=LN([.$G$247])/LN([.J265])" office:value-type="float" office:value="3.70341193983817">
            <text:p>3.7034119398</text:p>
          </table:table-cell>
          <table:table-cell table:formula="of:=4*[.$H$247]*SQRT([.N265])" office:value-type="float" office:value="4.618620223992">
            <text:p>4.618620224</text:p>
          </table:table-cell>
          <table:table-cell table:formula="of:=[.$D$247]/[.O265]" office:value-type="float" office:value="21.6514879228514">
            <text:p>21.6514879229</text:p>
          </table:table-cell>
          <table:table-cell table:formula="of:=1/(1+[.P265])" office:value-type="float" office:value="0.0441472102585885">
            <text:p>0.04414721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66]+[.B266]" office:value-type="float" office:value="50">
            <text:p>50</text:p>
          </table:table-cell>
          <table:table-cell table:formula="of:=1/(1+[.K266])" office:value-type="float" office:value="0.0172034641819634">
            <text:p>0.0172034642</text:p>
          </table:table-cell>
          <table:table-cell office:value-type="float" office:value="0.0194766">
            <text:p>0.0194766</text:p>
          </table:table-cell>
          <table:table-cell table:formula="of:=1/([.$E$247]*[.C266])" office:value-type="float" office:value="0.0002">
            <text:p>0.0002</text:p>
          </table:table-cell>
          <table:table-cell table:formula="of:=[.C266]*[.$F$247]" office:value-type="float" office:value="500">
            <text:p>500</text:p>
          </table:table-cell>
          <table:table-cell table:formula="of:=1/(3*[.C266])" office:value-type="float" office:value="0.00666666666666667">
            <text:p>0.0066666667</text:p>
          </table:table-cell>
          <table:table-cell table:formula="of:=1/(10/(9*[.$B$247]*[.C266])+[.A266])" office:value-type="float" office:value="0.0191489361702128">
            <text:p>0.0191489362</text:p>
          </table:table-cell>
          <table:table-cell table:formula="of:=10*[.I266]*[.H266]/(3*[.$B$247])" office:value-type="float" office:value="0.0425531914893617">
            <text:p>0.0425531915</text:p>
          </table:table-cell>
          <table:table-cell table:formula="of:=[.$D$247]*LN([.J266])/([.$H$247]*LN([.$G$247]))" office:value-type="float" office:value="57.1278275946557">
            <text:p>57.1278275947</text:p>
          </table:table-cell>
          <table:table-cell table:formula="of:=-LN([.$A$244])/LN([.D266])" office:value-type="float" office:value="3.14996545700747">
            <text:p>3.149965457</text:p>
          </table:table-cell>
          <table:table-cell/>
          <table:table-cell table:formula="of:=LN([.$G$247])/LN([.J266])" office:value-type="float" office:value="2.91743400167834">
            <text:p>2.9174340017</text:p>
          </table:table-cell>
          <table:table-cell table:formula="of:=4*[.$H$247]*SQRT([.N266])" office:value-type="float" office:value="4.09931943737826">
            <text:p>4.0993194374</text:p>
          </table:table-cell>
          <table:table-cell table:formula="of:=[.$D$247]/[.O266]" office:value-type="float" office:value="24.3942931327048">
            <text:p>24.3942931327</text:p>
          </table:table-cell>
          <table:table-cell table:formula="of:=1/(1+[.P266])" office:value-type="float" office:value="0.0393789263900447">
            <text:p>0.03937892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67]+[.B267]" office:value-type="float" office:value="100">
            <text:p>100</text:p>
          </table:table-cell>
          <table:table-cell table:formula="of:=1/(1+[.K267])" office:value-type="float" office:value="0.0121026218075603">
            <text:p>0.0121026218</text:p>
          </table:table-cell>
          <table:table-cell office:value-type="float" office:value="0.0194766">
            <text:p>0.0194766</text:p>
          </table:table-cell>
          <table:table-cell table:formula="of:=1/([.$E$247]*[.C267])" office:value-type="float" office:value="0.0001">
            <text:p>0.0001</text:p>
          </table:table-cell>
          <table:table-cell table:formula="of:=[.C267]*[.$F$247]" office:value-type="float" office:value="1000">
            <text:p>1000</text:p>
          </table:table-cell>
          <table:table-cell table:formula="of:=1/(3*[.C267])" office:value-type="float" office:value="0.00333333333333333">
            <text:p>0.0033333333</text:p>
          </table:table-cell>
          <table:table-cell table:formula="of:=1/(10/(9*[.$B$247]*[.C267])+[.A267])" office:value-type="float" office:value="0.00989010989010989">
            <text:p>0.0098901099</text:p>
          </table:table-cell>
          <table:table-cell table:formula="of:=10*[.I267]*[.H267]/(3*[.$B$247])" office:value-type="float" office:value="0.010989010989011">
            <text:p>0.010989011</text:p>
          </table:table-cell>
          <table:table-cell table:formula="of:=[.$D$247]*LN([.J267])/([.$H$247]*LN([.$G$247]))" office:value-type="float" office:value="81.6267246800456">
            <text:p>81.62672468</text:p>
          </table:table-cell>
          <table:table-cell table:formula="of:=-LN([.$A$244])/LN([.D267])" office:value-type="float" office:value="2.89900860940359">
            <text:p>2.8990086094</text:p>
          </table:table-cell>
          <table:table-cell/>
          <table:table-cell table:formula="of:=LN([.$G$247])/LN([.J267])" office:value-type="float" office:value="2.04181494871875">
            <text:p>2.0418149487</text:p>
          </table:table-cell>
          <table:table-cell table:formula="of:=4*[.$H$247]*SQRT([.N267])" office:value-type="float" office:value="3.42941016861792">
            <text:p>3.4294101686</text:p>
          </table:table-cell>
          <table:table-cell table:formula="of:=[.$D$247]/[.O267]" office:value-type="float" office:value="29.159533296742">
            <text:p>29.1595332967</text:p>
          </table:table-cell>
          <table:table-cell table:formula="of:=1/(1+[.P267])" office:value-type="float" office:value="0.033157011753495">
            <text:p>0.0331570118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table:formula="of:=1001*1001" office:value-type="float" office:value="1002001">
            <text:p>1.00E+006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276]/[.E276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276]*[.A27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80]+[.B280]" office:value-type="float" office:value="1">
            <text:p>1</text:p>
          </table:table-cell>
          <table:table-cell table:formula="of:=1/(1+[.K280])" office:value-type="float" office:value="0.75513652183233">
            <text:p>0.7551365218</text:p>
          </table:table-cell>
          <table:table-cell/>
          <table:table-cell table:formula="of:=1/([.$E$276]*[.C280])" office:value-type="float" office:value="0.01">
            <text:p>0.01</text:p>
          </table:table-cell>
          <table:table-cell table:formula="of:=[.C280]*[.$F$276]" office:value-type="float" office:value="10">
            <text:p>10</text:p>
          </table:table-cell>
          <table:table-cell table:formula="of:=1/(3*[.C280])" office:value-type="float" office:value="0.333333333333333">
            <text:p>0.3333333333</text:p>
          </table:table-cell>
          <table:table-cell table:formula="of:=1/(10/(9*[.$B$276]*[.C280])+[.A280])" office:value-type="float" office:value="0.0089197224975223">
            <text:p>0.0089197225</text:p>
          </table:table-cell>
          <table:table-cell table:formula="of:=10*[.I280]*[.H280]/(3*[.$B$276])" office:value-type="float" office:value="0.991080277502478">
            <text:p>0.9910802775</text:p>
          </table:table-cell>
          <table:table-cell table:formula="of:=[.$D$276]*LN([.J280])/([.$H$276]*LN([.$G$276]))" office:value-type="float" office:value="0.32426385307588">
            <text:p>0.3242638531</text:p>
          </table:table-cell>
          <table:table-cell table:formula="of:=-LN([.$A$273])/LN([.D280])" office:value-type="float" office:value="49.1977170336785">
            <text:p>49.1977170337</text:p>
          </table:table-cell>
          <table:table-cell/>
          <table:table-cell table:formula="of:=LN([.$G$276])/LN([.J280])" office:value-type="float" office:value="1027.96944578134">
            <text:p>1027.9694457813</text:p>
          </table:table-cell>
          <table:table-cell table:formula="of:=4*[.$H$276]*SQRT([.N280])" office:value-type="float" office:value="76.9487102406565">
            <text:p>76.9487102407</text:p>
          </table:table-cell>
          <table:table-cell table:formula="of:=[.$D$276]/[.O280]" office:value-type="float" office:value="2.59913388248486">
            <text:p>2.5991338825</text:p>
          </table:table-cell>
          <table:table-cell table:formula="of:=1/(1+[.P280])" office:value-type="float" office:value="0.27784462391535">
            <text:p>0.2778446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81]+[.B281]" office:value-type="float" office:value="2">
            <text:p>2</text:p>
          </table:table-cell>
          <table:table-cell table:formula="of:=1/(1+[.K281])" office:value-type="float" office:value="0.438600412193694">
            <text:p>0.4386004122</text:p>
          </table:table-cell>
          <table:table-cell/>
          <table:table-cell table:formula="of:=1/([.$E$276]*[.C281])" office:value-type="float" office:value="0.005">
            <text:p>0.005</text:p>
          </table:table-cell>
          <table:table-cell table:formula="of:=[.C281]*[.$F$276]" office:value-type="float" office:value="20">
            <text:p>20</text:p>
          </table:table-cell>
          <table:table-cell table:formula="of:=1/(3*[.C281])" office:value-type="float" office:value="0.166666666666667">
            <text:p>0.1666666667</text:p>
          </table:table-cell>
          <table:table-cell table:formula="of:=1/(10/(9*[.$B$276]*[.C281])+[.A281])" office:value-type="float" office:value="0.0173745173745174">
            <text:p>0.0173745174</text:p>
          </table:table-cell>
          <table:table-cell table:formula="of:=10*[.I281]*[.H281]/(3*[.$B$276])" office:value-type="float" office:value="0.965250965250965">
            <text:p>0.9652509653</text:p>
          </table:table-cell>
          <table:table-cell table:formula="of:=[.$D$276]*LN([.J281])/([.$H$276]*LN([.$G$276]))" office:value-type="float" office:value="1.27997961743452">
            <text:p>1.2799796174</text:p>
          </table:table-cell>
          <table:table-cell table:formula="of:=-LN([.$A$273])/LN([.D281])" office:value-type="float" office:value="16.7654345388977">
            <text:p>16.7654345389</text:p>
          </table:table-cell>
          <table:table-cell/>
          <table:table-cell table:formula="of:=LN([.$G$276])/LN([.J281])" office:value-type="float" office:value="260.420813576264">
            <text:p>260.4208135763</text:p>
          </table:table-cell>
          <table:table-cell table:formula="of:=4*[.$H$276]*SQRT([.N281])" office:value-type="float" office:value="38.7301418303533">
            <text:p>38.7301418304</text:p>
          </table:table-cell>
          <table:table-cell table:formula="of:=[.$D$276]/[.O281]" office:value-type="float" office:value="5.16393667950003">
            <text:p>5.1639366795</text:p>
          </table:table-cell>
          <table:table-cell table:formula="of:=1/(1+[.P281])" office:value-type="float" office:value="0.162233983247393">
            <text:p>0.16223398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82]+[.B282]" office:value-type="float" office:value="3">
            <text:p>3</text:p>
          </table:table-cell>
          <table:table-cell table:formula="of:=1/(1+[.K282])" office:value-type="float" office:value="0.261861828262246">
            <text:p>0.2618618283</text:p>
          </table:table-cell>
          <table:table-cell/>
          <table:table-cell table:formula="of:=1/([.$E$276]*[.C282])" office:value-type="float" office:value="0.00333333333333333">
            <text:p>0.0033333333</text:p>
          </table:table-cell>
          <table:table-cell table:formula="of:=[.C282]*[.$F$276]" office:value-type="float" office:value="30">
            <text:p>30</text:p>
          </table:table-cell>
          <table:table-cell table:formula="of:=1/(3*[.C282])" office:value-type="float" office:value="0.111111111111111">
            <text:p>0.1111111111</text:p>
          </table:table-cell>
          <table:table-cell table:formula="of:=1/(10/(9*[.$B$276]*[.C282])+[.A282])" office:value-type="float" office:value="0.0249768732654949">
            <text:p>0.0249768733</text:p>
          </table:table-cell>
          <table:table-cell table:formula="of:=10*[.I282]*[.H282]/(3*[.$B$276])" office:value-type="float" office:value="0.925069380203515">
            <text:p>0.9250693802</text:p>
          </table:table-cell>
          <table:table-cell table:formula="of:=[.$D$276]*LN([.J282])/([.$H$276]*LN([.$G$276]))" office:value-type="float" office:value="2.81880782944252">
            <text:p>2.8188078294</text:p>
          </table:table-cell>
          <table:table-cell table:formula="of:=-LN([.$A$273])/LN([.D282])" office:value-type="float" office:value="10.3120492106316">
            <text:p>10.3120492106</text:p>
          </table:table-cell>
          <table:table-cell/>
          <table:table-cell table:formula="of:=LN([.$G$276])/LN([.J282])" office:value-type="float" office:value="118.253301928446">
            <text:p>118.2533019284</text:p>
          </table:table-cell>
          <table:table-cell table:formula="of:=4*[.$H$276]*SQRT([.N282])" office:value-type="float" office:value="26.0986401773703">
            <text:p>26.0986401774</text:p>
          </table:table-cell>
          <table:table-cell table:formula="of:=[.$D$276]/[.O282]" office:value-type="float" office:value="7.66323450726819">
            <text:p>7.6632345073</text:p>
          </table:table-cell>
          <table:table-cell table:formula="of:=1/(1+[.P282])" office:value-type="float" office:value="0.115430327917481">
            <text:p>0.11543032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83]+[.B283]" office:value-type="float" office:value="4">
            <text:p>4</text:p>
          </table:table-cell>
          <table:table-cell table:formula="of:=1/(1+[.K283])" office:value-type="float" office:value="0.170391557560173">
            <text:p>0.1703915576</text:p>
          </table:table-cell>
          <table:table-cell office:value-type="float" office:value="0.0884209">
            <text:p>0.0884209</text:p>
          </table:table-cell>
          <table:table-cell table:formula="of:=1/([.$E$276]*[.C283])" office:value-type="float" office:value="0.0025">
            <text:p>0.0025</text:p>
          </table:table-cell>
          <table:table-cell table:formula="of:=[.C283]*[.$F$276]" office:value-type="float" office:value="40">
            <text:p>40</text:p>
          </table:table-cell>
          <table:table-cell table:formula="of:=1/(3*[.C283])" office:value-type="float" office:value="0.0833333333333333">
            <text:p>0.0833333333</text:p>
          </table:table-cell>
          <table:table-cell table:formula="of:=1/(10/(9*[.$B$276]*[.C283])+[.A283])" office:value-type="float" office:value="0.0314685314685315">
            <text:p>0.0314685315</text:p>
          </table:table-cell>
          <table:table-cell table:formula="of:=10*[.I283]*[.H283]/(3*[.$B$276])" office:value-type="float" office:value="0.874125874125874">
            <text:p>0.8741258741</text:p>
          </table:table-cell>
          <table:table-cell table:formula="of:=[.$D$276]*LN([.J283])/([.$H$276]*LN([.$G$276]))" office:value-type="float" office:value="4.86883537141713">
            <text:p>4.8688353714</text:p>
          </table:table-cell>
          <table:table-cell table:formula="of:=-LN([.$A$273])/LN([.D283])" office:value-type="float" office:value="7.80801913698438">
            <text:p>7.808019137</text:p>
          </table:table-cell>
          <table:table-cell/>
          <table:table-cell table:formula="of:=LN([.$G$276])/LN([.J283])" office:value-type="float" office:value="68.4626420704616">
            <text:p>68.4626420705</text:p>
          </table:table-cell>
          <table:table-cell table:formula="of:=4*[.$H$276]*SQRT([.N283])" office:value-type="float" office:value="19.8581171898511">
            <text:p>19.8581171899</text:p>
          </table:table-cell>
          <table:table-cell table:formula="of:=[.$D$276]/[.O283]" office:value-type="float" office:value="10.0714482691347">
            <text:p>10.0714482691</text:p>
          </table:table-cell>
          <table:table-cell table:formula="of:=1/(1+[.P283])" office:value-type="float" office:value="0.0903224199482399">
            <text:p>0.09032241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84]+[.B284]" office:value-type="float" office:value="5">
            <text:p>5</text:p>
          </table:table-cell>
          <table:table-cell table:formula="of:=1/(1+[.K284])" office:value-type="float" office:value="0.119836915498917">
            <text:p>0.1198369155</text:p>
          </table:table-cell>
          <table:table-cell office:value-type="float" office:value="0.0698585">
            <text:p>0.0698585</text:p>
          </table:table-cell>
          <table:table-cell table:formula="of:=1/([.$E$276]*[.C284])" office:value-type="float" office:value="0.002">
            <text:p>0.002</text:p>
          </table:table-cell>
          <table:table-cell table:formula="of:=[.C284]*[.$F$276]" office:value-type="float" office:value="50">
            <text:p>50</text:p>
          </table:table-cell>
          <table:table-cell table:formula="of:=1/(3*[.C284])" office:value-type="float" office:value="0.0666666666666667">
            <text:p>0.0666666667</text:p>
          </table:table-cell>
          <table:table-cell table:formula="of:=1/(10/(9*[.$B$276]*[.C284])+[.A284])" office:value-type="float" office:value="0.036734693877551">
            <text:p>0.0367346939</text:p>
          </table:table-cell>
          <table:table-cell table:formula="of:=10*[.I284]*[.H284]/(3*[.$B$276])" office:value-type="float" office:value="0.816326530612245">
            <text:p>0.8163265306</text:p>
          </table:table-cell>
          <table:table-cell table:formula="of:=[.$D$276]*LN([.J284])/([.$H$276]*LN([.$G$276]))" office:value-type="float" office:value="7.34467405837928">
            <text:p>7.3446740584</text:p>
          </table:table-cell>
          <table:table-cell table:formula="of:=-LN([.$A$273])/LN([.D284])" office:value-type="float" office:value="6.5127057517073">
            <text:p>6.5127057517</text:p>
          </table:table-cell>
          <table:table-cell/>
          <table:table-cell table:formula="of:=LN([.$G$276])/LN([.J284])" office:value-type="float" office:value="45.3843602430587">
            <text:p>45.3843602431</text:p>
          </table:table-cell>
          <table:table-cell table:formula="of:=4*[.$H$276]*SQRT([.N284])" office:value-type="float" office:value="16.1682996941552">
            <text:p>16.1682996942</text:p>
          </table:table-cell>
          <table:table-cell table:formula="of:=[.$D$276]/[.O284]" office:value-type="float" office:value="12.3698845137253">
            <text:p>12.3698845137</text:p>
          </table:table-cell>
          <table:table-cell table:formula="of:=1/(1+[.P284])" office:value-type="float" office:value="0.074794961689715">
            <text:p>0.07479496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85]+[.B285]" office:value-type="float" office:value="6">
            <text:p>6</text:p>
          </table:table-cell>
          <table:table-cell table:formula="of:=1/(1+[.K285])" office:value-type="float" office:value="0.0896271610235031">
            <text:p>0.089627161</text:p>
          </table:table-cell>
          <table:table-cell office:value-type="float" office:value="0.0593548">
            <text:p>0.0593548</text:p>
          </table:table-cell>
          <table:table-cell table:formula="of:=1/([.$E$276]*[.C285])" office:value-type="float" office:value="0.00166666666666667">
            <text:p>0.0016666667</text:p>
          </table:table-cell>
          <table:table-cell table:formula="of:=[.C285]*[.$F$276]" office:value-type="float" office:value="60">
            <text:p>60</text:p>
          </table:table-cell>
          <table:table-cell table:formula="of:=1/(3*[.C285])" office:value-type="float" office:value="0.0555555555555556">
            <text:p>0.0555555556</text:p>
          </table:table-cell>
          <table:table-cell table:formula="of:=1/(10/(9*[.$B$276]*[.C285])+[.A285])" office:value-type="float" office:value="0.040785498489426">
            <text:p>0.0407854985</text:p>
          </table:table-cell>
          <table:table-cell table:formula="of:=10*[.I285]*[.H285]/(3*[.$B$276])" office:value-type="float" office:value="0.755287009063444">
            <text:p>0.7552870091</text:p>
          </table:table-cell>
          <table:table-cell table:formula="of:=[.$D$276]*LN([.J285])/([.$H$276]*LN([.$G$276]))" office:value-type="float" office:value="10.1573320919734">
            <text:p>10.157332092</text:p>
          </table:table-cell>
          <table:table-cell table:formula="of:=-LN([.$A$273])/LN([.D285])" office:value-type="float" office:value="5.72842232788866">
            <text:p>5.7284223279</text:p>
          </table:table-cell>
          <table:table-cell/>
          <table:table-cell table:formula="of:=LN([.$G$276])/LN([.J285])" office:value-type="float" office:value="32.8170163498683">
            <text:p>32.8170163499</text:p>
          </table:table-cell>
          <table:table-cell table:formula="of:=4*[.$H$276]*SQRT([.N285])" office:value-type="float" office:value="13.7486731787195">
            <text:p>13.7486731787</text:p>
          </table:table-cell>
          <table:table-cell table:formula="of:=[.$D$276]/[.O285]" office:value-type="float" office:value="14.5468582604439">
            <text:p>14.5468582604</text:p>
          </table:table-cell>
          <table:table-cell table:formula="of:=1/(1+[.P285])" office:value-type="float" office:value="0.0643216772963263">
            <text:p>0.06432167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86]+[.B286]" office:value-type="float" office:value="7">
            <text:p>7</text:p>
          </table:table-cell>
          <table:table-cell table:formula="of:=1/(1+[.K286])" office:value-type="float" office:value="0.0703136065546197">
            <text:p>0.0703136066</text:p>
          </table:table-cell>
          <table:table-cell office:value-type="float" office:value="0.0525935">
            <text:p>0.0525935</text:p>
          </table:table-cell>
          <table:table-cell table:formula="of:=1/([.$E$276]*[.C286])" office:value-type="float" office:value="0.00142857142857143">
            <text:p>0.0014285714</text:p>
          </table:table-cell>
          <table:table-cell table:formula="of:=[.C286]*[.$F$276]" office:value-type="float" office:value="70">
            <text:p>70</text:p>
          </table:table-cell>
          <table:table-cell table:formula="of:=1/(3*[.C286])" office:value-type="float" office:value="0.0476190476190476">
            <text:p>0.0476190476</text:p>
          </table:table-cell>
          <table:table-cell table:formula="of:=1/(10/(9*[.$B$276]*[.C286])+[.A286])" office:value-type="float" office:value="0.0437196391394865">
            <text:p>0.0437196391</text:p>
          </table:table-cell>
          <table:table-cell table:formula="of:=10*[.I286]*[.H286]/(3*[.$B$276])" office:value-type="float" office:value="0.693962526023595">
            <text:p>0.693962526</text:p>
          </table:table-cell>
          <table:table-cell table:formula="of:=[.$D$276]*LN([.J286])/([.$H$276]*LN([.$G$276]))" office:value-type="float" office:value="13.2219984011658">
            <text:p>13.2219984012</text:p>
          </table:table-cell>
          <table:table-cell table:formula="of:=-LN([.$A$273])/LN([.D286])" office:value-type="float" office:value="5.20474682511851">
            <text:p>5.2047468251</text:p>
          </table:table-cell>
          <table:table-cell/>
          <table:table-cell table:formula="of:=LN([.$G$276])/LN([.J286])" office:value-type="float" office:value="25.210510788138">
            <text:p>25.2105107881</text:p>
          </table:table-cell>
          <table:table-cell table:formula="of:=4*[.$H$276]*SQRT([.N286])" office:value-type="float" office:value="12.0504166790894">
            <text:p>12.0504166791</text:p>
          </table:table-cell>
          <table:table-cell table:formula="of:=[.$D$276]/[.O286]" office:value-type="float" office:value="16.5969364650313">
            <text:p>16.596936465</text:p>
          </table:table-cell>
          <table:table-cell table:formula="of:=1/(1+[.P286])" office:value-type="float" office:value="0.0568280735676464">
            <text:p>0.05682807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87]+[.B287]" office:value-type="float" office:value="8">
            <text:p>8</text:p>
          </table:table-cell>
          <table:table-cell table:formula="of:=1/(1+[.K287])" office:value-type="float" office:value="0.0572638712038946">
            <text:p>0.0572638712</text:p>
          </table:table-cell>
          <table:table-cell office:value-type="float" office:value="0.0430877">
            <text:p>0.0430877</text:p>
          </table:table-cell>
          <table:table-cell table:formula="of:=1/([.$E$276]*[.C287])" office:value-type="float" office:value="0.00125">
            <text:p>0.00125</text:p>
          </table:table-cell>
          <table:table-cell table:formula="of:=[.C287]*[.$F$276]" office:value-type="float" office:value="80">
            <text:p>80</text:p>
          </table:table-cell>
          <table:table-cell table:formula="of:=1/(3*[.C287])" office:value-type="float" office:value="0.0416666666666667">
            <text:p>0.0416666667</text:p>
          </table:table-cell>
          <table:table-cell table:formula="of:=1/(10/(9*[.$B$276]*[.C287])+[.A287])" office:value-type="float" office:value="0.0456852791878173">
            <text:p>0.0456852792</text:p>
          </table:table-cell>
          <table:table-cell table:formula="of:=10*[.I287]*[.H287]/(3*[.$B$276])" office:value-type="float" office:value="0.634517766497462">
            <text:p>0.6345177665</text:p>
          </table:table-cell>
          <table:table-cell table:formula="of:=[.$D$276]*LN([.J287])/([.$H$276]*LN([.$G$276]))" office:value-type="float" office:value="16.4630177627947">
            <text:p>16.4630177628</text:p>
          </table:table-cell>
          <table:table-cell table:formula="of:=-LN([.$A$273])/LN([.D287])" office:value-type="float" office:value="4.83115283328197">
            <text:p>4.8311528333</text:p>
          </table:table-cell>
          <table:table-cell/>
          <table:table-cell table:formula="of:=LN([.$G$276])/LN([.J287])" office:value-type="float" office:value="20.2474016693734">
            <text:p>20.2474016694</text:p>
          </table:table-cell>
          <table:table-cell table:formula="of:=4*[.$H$276]*SQRT([.N287])" office:value-type="float" office:value="10.7993070896049">
            <text:p>10.7993070896</text:p>
          </table:table-cell>
          <table:table-cell table:formula="of:=[.$D$276]/[.O287]" office:value-type="float" office:value="18.5197067127125">
            <text:p>18.5197067127</text:p>
          </table:table-cell>
          <table:table-cell table:formula="of:=1/(1+[.P287])" office:value-type="float" office:value="0.0512302779297771">
            <text:p>0.05123027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88]+[.B288]" office:value-type="float" office:value="9">
            <text:p>9</text:p>
          </table:table-cell>
          <table:table-cell table:formula="of:=1/(1+[.K288])" office:value-type="float" office:value="0.0480393935952148">
            <text:p>0.0480393936</text:p>
          </table:table-cell>
          <table:table-cell office:value-type="float" office:value="0.0391707">
            <text:p>0.0391707</text:p>
          </table:table-cell>
          <table:table-cell table:formula="of:=1/([.$E$276]*[.C288])" office:value-type="float" office:value="0.00111111111111111">
            <text:p>0.0011111111</text:p>
          </table:table-cell>
          <table:table-cell table:formula="of:=[.C288]*[.$F$276]" office:value-type="float" office:value="90">
            <text:p>90</text:p>
          </table:table-cell>
          <table:table-cell table:formula="of:=1/(3*[.C288])" office:value-type="float" office:value="0.037037037037037">
            <text:p>0.037037037</text:p>
          </table:table-cell>
          <table:table-cell table:formula="of:=1/(10/(9*[.$B$276]*[.C288])+[.A288])" office:value-type="float" office:value="0.0468478889531521">
            <text:p>0.046847889</text:p>
          </table:table-cell>
          <table:table-cell table:formula="of:=10*[.I288]*[.H288]/(3*[.$B$276])" office:value-type="float" office:value="0.578368999421631">
            <text:p>0.5783689994</text:p>
          </table:table-cell>
          <table:table-cell table:formula="of:=[.$D$276]*LN([.J288])/([.$H$276]*LN([.$G$276]))" office:value-type="float" office:value="19.8162494394936">
            <text:p>19.8162494395</text:p>
          </table:table-cell>
          <table:table-cell table:formula="of:=-LN([.$A$273])/LN([.D288])" office:value-type="float" office:value="4.55162079158082">
            <text:p>4.5516207916</text:p>
          </table:table-cell>
          <table:table-cell/>
          <table:table-cell table:formula="of:=LN([.$G$276])/LN([.J288])" office:value-type="float" office:value="16.8212120235529">
            <text:p>16.8212120236</text:p>
          </table:table-cell>
          <table:table-cell table:formula="of:=4*[.$H$276]*SQRT([.N288])" office:value-type="float" office:value="9.84328102086215">
            <text:p>9.8432810209</text:p>
          </table:table-cell>
          <table:table-cell table:formula="of:=[.$D$276]/[.O288]" office:value-type="float" office:value="20.3184283346289">
            <text:p>20.3184283346</text:p>
          </table:table-cell>
          <table:table-cell table:formula="of:=1/(1+[.P288])" office:value-type="float" office:value="0.0469077731389625">
            <text:p>0.04690777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89]+[.B289]" office:value-type="float" office:value="10">
            <text:p>10</text:p>
          </table:table-cell>
          <table:table-cell table:formula="of:=1/(1+[.K289])" office:value-type="float" office:value="0.0412720597807724">
            <text:p>0.0412720598</text:p>
          </table:table-cell>
          <table:table-cell office:value-type="float" office:value="0.0358524">
            <text:p>0.0358524</text:p>
          </table:table-cell>
          <table:table-cell table:formula="of:=1/([.$E$276]*[.C289])" office:value-type="float" office:value="0.001">
            <text:p>0.001</text:p>
          </table:table-cell>
          <table:table-cell table:formula="of:=[.C289]*[.$F$276]" office:value-type="float" office:value="100">
            <text:p>100</text:p>
          </table:table-cell>
          <table:table-cell table:formula="of:=1/(3*[.C289])" office:value-type="float" office:value="0.0333333333333333">
            <text:p>0.0333333333</text:p>
          </table:table-cell>
          <table:table-cell table:formula="of:=1/(10/(9*[.$B$276]*[.C289])+[.A289])" office:value-type="float" office:value="0.0473684210526316">
            <text:p>0.0473684211</text:p>
          </table:table-cell>
          <table:table-cell table:formula="of:=10*[.I289]*[.H289]/(3*[.$B$276])" office:value-type="float" office:value="0.526315789473684">
            <text:p>0.5263157895</text:p>
          </table:table-cell>
          <table:table-cell table:formula="of:=[.$D$276]*LN([.J289])/([.$H$276]*LN([.$G$276]))" office:value-type="float" office:value="23.2294667460691">
            <text:p>23.2294667461</text:p>
          </table:table-cell>
          <table:table-cell table:formula="of:=-LN([.$A$273])/LN([.D289])" office:value-type="float" office:value="4.33481040755357">
            <text:p>4.3348104076</text:p>
          </table:table-cell>
          <table:table-cell/>
          <table:table-cell table:formula="of:=LN([.$G$276])/LN([.J289])" office:value-type="float" office:value="14.3495904136388">
            <text:p>14.3495904136</text:p>
          </table:table-cell>
          <table:table-cell table:formula="of:=4*[.$H$276]*SQRT([.N289])" office:value-type="float" office:value="9.09140477498166">
            <text:p>9.091404775</text:p>
          </table:table-cell>
          <table:table-cell table:formula="of:=[.$D$276]/[.O289]" office:value-type="float" office:value="21.9988005099469">
            <text:p>21.9988005099</text:p>
          </table:table-cell>
          <table:table-cell table:formula="of:=1/(1+[.P289])" office:value-type="float" office:value="0.0434805284548429">
            <text:p>0.04348052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90]+[.B290]" office:value-type="float" office:value="12">
            <text:p>12</text:p>
          </table:table-cell>
          <table:table-cell table:formula="of:=1/(1+[.K290])" office:value-type="float" office:value="0.0321740070058947">
            <text:p>0.032174007</text:p>
          </table:table-cell>
          <table:table-cell/>
          <table:table-cell table:formula="of:=1/([.$E$276]*[.C290])" office:value-type="float" office:value="0.000833333333333333">
            <text:p>0.0008333333</text:p>
          </table:table-cell>
          <table:table-cell table:formula="of:=[.C290]*[.$F$276]" office:value-type="float" office:value="120">
            <text:p>120</text:p>
          </table:table-cell>
          <table:table-cell table:formula="of:=1/(3*[.C290])" office:value-type="float" office:value="0.0277777777777778">
            <text:p>0.0277777778</text:p>
          </table:table-cell>
          <table:table-cell table:formula="of:=1/(10/(9*[.$B$276]*[.C290])+[.A290])" office:value-type="float" office:value="0.0470383275261324">
            <text:p>0.0470383275</text:p>
          </table:table-cell>
          <table:table-cell table:formula="of:=10*[.I290]*[.H290]/(3*[.$B$276])" office:value-type="float" office:value="0.435540069686411">
            <text:p>0.4355400697</text:p>
          </table:table-cell>
          <table:table-cell table:formula="of:=[.$D$276]*LN([.J290])/([.$H$276]*LN([.$G$276]))" office:value-type="float" office:value="30.0809903104947">
            <text:p>30.0809903105</text:p>
          </table:table-cell>
          <table:table-cell table:formula="of:=-LN([.$A$273])/LN([.D290])" office:value-type="float" office:value="4.02069606015357">
            <text:p>4.0206960602</text:p>
          </table:table-cell>
          <table:table-cell/>
          <table:table-cell table:formula="of:=LN([.$G$276])/LN([.J290])" office:value-type="float" office:value="11.081195462406">
            <text:p>11.0811954624</text:p>
          </table:table-cell>
          <table:table-cell table:formula="of:=4*[.$H$276]*SQRT([.N290])" office:value-type="float" office:value="7.9892231076281">
            <text:p>7.9892231076</text:p>
          </table:table-cell>
          <table:table-cell table:formula="of:=[.$D$276]/[.O290]" office:value-type="float" office:value="25.033723217598">
            <text:p>25.0337232176</text:p>
          </table:table-cell>
          <table:table-cell table:formula="of:=1/(1+[.P290])" office:value-type="float" office:value="0.0384117166661751">
            <text:p>0.03841171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91]+[.B291]" office:value-type="float" office:value="15">
            <text:p>15</text:p>
          </table:table-cell>
          <table:table-cell table:formula="of:=1/(1+[.K291])" office:value-type="float" office:value="0.0243543371454393">
            <text:p>0.0243543371</text:p>
          </table:table-cell>
          <table:table-cell/>
          <table:table-cell table:formula="of:=1/([.$E$276]*[.C291])" office:value-type="float" office:value="0.000666666666666667">
            <text:p>0.0006666667</text:p>
          </table:table-cell>
          <table:table-cell table:formula="of:=[.C291]*[.$F$276]" office:value-type="float" office:value="150">
            <text:p>150</text:p>
          </table:table-cell>
          <table:table-cell table:formula="of:=1/(3*[.C291])" office:value-type="float" office:value="0.0222222222222222">
            <text:p>0.0222222222</text:p>
          </table:table-cell>
          <table:table-cell table:formula="of:=1/(10/(9*[.$B$276]*[.C291])+[.A291])" office:value-type="float" office:value="0.0446280991735537">
            <text:p>0.0446280992</text:p>
          </table:table-cell>
          <table:table-cell table:formula="of:=10*[.I291]*[.H291]/(3*[.$B$276])" office:value-type="float" office:value="0.330578512396694">
            <text:p>0.3305785124</text:p>
          </table:table-cell>
          <table:table-cell table:formula="of:=[.$D$276]*LN([.J291])/([.$H$276]*LN([.$G$276]))" office:value-type="float" office:value="40.0604482490406">
            <text:p>40.060448249</text:p>
          </table:table-cell>
          <table:table-cell table:formula="of:=-LN([.$A$273])/LN([.D291])" office:value-type="float" office:value="3.71933807988375">
            <text:p>3.7193380799</text:p>
          </table:table-cell>
          <table:table-cell/>
          <table:table-cell table:formula="of:=LN([.$G$276])/LN([.J291])" office:value-type="float" office:value="8.320758950602">
            <text:p>8.3207589506</text:p>
          </table:table-cell>
          <table:table-cell table:formula="of:=4*[.$H$276]*SQRT([.N291])" office:value-type="float" office:value="6.92297418422657">
            <text:p>6.9229741842</text:p>
          </table:table-cell>
          <table:table-cell table:formula="of:=[.$D$276]/[.O291]" office:value-type="float" office:value="28.8893176079847">
            <text:p>28.889317608</text:p>
          </table:table-cell>
          <table:table-cell table:formula="of:=1/(1+[.P291])" office:value-type="float" office:value="0.0334567691747121">
            <text:p>0.03345676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92]+[.B292]" office:value-type="float" office:value="20">
            <text:p>20</text:p>
          </table:table-cell>
          <table:table-cell table:formula="of:=1/(1+[.K292])" office:value-type="float" office:value="0.0177841581624842">
            <text:p>0.0177841582</text:p>
          </table:table-cell>
          <table:table-cell/>
          <table:table-cell table:formula="of:=1/([.$E$276]*[.C292])" office:value-type="float" office:value="0.0005">
            <text:p>0.0005</text:p>
          </table:table-cell>
          <table:table-cell table:formula="of:=[.C292]*[.$F$276]" office:value-type="float" office:value="200">
            <text:p>200</text:p>
          </table:table-cell>
          <table:table-cell table:formula="of:=1/(3*[.C292])" office:value-type="float" office:value="0.0166666666666667">
            <text:p>0.0166666667</text:p>
          </table:table-cell>
          <table:table-cell table:formula="of:=1/(10/(9*[.$B$276]*[.C292])+[.A292])" office:value-type="float" office:value="0.0391304347826087">
            <text:p>0.0391304348</text:p>
          </table:table-cell>
          <table:table-cell table:formula="of:=10*[.I292]*[.H292]/(3*[.$B$276])" office:value-type="float" office:value="0.217391304347826">
            <text:p>0.2173913043</text:p>
          </table:table-cell>
          <table:table-cell table:formula="of:=[.$D$276]*LN([.J292])/([.$H$276]*LN([.$G$276]))" office:value-type="float" office:value="55.2298193067979">
            <text:p>55.2298193068</text:p>
          </table:table-cell>
          <table:table-cell table:formula="of:=-LN([.$A$273])/LN([.D292])" office:value-type="float" office:value="3.42913279229509">
            <text:p>3.4291327923</text:p>
          </table:table-cell>
          <table:table-cell/>
          <table:table-cell table:formula="of:=LN([.$G$276])/LN([.J292])" office:value-type="float" office:value="6.03538699776817">
            <text:p>6.0353869978</text:p>
          </table:table-cell>
          <table:table-cell table:formula="of:=4*[.$H$276]*SQRT([.N292])" office:value-type="float" office:value="5.89608591415904">
            <text:p>5.8960859142</text:p>
          </table:table-cell>
          <table:table-cell table:formula="of:=[.$D$276]/[.O292]" office:value-type="float" office:value="33.9208082975375">
            <text:p>33.9208082975</text:p>
          </table:table-cell>
          <table:table-cell table:formula="of:=1/(1+[.P292])" office:value-type="float" office:value="0.0286362214608451">
            <text:p>0.02863622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93]+[.B293]" office:value-type="float" office:value="30">
            <text:p>30</text:p>
          </table:table-cell>
          <table:table-cell table:formula="of:=1/(1+[.K293])" office:value-type="float" office:value="0.0123578666109343">
            <text:p>0.0123578666</text:p>
          </table:table-cell>
          <table:table-cell/>
          <table:table-cell table:formula="of:=1/([.$E$276]*[.C293])" office:value-type="float" office:value="0.000333333333333333">
            <text:p>0.0003333333</text:p>
          </table:table-cell>
          <table:table-cell table:formula="of:=[.C293]*[.$F$276]" office:value-type="float" office:value="300">
            <text:p>300</text:p>
          </table:table-cell>
          <table:table-cell table:formula="of:=1/(3*[.C293])" office:value-type="float" office:value="0.0111111111111111">
            <text:p>0.0111111111</text:p>
          </table:table-cell>
          <table:table-cell table:formula="of:=1/(10/(9*[.$B$276]*[.C293])+[.A293])" office:value-type="float" office:value="0.0296703296703297">
            <text:p>0.0296703297</text:p>
          </table:table-cell>
          <table:table-cell table:formula="of:=10*[.I293]*[.H293]/(3*[.$B$276])" office:value-type="float" office:value="0.10989010989011">
            <text:p>0.1098901099</text:p>
          </table:table-cell>
          <table:table-cell table:formula="of:=[.$D$276]*LN([.J293])/([.$H$276]*LN([.$G$276]))" office:value-type="float" office:value="79.9201160267578">
            <text:p>79.9201160268</text:p>
          </table:table-cell>
          <table:table-cell table:formula="of:=-LN([.$A$273])/LN([.D293])" office:value-type="float" office:value="3.14501597043543">
            <text:p>3.1450159704</text:p>
          </table:table-cell>
          <table:table-cell/>
          <table:table-cell table:formula="of:=LN([.$G$276])/LN([.J293])" office:value-type="float" office:value="4.17083144901505">
            <text:p>4.170831449</text:p>
          </table:table-cell>
          <table:table-cell table:formula="of:=4*[.$H$276]*SQRT([.N293])" office:value-type="float" office:value="4.90142725604764">
            <text:p>4.901427256</text:p>
          </table:table-cell>
          <table:table-cell table:formula="of:=[.$D$276]/[.O293]" office:value-type="float" office:value="40.8044411458376">
            <text:p>40.8044411458</text:p>
          </table:table-cell>
          <table:table-cell table:formula="of:=1/(1+[.P293])" office:value-type="float" office:value="0.0239209034396952">
            <text:p>0.02392090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94]+[.B294]" office:value-type="float" office:value="35">
            <text:p>35</text:p>
          </table:table-cell>
          <table:table-cell table:formula="of:=1/(1+[.K294])" office:value-type="float" office:value="0.0109881548281524">
            <text:p>0.0109881548</text:p>
          </table:table-cell>
          <table:table-cell/>
          <table:table-cell table:formula="of:=1/([.$E$276]*[.C294])" office:value-type="float" office:value="0.000285714285714286">
            <text:p>0.0002857143</text:p>
          </table:table-cell>
          <table:table-cell table:formula="of:=[.C294]*[.$F$276]" office:value-type="float" office:value="350">
            <text:p>350</text:p>
          </table:table-cell>
          <table:table-cell table:formula="of:=1/(3*[.C294])" office:value-type="float" office:value="0.00952380952380952">
            <text:p>0.0095238095</text:p>
          </table:table-cell>
          <table:table-cell table:formula="of:=1/(10/(9*[.$B$276]*[.C294])+[.A294])" office:value-type="float" office:value="0.0261954261954262">
            <text:p>0.0261954262</text:p>
          </table:table-cell>
          <table:table-cell table:formula="of:=10*[.I294]*[.H294]/(3*[.$B$276])" office:value-type="float" office:value="0.0831600831600831">
            <text:p>0.0831600832</text:p>
          </table:table-cell>
          <table:table-cell table:formula="of:=[.$D$276]*LN([.J294])/([.$H$276]*LN([.$G$276]))" office:value-type="float" office:value="90.0070904204891">
            <text:p>90.0070904205</text:p>
          </table:table-cell>
          <table:table-cell table:formula="of:=-LN([.$A$273])/LN([.D294])" office:value-type="float" office:value="3.06311266850781">
            <text:p>3.0631126685</text:p>
          </table:table-cell>
          <table:table-cell/>
          <table:table-cell table:formula="of:=LN([.$G$276])/LN([.J294])" office:value-type="float" office:value="3.70341193983817">
            <text:p>3.7034119398</text:p>
          </table:table-cell>
          <table:table-cell table:formula="of:=4*[.$H$276]*SQRT([.N294])" office:value-type="float" office:value="4.618620223992">
            <text:p>4.618620224</text:p>
          </table:table-cell>
          <table:table-cell table:formula="of:=[.$D$276]/[.O294]" office:value-type="float" office:value="43.3029758457028">
            <text:p>43.3029758457</text:p>
          </table:table-cell>
          <table:table-cell table:formula="of:=1/(1+[.P294])" office:value-type="float" office:value="0.0225718471707808">
            <text:p>0.02257184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95]+[.B295]" office:value-type="float" office:value="50">
            <text:p>50</text:p>
          </table:table-cell>
          <table:table-cell table:formula="of:=1/(1+[.K295])" office:value-type="float" office:value="0.00867636384832888">
            <text:p>0.0086763638</text:p>
          </table:table-cell>
          <table:table-cell/>
          <table:table-cell table:formula="of:=1/([.$E$276]*[.C295])" office:value-type="float" office:value="0.0002">
            <text:p>0.0002</text:p>
          </table:table-cell>
          <table:table-cell table:formula="of:=[.C295]*[.$F$276]" office:value-type="float" office:value="500">
            <text:p>500</text:p>
          </table:table-cell>
          <table:table-cell table:formula="of:=1/(3*[.C295])" office:value-type="float" office:value="0.00666666666666667">
            <text:p>0.0066666667</text:p>
          </table:table-cell>
          <table:table-cell table:formula="of:=1/(10/(9*[.$B$276]*[.C295])+[.A295])" office:value-type="float" office:value="0.0191489361702128">
            <text:p>0.0191489362</text:p>
          </table:table-cell>
          <table:table-cell table:formula="of:=10*[.I295]*[.H295]/(3*[.$B$276])" office:value-type="float" office:value="0.0425531914893617">
            <text:p>0.0425531915</text:p>
          </table:table-cell>
          <table:table-cell table:formula="of:=[.$D$276]*LN([.J295])/([.$H$276]*LN([.$G$276]))" office:value-type="float" office:value="114.255655189311">
            <text:p>114.2556551893</text:p>
          </table:table-cell>
          <table:table-cell table:formula="of:=-LN([.$A$273])/LN([.D295])" office:value-type="float" office:value="2.91069411236225">
            <text:p>2.9106941124</text:p>
          </table:table-cell>
          <table:table-cell/>
          <table:table-cell table:formula="of:=LN([.$G$276])/LN([.J295])" office:value-type="float" office:value="2.91743400167834">
            <text:p>2.9174340017</text:p>
          </table:table-cell>
          <table:table-cell table:formula="of:=4*[.$H$276]*SQRT([.N295])" office:value-type="float" office:value="4.09931943737826">
            <text:p>4.0993194374</text:p>
          </table:table-cell>
          <table:table-cell table:formula="of:=[.$D$276]/[.O295]" office:value-type="float" office:value="48.7885862654097">
            <text:p>48.7885862654</text:p>
          </table:table-cell>
          <table:table-cell table:formula="of:=1/(1+[.P295])" office:value-type="float" office:value="0.0200849245782812">
            <text:p>0.02008492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96]+[.B296]" office:value-type="float" office:value="100">
            <text:p>100</text:p>
          </table:table-cell>
          <table:table-cell table:formula="of:=1/(1+[.K296])" office:value-type="float" office:value="0.0060881522056058">
            <text:p>0.0060881522</text:p>
          </table:table-cell>
          <table:table-cell/>
          <table:table-cell table:formula="of:=1/([.$E$276]*[.C296])" office:value-type="float" office:value="0.0001">
            <text:p>0.0001</text:p>
          </table:table-cell>
          <table:table-cell table:formula="of:=[.C296]*[.$F$276]" office:value-type="float" office:value="1000">
            <text:p>1000</text:p>
          </table:table-cell>
          <table:table-cell table:formula="of:=1/(3*[.C296])" office:value-type="float" office:value="0.00333333333333333">
            <text:p>0.0033333333</text:p>
          </table:table-cell>
          <table:table-cell table:formula="of:=1/(10/(9*[.$B$276]*[.C296])+[.A296])" office:value-type="float" office:value="0.00989010989010989">
            <text:p>0.0098901099</text:p>
          </table:table-cell>
          <table:table-cell table:formula="of:=10*[.I296]*[.H296]/(3*[.$B$276])" office:value-type="float" office:value="0.010989010989011">
            <text:p>0.010989011</text:p>
          </table:table-cell>
          <table:table-cell table:formula="of:=[.$D$276]*LN([.J296])/([.$H$276]*LN([.$G$276]))" office:value-type="float" office:value="163.253449360091">
            <text:p>163.2534493601</text:p>
          </table:table-cell>
          <table:table-cell table:formula="of:=-LN([.$A$273])/LN([.D296])" office:value-type="float" office:value="2.70856641142277">
            <text:p>2.7085664114</text:p>
          </table:table-cell>
          <table:table-cell/>
          <table:table-cell table:formula="of:=LN([.$G$276])/LN([.J296])" office:value-type="float" office:value="2.04181494871875">
            <text:p>2.0418149487</text:p>
          </table:table-cell>
          <table:table-cell table:formula="of:=4*[.$H$276]*SQRT([.N296])" office:value-type="float" office:value="3.42941016861792">
            <text:p>3.4294101686</text:p>
          </table:table-cell>
          <table:table-cell table:formula="of:=[.$D$276]/[.O296]" office:value-type="float" office:value="58.3190665934841">
            <text:p>58.3190665935</text:p>
          </table:table-cell>
          <table:table-cell table:formula="of:=1/(1+[.P296])" office:value-type="float" office:value="0.0168579860983491">
            <text:p>0.0168579861</text:p>
          </table:table-cell>
        </table:table-row>
      </table:table>
      <table:table table:name="leakage" table:style-name="ta1">
        <table:shapes>
          <draw:frame draw:z-index="0" draw:style-name="gr1" svg:width="8.6051in" svg:height="6.3346in" svg:x="0.2193in" svg:y="13.1638in">
            <draw:object draw:notify-on-update-of-ranges="leakage.G9:leakage.G25 leakage.H6:leakage.H6 leakage.J9:leakage.J25 leakage.G9:leakage.G25 leakage.H6:leakage.H6 leakage.K9:leakage.K25 leakage.H6:leakage.H6 leakage.M9:leakage.M25 leakage.G9:leakage.G25 leakage.G34:leakage.G50 leakage.H31:leakage.H31 leakage.J34:leakage.J50 leakage.G34:leakage.G50 leakage.H31:leakage.H31 leakage.K34:leakage.K50 leakage.H31:leakage.H31 leakage.M34:leakage.M50 leakage.G34:leakage.G50 leakage.G60:leakage.G76 leakage.H57:leakage.H57 leakage.J60:leakage.J76 leakage.G60:leakage.G76 leakage.H57:leakage.H57 leakage.K60:leakage.K76 leakage.H57:leakage.H57 leakage.M60:leakage.M76 leakage.G60:leakage.G7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svg:width="8.776in" svg:height="5.713in" svg:x="0.1295in" svg:y="19.7406in">
            <draw:object draw:notify-on-update-of-ranges="leakage.G9:leakage.G25 leakage.K5:leakage.K5 leakage.L9:leakage.L25 leakage.G34:leakage.G50 leakage.K30:leakage.K30 leakage.L34:leakage.L50 leakage.G60:leakage.G76 leakage.K56:leakage.K56 leakage.L60:leakage.L76 leakage.J5:leakage.J5 leakage.N9:leakage.N25 leakage.G9:leakage.G25 leakage.J30:leakage.J30 leakage.N34:leakage.N50 leakage.G34:leakage.G50 leakage.J56:leakage.J56 leakage.N60:leakage.N76 leakage.G60:leakage.G7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0" table:number-columns-repeated="7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office:value-type="string" table:number-columns-spanned="2" table:number-rows-spanned="1">
            <text:p>measured in block 4</text:p>
          </table:table-cell>
          <table:covered-table-cell/>
          <table:table-cell table:style-name="ce1" office:value-type="string">
            <text:p>n_s</text:p>
          </table:table-cell>
          <table:table-cell table:style-name="ce1" office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3/5" office:value-type="float" office:value="0.6">
            <text:p>0.6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spanned="2" table:number-rows-spanned="1"/>
          <table:covered-table-cell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0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n_i</text:p>
          </table:table-cell>
          <table:table-cell/>
          <table:table-cell office:value-type="string">
            <text:p>MC-50</text:p>
          </table:table-cell>
          <table:table-cell office:value-type="string">
            <text:p>W-50</text:p>
          </table:table-cell>
          <table:table-cell table:number-columns-repeated="3"/>
        </table:table-row>
        <table:table-row table:style-name="ro1">
          <table:table-cell table:formula="of:=[.E6]/[.H6]"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 table:style-name="ce2" table:formula="of:=601*601" office:value-type="float" office:value="361201">
            <text:p>3.61E+005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wigner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mean chord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]+[.B9]" office:value-type="float" office:value="1">
            <text:p>1</text:p>
          </table:table-cell>
          <table:table-cell table:formula="of:=[.C9]*[.$E$9]" office:value-type="float" office:value="0.333333333333333">
            <text:p>0.3333333333</text:p>
          </table:table-cell>
          <table:table-cell table:formula="of:=1/(3*[.C9])" office:value-type="float" office:value="0.333333333333333">
            <text:p>0.3333333333</text:p>
          </table:table-cell>
          <table:table-cell table:formula="of:=1/(10/(9*[.$B$6]*[.C9])+[.A9])" office:value-type="float" office:value="0.0089197224975223">
            <text:p>0.0089197225</text:p>
          </table:table-cell>
          <table:table-cell table:formula="of:=10*[.F9]*[.E9]/(3*[.$B$6])" office:value-type="float" office:value="0.991080277502478">
            <text:p>0.9910802775</text:p>
          </table:table-cell>
          <table:table-cell table:formula="of:=LN([.$F$6])/LN([.G9])" office:value-type="float" office:value="1027.96944578134">
            <text:p>1027.9694457813</text:p>
          </table:table-cell>
          <table:table-cell table:formula="of:=[.$H$6]/(2*[.$D$2]*[.$C$2]*SQRT([.H9]))" office:value-type="float" office:value="0.649783470621215">
            <text:p>0.6497834706</text:p>
          </table:table-cell>
          <table:table-cell table:formula="of:=1/(1+[.I9])" office:value-type="float" office:value="0.606140149787933">
            <text:p>0.6061401498</text:p>
          </table:table-cell>
          <table:table-cell office:value-type="float" office:value="0.92976">
            <text:p>0.92976</text:p>
          </table:table-cell>
          <table:table-cell table:formula="of:=[.J9]-[.K9]" office:value-type="float" office:value="-0.323619850212067">
            <text:p>-0.3236198502</text:p>
          </table:table-cell>
          <table:table-cell table:formula="of:=(1-EXP(-[.I9]))/[.I9]" office:value-type="float" office:value="0.73538523886346">
            <text:p>0.7353852389</text:p>
          </table:table-cell>
          <table:table-cell table:formula="of:=[.M9]-[.K9]" office:value-type="float" office:value="-0.19437476113654">
            <text:p>-0.1943747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0]+[.B10]" office:value-type="float" office:value="2">
            <text:p>2</text:p>
          </table:table-cell>
          <table:table-cell table:formula="of:=[.C10]*[.$E$9]" office:value-type="float" office:value="0.666666666666667">
            <text:p>0.6666666667</text:p>
          </table:table-cell>
          <table:table-cell table:formula="of:=1/(3*[.C10])" office:value-type="float" office:value="0.166666666666667">
            <text:p>0.1666666667</text:p>
          </table:table-cell>
          <table:table-cell table:formula="of:=1/(10/(9*[.$B$6]*[.C10])+[.A10])" office:value-type="float" office:value="0.0173745173745174">
            <text:p>0.0173745174</text:p>
          </table:table-cell>
          <table:table-cell table:formula="of:=10*[.F10]*[.E10]/(3*[.$B$6])" office:value-type="float" office:value="0.965250965250965">
            <text:p>0.9652509653</text:p>
          </table:table-cell>
          <table:table-cell table:formula="of:=LN([.$F$6])/LN([.G10])" office:value-type="float" office:value="260.420813576264">
            <text:p>260.4208135763</text:p>
          </table:table-cell>
          <table:table-cell table:formula="of:=[.$H$6]/(2*[.$D$2]*[.$C$2]*SQRT([.H10]))" office:value-type="float" office:value="1.29098416987501">
            <text:p>1.2909841699</text:p>
          </table:table-cell>
          <table:table-cell table:formula="of:=1/(1+[.I10])" office:value-type="float" office:value="0.43649363149225">
            <text:p>0.4364936315</text:p>
          </table:table-cell>
          <table:table-cell office:value-type="float" office:value="0.610797">
            <text:p>0.610797</text:p>
          </table:table-cell>
          <table:table-cell table:formula="of:=[.J10]-[.K10]" office:value-type="float" office:value="-0.17430336850775">
            <text:p>-0.1743033685</text:p>
          </table:table-cell>
          <table:table-cell table:formula="of:=(1-EXP(-[.I10]))/[.I10]" office:value-type="float" office:value="0.561587054103104">
            <text:p>0.5615870541</text:p>
          </table:table-cell>
          <table:table-cell table:formula="of:=[.M10]-[.K10]" office:value-type="float" office:value="-0.0492099458968962">
            <text:p>-0.04920994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1]+[.B11]" office:value-type="float" office:value="3">
            <text:p>3</text:p>
          </table:table-cell>
          <table:table-cell table:formula="of:=[.C11]*[.$E$9]" office:value-type="float" office:value="1">
            <text:p>1</text:p>
          </table:table-cell>
          <table:table-cell table:formula="of:=1/(3*[.C11])" office:value-type="float" office:value="0.111111111111111">
            <text:p>0.1111111111</text:p>
          </table:table-cell>
          <table:table-cell table:formula="of:=1/(10/(9*[.$B$6]*[.C11])+[.A11])" office:value-type="float" office:value="0.0249768732654949">
            <text:p>0.0249768733</text:p>
          </table:table-cell>
          <table:table-cell table:formula="of:=10*[.F11]*[.E11]/(3*[.$B$6])" office:value-type="float" office:value="0.925069380203515">
            <text:p>0.9250693802</text:p>
          </table:table-cell>
          <table:table-cell table:formula="of:=LN([.$F$6])/LN([.G11])" office:value-type="float" office:value="118.253301928446">
            <text:p>118.2533019284</text:p>
          </table:table-cell>
          <table:table-cell table:formula="of:=[.$H$6]/(2*[.$D$2]*[.$C$2]*SQRT([.H11]))" office:value-type="float" office:value="1.91580862681705">
            <text:p>1.9158086268</text:p>
          </table:table-cell>
          <table:table-cell table:formula="of:=1/(1+[.I11])" office:value-type="float" office:value="0.342958035998274">
            <text:p>0.342958036</text:p>
          </table:table-cell>
          <table:table-cell office:value-type="float" office:value="0.431388">
            <text:p>0.431388</text:p>
          </table:table-cell>
          <table:table-cell table:formula="of:=[.J11]-[.K11]" office:value-type="float" office:value="-0.0884299640017256">
            <text:p>-0.088429964</text:p>
          </table:table-cell>
          <table:table-cell table:formula="of:=(1-EXP(-[.I11]))/[.I11]" office:value-type="float" office:value="0.445126539193529">
            <text:p>0.4451265392</text:p>
          </table:table-cell>
          <table:table-cell table:formula="of:=[.M11]-[.K11]" office:value-type="float" office:value="0.0137385391935292">
            <text:p>0.01373853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2]+[.B12]" office:value-type="float" office:value="4">
            <text:p>4</text:p>
          </table:table-cell>
          <table:table-cell table:formula="of:=[.C12]*[.$E$9]" office:value-type="float" office:value="1.33333333333333">
            <text:p>1.3333333333</text:p>
          </table:table-cell>
          <table:table-cell table:formula="of:=1/(3*[.C12])" office:value-type="float" office:value="0.0833333333333333">
            <text:p>0.0833333333</text:p>
          </table:table-cell>
          <table:table-cell table:formula="of:=1/(10/(9*[.$B$6]*[.C12])+[.A12])" office:value-type="float" office:value="0.0314685314685315">
            <text:p>0.0314685315</text:p>
          </table:table-cell>
          <table:table-cell table:formula="of:=10*[.F12]*[.E12]/(3*[.$B$6])" office:value-type="float" office:value="0.874125874125874">
            <text:p>0.8741258741</text:p>
          </table:table-cell>
          <table:table-cell table:formula="of:=LN([.$F$6])/LN([.G12])" office:value-type="float" office:value="68.4626420704616">
            <text:p>68.4626420705</text:p>
          </table:table-cell>
          <table:table-cell table:formula="of:=[.$H$6]/(2*[.$D$2]*[.$C$2]*SQRT([.H12]))" office:value-type="float" office:value="2.51786206728368">
            <text:p>2.5178620673</text:p>
          </table:table-cell>
          <table:table-cell table:formula="of:=1/(1+[.I12])" office:value-type="float" office:value="0.284263561468216">
            <text:p>0.2842635615</text:p>
          </table:table-cell>
          <table:table-cell office:value-type="float" office:value="0.333517">
            <text:p>0.333517</text:p>
          </table:table-cell>
          <table:table-cell table:formula="of:=[.J12]-[.K12]" office:value-type="float" office:value="-0.0492534385317839">
            <text:p>-0.0492534385</text:p>
          </table:table-cell>
          <table:table-cell table:formula="of:=(1-EXP(-[.I12]))/[.I12]" office:value-type="float" office:value="0.365138425952359">
            <text:p>0.365138426</text:p>
          </table:table-cell>
          <table:table-cell table:formula="of:=[.M12]-[.K12]" office:value-type="float" office:value="0.0316214259523594">
            <text:p>0.0316214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3]+[.B13]" office:value-type="float" office:value="5">
            <text:p>5</text:p>
          </table:table-cell>
          <table:table-cell table:formula="of:=[.C13]*[.$E$9]" office:value-type="float" office:value="1.66666666666667">
            <text:p>1.6666666667</text:p>
          </table:table-cell>
          <table:table-cell table:formula="of:=1/(3*[.C13])" office:value-type="float" office:value="0.0666666666666667">
            <text:p>0.0666666667</text:p>
          </table:table-cell>
          <table:table-cell table:formula="of:=1/(10/(9*[.$B$6]*[.C13])+[.A13])" office:value-type="float" office:value="0.036734693877551">
            <text:p>0.0367346939</text:p>
          </table:table-cell>
          <table:table-cell table:formula="of:=10*[.F13]*[.E13]/(3*[.$B$6])" office:value-type="float" office:value="0.816326530612245">
            <text:p>0.8163265306</text:p>
          </table:table-cell>
          <table:table-cell table:formula="of:=LN([.$F$6])/LN([.G13])" office:value-type="float" office:value="45.3843602430587">
            <text:p>45.3843602431</text:p>
          </table:table-cell>
          <table:table-cell table:formula="of:=[.$H$6]/(2*[.$D$2]*[.$C$2]*SQRT([.H13]))" office:value-type="float" office:value="3.09247112843133">
            <text:p>3.0924711284</text:p>
          </table:table-cell>
          <table:table-cell table:formula="of:=1/(1+[.I13])" office:value-type="float" office:value="0.244351143506614">
            <text:p>0.2443511435</text:p>
          </table:table-cell>
          <table:table-cell office:value-type="float" office:value="0.271268">
            <text:p>0.271268</text:p>
          </table:table-cell>
          <table:table-cell table:formula="of:=[.J13]-[.K13]" office:value-type="float" office:value="-0.0269168564933857">
            <text:p>-0.0269168565</text:p>
          </table:table-cell>
          <table:table-cell table:formula="of:=(1-EXP(-[.I13]))/[.I13]" office:value-type="float" office:value="0.308688523937455">
            <text:p>0.3086885239</text:p>
          </table:table-cell>
          <table:table-cell table:formula="of:=[.M13]-[.K13]" office:value-type="float" office:value="0.0374205239374554">
            <text:p>0.03742052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4]+[.B14]" office:value-type="float" office:value="6">
            <text:p>6</text:p>
          </table:table-cell>
          <table:table-cell table:formula="of:=[.C14]*[.$E$9]" office:value-type="float" office:value="2">
            <text:p>2</text:p>
          </table:table-cell>
          <table:table-cell table:formula="of:=1/(3*[.C14])" office:value-type="float" office:value="0.0555555555555556">
            <text:p>0.0555555556</text:p>
          </table:table-cell>
          <table:table-cell table:formula="of:=1/(10/(9*[.$B$6]*[.C14])+[.A14])" office:value-type="float" office:value="0.040785498489426">
            <text:p>0.0407854985</text:p>
          </table:table-cell>
          <table:table-cell table:formula="of:=10*[.F14]*[.E14]/(3*[.$B$6])" office:value-type="float" office:value="0.755287009063444">
            <text:p>0.7552870091</text:p>
          </table:table-cell>
          <table:table-cell table:formula="of:=LN([.$F$6])/LN([.G14])" office:value-type="float" office:value="32.8170163498683">
            <text:p>32.8170163499</text:p>
          </table:table-cell>
          <table:table-cell table:formula="of:=[.$H$6]/(2*[.$D$2]*[.$C$2]*SQRT([.H14]))" office:value-type="float" office:value="3.63671456511099">
            <text:p>3.6367145651</text:p>
          </table:table-cell>
          <table:table-cell table:formula="of:=1/(1+[.I14])" office:value-type="float" office:value="0.215669950340379">
            <text:p>0.2156699503</text:p>
          </table:table-cell>
          <table:table-cell office:value-type="float" office:value="0.22763">
            <text:p>0.22763</text:p>
          </table:table-cell>
          <table:table-cell table:formula="of:=[.J14]-[.K14]" office:value-type="float" office:value="-0.0119600496596207">
            <text:p>-0.0119600497</text:p>
          </table:table-cell>
          <table:table-cell table:formula="of:=(1-EXP(-[.I14]))/[.I14]" office:value-type="float" office:value="0.267731010062798">
            <text:p>0.2677310101</text:p>
          </table:table-cell>
          <table:table-cell table:formula="of:=[.M14]-[.K14]" office:value-type="float" office:value="0.040101010062798">
            <text:p>0.04010101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]+[.B15]" office:value-type="float" office:value="7">
            <text:p>7</text:p>
          </table:table-cell>
          <table:table-cell table:formula="of:=[.C15]*[.$E$9]" office:value-type="float" office:value="2.33333333333333">
            <text:p>2.3333333333</text:p>
          </table:table-cell>
          <table:table-cell table:formula="of:=1/(3*[.C15])" office:value-type="float" office:value="0.0476190476190476">
            <text:p>0.0476190476</text:p>
          </table:table-cell>
          <table:table-cell table:formula="of:=1/(10/(9*[.$B$6]*[.C15])+[.A15])" office:value-type="float" office:value="0.0437196391394865">
            <text:p>0.0437196391</text:p>
          </table:table-cell>
          <table:table-cell table:formula="of:=10*[.F15]*[.E15]/(3*[.$B$6])" office:value-type="float" office:value="0.693962526023595">
            <text:p>0.693962526</text:p>
          </table:table-cell>
          <table:table-cell table:formula="of:=LN([.$F$6])/LN([.G15])" office:value-type="float" office:value="25.210510788138">
            <text:p>25.2105107881</text:p>
          </table:table-cell>
          <table:table-cell table:formula="of:=[.$H$6]/(2*[.$D$2]*[.$C$2]*SQRT([.H15]))" office:value-type="float" office:value="4.14923411625784">
            <text:p>4.1492341163</text:p>
          </table:table-cell>
          <table:table-cell table:formula="of:=1/(1+[.I15])" office:value-type="float" office:value="0.194203638331897">
            <text:p>0.1942036383</text:p>
          </table:table-cell>
          <table:table-cell office:value-type="float" office:value="0.199324">
            <text:p>0.199324</text:p>
          </table:table-cell>
          <table:table-cell table:formula="of:=[.J15]-[.K15]" office:value-type="float" office:value="-0.00512036166810337">
            <text:p>-0.0051203617</text:p>
          </table:table-cell>
          <table:table-cell table:formula="of:=(1-EXP(-[.I15]))/[.I15]" office:value-type="float" office:value="0.237206066855492">
            <text:p>0.2372060669</text:p>
          </table:table-cell>
          <table:table-cell table:formula="of:=[.M15]-[.K15]" office:value-type="float" office:value="0.0378820668554922">
            <text:p>0.03788206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6]+[.B16]" office:value-type="float" office:value="8">
            <text:p>8</text:p>
          </table:table-cell>
          <table:table-cell table:formula="of:=[.C16]*[.$E$9]" office:value-type="float" office:value="2.66666666666667">
            <text:p>2.6666666667</text:p>
          </table:table-cell>
          <table:table-cell table:formula="of:=1/(3*[.C16])" office:value-type="float" office:value="0.0416666666666667">
            <text:p>0.0416666667</text:p>
          </table:table-cell>
          <table:table-cell table:formula="of:=1/(10/(9*[.$B$6]*[.C16])+[.A16])" office:value-type="float" office:value="0.0456852791878173">
            <text:p>0.0456852792</text:p>
          </table:table-cell>
          <table:table-cell table:formula="of:=10*[.F16]*[.E16]/(3*[.$B$6])" office:value-type="float" office:value="0.634517766497462">
            <text:p>0.6345177665</text:p>
          </table:table-cell>
          <table:table-cell table:formula="of:=LN([.$F$6])/LN([.G16])" office:value-type="float" office:value="20.2474016693734">
            <text:p>20.2474016694</text:p>
          </table:table-cell>
          <table:table-cell table:formula="of:=[.$H$6]/(2*[.$D$2]*[.$C$2]*SQRT([.H16]))" office:value-type="float" office:value="4.62992667817814">
            <text:p>4.6299266782</text:p>
          </table:table-cell>
          <table:table-cell table:formula="of:=1/(1+[.I16])" office:value-type="float" office:value="0.17762220667563">
            <text:p>0.1776222067</text:p>
          </table:table-cell>
          <table:table-cell office:value-type="float" office:value="0.1749">
            <text:p>0.1749</text:p>
          </table:table-cell>
          <table:table-cell table:formula="of:=[.J16]-[.K16]" office:value-type="float" office:value="0.00272220667563">
            <text:p>0.0027222067</text:p>
          </table:table-cell>
          <table:table-cell table:formula="of:=(1-EXP(-[.I16]))/[.I16]" office:value-type="float" office:value="0.213879094522591">
            <text:p>0.2138790945</text:p>
          </table:table-cell>
          <table:table-cell table:formula="of:=[.M16]-[.K16]" office:value-type="float" office:value="0.0389790945225907">
            <text:p>0.03897909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7]+[.B17]" office:value-type="float" office:value="9">
            <text:p>9</text:p>
          </table:table-cell>
          <table:table-cell table:formula="of:=[.C17]*[.$E$9]" office:value-type="float" office:value="3">
            <text:p>3</text:p>
          </table:table-cell>
          <table:table-cell table:formula="of:=1/(3*[.C17])" office:value-type="float" office:value="0.037037037037037">
            <text:p>0.037037037</text:p>
          </table:table-cell>
          <table:table-cell table:formula="of:=1/(10/(9*[.$B$6]*[.C17])+[.A17])" office:value-type="float" office:value="0.0468478889531521">
            <text:p>0.046847889</text:p>
          </table:table-cell>
          <table:table-cell table:formula="of:=10*[.F17]*[.E17]/(3*[.$B$6])" office:value-type="float" office:value="0.578368999421631">
            <text:p>0.5783689994</text:p>
          </table:table-cell>
          <table:table-cell table:formula="of:=LN([.$F$6])/LN([.G17])" office:value-type="float" office:value="16.8212120235529">
            <text:p>16.8212120236</text:p>
          </table:table-cell>
          <table:table-cell table:formula="of:=[.$H$6]/(2*[.$D$2]*[.$C$2]*SQRT([.H17]))" office:value-type="float" office:value="5.07960708365722">
            <text:p>5.0796070837</text:p>
          </table:table-cell>
          <table:table-cell table:formula="of:=1/(1+[.I17])" office:value-type="float" office:value="0.164484313910373">
            <text:p>0.1644843139</text:p>
          </table:table-cell>
          <table:table-cell office:value-type="float" office:value="0.154259">
            <text:p>0.154259</text:p>
          </table:table-cell>
          <table:table-cell table:formula="of:=[.J17]-[.K17]" office:value-type="float" office:value="0.0102253139103729">
            <text:p>0.0102253139</text:p>
          </table:table-cell>
          <table:table-cell table:formula="of:=(1-EXP(-[.I17]))/[.I17]" office:value-type="float" office:value="0.19564065295469">
            <text:p>0.195640653</text:p>
          </table:table-cell>
          <table:table-cell table:formula="of:=[.M17]-[.K17]" office:value-type="float" office:value="0.0413816529546901">
            <text:p>0.0413816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8]+[.B18]" office:value-type="float" office:value="10">
            <text:p>10</text:p>
          </table:table-cell>
          <table:table-cell table:formula="of:=[.C18]*[.$E$9]" office:value-type="float" office:value="3.33333333333333">
            <text:p>3.3333333333</text:p>
          </table:table-cell>
          <table:table-cell table:formula="of:=1/(3*[.C18])" office:value-type="float" office:value="0.0333333333333333">
            <text:p>0.0333333333</text:p>
          </table:table-cell>
          <table:table-cell table:formula="of:=1/(10/(9*[.$B$6]*[.C18])+[.A18])" office:value-type="float" office:value="0.0473684210526316">
            <text:p>0.0473684211</text:p>
          </table:table-cell>
          <table:table-cell table:formula="of:=10*[.F18]*[.E18]/(3*[.$B$6])" office:value-type="float" office:value="0.526315789473684">
            <text:p>0.5263157895</text:p>
          </table:table-cell>
          <table:table-cell table:formula="of:=LN([.$F$6])/LN([.G18])" office:value-type="float" office:value="14.3495904136388">
            <text:p>14.3495904136</text:p>
          </table:table-cell>
          <table:table-cell table:formula="of:=[.$H$6]/(2*[.$D$2]*[.$C$2]*SQRT([.H18]))" office:value-type="float" office:value="5.49970012748672">
            <text:p>5.4997001275</text:p>
          </table:table-cell>
          <table:table-cell table:formula="of:=1/(1+[.I18])" office:value-type="float" office:value="0.153853251747889">
            <text:p>0.1538532517</text:p>
          </table:table-cell>
          <table:table-cell office:value-type="float" office:value="0.142435">
            <text:p>0.142435</text:p>
          </table:table-cell>
          <table:table-cell table:formula="of:=[.J18]-[.K18]" office:value-type="float" office:value="0.0114182517478889">
            <text:p>0.0114182517</text:p>
          </table:table-cell>
          <table:table-cell table:formula="of:=(1-EXP(-[.I18]))/[.I18]" office:value-type="float" office:value="0.181084782766595">
            <text:p>0.1810847828</text:p>
          </table:table-cell>
          <table:table-cell table:formula="of:=[.M18]-[.K18]" office:value-type="float" office:value="0.0386497827665949">
            <text:p>0.03864978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9]+[.B19]" office:value-type="float" office:value="12">
            <text:p>12</text:p>
          </table:table-cell>
          <table:table-cell table:formula="of:=[.C19]*[.$E$9]" office:value-type="float" office:value="4">
            <text:p>4</text:p>
          </table:table-cell>
          <table:table-cell table:formula="of:=1/(3*[.C19])" office:value-type="float" office:value="0.0277777777777778">
            <text:p>0.0277777778</text:p>
          </table:table-cell>
          <table:table-cell table:formula="of:=1/(10/(9*[.$B$6]*[.C19])+[.A19])" office:value-type="float" office:value="0.0470383275261324">
            <text:p>0.0470383275</text:p>
          </table:table-cell>
          <table:table-cell table:formula="of:=10*[.F19]*[.E19]/(3*[.$B$6])" office:value-type="float" office:value="0.435540069686411">
            <text:p>0.4355400697</text:p>
          </table:table-cell>
          <table:table-cell table:formula="of:=LN([.$F$6])/LN([.G19])" office:value-type="float" office:value="11.081195462406">
            <text:p>11.0811954624</text:p>
          </table:table-cell>
          <table:table-cell table:formula="of:=[.$H$6]/(2*[.$D$2]*[.$C$2]*SQRT([.H19]))" office:value-type="float" office:value="6.2584308043995">
            <text:p>6.2584308044</text:p>
          </table:table-cell>
          <table:table-cell table:formula="of:=1/(1+[.I19])" office:value-type="float" office:value="0.13777082498243">
            <text:p>0.137770825</text:p>
          </table:table-cell>
          <table:table-cell office:value-type="float" office:value="0.120942">
            <text:p>0.120942</text:p>
          </table:table-cell>
          <table:table-cell table:formula="of:=[.J19]-[.K19]" office:value-type="float" office:value="0.0168288249824297">
            <text:p>0.016828825</text:p>
          </table:table-cell>
          <table:table-cell table:formula="of:=(1-EXP(-[.I19]))/[.I19]" office:value-type="float" office:value="0.159478595182184">
            <text:p>0.1594785952</text:p>
          </table:table-cell>
          <table:table-cell table:formula="of:=[.M19]-[.K19]" office:value-type="float" office:value="0.0385365951821841">
            <text:p>0.03853659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0]+[.B20]" office:value-type="float" office:value="15">
            <text:p>15</text:p>
          </table:table-cell>
          <table:table-cell table:formula="of:=[.C20]*[.$E$9]" office:value-type="float" office:value="5">
            <text:p>5</text:p>
          </table:table-cell>
          <table:table-cell table:formula="of:=1/(3*[.C20])" office:value-type="float" office:value="0.0222222222222222">
            <text:p>0.0222222222</text:p>
          </table:table-cell>
          <table:table-cell table:formula="of:=1/(10/(9*[.$B$6]*[.C20])+[.A20])" office:value-type="float" office:value="0.0446280991735537">
            <text:p>0.0446280992</text:p>
          </table:table-cell>
          <table:table-cell table:formula="of:=10*[.F20]*[.E20]/(3*[.$B$6])" office:value-type="float" office:value="0.330578512396694">
            <text:p>0.3305785124</text:p>
          </table:table-cell>
          <table:table-cell table:formula="of:=LN([.$F$6])/LN([.G20])" office:value-type="float" office:value="8.320758950602">
            <text:p>8.3207589506</text:p>
          </table:table-cell>
          <table:table-cell table:formula="of:=[.$H$6]/(2*[.$D$2]*[.$C$2]*SQRT([.H20]))" office:value-type="float" office:value="7.22232940199617">
            <text:p>7.222329402</text:p>
          </table:table-cell>
          <table:table-cell table:formula="of:=1/(1+[.I20])" office:value-type="float" office:value="0.121620036258487">
            <text:p>0.1216200363</text:p>
          </table:table-cell>
          <table:table-cell office:value-type="float" office:value="0.102956">
            <text:p>0.102956</text:p>
          </table:table-cell>
          <table:table-cell table:formula="of:=[.J20]-[.K20]" office:value-type="float" office:value="0.0186640362584873">
            <text:p>0.0186640363</text:p>
          </table:table-cell>
          <table:table-cell table:formula="of:=(1-EXP(-[.I20]))/[.I20]" office:value-type="float" office:value="0.138358394451389">
            <text:p>0.1383583945</text:p>
          </table:table-cell>
          <table:table-cell table:formula="of:=[.M20]-[.K20]" office:value-type="float" office:value="0.0354023944513895">
            <text:p>0.035402394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1]+[.B21]" office:value-type="float" office:value="20">
            <text:p>20</text:p>
          </table:table-cell>
          <table:table-cell table:formula="of:=[.C21]*[.$E$9]" office:value-type="float" office:value="6.66666666666667">
            <text:p>6.6666666667</text:p>
          </table:table-cell>
          <table:table-cell table:formula="of:=1/(3*[.C21])" office:value-type="float" office:value="0.0166666666666667">
            <text:p>0.0166666667</text:p>
          </table:table-cell>
          <table:table-cell table:formula="of:=1/(10/(9*[.$B$6]*[.C21])+[.A21])" office:value-type="float" office:value="0.0391304347826087">
            <text:p>0.0391304348</text:p>
          </table:table-cell>
          <table:table-cell table:formula="of:=10*[.F21]*[.E21]/(3*[.$B$6])" office:value-type="float" office:value="0.217391304347826">
            <text:p>0.2173913043</text:p>
          </table:table-cell>
          <table:table-cell table:formula="of:=LN([.$F$6])/LN([.G21])" office:value-type="float" office:value="6.03538699776817">
            <text:p>6.0353869978</text:p>
          </table:table-cell>
          <table:table-cell table:formula="of:=[.$H$6]/(2*[.$D$2]*[.$C$2]*SQRT([.H21]))" office:value-type="float" office:value="8.48020207438437">
            <text:p>8.4802020744</text:p>
          </table:table-cell>
          <table:table-cell table:formula="of:=1/(1+[.I21])" office:value-type="float" office:value="0.105482983606648">
            <text:p>0.1054829836</text:p>
          </table:table-cell>
          <table:table-cell office:value-type="float" office:value="0.0857966">
            <text:p>0.0857966</text:p>
          </table:table-cell>
          <table:table-cell table:formula="of:=[.J21]-[.K21]" office:value-type="float" office:value="0.0196863836066483">
            <text:p>0.0196863836</text:p>
          </table:table-cell>
          <table:table-cell table:formula="of:=(1-EXP(-[.I21]))/[.I21]" office:value-type="float" office:value="0.117897245191762">
            <text:p>0.1178972452</text:p>
          </table:table-cell>
          <table:table-cell table:formula="of:=[.M21]-[.K21]" office:value-type="float" office:value="0.032100645191762">
            <text:p>0.03210064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2]+[.B22]" office:value-type="float" office:value="30">
            <text:p>30</text:p>
          </table:table-cell>
          <table:table-cell table:formula="of:=[.C22]*[.$E$9]" office:value-type="float" office:value="10">
            <text:p>10</text:p>
          </table:table-cell>
          <table:table-cell table:formula="of:=1/(3*[.C22])" office:value-type="float" office:value="0.0111111111111111">
            <text:p>0.0111111111</text:p>
          </table:table-cell>
          <table:table-cell table:formula="of:=1/(10/(9*[.$B$6]*[.C22])+[.A22])" office:value-type="float" office:value="0.0296703296703297">
            <text:p>0.0296703297</text:p>
          </table:table-cell>
          <table:table-cell table:formula="of:=10*[.F22]*[.E22]/(3*[.$B$6])" office:value-type="float" office:value="0.10989010989011">
            <text:p>0.1098901099</text:p>
          </table:table-cell>
          <table:table-cell table:formula="of:=LN([.$F$6])/LN([.G22])" office:value-type="float" office:value="4.17083144901505">
            <text:p>4.170831449</text:p>
          </table:table-cell>
          <table:table-cell table:formula="of:=[.$H$6]/(2*[.$D$2]*[.$C$2]*SQRT([.H22]))" office:value-type="float" office:value="10.2011102864594">
            <text:p>10.2011102865</text:p>
          </table:table-cell>
          <table:table-cell table:formula="of:=1/(1+[.I22])" office:value-type="float" office:value="0.0892768640273869">
            <text:p>0.089276864</text:p>
          </table:table-cell>
          <table:table-cell office:value-type="float" office:value="0.0658066">
            <text:p>0.0658066</text:p>
          </table:table-cell>
          <table:table-cell table:formula="of:=[.J22]-[.K22]" office:value-type="float" office:value="0.0234702640273869">
            <text:p>0.023470264</text:p>
          </table:table-cell>
          <table:table-cell table:formula="of:=(1-EXP(-[.I22]))/[.I22]" office:value-type="float" office:value="0.0980249054120542">
            <text:p>0.0980249054</text:p>
          </table:table-cell>
          <table:table-cell table:formula="of:=[.M22]-[.K22]" office:value-type="float" office:value="0.0322183054120543">
            <text:p>0.03221830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3]+[.B23]" office:value-type="float" office:value="35">
            <text:p>35</text:p>
          </table:table-cell>
          <table:table-cell table:formula="of:=[.C23]*[.$E$9]" office:value-type="float" office:value="11.6666666666667">
            <text:p>11.6666666667</text:p>
          </table:table-cell>
          <table:table-cell table:formula="of:=1/(3*[.C23])" office:value-type="float" office:value="0.00952380952380952">
            <text:p>0.0095238095</text:p>
          </table:table-cell>
          <table:table-cell table:formula="of:=1/(10/(9*[.$B$6]*[.C23])+[.A23])" office:value-type="float" office:value="0.0261954261954262">
            <text:p>0.0261954262</text:p>
          </table:table-cell>
          <table:table-cell table:formula="of:=10*[.F23]*[.E23]/(3*[.$B$6])" office:value-type="float" office:value="0.0831600831600831">
            <text:p>0.0831600832</text:p>
          </table:table-cell>
          <table:table-cell table:formula="of:=LN([.$F$6])/LN([.G23])" office:value-type="float" office:value="3.70341193983817">
            <text:p>3.7034119398</text:p>
          </table:table-cell>
          <table:table-cell table:formula="of:=[.$H$6]/(2*[.$D$2]*[.$C$2]*SQRT([.H23]))" office:value-type="float" office:value="10.8257439614257">
            <text:p>10.8257439614</text:p>
          </table:table-cell>
          <table:table-cell table:formula="of:=1/(1+[.I23])" office:value-type="float" office:value="0.0845612760822398">
            <text:p>0.0845612761</text:p>
          </table:table-cell>
          <table:table-cell office:value-type="float" office:value="0.0528557">
            <text:p>0.0528557</text:p>
          </table:table-cell>
          <table:table-cell table:formula="of:=[.J23]-[.K23]" office:value-type="float" office:value="0.0317055760822398">
            <text:p>0.0317055761</text:p>
          </table:table-cell>
          <table:table-cell table:formula="of:=(1-EXP(-[.I23]))/[.I23]" office:value-type="float" office:value="0.0923705680202195">
            <text:p>0.092370568</text:p>
          </table:table-cell>
          <table:table-cell table:formula="of:=[.M23]-[.K23]" office:value-type="float" office:value="0.0395148680202195">
            <text:p>0.03951486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4]+[.B24]" office:value-type="float" office:value="50">
            <text:p>50</text:p>
          </table:table-cell>
          <table:table-cell table:formula="of:=[.C24]*[.$E$9]" office:value-type="float" office:value="16.6666666666667">
            <text:p>16.6666666667</text:p>
          </table:table-cell>
          <table:table-cell table:formula="of:=1/(3*[.C24])" office:value-type="float" office:value="0.00666666666666667">
            <text:p>0.0066666667</text:p>
          </table:table-cell>
          <table:table-cell table:formula="of:=1/(10/(9*[.$B$6]*[.C24])+[.A24])" office:value-type="float" office:value="0.0191489361702128">
            <text:p>0.0191489362</text:p>
          </table:table-cell>
          <table:table-cell table:formula="of:=10*[.F24]*[.E24]/(3*[.$B$6])" office:value-type="float" office:value="0.0425531914893617">
            <text:p>0.0425531915</text:p>
          </table:table-cell>
          <table:table-cell table:formula="of:=LN([.$F$6])/LN([.G24])" office:value-type="float" office:value="2.91743400167834">
            <text:p>2.9174340017</text:p>
          </table:table-cell>
          <table:table-cell table:formula="of:=[.$H$6]/(2*[.$D$2]*[.$C$2]*SQRT([.H24]))" office:value-type="float" office:value="12.1971465663524">
            <text:p>12.1971465664</text:p>
          </table:table-cell>
          <table:table-cell table:formula="of:=1/(1+[.I24])" office:value-type="float" office:value="0.0757739557541636">
            <text:p>0.0757739558</text:p>
          </table:table-cell>
          <table:table-cell office:value-type="float" office:value="0.0387776">
            <text:p>0.0387776</text:p>
          </table:table-cell>
          <table:table-cell table:formula="of:=[.J24]-[.K24]" office:value-type="float" office:value="0.0369963557541636">
            <text:p>0.0369963558</text:p>
          </table:table-cell>
          <table:table-cell table:formula="of:=(1-EXP(-[.I24]))/[.I24]" office:value-type="float" office:value="0.0819859751401572">
            <text:p>0.0819859751</text:p>
          </table:table-cell>
          <table:table-cell table:formula="of:=[.M24]-[.K24]" office:value-type="float" office:value="0.0432083751401572">
            <text:p>0.043208375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5]+[.B25]" office:value-type="float" office:value="100">
            <text:p>100</text:p>
          </table:table-cell>
          <table:table-cell table:formula="of:=[.C25]*[.$E$9]" office:value-type="float" office:value="33.3333333333333">
            <text:p>33.3333333333</text:p>
          </table:table-cell>
          <table:table-cell table:formula="of:=1/(3*[.C25])" office:value-type="float" office:value="0.00333333333333333">
            <text:p>0.0033333333</text:p>
          </table:table-cell>
          <table:table-cell table:formula="of:=1/(10/(9*[.$B$6]*[.C25])+[.A25])" office:value-type="float" office:value="0.00989010989010989">
            <text:p>0.0098901099</text:p>
          </table:table-cell>
          <table:table-cell table:formula="of:=10*[.F25]*[.E25]/(3*[.$B$6])" office:value-type="float" office:value="0.010989010989011">
            <text:p>0.010989011</text:p>
          </table:table-cell>
          <table:table-cell table:formula="of:=LN([.$F$6])/LN([.G25])" office:value-type="float" office:value="2.04181494871875">
            <text:p>2.0418149487</text:p>
          </table:table-cell>
          <table:table-cell table:formula="of:=[.$H$6]/(2*[.$D$2]*[.$C$2]*SQRT([.H25]))" office:value-type="float" office:value="14.579766648371">
            <text:p>14.5797666484</text:p>
          </table:table-cell>
          <table:table-cell table:formula="of:=1/(1+[.I25])" office:value-type="float" office:value="0.0641858137268415">
            <text:p>0.0641858137</text:p>
          </table:table-cell>
          <table:table-cell office:value-type="float" office:value="0.0387776">
            <text:p>0.0387776</text:p>
          </table:table-cell>
          <table:table-cell table:formula="of:=[.J25]-[.K25]" office:value-type="float" office:value="0.0254082137268415">
            <text:p>0.0254082137</text:p>
          </table:table-cell>
          <table:table-cell table:formula="of:=(1-EXP(-[.I25]))/[.I25]" office:value-type="float" office:value="0.0685881714321884">
            <text:p>0.0685881714</text:p>
          </table:table-cell>
          <table:table-cell table:formula="of:=[.M25]-[.K25]" office:value-type="float" office:value="0.0298105714321884">
            <text:p>0.0298105714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n_i</text:p>
          </table:table-cell>
          <table:table-cell/>
          <table:table-cell office:value-type="string">
            <text:p>MC-100</text:p>
          </table:table-cell>
          <table:table-cell office:value-type="string">
            <text:p>W-100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 table:formula="of:=[.A31]*[.A31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style-name="ce2" table:formula="of:=601*601" office:value-type="float" office:value="361201">
            <text:p>3.61E+005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wigner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mean chord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34]+[.B34]" office:value-type="float" office:value="1">
            <text:p>1</text:p>
          </table:table-cell>
          <table:table-cell table:formula="of:=[.C34]*[.$E$34]" office:value-type="float" office:value="0.333333333333333">
            <text:p>0.3333333333</text:p>
          </table:table-cell>
          <table:table-cell table:formula="of:=1/(3*[.C34])" office:value-type="float" office:value="0.333333333333333">
            <text:p>0.3333333333</text:p>
          </table:table-cell>
          <table:table-cell table:formula="of:=1/(10/(9*[.$B$31]*[.C34])+[.A34])" office:value-type="float" office:value="0.0089197224975223">
            <text:p>0.0089197225</text:p>
          </table:table-cell>
          <table:table-cell table:formula="of:=10*[.F34]*[.E34]/(3*[.$B$31])" office:value-type="float" office:value="0.991080277502478">
            <text:p>0.9910802775</text:p>
          </table:table-cell>
          <table:table-cell table:formula="of:=LN([.$F$31])/LN([.G34])" office:value-type="float" office:value="1027.96944578134">
            <text:p>1027.9694457813</text:p>
          </table:table-cell>
          <table:table-cell table:formula="of:=[.$H$31]/(2*[.$D$2]*[.$C$2]*SQRT([.H34]))" office:value-type="float" office:value="1.29956694124243">
            <text:p>1.2995669412</text:p>
          </table:table-cell>
          <table:table-cell table:formula="of:=1/(1+[.I34])" office:value-type="float" office:value="0.434864487771646">
            <text:p>0.4348644878</text:p>
          </table:table-cell>
          <table:table-cell office:value-type="float" office:value="0.623179">
            <text:p>0.623179</text:p>
          </table:table-cell>
          <table:table-cell table:formula="of:=[.J34]-[.K34]" office:value-type="float" office:value="-0.188314512228354">
            <text:p>-0.1883145122</text:p>
          </table:table-cell>
          <table:table-cell table:formula="of:=(1-EXP(-[.I34]))/[.I34]" office:value-type="float" office:value="0.559686566381833">
            <text:p>0.5596865664</text:p>
          </table:table-cell>
          <table:table-cell table:formula="of:=[.M34]-[.K34]" office:value-type="float" office:value="-0.0634924336181666">
            <text:p>-0.0634924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35]+[.B35]" office:value-type="float" office:value="2">
            <text:p>2</text:p>
          </table:table-cell>
          <table:table-cell table:formula="of:=[.C35]*[.$E$34]" office:value-type="float" office:value="0.666666666666667">
            <text:p>0.6666666667</text:p>
          </table:table-cell>
          <table:table-cell table:formula="of:=1/(3*[.C35])" office:value-type="float" office:value="0.166666666666667">
            <text:p>0.1666666667</text:p>
          </table:table-cell>
          <table:table-cell table:formula="of:=1/(10/(9*[.$B$31]*[.C35])+[.A35])" office:value-type="float" office:value="0.0173745173745174">
            <text:p>0.0173745174</text:p>
          </table:table-cell>
          <table:table-cell table:formula="of:=10*[.F35]*[.E35]/(3*[.$B$31])" office:value-type="float" office:value="0.965250965250965">
            <text:p>0.9652509653</text:p>
          </table:table-cell>
          <table:table-cell table:formula="of:=LN([.$F$31])/LN([.G35])" office:value-type="float" office:value="260.420813576264">
            <text:p>260.4208135763</text:p>
          </table:table-cell>
          <table:table-cell table:formula="of:=[.$H$31]/(2*[.$D$2]*[.$C$2]*SQRT([.H35]))" office:value-type="float" office:value="2.58196833975002">
            <text:p>2.5819683398</text:p>
          </table:table-cell>
          <table:table-cell table:formula="of:=1/(1+[.I35])" office:value-type="float" office:value="0.279176113563804">
            <text:p>0.2791761136</text:p>
          </table:table-cell>
          <table:table-cell office:value-type="float" office:value="0.34032">
            <text:p>0.34032</text:p>
          </table:table-cell>
          <table:table-cell table:formula="of:=[.J35]-[.K35]" office:value-type="float" office:value="-0.0611438864361963">
            <text:p>-0.0611438864</text:p>
          </table:table-cell>
          <table:table-cell table:formula="of:=(1-EXP(-[.I35]))/[.I35]" office:value-type="float" office:value="0.358011747874148">
            <text:p>0.3580117479</text:p>
          </table:table-cell>
          <table:table-cell table:formula="of:=[.M35]-[.K35]" office:value-type="float" office:value="0.0176917478741481">
            <text:p>0.01769174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36]+[.B36]" office:value-type="float" office:value="3">
            <text:p>3</text:p>
          </table:table-cell>
          <table:table-cell table:formula="of:=[.C36]*[.$E$34]" office:value-type="float" office:value="1">
            <text:p>1</text:p>
          </table:table-cell>
          <table:table-cell table:formula="of:=1/(3*[.C36])" office:value-type="float" office:value="0.111111111111111">
            <text:p>0.1111111111</text:p>
          </table:table-cell>
          <table:table-cell table:formula="of:=1/(10/(9*[.$B$31]*[.C36])+[.A36])" office:value-type="float" office:value="0.0249768732654949">
            <text:p>0.0249768733</text:p>
          </table:table-cell>
          <table:table-cell table:formula="of:=10*[.F36]*[.E36]/(3*[.$B$31])" office:value-type="float" office:value="0.925069380203515">
            <text:p>0.9250693802</text:p>
          </table:table-cell>
          <table:table-cell table:formula="of:=LN([.$F$31])/LN([.G36])" office:value-type="float" office:value="118.253301928446">
            <text:p>118.2533019284</text:p>
          </table:table-cell>
          <table:table-cell table:formula="of:=[.$H$31]/(2*[.$D$2]*[.$C$2]*SQRT([.H36]))" office:value-type="float" office:value="3.83161725363409">
            <text:p>3.8316172536</text:p>
          </table:table-cell>
          <table:table-cell table:formula="of:=1/(1+[.I36])" office:value-type="float" office:value="0.206970036636874">
            <text:p>0.2069700366</text:p>
          </table:table-cell>
          <table:table-cell office:value-type="float" office:value="0.22952">
            <text:p>0.22952</text:p>
          </table:table-cell>
          <table:table-cell table:formula="of:=[.J36]-[.K36]" office:value-type="float" office:value="-0.0225499633631263">
            <text:p>-0.0225499634</text:p>
          </table:table-cell>
          <table:table-cell table:formula="of:=(1-EXP(-[.I36]))/[.I36]" office:value-type="float" office:value="0.255329643121708">
            <text:p>0.2553296431</text:p>
          </table:table-cell>
          <table:table-cell table:formula="of:=[.M36]-[.K36]" office:value-type="float" office:value="0.0258096431217077">
            <text:p>0.02580964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37]+[.B37]" office:value-type="float" office:value="4">
            <text:p>4</text:p>
          </table:table-cell>
          <table:table-cell table:formula="of:=[.C37]*[.$E$34]" office:value-type="float" office:value="1.33333333333333">
            <text:p>1.3333333333</text:p>
          </table:table-cell>
          <table:table-cell table:formula="of:=1/(3*[.C37])" office:value-type="float" office:value="0.0833333333333333">
            <text:p>0.0833333333</text:p>
          </table:table-cell>
          <table:table-cell table:formula="of:=1/(10/(9*[.$B$31]*[.C37])+[.A37])" office:value-type="float" office:value="0.0314685314685315">
            <text:p>0.0314685315</text:p>
          </table:table-cell>
          <table:table-cell table:formula="of:=10*[.F37]*[.E37]/(3*[.$B$31])" office:value-type="float" office:value="0.874125874125874">
            <text:p>0.8741258741</text:p>
          </table:table-cell>
          <table:table-cell table:formula="of:=LN([.$F$31])/LN([.G37])" office:value-type="float" office:value="68.4626420704616">
            <text:p>68.4626420705</text:p>
          </table:table-cell>
          <table:table-cell table:formula="of:=[.$H$31]/(2*[.$D$2]*[.$C$2]*SQRT([.H37]))" office:value-type="float" office:value="5.03572413456736">
            <text:p>5.0357241346</text:p>
          </table:table-cell>
          <table:table-cell table:formula="of:=1/(1+[.I37])" office:value-type="float" office:value="0.165680203022016">
            <text:p>0.165680203</text:p>
          </table:table-cell>
          <table:table-cell office:value-type="float" office:value="0.178704">
            <text:p>0.178704</text:p>
          </table:table-cell>
          <table:table-cell table:formula="of:=[.J37]-[.K37]" office:value-type="float" office:value="-0.0130237969779843">
            <text:p>-0.013023797</text:p>
          </table:table-cell>
          <table:table-cell table:formula="of:=(1-EXP(-[.I37]))/[.I37]" office:value-type="float" office:value="0.197290098701191">
            <text:p>0.1972900987</text:p>
          </table:table-cell>
          <table:table-cell table:formula="of:=[.M37]-[.K37]" office:value-type="float" office:value="0.0185860987011915">
            <text:p>0.01858609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38]+[.B38]" office:value-type="float" office:value="5">
            <text:p>5</text:p>
          </table:table-cell>
          <table:table-cell table:formula="of:=[.C38]*[.$E$34]" office:value-type="float" office:value="1.66666666666667">
            <text:p>1.6666666667</text:p>
          </table:table-cell>
          <table:table-cell table:formula="of:=1/(3*[.C38])" office:value-type="float" office:value="0.0666666666666667">
            <text:p>0.0666666667</text:p>
          </table:table-cell>
          <table:table-cell table:formula="of:=1/(10/(9*[.$B$31]*[.C38])+[.A38])" office:value-type="float" office:value="0.036734693877551">
            <text:p>0.0367346939</text:p>
          </table:table-cell>
          <table:table-cell table:formula="of:=10*[.F38]*[.E38]/(3*[.$B$31])" office:value-type="float" office:value="0.816326530612245">
            <text:p>0.8163265306</text:p>
          </table:table-cell>
          <table:table-cell table:formula="of:=LN([.$F$31])/LN([.G38])" office:value-type="float" office:value="45.3843602430587">
            <text:p>45.3843602431</text:p>
          </table:table-cell>
          <table:table-cell table:formula="of:=[.$H$31]/(2*[.$D$2]*[.$C$2]*SQRT([.H38]))" office:value-type="float" office:value="6.18494225686266">
            <text:p>6.1849422569</text:p>
          </table:table-cell>
          <table:table-cell table:formula="of:=1/(1+[.I38])" office:value-type="float" office:value="0.139179963352504">
            <text:p>0.1391799634</text:p>
          </table:table-cell>
          <table:table-cell office:value-type="float" office:value="0.139506">
            <text:p>0.139506</text:p>
          </table:table-cell>
          <table:table-cell table:formula="of:=[.J38]-[.K38]" office:value-type="float" office:value="-0.000326036647496392">
            <text:p>-0.0003260366</text:p>
          </table:table-cell>
          <table:table-cell table:formula="of:=(1-EXP(-[.I38]))/[.I38]" office:value-type="float" office:value="0.161349894314682">
            <text:p>0.1613498943</text:p>
          </table:table-cell>
          <table:table-cell table:formula="of:=[.M38]-[.K38]" office:value-type="float" office:value="0.0218438943146823">
            <text:p>0.02184389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39]+[.B39]" office:value-type="float" office:value="6">
            <text:p>6</text:p>
          </table:table-cell>
          <table:table-cell table:formula="of:=[.C39]*[.$E$34]" office:value-type="float" office:value="2">
            <text:p>2</text:p>
          </table:table-cell>
          <table:table-cell table:formula="of:=1/(3*[.C39])" office:value-type="float" office:value="0.0555555555555556">
            <text:p>0.0555555556</text:p>
          </table:table-cell>
          <table:table-cell table:formula="of:=1/(10/(9*[.$B$31]*[.C39])+[.A39])" office:value-type="float" office:value="0.040785498489426">
            <text:p>0.0407854985</text:p>
          </table:table-cell>
          <table:table-cell table:formula="of:=10*[.F39]*[.E39]/(3*[.$B$31])" office:value-type="float" office:value="0.755287009063444">
            <text:p>0.7552870091</text:p>
          </table:table-cell>
          <table:table-cell table:formula="of:=LN([.$F$31])/LN([.G39])" office:value-type="float" office:value="32.8170163498683">
            <text:p>32.8170163499</text:p>
          </table:table-cell>
          <table:table-cell table:formula="of:=[.$H$31]/(2*[.$D$2]*[.$C$2]*SQRT([.H39]))" office:value-type="float" office:value="7.27342913022197">
            <text:p>7.2734291302</text:p>
          </table:table-cell>
          <table:table-cell table:formula="of:=1/(1+[.I39])" office:value-type="float" office:value="0.120868866374537">
            <text:p>0.1208688664</text:p>
          </table:table-cell>
          <table:table-cell office:value-type="float" office:value="0.116371">
            <text:p>0.116371</text:p>
          </table:table-cell>
          <table:table-cell table:formula="of:=[.J39]-[.K39]" office:value-type="float" office:value="0.00449786637453682">
            <text:p>0.0044978664</text:p>
          </table:table-cell>
          <table:table-cell table:formula="of:=(1-EXP(-[.I39]))/[.I39]" office:value-type="float" office:value="0.137391353251052">
            <text:p>0.1373913533</text:p>
          </table:table-cell>
          <table:table-cell table:formula="of:=[.M39]-[.K39]" office:value-type="float" office:value="0.0210203532510525">
            <text:p>0.02102035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40]+[.B40]" office:value-type="float" office:value="7">
            <text:p>7</text:p>
          </table:table-cell>
          <table:table-cell table:formula="of:=[.C40]*[.$E$34]" office:value-type="float" office:value="2.33333333333333">
            <text:p>2.3333333333</text:p>
          </table:table-cell>
          <table:table-cell table:formula="of:=1/(3*[.C40])" office:value-type="float" office:value="0.0476190476190476">
            <text:p>0.0476190476</text:p>
          </table:table-cell>
          <table:table-cell table:formula="of:=1/(10/(9*[.$B$31]*[.C40])+[.A40])" office:value-type="float" office:value="0.0437196391394865">
            <text:p>0.0437196391</text:p>
          </table:table-cell>
          <table:table-cell table:formula="of:=10*[.F40]*[.E40]/(3*[.$B$31])" office:value-type="float" office:value="0.693962526023595">
            <text:p>0.693962526</text:p>
          </table:table-cell>
          <table:table-cell table:formula="of:=LN([.$F$31])/LN([.G40])" office:value-type="float" office:value="25.210510788138">
            <text:p>25.2105107881</text:p>
          </table:table-cell>
          <table:table-cell table:formula="of:=[.$H$31]/(2*[.$D$2]*[.$C$2]*SQRT([.H40]))" office:value-type="float" office:value="8.29846823251567">
            <text:p>8.2984682325</text:p>
          </table:table-cell>
          <table:table-cell table:formula="of:=1/(1+[.I40])" office:value-type="float" office:value="0.107544594979968">
            <text:p>0.107544595</text:p>
          </table:table-cell>
          <table:table-cell office:value-type="float" office:value="0.101781">
            <text:p>0.101781</text:p>
          </table:table-cell>
          <table:table-cell table:formula="of:=[.J40]-[.K40]" office:value-type="float" office:value="0.00576359497996835">
            <text:p>0.005763595</text:p>
          </table:table-cell>
          <table:table-cell table:formula="of:=(1-EXP(-[.I40]))/[.I40]" office:value-type="float" office:value="0.120474173570238">
            <text:p>0.1204741736</text:p>
          </table:table-cell>
          <table:table-cell table:formula="of:=[.M40]-[.K40]" office:value-type="float" office:value="0.018693173570238">
            <text:p>0.01869317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41]+[.B41]" office:value-type="float" office:value="8">
            <text:p>8</text:p>
          </table:table-cell>
          <table:table-cell table:formula="of:=[.C41]*[.$E$34]" office:value-type="float" office:value="2.66666666666667">
            <text:p>2.6666666667</text:p>
          </table:table-cell>
          <table:table-cell table:formula="of:=1/(3*[.C41])" office:value-type="float" office:value="0.0416666666666667">
            <text:p>0.0416666667</text:p>
          </table:table-cell>
          <table:table-cell table:formula="of:=1/(10/(9*[.$B$31]*[.C41])+[.A41])" office:value-type="float" office:value="0.0456852791878173">
            <text:p>0.0456852792</text:p>
          </table:table-cell>
          <table:table-cell table:formula="of:=10*[.F41]*[.E41]/(3*[.$B$31])" office:value-type="float" office:value="0.634517766497462">
            <text:p>0.6345177665</text:p>
          </table:table-cell>
          <table:table-cell table:formula="of:=LN([.$F$31])/LN([.G41])" office:value-type="float" office:value="20.2474016693734">
            <text:p>20.2474016694</text:p>
          </table:table-cell>
          <table:table-cell table:formula="of:=[.$H$31]/(2*[.$D$2]*[.$C$2]*SQRT([.H41]))" office:value-type="float" office:value="9.25985335635627">
            <text:p>9.2598533564</text:p>
          </table:table-cell>
          <table:table-cell table:formula="of:=1/(1+[.I41])" office:value-type="float" office:value="0.0974672800153105">
            <text:p>0.09746728</text:p>
          </table:table-cell>
          <table:table-cell office:value-type="float" office:value="0.0887901">
            <text:p>0.0887901</text:p>
          </table:table-cell>
          <table:table-cell table:formula="of:=[.J41]-[.K41]" office:value-type="float" office:value="0.0086771800153105">
            <text:p>0.00867718</text:p>
          </table:table-cell>
          <table:table-cell table:formula="of:=(1-EXP(-[.I41]))/[.I41]" office:value-type="float" office:value="0.107982793273237">
            <text:p>0.1079827933</text:p>
          </table:table-cell>
          <table:table-cell table:formula="of:=[.M41]-[.K41]" office:value-type="float" office:value="0.0191926932732369">
            <text:p>0.01919269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42]+[.B42]" office:value-type="float" office:value="9">
            <text:p>9</text:p>
          </table:table-cell>
          <table:table-cell table:formula="of:=[.C42]*[.$E$34]" office:value-type="float" office:value="3">
            <text:p>3</text:p>
          </table:table-cell>
          <table:table-cell table:formula="of:=1/(3*[.C42])" office:value-type="float" office:value="0.037037037037037">
            <text:p>0.037037037</text:p>
          </table:table-cell>
          <table:table-cell table:formula="of:=1/(10/(9*[.$B$31]*[.C42])+[.A42])" office:value-type="float" office:value="0.0468478889531521">
            <text:p>0.046847889</text:p>
          </table:table-cell>
          <table:table-cell table:formula="of:=10*[.F42]*[.E42]/(3*[.$B$31])" office:value-type="float" office:value="0.578368999421631">
            <text:p>0.5783689994</text:p>
          </table:table-cell>
          <table:table-cell table:formula="of:=LN([.$F$31])/LN([.G42])" office:value-type="float" office:value="16.8212120235529">
            <text:p>16.8212120236</text:p>
          </table:table-cell>
          <table:table-cell table:formula="of:=[.$H$31]/(2*[.$D$2]*[.$C$2]*SQRT([.H42]))" office:value-type="float" office:value="10.1592141673144">
            <text:p>10.1592141673</text:p>
          </table:table-cell>
          <table:table-cell table:formula="of:=1/(1+[.I42])" office:value-type="float" office:value="0.0896120448094831">
            <text:p>0.0896120448</text:p>
          </table:table-cell>
          <table:table-cell office:value-type="float" office:value="0.0775976">
            <text:p>0.0775976</text:p>
          </table:table-cell>
          <table:table-cell table:formula="of:=[.J42]-[.K42]" office:value-type="float" office:value="0.0120144448094831">
            <text:p>0.0120144448</text:p>
          </table:table-cell>
          <table:table-cell table:formula="of:=(1-EXP(-[.I42]))/[.I42]" office:value-type="float" office:value="0.0984289991183937">
            <text:p>0.0984289991</text:p>
          </table:table-cell>
          <table:table-cell table:formula="of:=[.M42]-[.K42]" office:value-type="float" office:value="0.0208313991183937">
            <text:p>0.020831399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43]+[.B43]" office:value-type="float" office:value="10">
            <text:p>10</text:p>
          </table:table-cell>
          <table:table-cell table:formula="of:=[.C43]*[.$E$34]" office:value-type="float" office:value="3.33333333333333">
            <text:p>3.3333333333</text:p>
          </table:table-cell>
          <table:table-cell table:formula="of:=1/(3*[.C43])" office:value-type="float" office:value="0.0333333333333333">
            <text:p>0.0333333333</text:p>
          </table:table-cell>
          <table:table-cell table:formula="of:=1/(10/(9*[.$B$31]*[.C43])+[.A43])" office:value-type="float" office:value="0.0473684210526316">
            <text:p>0.0473684211</text:p>
          </table:table-cell>
          <table:table-cell table:formula="of:=10*[.F43]*[.E43]/(3*[.$B$31])" office:value-type="float" office:value="0.526315789473684">
            <text:p>0.5263157895</text:p>
          </table:table-cell>
          <table:table-cell table:formula="of:=LN([.$F$31])/LN([.G43])" office:value-type="float" office:value="14.3495904136388">
            <text:p>14.3495904136</text:p>
          </table:table-cell>
          <table:table-cell table:formula="of:=[.$H$31]/(2*[.$D$2]*[.$C$2]*SQRT([.H43]))" office:value-type="float" office:value="10.9994002549734">
            <text:p>10.999400255</text:p>
          </table:table-cell>
          <table:table-cell table:formula="of:=1/(1+[.I43])" office:value-type="float" office:value="0.0833374984375178">
            <text:p>0.0833374984</text:p>
          </table:table-cell>
          <table:table-cell office:value-type="float" office:value="0.0727259">
            <text:p>0.0727259</text:p>
          </table:table-cell>
          <table:table-cell table:formula="of:=[.J43]-[.K43]" office:value-type="float" office:value="0.0106115984375178">
            <text:p>0.0106115984</text:p>
          </table:table-cell>
          <table:table-cell table:formula="of:=(1-EXP(-[.I43]))/[.I43]" office:value-type="float" office:value="0.0909125284196559">
            <text:p>0.0909125284</text:p>
          </table:table-cell>
          <table:table-cell table:formula="of:=[.M43]-[.K43]" office:value-type="float" office:value="0.0181866284196559">
            <text:p>0.01818662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44]+[.B44]" office:value-type="float" office:value="12">
            <text:p>12</text:p>
          </table:table-cell>
          <table:table-cell table:formula="of:=[.C44]*[.$E$34]" office:value-type="float" office:value="4">
            <text:p>4</text:p>
          </table:table-cell>
          <table:table-cell table:formula="of:=1/(3*[.C44])" office:value-type="float" office:value="0.0277777777777778">
            <text:p>0.0277777778</text:p>
          </table:table-cell>
          <table:table-cell table:formula="of:=1/(10/(9*[.$B$31]*[.C44])+[.A44])" office:value-type="float" office:value="0.0470383275261324">
            <text:p>0.0470383275</text:p>
          </table:table-cell>
          <table:table-cell table:formula="of:=10*[.F44]*[.E44]/(3*[.$B$31])" office:value-type="float" office:value="0.435540069686411">
            <text:p>0.4355400697</text:p>
          </table:table-cell>
          <table:table-cell table:formula="of:=LN([.$F$31])/LN([.G44])" office:value-type="float" office:value="11.081195462406">
            <text:p>11.0811954624</text:p>
          </table:table-cell>
          <table:table-cell table:formula="of:=[.$H$31]/(2*[.$D$2]*[.$C$2]*SQRT([.H44]))" office:value-type="float" office:value="12.516861608799">
            <text:p>12.5168616088</text:p>
          </table:table-cell>
          <table:table-cell table:formula="of:=1/(1+[.I44])" office:value-type="float" office:value="0.073981670371548">
            <text:p>0.0739816704</text:p>
          </table:table-cell>
          <table:table-cell office:value-type="float" office:value="0.0611873">
            <text:p>0.0611873</text:p>
          </table:table-cell>
          <table:table-cell table:formula="of:=[.J44]-[.K44]" office:value-type="float" office:value="0.012794370371548">
            <text:p>0.0127943704</text:p>
          </table:table-cell>
          <table:table-cell table:formula="of:=(1-EXP(-[.I44]))/[.I44]" office:value-type="float" office:value="0.0798919383237745">
            <text:p>0.0798919383</text:p>
          </table:table-cell>
          <table:table-cell table:formula="of:=[.M44]-[.K44]" office:value-type="float" office:value="0.0187046383237745">
            <text:p>0.018704638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45]+[.B45]" office:value-type="float" office:value="15">
            <text:p>15</text:p>
          </table:table-cell>
          <table:table-cell table:formula="of:=[.C45]*[.$E$34]" office:value-type="float" office:value="5">
            <text:p>5</text:p>
          </table:table-cell>
          <table:table-cell table:formula="of:=1/(3*[.C45])" office:value-type="float" office:value="0.0222222222222222">
            <text:p>0.0222222222</text:p>
          </table:table-cell>
          <table:table-cell table:formula="of:=1/(10/(9*[.$B$31]*[.C45])+[.A45])" office:value-type="float" office:value="0.0446280991735537">
            <text:p>0.0446280992</text:p>
          </table:table-cell>
          <table:table-cell table:formula="of:=10*[.F45]*[.E45]/(3*[.$B$31])" office:value-type="float" office:value="0.330578512396694">
            <text:p>0.3305785124</text:p>
          </table:table-cell>
          <table:table-cell table:formula="of:=LN([.$F$31])/LN([.G45])" office:value-type="float" office:value="8.320758950602">
            <text:p>8.3207589506</text:p>
          </table:table-cell>
          <table:table-cell table:formula="of:=[.$H$31]/(2*[.$D$2]*[.$C$2]*SQRT([.H45]))" office:value-type="float" office:value="14.4446588039923">
            <text:p>14.444658804</text:p>
          </table:table-cell>
          <table:table-cell table:formula="of:=1/(1+[.I45])" office:value-type="float" office:value="0.0647473027854462">
            <text:p>0.0647473028</text:p>
          </table:table-cell>
          <table:table-cell office:value-type="float" office:value="0.0517151">
            <text:p>0.0517151</text:p>
          </table:table-cell>
          <table:table-cell table:formula="of:=[.J45]-[.K45]" office:value-type="float" office:value="0.0130322027854462">
            <text:p>0.0130322028</text:p>
          </table:table-cell>
          <table:table-cell table:formula="of:=(1-EXP(-[.I45]))/[.I45]" office:value-type="float" office:value="0.0692297049396542">
            <text:p>0.0692297049</text:p>
          </table:table-cell>
          <table:table-cell table:formula="of:=[.M45]-[.K45]" office:value-type="float" office:value="0.0175146049396542">
            <text:p>0.01751460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46]+[.B46]" office:value-type="float" office:value="20">
            <text:p>20</text:p>
          </table:table-cell>
          <table:table-cell table:formula="of:=[.C46]*[.$E$34]" office:value-type="float" office:value="6.66666666666667">
            <text:p>6.6666666667</text:p>
          </table:table-cell>
          <table:table-cell table:formula="of:=1/(3*[.C46])" office:value-type="float" office:value="0.0166666666666667">
            <text:p>0.0166666667</text:p>
          </table:table-cell>
          <table:table-cell table:formula="of:=1/(10/(9*[.$B$31]*[.C46])+[.A46])" office:value-type="float" office:value="0.0391304347826087">
            <text:p>0.0391304348</text:p>
          </table:table-cell>
          <table:table-cell table:formula="of:=10*[.F46]*[.E46]/(3*[.$B$31])" office:value-type="float" office:value="0.217391304347826">
            <text:p>0.2173913043</text:p>
          </table:table-cell>
          <table:table-cell table:formula="of:=LN([.$F$31])/LN([.G46])" office:value-type="float" office:value="6.03538699776817">
            <text:p>6.0353869978</text:p>
          </table:table-cell>
          <table:table-cell table:formula="of:=[.$H$31]/(2*[.$D$2]*[.$C$2]*SQRT([.H46]))" office:value-type="float" office:value="16.9604041487687">
            <text:p>16.9604041488</text:p>
          </table:table-cell>
          <table:table-cell table:formula="of:=1/(1+[.I46])" office:value-type="float" office:value="0.0556780343981599">
            <text:p>0.0556780344</text:p>
          </table:table-cell>
          <table:table-cell office:value-type="float" office:value="0.0433957">
            <text:p>0.0433957</text:p>
          </table:table-cell>
          <table:table-cell table:formula="of:=[.J46]-[.K46]" office:value-type="float" office:value="0.0122823343981599">
            <text:p>0.0122823344</text:p>
          </table:table-cell>
          <table:table-cell table:formula="of:=(1-EXP(-[.I46]))/[.I46]" office:value-type="float" office:value="0.0589608566020574">
            <text:p>0.0589608566</text:p>
          </table:table-cell>
          <table:table-cell table:formula="of:=[.M46]-[.K46]" office:value-type="float" office:value="0.0155651566020574">
            <text:p>0.01556515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47]+[.B47]" office:value-type="float" office:value="30">
            <text:p>30</text:p>
          </table:table-cell>
          <table:table-cell table:formula="of:=[.C47]*[.$E$34]" office:value-type="float" office:value="10">
            <text:p>10</text:p>
          </table:table-cell>
          <table:table-cell table:formula="of:=1/(3*[.C47])" office:value-type="float" office:value="0.0111111111111111">
            <text:p>0.0111111111</text:p>
          </table:table-cell>
          <table:table-cell table:formula="of:=1/(10/(9*[.$B$31]*[.C47])+[.A47])" office:value-type="float" office:value="0.0296703296703297">
            <text:p>0.0296703297</text:p>
          </table:table-cell>
          <table:table-cell table:formula="of:=10*[.F47]*[.E47]/(3*[.$B$31])" office:value-type="float" office:value="0.10989010989011">
            <text:p>0.1098901099</text:p>
          </table:table-cell>
          <table:table-cell table:formula="of:=LN([.$F$31])/LN([.G47])" office:value-type="float" office:value="4.17083144901505">
            <text:p>4.170831449</text:p>
          </table:table-cell>
          <table:table-cell table:formula="of:=[.$H$31]/(2*[.$D$2]*[.$C$2]*SQRT([.H47]))" office:value-type="float" office:value="20.4022205729188">
            <text:p>20.4022205729</text:p>
          </table:table-cell>
          <table:table-cell table:formula="of:=1/(1+[.I47])" office:value-type="float" office:value="0.046724123629739">
            <text:p>0.0467241236</text:p>
          </table:table-cell>
          <table:table-cell office:value-type="float" office:value="0.0323282">
            <text:p>0.0323282</text:p>
          </table:table-cell>
          <table:table-cell table:formula="of:=[.J47]-[.K47]" office:value-type="float" office:value="0.014395923629739">
            <text:p>0.0143959236</text:p>
          </table:table-cell>
          <table:table-cell table:formula="of:=(1-EXP(-[.I47]))/[.I47]" office:value-type="float" office:value="0.0490142724929069">
            <text:p>0.0490142725</text:p>
          </table:table-cell>
          <table:table-cell table:formula="of:=[.M47]-[.K47]" office:value-type="float" office:value="0.0166860724929069">
            <text:p>0.01668607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48]+[.B48]" office:value-type="float" office:value="35">
            <text:p>35</text:p>
          </table:table-cell>
          <table:table-cell table:formula="of:=[.C48]*[.$E$34]" office:value-type="float" office:value="11.6666666666667">
            <text:p>11.6666666667</text:p>
          </table:table-cell>
          <table:table-cell table:formula="of:=1/(3*[.C48])" office:value-type="float" office:value="0.00952380952380952">
            <text:p>0.0095238095</text:p>
          </table:table-cell>
          <table:table-cell table:formula="of:=1/(10/(9*[.$B$31]*[.C48])+[.A48])" office:value-type="float" office:value="0.0261954261954262">
            <text:p>0.0261954262</text:p>
          </table:table-cell>
          <table:table-cell table:formula="of:=10*[.F48]*[.E48]/(3*[.$B$31])" office:value-type="float" office:value="0.0831600831600831">
            <text:p>0.0831600832</text:p>
          </table:table-cell>
          <table:table-cell table:formula="of:=LN([.$F$31])/LN([.G48])" office:value-type="float" office:value="3.70341193983817">
            <text:p>3.7034119398</text:p>
          </table:table-cell>
          <table:table-cell table:formula="of:=[.$H$31]/(2*[.$D$2]*[.$C$2]*SQRT([.H48]))" office:value-type="float" office:value="21.6514879228514">
            <text:p>21.6514879229</text:p>
          </table:table-cell>
          <table:table-cell table:formula="of:=1/(1+[.I48])" office:value-type="float" office:value="0.0441472102585885">
            <text:p>0.0441472103</text:p>
          </table:table-cell>
          <table:table-cell office:value-type="float" office:value="0.0263822">
            <text:p>0.0263822</text:p>
          </table:table-cell>
          <table:table-cell table:formula="of:=[.J48]-[.K48]" office:value-type="float" office:value="0.0177650102585885">
            <text:p>0.0177650103</text:p>
          </table:table-cell>
          <table:table-cell table:formula="of:=(1-EXP(-[.I48]))/[.I48]" office:value-type="float" office:value="0.0461862022216646">
            <text:p>0.0461862022</text:p>
          </table:table-cell>
          <table:table-cell table:formula="of:=[.M48]-[.K48]" office:value-type="float" office:value="0.0198040022216646">
            <text:p>0.019804002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49]+[.B49]" office:value-type="float" office:value="50">
            <text:p>50</text:p>
          </table:table-cell>
          <table:table-cell table:formula="of:=[.C49]*[.$E$34]" office:value-type="float" office:value="16.6666666666667">
            <text:p>16.6666666667</text:p>
          </table:table-cell>
          <table:table-cell table:formula="of:=1/(3*[.C49])" office:value-type="float" office:value="0.00666666666666667">
            <text:p>0.0066666667</text:p>
          </table:table-cell>
          <table:table-cell table:formula="of:=1/(10/(9*[.$B$31]*[.C49])+[.A49])" office:value-type="float" office:value="0.0191489361702128">
            <text:p>0.0191489362</text:p>
          </table:table-cell>
          <table:table-cell table:formula="of:=10*[.F49]*[.E49]/(3*[.$B$31])" office:value-type="float" office:value="0.0425531914893617">
            <text:p>0.0425531915</text:p>
          </table:table-cell>
          <table:table-cell table:formula="of:=LN([.$F$31])/LN([.G49])" office:value-type="float" office:value="2.91743400167834">
            <text:p>2.9174340017</text:p>
          </table:table-cell>
          <table:table-cell table:formula="of:=[.$H$31]/(2*[.$D$2]*[.$C$2]*SQRT([.H49]))" office:value-type="float" office:value="24.3942931327048">
            <text:p>24.3942931327</text:p>
          </table:table-cell>
          <table:table-cell table:formula="of:=1/(1+[.I49])" office:value-type="float" office:value="0.0393789263900447">
            <text:p>0.0393789264</text:p>
          </table:table-cell>
          <table:table-cell office:value-type="float" office:value="0.0199365">
            <text:p>0.0199365</text:p>
          </table:table-cell>
          <table:table-cell table:formula="of:=[.J49]-[.K49]" office:value-type="float" office:value="0.0194424263900447">
            <text:p>0.0194424264</text:p>
          </table:table-cell>
          <table:table-cell table:formula="of:=(1-EXP(-[.I49]))/[.I49]" office:value-type="float" office:value="0.0409931943727393">
            <text:p>0.0409931944</text:p>
          </table:table-cell>
          <table:table-cell table:formula="of:=[.M49]-[.K49]" office:value-type="float" office:value="0.0210566943727393">
            <text:p>0.021056694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50]+[.B50]" office:value-type="float" office:value="100">
            <text:p>100</text:p>
          </table:table-cell>
          <table:table-cell table:formula="of:=[.C50]*[.$E$34]" office:value-type="float" office:value="33.3333333333333">
            <text:p>33.3333333333</text:p>
          </table:table-cell>
          <table:table-cell table:formula="of:=1/(3*[.C50])" office:value-type="float" office:value="0.00333333333333333">
            <text:p>0.0033333333</text:p>
          </table:table-cell>
          <table:table-cell table:formula="of:=1/(10/(9*[.$B$31]*[.C50])+[.A50])" office:value-type="float" office:value="0.00989010989010989">
            <text:p>0.0098901099</text:p>
          </table:table-cell>
          <table:table-cell table:formula="of:=10*[.F50]*[.E50]/(3*[.$B$31])" office:value-type="float" office:value="0.010989010989011">
            <text:p>0.010989011</text:p>
          </table:table-cell>
          <table:table-cell table:formula="of:=LN([.$F$31])/LN([.G50])" office:value-type="float" office:value="2.04181494871875">
            <text:p>2.0418149487</text:p>
          </table:table-cell>
          <table:table-cell table:formula="of:=[.$H$31]/(2*[.$D$2]*[.$C$2]*SQRT([.H50]))" office:value-type="float" office:value="29.159533296742">
            <text:p>29.1595332967</text:p>
          </table:table-cell>
          <table:table-cell table:formula="of:=1/(1+[.I50])" office:value-type="float" office:value="0.033157011753495">
            <text:p>0.0331570118</text:p>
          </table:table-cell>
          <table:table-cell office:value-type="float" office:value="0.0199365">
            <text:p>0.0199365</text:p>
          </table:table-cell>
          <table:table-cell table:formula="of:=[.J50]-[.K50]" office:value-type="float" office:value="0.013220511753495">
            <text:p>0.0132205118</text:p>
          </table:table-cell>
          <table:table-cell table:formula="of:=(1-EXP(-[.I50]))/[.I50]" office:value-type="float" office:value="0.0342941016861718">
            <text:p>0.0342941017</text:p>
          </table:table-cell>
          <table:table-cell table:formula="of:=[.M50]-[.K50]" office:value-type="float" office:value="0.0143576016861718">
            <text:p>0.0143576017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n_i</text:p>
          </table:table-cell>
          <table:table-cell/>
          <table:table-cell office:value-type="string">
            <text:p>MC-200</text:p>
          </table:table-cell>
          <table:table-cell office:value-type="string">
            <text:p>W-200</text:p>
          </table:table-cell>
          <table:table-cell table:number-columns-repeated="3"/>
        </table:table-row>
        <table:table-row table:style-name="ro1">
          <table:table-cell office:value-type="float" office:value="0.1">
            <text:p>0.1</text:p>
          </table:table-cell>
          <table:table-cell table:formula="of:=[.A57]*[.A57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style-name="ce2" office:value-type="float" office:value="0.0001">
            <text:p>1.00E-004</text:p>
          </table:table-cell>
          <table:table-cell table:style-name="ce2" table:formula="of:=601*601" office:value-type="float" office:value="361201">
            <text:p>3.61E+005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2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wigner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mean chord</text:p>
          </table:table-cell>
          <table:table-cell table:style-name="ce1"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60]+[.B60]" office:value-type="float" office:value="1">
            <text:p>1</text:p>
          </table:table-cell>
          <table:table-cell table:formula="of:=[.C60]*[.$E$60]" office:value-type="float" office:value="0.333333333333333">
            <text:p>0.3333333333</text:p>
          </table:table-cell>
          <table:table-cell table:formula="of:=1/(3*[.C60])" office:value-type="float" office:value="0.333333333333333">
            <text:p>0.3333333333</text:p>
          </table:table-cell>
          <table:table-cell table:formula="of:=1/(10/(9*[.$B$57]*[.C60])+[.A60])" office:value-type="float" office:value="0.0089197224975223">
            <text:p>0.0089197225</text:p>
          </table:table-cell>
          <table:table-cell table:formula="of:=10*[.F60]*[.E60]/(3*[.$B$57])" office:value-type="float" office:value="0.991080277502478">
            <text:p>0.9910802775</text:p>
          </table:table-cell>
          <table:table-cell table:formula="of:=LN([.$F$57])/LN([.G60])" office:value-type="float" office:value="1027.96944578134">
            <text:p>1027.9694457813</text:p>
          </table:table-cell>
          <table:table-cell table:formula="of:=[.$H$57]/(2*[.$D$2]*[.$C$2]*SQRT([.H60]))" office:value-type="float" office:value="2.59913388248486">
            <text:p>2.5991338825</text:p>
          </table:table-cell>
          <table:table-cell table:formula="of:=1/(1+[.I60])" office:value-type="float" office:value="0.27784462391535">
            <text:p>0.2778446239</text:p>
          </table:table-cell>
          <table:table-cell office:value-type="float" office:value="0.34822">
            <text:p>0.34822</text:p>
          </table:table-cell>
          <table:table-cell table:formula="of:=[.J60]-[.K60]" office:value-type="float" office:value="-0.07037537608465">
            <text:p>-0.0703753761</text:p>
          </table:table-cell>
          <table:table-cell table:formula="of:=(1-EXP(-[.I60]))/[.I60]" office:value-type="float" office:value="0.356142509822209">
            <text:p>0.3561425098</text:p>
          </table:table-cell>
          <table:table-cell table:formula="of:=[.M60]-[.K60]" office:value-type="float" office:value="0.00792250982220899">
            <text:p>0.0079225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61]+[.B61]" office:value-type="float" office:value="2">
            <text:p>2</text:p>
          </table:table-cell>
          <table:table-cell table:formula="of:=[.C61]*[.$E$60]" office:value-type="float" office:value="0.666666666666667">
            <text:p>0.6666666667</text:p>
          </table:table-cell>
          <table:table-cell table:formula="of:=1/(3*[.C61])" office:value-type="float" office:value="0.166666666666667">
            <text:p>0.1666666667</text:p>
          </table:table-cell>
          <table:table-cell table:formula="of:=1/(10/(9*[.$B$57]*[.C61])+[.A61])" office:value-type="float" office:value="0.0173745173745174">
            <text:p>0.0173745174</text:p>
          </table:table-cell>
          <table:table-cell table:formula="of:=10*[.F61]*[.E61]/(3*[.$B$57])" office:value-type="float" office:value="0.965250965250965">
            <text:p>0.9652509653</text:p>
          </table:table-cell>
          <table:table-cell table:formula="of:=LN([.$F$57])/LN([.G61])" office:value-type="float" office:value="260.420813576264">
            <text:p>260.4208135763</text:p>
          </table:table-cell>
          <table:table-cell table:formula="of:=[.$H$57]/(2*[.$D$2]*[.$C$2]*SQRT([.H61]))" office:value-type="float" office:value="5.16393667950003">
            <text:p>5.1639366795</text:p>
          </table:table-cell>
          <table:table-cell table:formula="of:=1/(1+[.I61])" office:value-type="float" office:value="0.162233983247393">
            <text:p>0.1622339832</text:p>
          </table:table-cell>
          <table:table-cell office:value-type="float" office:value="0.180859">
            <text:p>0.180859</text:p>
          </table:table-cell>
          <table:table-cell table:formula="of:=[.J61]-[.K61]" office:value-type="float" office:value="-0.0186250167526069">
            <text:p>-0.0186250168</text:p>
          </table:table-cell>
          <table:table-cell table:formula="of:=(1-EXP(-[.I61]))/[.I61]" office:value-type="float" office:value="0.192543193463314">
            <text:p>0.1925431935</text:p>
          </table:table-cell>
          <table:table-cell table:formula="of:=[.M61]-[.K61]" office:value-type="float" office:value="0.0116841934633143">
            <text:p>0.01168419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62]+[.B62]" office:value-type="float" office:value="3">
            <text:p>3</text:p>
          </table:table-cell>
          <table:table-cell table:formula="of:=[.C62]*[.$E$60]" office:value-type="float" office:value="1">
            <text:p>1</text:p>
          </table:table-cell>
          <table:table-cell table:formula="of:=1/(3*[.C62])" office:value-type="float" office:value="0.111111111111111">
            <text:p>0.1111111111</text:p>
          </table:table-cell>
          <table:table-cell table:formula="of:=1/(10/(9*[.$B$57]*[.C62])+[.A62])" office:value-type="float" office:value="0.0249768732654949">
            <text:p>0.0249768733</text:p>
          </table:table-cell>
          <table:table-cell table:formula="of:=10*[.F62]*[.E62]/(3*[.$B$57])" office:value-type="float" office:value="0.925069380203515">
            <text:p>0.9250693802</text:p>
          </table:table-cell>
          <table:table-cell table:formula="of:=LN([.$F$57])/LN([.G62])" office:value-type="float" office:value="118.253301928446">
            <text:p>118.2533019284</text:p>
          </table:table-cell>
          <table:table-cell table:formula="of:=[.$H$57]/(2*[.$D$2]*[.$C$2]*SQRT([.H62]))" office:value-type="float" office:value="7.66323450726819">
            <text:p>7.6632345073</text:p>
          </table:table-cell>
          <table:table-cell table:formula="of:=1/(1+[.I62])" office:value-type="float" office:value="0.115430327917481">
            <text:p>0.1154303279</text:p>
          </table:table-cell>
          <table:table-cell office:value-type="float" office:value="0.119832">
            <text:p>0.119832</text:p>
          </table:table-cell>
          <table:table-cell table:formula="of:=[.J62]-[.K62]" office:value-type="float" office:value="-0.00440167208251946">
            <text:p>-0.0044016721</text:p>
          </table:table-cell>
          <table:table-cell table:formula="of:=(1-EXP(-[.I62]))/[.I62]" office:value-type="float" office:value="0.130431897082842">
            <text:p>0.1304318971</text:p>
          </table:table-cell>
          <table:table-cell table:formula="of:=[.M62]-[.K62]" office:value-type="float" office:value="0.010599897082842">
            <text:p>0.01059989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63]+[.B63]" office:value-type="float" office:value="4">
            <text:p>4</text:p>
          </table:table-cell>
          <table:table-cell table:formula="of:=[.C63]*[.$E$60]" office:value-type="float" office:value="1.33333333333333">
            <text:p>1.3333333333</text:p>
          </table:table-cell>
          <table:table-cell table:formula="of:=1/(3*[.C63])" office:value-type="float" office:value="0.0833333333333333">
            <text:p>0.0833333333</text:p>
          </table:table-cell>
          <table:table-cell table:formula="of:=1/(10/(9*[.$B$57]*[.C63])+[.A63])" office:value-type="float" office:value="0.0314685314685315">
            <text:p>0.0314685315</text:p>
          </table:table-cell>
          <table:table-cell table:formula="of:=10*[.F63]*[.E63]/(3*[.$B$57])" office:value-type="float" office:value="0.874125874125874">
            <text:p>0.8741258741</text:p>
          </table:table-cell>
          <table:table-cell table:formula="of:=LN([.$F$57])/LN([.G63])" office:value-type="float" office:value="68.4626420704616">
            <text:p>68.4626420705</text:p>
          </table:table-cell>
          <table:table-cell table:formula="of:=[.$H$57]/(2*[.$D$2]*[.$C$2]*SQRT([.H63]))" office:value-type="float" office:value="10.0714482691347">
            <text:p>10.0714482691</text:p>
          </table:table-cell>
          <table:table-cell table:formula="of:=1/(1+[.I63])" office:value-type="float" office:value="0.0903224199482399">
            <text:p>0.0903224199</text:p>
          </table:table-cell>
          <table:table-cell office:value-type="float" office:value="0.0884209">
            <text:p>0.0884209</text:p>
          </table:table-cell>
          <table:table-cell table:formula="of:=[.J63]-[.K63]" office:value-type="float" office:value="0.00190151994823991">
            <text:p>0.0019015199</text:p>
          </table:table-cell>
          <table:table-cell table:formula="of:=(1-EXP(-[.I63]))/[.I63]" office:value-type="float" office:value="0.0992863890005092">
            <text:p>0.099286389</text:p>
          </table:table-cell>
          <table:table-cell table:formula="of:=[.M63]-[.K63]" office:value-type="float" office:value="0.0108654890005092">
            <text:p>0.0108654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64]+[.B64]" office:value-type="float" office:value="5">
            <text:p>5</text:p>
          </table:table-cell>
          <table:table-cell table:formula="of:=[.C64]*[.$E$60]" office:value-type="float" office:value="1.66666666666667">
            <text:p>1.6666666667</text:p>
          </table:table-cell>
          <table:table-cell table:formula="of:=1/(3*[.C64])" office:value-type="float" office:value="0.0666666666666667">
            <text:p>0.0666666667</text:p>
          </table:table-cell>
          <table:table-cell table:formula="of:=1/(10/(9*[.$B$57]*[.C64])+[.A64])" office:value-type="float" office:value="0.036734693877551">
            <text:p>0.0367346939</text:p>
          </table:table-cell>
          <table:table-cell table:formula="of:=10*[.F64]*[.E64]/(3*[.$B$57])" office:value-type="float" office:value="0.816326530612245">
            <text:p>0.8163265306</text:p>
          </table:table-cell>
          <table:table-cell table:formula="of:=LN([.$F$57])/LN([.G64])" office:value-type="float" office:value="45.3843602430587">
            <text:p>45.3843602431</text:p>
          </table:table-cell>
          <table:table-cell table:formula="of:=[.$H$57]/(2*[.$D$2]*[.$C$2]*SQRT([.H64]))" office:value-type="float" office:value="12.3698845137253">
            <text:p>12.3698845137</text:p>
          </table:table-cell>
          <table:table-cell table:formula="of:=1/(1+[.I64])" office:value-type="float" office:value="0.074794961689715">
            <text:p>0.0747949617</text:p>
          </table:table-cell>
          <table:table-cell office:value-type="float" office:value="0.0698585">
            <text:p>0.0698585</text:p>
          </table:table-cell>
          <table:table-cell table:formula="of:=[.J64]-[.K64]" office:value-type="float" office:value="0.00493646168971504">
            <text:p>0.0049364617</text:p>
          </table:table-cell>
          <table:table-cell table:formula="of:=(1-EXP(-[.I64]))/[.I64]" office:value-type="float" office:value="0.0808411553383435">
            <text:p>0.0808411553</text:p>
          </table:table-cell>
          <table:table-cell table:formula="of:=[.M64]-[.K64]" office:value-type="float" office:value="0.0109826553383435">
            <text:p>0.01098265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65]+[.B65]" office:value-type="float" office:value="6">
            <text:p>6</text:p>
          </table:table-cell>
          <table:table-cell table:formula="of:=[.C65]*[.$E$60]" office:value-type="float" office:value="2">
            <text:p>2</text:p>
          </table:table-cell>
          <table:table-cell table:formula="of:=1/(3*[.C65])" office:value-type="float" office:value="0.0555555555555556">
            <text:p>0.0555555556</text:p>
          </table:table-cell>
          <table:table-cell table:formula="of:=1/(10/(9*[.$B$57]*[.C65])+[.A65])" office:value-type="float" office:value="0.040785498489426">
            <text:p>0.0407854985</text:p>
          </table:table-cell>
          <table:table-cell table:formula="of:=10*[.F65]*[.E65]/(3*[.$B$57])" office:value-type="float" office:value="0.755287009063444">
            <text:p>0.7552870091</text:p>
          </table:table-cell>
          <table:table-cell table:formula="of:=LN([.$F$57])/LN([.G65])" office:value-type="float" office:value="32.8170163498683">
            <text:p>32.8170163499</text:p>
          </table:table-cell>
          <table:table-cell table:formula="of:=[.$H$57]/(2*[.$D$2]*[.$C$2]*SQRT([.H65]))" office:value-type="float" office:value="14.5468582604439">
            <text:p>14.5468582604</text:p>
          </table:table-cell>
          <table:table-cell table:formula="of:=1/(1+[.I65])" office:value-type="float" office:value="0.0643216772963263">
            <text:p>0.0643216773</text:p>
          </table:table-cell>
          <table:table-cell office:value-type="float" office:value="0.0593548">
            <text:p>0.0593548</text:p>
          </table:table-cell>
          <table:table-cell table:formula="of:=[.J65]-[.K65]" office:value-type="float" office:value="0.00496687729632628">
            <text:p>0.0049668773</text:p>
          </table:table-cell>
          <table:table-cell table:formula="of:=(1-EXP(-[.I65]))/[.I65]" office:value-type="float" office:value="0.0687433328101682">
            <text:p>0.0687433328</text:p>
          </table:table-cell>
          <table:table-cell table:formula="of:=[.M65]-[.K65]" office:value-type="float" office:value="0.00938853281016819">
            <text:p>0.00938853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66]+[.B66]" office:value-type="float" office:value="7">
            <text:p>7</text:p>
          </table:table-cell>
          <table:table-cell table:formula="of:=[.C66]*[.$E$60]" office:value-type="float" office:value="2.33333333333333">
            <text:p>2.3333333333</text:p>
          </table:table-cell>
          <table:table-cell table:formula="of:=1/(3*[.C66])" office:value-type="float" office:value="0.0476190476190476">
            <text:p>0.0476190476</text:p>
          </table:table-cell>
          <table:table-cell table:formula="of:=1/(10/(9*[.$B$57]*[.C66])+[.A66])" office:value-type="float" office:value="0.0437196391394865">
            <text:p>0.0437196391</text:p>
          </table:table-cell>
          <table:table-cell table:formula="of:=10*[.F66]*[.E66]/(3*[.$B$57])" office:value-type="float" office:value="0.693962526023595">
            <text:p>0.693962526</text:p>
          </table:table-cell>
          <table:table-cell table:formula="of:=LN([.$F$57])/LN([.G66])" office:value-type="float" office:value="25.210510788138">
            <text:p>25.2105107881</text:p>
          </table:table-cell>
          <table:table-cell table:formula="of:=[.$H$57]/(2*[.$D$2]*[.$C$2]*SQRT([.H66]))" office:value-type="float" office:value="16.5969364650313">
            <text:p>16.596936465</text:p>
          </table:table-cell>
          <table:table-cell table:formula="of:=1/(1+[.I66])" office:value-type="float" office:value="0.0568280735676464">
            <text:p>0.0568280736</text:p>
          </table:table-cell>
          <table:table-cell office:value-type="float" office:value="0.0525935">
            <text:p>0.0525935</text:p>
          </table:table-cell>
          <table:table-cell table:formula="of:=[.J66]-[.K66]" office:value-type="float" office:value="0.00423457356764637">
            <text:p>0.0042345736</text:p>
          </table:table-cell>
          <table:table-cell table:formula="of:=(1-EXP(-[.I66]))/[.I66]" office:value-type="float" office:value="0.0602520796628236">
            <text:p>0.0602520797</text:p>
          </table:table-cell>
          <table:table-cell table:formula="of:=[.M66]-[.K66]" office:value-type="float" office:value="0.00765857966282363">
            <text:p>0.00765857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67]+[.B67]" office:value-type="float" office:value="8">
            <text:p>8</text:p>
          </table:table-cell>
          <table:table-cell table:formula="of:=[.C67]*[.$E$60]" office:value-type="float" office:value="2.66666666666667">
            <text:p>2.6666666667</text:p>
          </table:table-cell>
          <table:table-cell table:formula="of:=1/(3*[.C67])" office:value-type="float" office:value="0.0416666666666667">
            <text:p>0.0416666667</text:p>
          </table:table-cell>
          <table:table-cell table:formula="of:=1/(10/(9*[.$B$57]*[.C67])+[.A67])" office:value-type="float" office:value="0.0456852791878173">
            <text:p>0.0456852792</text:p>
          </table:table-cell>
          <table:table-cell table:formula="of:=10*[.F67]*[.E67]/(3*[.$B$57])" office:value-type="float" office:value="0.634517766497462">
            <text:p>0.6345177665</text:p>
          </table:table-cell>
          <table:table-cell table:formula="of:=LN([.$F$57])/LN([.G67])" office:value-type="float" office:value="20.2474016693734">
            <text:p>20.2474016694</text:p>
          </table:table-cell>
          <table:table-cell table:formula="of:=[.$H$57]/(2*[.$D$2]*[.$C$2]*SQRT([.H67]))" office:value-type="float" office:value="18.5197067127125">
            <text:p>18.5197067127</text:p>
          </table:table-cell>
          <table:table-cell table:formula="of:=1/(1+[.I67])" office:value-type="float" office:value="0.0512302779297771">
            <text:p>0.0512302779</text:p>
          </table:table-cell>
          <table:table-cell office:value-type="float" office:value="0.0430877">
            <text:p>0.0430877</text:p>
          </table:table-cell>
          <table:table-cell table:formula="of:=[.J67]-[.K67]" office:value-type="float" office:value="0.00814257792977713">
            <text:p>0.0081425779</text:p>
          </table:table-cell>
          <table:table-cell table:formula="of:=(1-EXP(-[.I67]))/[.I67]" office:value-type="float" office:value="0.0539965349589675">
            <text:p>0.053996535</text:p>
          </table:table-cell>
          <table:table-cell table:formula="of:=[.M67]-[.K67]" office:value-type="float" office:value="0.0109088349589675">
            <text:p>0.01090883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68]+[.B68]" office:value-type="float" office:value="9">
            <text:p>9</text:p>
          </table:table-cell>
          <table:table-cell table:formula="of:=[.C68]*[.$E$60]" office:value-type="float" office:value="3">
            <text:p>3</text:p>
          </table:table-cell>
          <table:table-cell table:formula="of:=1/(3*[.C68])" office:value-type="float" office:value="0.037037037037037">
            <text:p>0.037037037</text:p>
          </table:table-cell>
          <table:table-cell table:formula="of:=1/(10/(9*[.$B$57]*[.C68])+[.A68])" office:value-type="float" office:value="0.0468478889531521">
            <text:p>0.046847889</text:p>
          </table:table-cell>
          <table:table-cell table:formula="of:=10*[.F68]*[.E68]/(3*[.$B$57])" office:value-type="float" office:value="0.578368999421631">
            <text:p>0.5783689994</text:p>
          </table:table-cell>
          <table:table-cell table:formula="of:=LN([.$F$57])/LN([.G68])" office:value-type="float" office:value="16.8212120235529">
            <text:p>16.8212120236</text:p>
          </table:table-cell>
          <table:table-cell table:formula="of:=[.$H$57]/(2*[.$D$2]*[.$C$2]*SQRT([.H68]))" office:value-type="float" office:value="20.3184283346289">
            <text:p>20.3184283346</text:p>
          </table:table-cell>
          <table:table-cell table:formula="of:=1/(1+[.I68])" office:value-type="float" office:value="0.0469077731389625">
            <text:p>0.0469077731</text:p>
          </table:table-cell>
          <table:table-cell office:value-type="float" office:value="0.0391707">
            <text:p>0.0391707</text:p>
          </table:table-cell>
          <table:table-cell table:formula="of:=[.J68]-[.K68]" office:value-type="float" office:value="0.00773707313896246">
            <text:p>0.0077370731</text:p>
          </table:table-cell>
          <table:table-cell table:formula="of:=(1-EXP(-[.I68]))/[.I68]" office:value-type="float" office:value="0.0492164050305325">
            <text:p>0.049216405</text:p>
          </table:table-cell>
          <table:table-cell table:formula="of:=[.M68]-[.K68]" office:value-type="float" office:value="0.0100457050305325">
            <text:p>0.0100457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69]+[.B69]" office:value-type="float" office:value="10">
            <text:p>10</text:p>
          </table:table-cell>
          <table:table-cell table:formula="of:=[.C69]*[.$E$60]" office:value-type="float" office:value="3.33333333333333">
            <text:p>3.3333333333</text:p>
          </table:table-cell>
          <table:table-cell table:formula="of:=1/(3*[.C69])" office:value-type="float" office:value="0.0333333333333333">
            <text:p>0.0333333333</text:p>
          </table:table-cell>
          <table:table-cell table:formula="of:=1/(10/(9*[.$B$57]*[.C69])+[.A69])" office:value-type="float" office:value="0.0473684210526316">
            <text:p>0.0473684211</text:p>
          </table:table-cell>
          <table:table-cell table:formula="of:=10*[.F69]*[.E69]/(3*[.$B$57])" office:value-type="float" office:value="0.526315789473684">
            <text:p>0.5263157895</text:p>
          </table:table-cell>
          <table:table-cell table:formula="of:=LN([.$F$57])/LN([.G69])" office:value-type="float" office:value="14.3495904136388">
            <text:p>14.3495904136</text:p>
          </table:table-cell>
          <table:table-cell table:formula="of:=[.$H$57]/(2*[.$D$2]*[.$C$2]*SQRT([.H69]))" office:value-type="float" office:value="21.9988005099469">
            <text:p>21.9988005099</text:p>
          </table:table-cell>
          <table:table-cell table:formula="of:=1/(1+[.I69])" office:value-type="float" office:value="0.0434805284548429">
            <text:p>0.0434805285</text:p>
          </table:table-cell>
          <table:table-cell office:value-type="float" office:value="0.0358524">
            <text:p>0.0358524</text:p>
          </table:table-cell>
          <table:table-cell table:formula="of:=[.J69]-[.K69]" office:value-type="float" office:value="0.00762812845484287">
            <text:p>0.0076281285</text:p>
          </table:table-cell>
          <table:table-cell table:formula="of:=(1-EXP(-[.I69]))/[.I69]" office:value-type="float" office:value="0.045457023862213">
            <text:p>0.0454570239</text:p>
          </table:table-cell>
          <table:table-cell table:formula="of:=[.M69]-[.K69]" office:value-type="float" office:value="0.00960462386221298">
            <text:p>0.009604623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70]+[.B70]" office:value-type="float" office:value="12">
            <text:p>12</text:p>
          </table:table-cell>
          <table:table-cell table:formula="of:=[.C70]*[.$E$60]" office:value-type="float" office:value="4">
            <text:p>4</text:p>
          </table:table-cell>
          <table:table-cell table:formula="of:=1/(3*[.C70])" office:value-type="float" office:value="0.0277777777777778">
            <text:p>0.0277777778</text:p>
          </table:table-cell>
          <table:table-cell table:formula="of:=1/(10/(9*[.$B$57]*[.C70])+[.A70])" office:value-type="float" office:value="0.0470383275261324">
            <text:p>0.0470383275</text:p>
          </table:table-cell>
          <table:table-cell table:formula="of:=10*[.F70]*[.E70]/(3*[.$B$57])" office:value-type="float" office:value="0.435540069686411">
            <text:p>0.4355400697</text:p>
          </table:table-cell>
          <table:table-cell table:formula="of:=LN([.$F$57])/LN([.G70])" office:value-type="float" office:value="11.081195462406">
            <text:p>11.0811954624</text:p>
          </table:table-cell>
          <table:table-cell table:formula="of:=[.$H$57]/(2*[.$D$2]*[.$C$2]*SQRT([.H70]))" office:value-type="float" office:value="25.033723217598">
            <text:p>25.0337232176</text:p>
          </table:table-cell>
          <table:table-cell table:formula="of:=1/(1+[.I70])" office:value-type="float" office:value="0.0384117166661751">
            <text:p>0.0384117167</text:p>
          </table:table-cell>
          <table:table-cell office:value-type="float" office:value="0.0297647">
            <text:p>0.0297647</text:p>
          </table:table-cell>
          <table:table-cell table:formula="of:=[.J70]-[.K70]" office:value-type="float" office:value="0.00864701666617514">
            <text:p>0.0086470167</text:p>
          </table:table-cell>
          <table:table-cell table:formula="of:=(1-EXP(-[.I70]))/[.I70]" office:value-type="float" office:value="0.0399461155376041">
            <text:p>0.0399461155</text:p>
          </table:table-cell>
          <table:table-cell table:formula="of:=[.M70]-[.K70]" office:value-type="float" office:value="0.0101814155376041">
            <text:p>0.01018141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71]+[.B71]" office:value-type="float" office:value="15">
            <text:p>15</text:p>
          </table:table-cell>
          <table:table-cell table:formula="of:=[.C71]*[.$E$60]" office:value-type="float" office:value="5">
            <text:p>5</text:p>
          </table:table-cell>
          <table:table-cell table:formula="of:=1/(3*[.C71])" office:value-type="float" office:value="0.0222222222222222">
            <text:p>0.0222222222</text:p>
          </table:table-cell>
          <table:table-cell table:formula="of:=1/(10/(9*[.$B$57]*[.C71])+[.A71])" office:value-type="float" office:value="0.0446280991735537">
            <text:p>0.0446280992</text:p>
          </table:table-cell>
          <table:table-cell table:formula="of:=10*[.F71]*[.E71]/(3*[.$B$57])" office:value-type="float" office:value="0.330578512396694">
            <text:p>0.3305785124</text:p>
          </table:table-cell>
          <table:table-cell table:formula="of:=LN([.$F$57])/LN([.G71])" office:value-type="float" office:value="8.320758950602">
            <text:p>8.3207589506</text:p>
          </table:table-cell>
          <table:table-cell table:formula="of:=[.$H$57]/(2*[.$D$2]*[.$C$2]*SQRT([.H71]))" office:value-type="float" office:value="28.8893176079847">
            <text:p>28.889317608</text:p>
          </table:table-cell>
          <table:table-cell table:formula="of:=1/(1+[.I71])" office:value-type="float" office:value="0.0334567691747121">
            <text:p>0.0334567692</text:p>
          </table:table-cell>
          <table:table-cell office:value-type="float" office:value="0.0249994">
            <text:p>0.0249994</text:p>
          </table:table-cell>
          <table:table-cell table:formula="of:=[.J71]-[.K71]" office:value-type="float" office:value="0.00845736917471206">
            <text:p>0.0084573692</text:p>
          </table:table-cell>
          <table:table-cell table:formula="of:=(1-EXP(-[.I71]))/[.I71]" office:value-type="float" office:value="0.034614870921123">
            <text:p>0.0346148709</text:p>
          </table:table-cell>
          <table:table-cell table:formula="of:=[.M71]-[.K71]" office:value-type="float" office:value="0.00961547092112302">
            <text:p>0.009615470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72]+[.B72]" office:value-type="float" office:value="20">
            <text:p>20</text:p>
          </table:table-cell>
          <table:table-cell table:formula="of:=[.C72]*[.$E$60]" office:value-type="float" office:value="6.66666666666667">
            <text:p>6.6666666667</text:p>
          </table:table-cell>
          <table:table-cell table:formula="of:=1/(3*[.C72])" office:value-type="float" office:value="0.0166666666666667">
            <text:p>0.0166666667</text:p>
          </table:table-cell>
          <table:table-cell table:formula="of:=1/(10/(9*[.$B$57]*[.C72])+[.A72])" office:value-type="float" office:value="0.0391304347826087">
            <text:p>0.0391304348</text:p>
          </table:table-cell>
          <table:table-cell table:formula="of:=10*[.F72]*[.E72]/(3*[.$B$57])" office:value-type="float" office:value="0.217391304347826">
            <text:p>0.2173913043</text:p>
          </table:table-cell>
          <table:table-cell table:formula="of:=LN([.$F$57])/LN([.G72])" office:value-type="float" office:value="6.03538699776817">
            <text:p>6.0353869978</text:p>
          </table:table-cell>
          <table:table-cell table:formula="of:=[.$H$57]/(2*[.$D$2]*[.$C$2]*SQRT([.H72]))" office:value-type="float" office:value="33.9208082975375">
            <text:p>33.9208082975</text:p>
          </table:table-cell>
          <table:table-cell table:formula="of:=1/(1+[.I72])" office:value-type="float" office:value="0.0286362214608451">
            <text:p>0.0286362215</text:p>
          </table:table-cell>
          <table:table-cell office:value-type="float" office:value="0.0204835">
            <text:p>0.0204835</text:p>
          </table:table-cell>
          <table:table-cell table:formula="of:=[.J72]-[.K72]" office:value-type="float" office:value="0.00815272146084508">
            <text:p>0.0081527215</text:p>
          </table:table-cell>
          <table:table-cell table:formula="of:=(1-EXP(-[.I72]))/[.I72]" office:value-type="float" office:value="0.0294804295707952">
            <text:p>0.0294804296</text:p>
          </table:table-cell>
          <table:table-cell table:formula="of:=[.M72]-[.K72]" office:value-type="float" office:value="0.00899692957079516">
            <text:p>0.00899692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73]+[.B73]" office:value-type="float" office:value="30">
            <text:p>30</text:p>
          </table:table-cell>
          <table:table-cell table:formula="of:=[.C73]*[.$E$60]" office:value-type="float" office:value="10">
            <text:p>10</text:p>
          </table:table-cell>
          <table:table-cell table:formula="of:=1/(3*[.C73])" office:value-type="float" office:value="0.0111111111111111">
            <text:p>0.0111111111</text:p>
          </table:table-cell>
          <table:table-cell table:formula="of:=1/(10/(9*[.$B$57]*[.C73])+[.A73])" office:value-type="float" office:value="0.0296703296703297">
            <text:p>0.0296703297</text:p>
          </table:table-cell>
          <table:table-cell table:formula="of:=10*[.F73]*[.E73]/(3*[.$B$57])" office:value-type="float" office:value="0.10989010989011">
            <text:p>0.1098901099</text:p>
          </table:table-cell>
          <table:table-cell table:formula="of:=LN([.$F$57])/LN([.G73])" office:value-type="float" office:value="4.17083144901505">
            <text:p>4.170831449</text:p>
          </table:table-cell>
          <table:table-cell table:formula="of:=[.$H$57]/(2*[.$D$2]*[.$C$2]*SQRT([.H73]))" office:value-type="float" office:value="40.8044411458376">
            <text:p>40.8044411458</text:p>
          </table:table-cell>
          <table:table-cell table:formula="of:=1/(1+[.I73])" office:value-type="float" office:value="0.0239209034396952">
            <text:p>0.0239209034</text:p>
          </table:table-cell>
          <table:table-cell office:value-type="float" office:value="0.0155934">
            <text:p>0.0155934</text:p>
          </table:table-cell>
          <table:table-cell table:formula="of:=[.J73]-[.K73]" office:value-type="float" office:value="0.00832750343969517">
            <text:p>0.0083275034</text:p>
          </table:table-cell>
          <table:table-cell table:formula="of:=(1-EXP(-[.I73]))/[.I73]" office:value-type="float" office:value="0.0245071362802382">
            <text:p>0.0245071363</text:p>
          </table:table-cell>
          <table:table-cell table:formula="of:=[.M73]-[.K73]" office:value-type="float" office:value="0.0089137362802382">
            <text:p>0.008913736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74]+[.B74]" office:value-type="float" office:value="35">
            <text:p>35</text:p>
          </table:table-cell>
          <table:table-cell table:formula="of:=[.C74]*[.$E$60]" office:value-type="float" office:value="11.6666666666667">
            <text:p>11.6666666667</text:p>
          </table:table-cell>
          <table:table-cell table:formula="of:=1/(3*[.C74])" office:value-type="float" office:value="0.00952380952380952">
            <text:p>0.0095238095</text:p>
          </table:table-cell>
          <table:table-cell table:formula="of:=1/(10/(9*[.$B$57]*[.C74])+[.A74])" office:value-type="float" office:value="0.0261954261954262">
            <text:p>0.0261954262</text:p>
          </table:table-cell>
          <table:table-cell table:formula="of:=10*[.F74]*[.E74]/(3*[.$B$57])" office:value-type="float" office:value="0.0831600831600831">
            <text:p>0.0831600832</text:p>
          </table:table-cell>
          <table:table-cell table:formula="of:=LN([.$F$57])/LN([.G74])" office:value-type="float" office:value="3.70341193983817">
            <text:p>3.7034119398</text:p>
          </table:table-cell>
          <table:table-cell table:formula="of:=[.$H$57]/(2*[.$D$2]*[.$C$2]*SQRT([.H74]))" office:value-type="float" office:value="43.3029758457028">
            <text:p>43.3029758457</text:p>
          </table:table-cell>
          <table:table-cell table:formula="of:=1/(1+[.I74])" office:value-type="float" office:value="0.0225718471707808">
            <text:p>0.0225718472</text:p>
          </table:table-cell>
          <table:table-cell office:value-type="float" office:value="0.0125246">
            <text:p>0.0125246</text:p>
          </table:table-cell>
          <table:table-cell table:formula="of:=[.J74]-[.K74]" office:value-type="float" office:value="0.0100472471707808">
            <text:p>0.0100472472</text:p>
          </table:table-cell>
          <table:table-cell table:formula="of:=(1-EXP(-[.I74]))/[.I74]" office:value-type="float" office:value="0.02309310111996">
            <text:p>0.0230931011</text:p>
          </table:table-cell>
          <table:table-cell table:formula="of:=[.M74]-[.K74]" office:value-type="float" office:value="0.01056850111996">
            <text:p>0.01056850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75]+[.B75]" office:value-type="float" office:value="50">
            <text:p>50</text:p>
          </table:table-cell>
          <table:table-cell table:formula="of:=[.C75]*[.$E$60]" office:value-type="float" office:value="16.6666666666667">
            <text:p>16.6666666667</text:p>
          </table:table-cell>
          <table:table-cell table:formula="of:=1/(3*[.C75])" office:value-type="float" office:value="0.00666666666666667">
            <text:p>0.0066666667</text:p>
          </table:table-cell>
          <table:table-cell table:formula="of:=1/(10/(9*[.$B$57]*[.C75])+[.A75])" office:value-type="float" office:value="0.0191489361702128">
            <text:p>0.0191489362</text:p>
          </table:table-cell>
          <table:table-cell table:formula="of:=10*[.F75]*[.E75]/(3*[.$B$57])" office:value-type="float" office:value="0.0425531914893617">
            <text:p>0.0425531915</text:p>
          </table:table-cell>
          <table:table-cell table:formula="of:=LN([.$F$57])/LN([.G75])" office:value-type="float" office:value="2.91743400167834">
            <text:p>2.9174340017</text:p>
          </table:table-cell>
          <table:table-cell table:formula="of:=[.$H$57]/(2*[.$D$2]*[.$C$2]*SQRT([.H75]))" office:value-type="float" office:value="48.7885862654097">
            <text:p>48.7885862654</text:p>
          </table:table-cell>
          <table:table-cell table:formula="of:=1/(1+[.I75])" office:value-type="float" office:value="0.0200849245782812">
            <text:p>0.0200849246</text:p>
          </table:table-cell>
          <table:table-cell office:value-type="float" office:value="0.00895686">
            <text:p>0.00895686</text:p>
          </table:table-cell>
          <table:table-cell table:formula="of:=[.J75]-[.K75]" office:value-type="float" office:value="0.0111280645782812">
            <text:p>0.0111280646</text:p>
          </table:table-cell>
          <table:table-cell table:formula="of:=(1-EXP(-[.I75]))/[.I75]" office:value-type="float" office:value="0.0204965971868913">
            <text:p>0.0204965972</text:p>
          </table:table-cell>
          <table:table-cell table:formula="of:=[.M75]-[.K75]" office:value-type="float" office:value="0.0115397371868913">
            <text:p>0.011539737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76]+[.B76]" office:value-type="float" office:value="100">
            <text:p>100</text:p>
          </table:table-cell>
          <table:table-cell table:formula="of:=[.C76]*[.$E$60]" office:value-type="float" office:value="33.3333333333333">
            <text:p>33.3333333333</text:p>
          </table:table-cell>
          <table:table-cell table:formula="of:=1/(3*[.C76])" office:value-type="float" office:value="0.00333333333333333">
            <text:p>0.0033333333</text:p>
          </table:table-cell>
          <table:table-cell table:formula="of:=1/(10/(9*[.$B$57]*[.C76])+[.A76])" office:value-type="float" office:value="0.00989010989010989">
            <text:p>0.0098901099</text:p>
          </table:table-cell>
          <table:table-cell table:formula="of:=10*[.F76]*[.E76]/(3*[.$B$57])" office:value-type="float" office:value="0.010989010989011">
            <text:p>0.010989011</text:p>
          </table:table-cell>
          <table:table-cell table:formula="of:=LN([.$F$57])/LN([.G76])" office:value-type="float" office:value="2.04181494871875">
            <text:p>2.0418149487</text:p>
          </table:table-cell>
          <table:table-cell table:formula="of:=[.$H$57]/(2*[.$D$2]*[.$C$2]*SQRT([.H76]))" office:value-type="float" office:value="58.3190665934841">
            <text:p>58.3190665935</text:p>
          </table:table-cell>
          <table:table-cell table:formula="of:=1/(1+[.I76])" office:value-type="float" office:value="0.0168579860983491">
            <text:p>0.0168579861</text:p>
          </table:table-cell>
          <table:table-cell office:value-type="float" office:value="0.00895686">
            <text:p>0.00895686</text:p>
          </table:table-cell>
          <table:table-cell table:formula="of:=[.J76]-[.K76]" office:value-type="float" office:value="0.00790112609834911">
            <text:p>0.0079011261</text:p>
          </table:table-cell>
          <table:table-cell table:formula="of:=(1-EXP(-[.I76]))/[.I76]" office:value-type="float" office:value="0.0171470508430896">
            <text:p>0.0171470508</text:p>
          </table:table-cell>
          <table:table-cell table:formula="of:=[.M76]-[.K76]" office:value-type="float" office:value="0.0081901908430896">
            <text:p>0.0081901908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table:number-columns-repeated="8"/>
          <table:table-cell table:number-columns-repeated="6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style-name="ce1" table:number-columns-repeated="11"/>
          <table:table-cell table:number-columns-repeated="3"/>
        </table:table-row>
        <table:table-row table:style-name="ro1" table:number-rows-repeated="10484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9T14:23:32</dc:date>
    <meta:editing-duration>P2DT22H13M10S</meta:editing-duration>
    <meta:editing-cycles>264</meta:editing-cycles>
    <meta:generator>LibreOffice/3.5$Linux_X86_64 LibreOffice_project/350m1$Build-2</meta:generator>
    <meta:document-statistic meta:table-count="4" meta:cell-count="474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22cm" svg:height="10.993cm" xlink:href=".." xlink:type="simple" chart:class="chart:scatter" chart:style-name="ch1">
        <chart:legend chart:legend-position="bottom" svg:x="5.586cm" svg:y="10.21cm" style:legend-expansion="wide" chart:style-name="ch2"/>
        <chart:plot-area chart:style-name="ch3" table:cell-range-address="Parallel.J280:Parallel.J296 Parallel.E279:Parallel.E296 Parallel.O279:Parallel.O279 Parallel.Q280:Parallel.Q296" chart:data-source-has-labels="row" svg:x="0.845cm" svg:y="1.088cm" svg:width="14.895cm" svg:height="9.027cm">
          <chartooo:coordinate-region svg:x="1.757cm" svg:y="1.288cm" svg:width="13.889cm" svg:height="8.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allel.E280:Parallel.E296" chart:label-cell-address="Parallel.E279:Parallel.E279" chart:class="chart:scatter">
            <chart:domain table:cell-range-address="Parallel.J280:Parallel.J296"/>
            <chart:data-point chart:repeated="17"/>
          </chart:series>
          <chart:series chart:style-name="ch8" chart:values-cell-range-address="Parallel.Q280:Parallel.Q296" chart:label-cell-address="Parallel.O279:Parallel.O279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79:Parallel.E279</svg:desc>
                </draw:g>
              </table:table-cell>
              <table:table-cell office:value-type="string">
                <text:p>n_k</text:p>
                <draw:g>
                  <svg:desc>Parallel.O279:Parallel.O2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280:Parallel.J296</svg:desc>
                </draw:g>
              </table:table-cell>
              <table:table-cell office:value-type="float" office:value="NaN">
                <text:p>NaN</text:p>
                <draw:g>
                  <svg:desc>Parallel.E280:Parallel.E296</svg:desc>
                </draw:g>
              </table:table-cell>
              <table:table-cell office:value-type="float" office:value="0.27784462391535">
                <text:p>0.27784462391535</text:p>
                <draw:g>
                  <svg:desc>Parallel.Q280:Parallel.Q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NaN">
                <text:p>NaN</text:p>
              </table:table-cell>
              <table:table-cell office:value-type="float" office:value="0.162233983247393">
                <text:p>0.162233983247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NaN">
                <text:p>NaN</text:p>
              </table:table-cell>
              <table:table-cell office:value-type="float" office:value="0.115430327917481">
                <text:p>0.115430327917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884209">
                <text:p>0.0884209</text:p>
              </table:table-cell>
              <table:table-cell office:value-type="float" office:value="0.0903224199482399">
                <text:p>0.090322419948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698585">
                <text:p>0.0698585</text:p>
              </table:table-cell>
              <table:table-cell office:value-type="float" office:value="0.074794961689715">
                <text:p>0.074794961689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593548">
                <text:p>0.0593548</text:p>
              </table:table-cell>
              <table:table-cell office:value-type="float" office:value="0.0643216772963263">
                <text:p>0.0643216772963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25935">
                <text:p>0.0525935</text:p>
              </table:table-cell>
              <table:table-cell office:value-type="float" office:value="0.0568280735676464">
                <text:p>0.0568280735676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430877">
                <text:p>0.0430877</text:p>
              </table:table-cell>
              <table:table-cell office:value-type="float" office:value="0.0512302779297771">
                <text:p>0.0512302779297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391707">
                <text:p>0.0391707</text:p>
              </table:table-cell>
              <table:table-cell office:value-type="float" office:value="0.0469077731389625">
                <text:p>0.046907773138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358524">
                <text:p>0.0358524</text:p>
              </table:table-cell>
              <table:table-cell office:value-type="float" office:value="0.0434805284548429">
                <text:p>0.0434805284548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NaN">
                <text:p>NaN</text:p>
              </table:table-cell>
              <table:table-cell office:value-type="float" office:value="0.0384117166661751">
                <text:p>0.0384117166661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NaN">
                <text:p>NaN</text:p>
              </table:table-cell>
              <table:table-cell office:value-type="float" office:value="0.0334567691747121">
                <text:p>0.0334567691747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NaN">
                <text:p>NaN</text:p>
              </table:table-cell>
              <table:table-cell office:value-type="float" office:value="0.0286362214608451">
                <text:p>0.0286362214608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0239209034396952">
                <text:p>0.0239209034396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NaN">
                <text:p>NaN</text:p>
              </table:table-cell>
              <table:table-cell office:value-type="float" office:value="0.0225718471707808">
                <text:p>0.0225718471707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NaN">
                <text:p>NaN</text:p>
              </table:table-cell>
              <table:table-cell office:value-type="float" office:value="0.0200849245782812">
                <text:p>0.0200849245782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0168579860983491">
                <text:p>0.0168579860983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style-name="ch1">
        <chart:title svg:x="5.891cm" svg:y="0.357cm" chart:style-name="ch2">
          <text:p>lambda vs. rho(H)</text:p>
        </chart:title>
        <chart:subtitle svg:x="7.002cm" svg:y="1.357cm" chart:style-name="ch3">
          <text:p>n_i = 10</text:p>
        </chart:subtitle>
        <chart:legend chart:legend-position="bottom" svg:x="3.109cm" svg:y="10.29cm" style:legend-expansion="wide" chart:style-name="ch4"/>
        <chart:plot-area chart:style-name="ch5" table:cell-range-address="Parallel.J12:Parallel.J28 Parallel.D11:Parallel.E28 Parallel.O11:Parallel.O11 Parallel.Q12:Parallel.Q28" chart:data-source-has-labels="row" svg:x="1.321cm" svg:y="2.482cm" svg:width="13.579cm" svg:height="6.606cm">
          <chartooo:coordinate-region svg:x="2.048cm" svg:y="2.681cm" svg:width="12.758cm" svg:height="5.76cm"/>
          <chart:axis chart:dimension="x" chart:name="primary-x" chart:style-name="ch6">
            <chart:title svg:x="7.59cm" svg:y="9.309cm" chart:style-name="ch7">
              <text:p>rho(H)</text:p>
            </chart:title>
          </chart:axis>
          <chart:axis chart:dimension="y" chart:name="primary-y" chart:style-name="ch6">
            <chart:title svg:x="0.451cm" svg:y="6.385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series chart:style-name="ch12" chart:values-cell-range-address="Parallel.Q12:Parallel.Q28" chart:label-cell-address="Parallel.O11:Parallel.O1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n_k</text:p>
                <draw:g>
                  <svg:desc>Parallel.O11:Parallel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8404548103587">
                <text:p>0.98404548103587</text:p>
                <draw:g>
                  <svg:desc>Parallel.D12:Parallel.D28</svg:desc>
                </draw:g>
              </table:table-cell>
              <table:table-cell office:value-type="float" office:value="0.884989668365154">
                <text:p>0.884989668365154</text:p>
                <draw:g>
                  <svg:desc>Parallel.Q12:Parallel.Q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39850524274664">
                <text:p>0.939850524274664</text:p>
              </table:table-cell>
              <table:table-cell office:value-type="float" office:value="0.794788202447399">
                <text:p>0.794788202447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76469978164">
                <text:p>0.876469978164</text:p>
              </table:table-cell>
              <table:table-cell office:value-type="float" office:value="0.722981254948521">
                <text:p>0.722981254948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80421940558531">
                <text:p>0.80421940558531</text:p>
              </table:table-cell>
              <table:table-cell office:value-type="float" office:value="0.665082699742399">
                <text:p>0.66508269974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731403854267971">
                <text:p>0.731403854267971</text:p>
              </table:table-cell>
              <table:table-cell office:value-type="float" office:value="0.617858243872316">
                <text:p>0.617858243872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663188638139616">
                <text:p>0.663188638139616</text:p>
              </table:table-cell>
              <table:table-cell office:value-type="float" office:value="0.578923844513524">
                <text:p>0.578923844513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60201074476297">
                <text:p>0.60201074476297</text:p>
              </table:table-cell>
              <table:table-cell office:value-type="float" office:value="0.54649383068198">
                <text:p>0.5464938306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548500953215319">
                <text:p>0.548500953215319</text:p>
              </table:table-cell>
              <table:table-cell office:value-type="float" office:value="0.519214752831944">
                <text:p>0.519214752831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502307482034259">
                <text:p>0.502307482034259</text:p>
              </table:table-cell>
              <table:table-cell office:value-type="float" office:value="0.496051082001684">
                <text:p>0.49605108200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462647390898446">
                <text:p>0.462647390898446</text:p>
              </table:table-cell>
              <table:table-cell office:value-type="float" office:value="0.47620407623935">
                <text:p>0.47620407623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399353125327654">
                <text:p>0.399353125327654</text:p>
              </table:table-cell>
              <table:table-cell office:value-type="float" office:value="0.444111625045129">
                <text:p>0.444111625045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332997847719517">
                <text:p>0.332997847719517</text:p>
              </table:table-cell>
              <table:table-cell office:value-type="float" office:value="0.409087321700182">
                <text:p>0.409087321700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65852027617362">
                <text:p>0.265852027617362</text:p>
              </table:table-cell>
              <table:table-cell office:value-type="float" office:value="0.370914321047249">
                <text:p>0.370914321047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200159895677505">
                <text:p>0.200159895677505</text:p>
              </table:table-cell>
              <table:table-cell office:value-type="float" office:value="0.328923342162304">
                <text:p>0.328923342162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81806462870278">
                <text:p>0.181806462870278</text:p>
              </table:table-cell>
              <table:table-cell office:value-type="float" office:value="0.315940913247882">
                <text:p>0.315940913247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148969516195041">
                <text:p>0.148969516195041</text:p>
              </table:table-cell>
              <table:table-cell office:value-type="float" office:value="0.290745908381272">
                <text:p>0.290745908381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109138464077149">
                <text:p>0.109138464077149</text:p>
              </table:table-cell>
              <table:table-cell office:value-type="float" office:value="0.255365658324431">
                <text:p>0.2553656583244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35" chart:maximum="0.0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-dash="Ultra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92cm" svg:height="14.512cm" xlink:href=".." xlink:type="simple" chart:class="chart:scatter" chart:style-name="ch1">
        <chart:legend chart:legend-position="bottom" svg:x="2.235cm" svg:y="13.729cm" style:legend-expansion="wide" chart:style-name="ch2"/>
        <chart:plot-area chart:style-name="ch3" table:cell-range-address="leakage.G9:leakage.G25 leakage.J5:leakage.K5 leakage.L9:leakage.L25 leakage.J30:leakage.K30 leakage.L34:leakage.L50 leakage.J56:leakage.K56 leakage.L60:leakage.L76 leakage.N9:leakage.N25 leakage.N34:leakage.N50 leakage.N60:leakage.N76" chart:data-source-has-labels="row" svg:x="1.454cm" svg:y="0.227cm" svg:width="19.943cm" svg:height="12.667cm">
          <chartooo:coordinate-region svg:x="2.472cm" svg:y="0.426cm" svg:width="18.831cm" svg:height="12.269cm"/>
          <chart:axis chart:dimension="x" chart:name="primary-x" chart:style-name="ch4">
            <chart:title svg:x="9.132cm" svg:y="13.184cm" chart:style-name="ch5">
              <text:p>Iteration Matrix Spectral Radius</text:p>
            </chart:title>
          </chart:axis>
          <chart:axis chart:dimension="y" chart:name="primary-y" chart:style-name="ch6">
            <chart:title svg:x="0.449cm" svg:y="8.946cm" chart:style-name="ch7">
              <text:p>Leakage Fraction Absolute Error</text:p>
            </chart:title>
            <chart:grid chart:style-name="ch8" chart:class="major"/>
          </chart:axis>
          <chart:series chart:style-name="ch9" chart:values-cell-range-address="leakage.L9:leakage.L25" chart:label-cell-address="leakage.K5:leakage.K5" chart:class="chart:scatter">
            <chart:domain table:cell-range-address="leakage.G9:leakage.G25"/>
            <chart:data-point chart:repeated="17"/>
          </chart:series>
          <chart:series chart:style-name="ch10" chart:values-cell-range-address="leakage.L34:leakage.L50" chart:label-cell-address="leakage.K30:leakage.K30" chart:class="chart:scatter">
            <chart:domain table:cell-range-address="leakage.G34:leakage.G50"/>
            <chart:data-point chart:repeated="17"/>
          </chart:series>
          <chart:series chart:style-name="ch11" chart:values-cell-range-address="leakage.L60:leakage.L76" chart:label-cell-address="leakage.K56:leakage.K56" chart:class="chart:scatter">
            <chart:domain table:cell-range-address="leakage.G60:leakage.G76"/>
            <chart:data-point chart:repeated="17"/>
          </chart:series>
          <chart:series chart:style-name="ch12" chart:values-cell-range-address="leakage.N9:leakage.N25" chart:label-cell-address="leakage.J5:leakage.J5" chart:class="chart:scatter">
            <chart:data-point chart:repeated="17"/>
          </chart:series>
          <chart:series chart:style-name="ch13" chart:values-cell-range-address="leakage.N34:leakage.N50" chart:label-cell-address="leakage.J30:leakage.J30" chart:class="chart:scatter">
            <chart:domain table:cell-range-address="leakage.G34:leakage.G50"/>
            <chart:data-point chart:repeated="17"/>
          </chart:series>
          <chart:series chart:style-name="ch14" chart:values-cell-range-address="leakage.N60:leakage.N76" chart:label-cell-address="leakage.J56:leakage.J56" chart:class="chart:scatter">
            <chart:domain table:cell-range-address="leakage.G60:leakage.G76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W-50</text:p>
                <draw:g>
                  <svg:desc>leakage.K5:leakage.K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W-100</text:p>
                <draw:g>
                  <svg:desc>leakage.K30:leakage.K3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W-200</text:p>
                <draw:g>
                  <svg:desc>leakage.K56:leakage.K56</svg:desc>
                </draw:g>
              </table:table-cell>
              <table:table-cell office:value-type="string">
                <text:p>MC-50</text:p>
                <draw:g>
                  <svg:desc>leakage.J5:leakage.J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C-100</text:p>
                <draw:g>
                  <svg:desc>leakage.J30:leakage.J3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MC-200</text:p>
                <draw:g>
                  <svg:desc>leakage.J56:leakage.J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leakage.G9:leakage.G25</svg:desc>
                </draw:g>
              </table:table-cell>
              <table:table-cell office:value-type="float" office:value="-0.323619850212067">
                <text:p>-0.323619850212067</text:p>
                <draw:g>
                  <svg:desc>leakage.L9:leakage.L25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-0.188314512228354">
                <text:p>-0.188314512228354</text:p>
                <draw:g>
                  <svg:desc>leakage.L34:leakage.L50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-0.07037537608465">
                <text:p>-0.07037537608465</text:p>
                <draw:g>
                  <svg:desc>leakage.L60:leakage.L76</svg:desc>
                </draw:g>
              </table:table-cell>
              <table:table-cell office:value-type="float" office:value="-0.19437476113654">
                <text:p>-0.19437476113654</text:p>
                <draw:g>
                  <svg:desc>leakage.N9:leakage.N25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-0.0634924336181666">
                <text:p>-0.0634924336181666</text:p>
                <draw:g>
                  <svg:desc>leakage.N34:leakage.N50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00792250982220899">
                <text:p>0.00792250982220899</text:p>
                <draw:g>
                  <svg:desc>leakage.N60:leakage.N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-0.17430336850775">
                <text:p>-0.17430336850775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-0.0611438864361963">
                <text:p>-0.061143886436196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-0.0186250167526069">
                <text:p>-0.0186250167526069</text:p>
              </table:table-cell>
              <table:table-cell office:value-type="float" office:value="-0.0492099458968962">
                <text:p>-0.049209945896896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0176917478741481">
                <text:p>0.0176917478741481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0116841934633143">
                <text:p>0.011684193463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-0.0884299640017256">
                <text:p>-0.0884299640017256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-0.0225499633631263">
                <text:p>-0.022549963363126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-0.00440167208251946">
                <text:p>-0.00440167208251946</text:p>
              </table:table-cell>
              <table:table-cell office:value-type="float" office:value="0.0137385391935292">
                <text:p>0.013738539193529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0258096431217077">
                <text:p>0.0258096431217077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010599897082842">
                <text:p>0.010599897082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-0.0492534385317839">
                <text:p>-0.049253438531783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-0.0130237969779843">
                <text:p>-0.0130237969779843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0190151994823991">
                <text:p>0.00190151994823991</text:p>
              </table:table-cell>
              <table:table-cell office:value-type="float" office:value="0.0316214259523594">
                <text:p>0.031621425952359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185860987011915">
                <text:p>0.0185860987011915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108654890005092">
                <text:p>0.0108654890005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-0.0269168564933857">
                <text:p>-0.026916856493385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-0.000326036647496392">
                <text:p>-0.000326036647496392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0493646168971504">
                <text:p>0.00493646168971504</text:p>
              </table:table-cell>
              <table:table-cell office:value-type="float" office:value="0.0374205239374554">
                <text:p>0.037420523937455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218438943146823">
                <text:p>0.0218438943146823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109826553383435">
                <text:p>0.0109826553383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-0.0119600496596207">
                <text:p>-0.011960049659620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0449786637453682">
                <text:p>0.00449786637453682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0496687729632628">
                <text:p>0.00496687729632628</text:p>
              </table:table-cell>
              <table:table-cell office:value-type="float" office:value="0.040101010062798">
                <text:p>0.04010101006279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210203532510525">
                <text:p>0.0210203532510525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0938853281016819">
                <text:p>0.00938853281016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-0.00512036166810337">
                <text:p>-0.0051203616681033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0576359497996835">
                <text:p>0.0057635949799683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0423457356764637">
                <text:p>0.00423457356764637</text:p>
              </table:table-cell>
              <table:table-cell office:value-type="float" office:value="0.0378820668554922">
                <text:p>0.0378820668554922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18693173570238">
                <text:p>0.01869317357023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0765857966282363">
                <text:p>0.00765857966282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0272220667563">
                <text:p>0.00272220667563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086771800153105">
                <text:p>0.0086771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0814257792977713">
                <text:p>0.00814257792977713</text:p>
              </table:table-cell>
              <table:table-cell office:value-type="float" office:value="0.0389790945225907">
                <text:p>0.038979094522590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191926932732369">
                <text:p>0.019192693273236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109088349589675">
                <text:p>0.0109088349589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102253139103729">
                <text:p>0.010225313910372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120144448094831">
                <text:p>0.0120144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0773707313896246">
                <text:p>0.00773707313896246</text:p>
              </table:table-cell>
              <table:table-cell office:value-type="float" office:value="0.0413816529546901">
                <text:p>0.041381652954690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208313991183937">
                <text:p>0.0208313991183937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100457050305325">
                <text:p>0.0100457050305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114182517478889">
                <text:p>0.011418251747888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106115984375178">
                <text:p>0.0106115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0762812845484287">
                <text:p>0.00762812845484287</text:p>
              </table:table-cell>
              <table:table-cell office:value-type="float" office:value="0.0386497827665949">
                <text:p>0.038649782766594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181866284196559">
                <text:p>0.018186628419655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0960462386221298">
                <text:p>0.00960462386221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68288249824297">
                <text:p>0.016828824982429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2794370371548">
                <text:p>0.0127943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0864701666617514">
                <text:p>0.00864701666617514</text:p>
              </table:table-cell>
              <table:table-cell office:value-type="float" office:value="0.0385365951821841">
                <text:p>0.038536595182184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87046383237745">
                <text:p>0.0187046383237745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101814155376041">
                <text:p>0.0101814155376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186640362584873">
                <text:p>0.0186640362584873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130322027854462">
                <text:p>0.0130322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0845736917471206">
                <text:p>0.00845736917471206</text:p>
              </table:table-cell>
              <table:table-cell office:value-type="float" office:value="0.0354023944513895">
                <text:p>0.035402394451389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175146049396542">
                <text:p>0.017514604939654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0961547092112302">
                <text:p>0.00961547092112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196863836066483">
                <text:p>0.019686383606648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122823343981599">
                <text:p>0.0122823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0815272146084508">
                <text:p>0.00815272146084508</text:p>
              </table:table-cell>
              <table:table-cell office:value-type="float" office:value="0.032100645191762">
                <text:p>0.0321006451917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155651566020574">
                <text:p>0.0155651566020574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0899692957079516">
                <text:p>0.00899692957079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34702640273869">
                <text:p>0.023470264027386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14395923629739">
                <text:p>0.0143959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0832750343969517">
                <text:p>0.00832750343969517</text:p>
              </table:table-cell>
              <table:table-cell office:value-type="float" office:value="0.0322183054120543">
                <text:p>0.0322183054120543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166860724929069">
                <text:p>0.016686072492906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089137362802382">
                <text:p>0.0089137362802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317055760822398">
                <text:p>0.031705576082239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77650102585885">
                <text:p>0.0177650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00472471707808">
                <text:p>0.0100472471707808</text:p>
              </table:table-cell>
              <table:table-cell office:value-type="float" office:value="0.0395148680202195">
                <text:p>0.039514868020219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98040022216646">
                <text:p>0.01980400222166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056850111996">
                <text:p>0.01056850111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369963557541636">
                <text:p>0.036996355754163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424263900447">
                <text:p>0.0194424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11280645782812">
                <text:p>0.0111280645782812</text:p>
              </table:table-cell>
              <table:table-cell office:value-type="float" office:value="0.0432083751401572">
                <text:p>0.0432083751401572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210566943727393">
                <text:p>0.021056694372739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15397371868913">
                <text:p>0.0115397371868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254082137268415">
                <text:p>0.025408213726841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3220511753495">
                <text:p>0.0132205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790112609834911">
                <text:p>0.00790112609834911</text:p>
              </table:table-cell>
              <table:table-cell office:value-type="float" office:value="0.0298105714321884">
                <text:p>0.0298105714321884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43576016861718">
                <text:p>0.014357601686171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81901908430896">
                <text:p>0.00819019084308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style-name="ch1">
        <chart:title svg:x="4.798cm" svg:y="0.337cm" chart:style-name="ch2">
          <text:p>Domain Leakage vs. rho(H)</text:p>
        </chart:title>
        <chart:subtitle svg:x="6.848cm" svg:y="1.317cm" chart:style-name="ch3">
          <text:p>n_i = 20</text:p>
        </chart:subtitle>
        <chart:legend chart:legend-position="bottom" svg:x="2.995cm" svg:y="9.3cm" style:legend-expansion="wide" chart:style-name="ch4"/>
        <chart:plot-area chart:style-name="ch5" table:cell-range-address="Parallel.J97:Parallel.J113 Parallel.D96:Parallel.E113 Parallel.P96:Parallel.P96 Parallel.Q97:Parallel.Q113" chart:data-source-has-labels="row" svg:x="1.315cm" svg:y="2.402cm" svg:width="13.29cm" svg:height="5.716cm">
          <chartooo:coordinate-region svg:x="2.042cm" svg:y="2.601cm" svg:width="12.47cm" svg:height="4.87cm"/>
          <chart:axis chart:dimension="x" chart:name="primary-x" chart:style-name="ch6">
            <chart:title svg:x="7.44cm" svg:y="8.319cm" chart:style-name="ch7">
              <text:p>rho(H)</text:p>
            </chart:title>
          </chart:axis>
          <chart:axis chart:dimension="y" chart:name="primary-y" chart:style-name="ch8">
            <chart:title svg:x="0.451cm" svg:y="5.86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J97:Parallel.J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series chart:style-name="ch13" chart:values-cell-range-address="Parallel.Q97:Parallel.Q113" chart:label-cell-address="Parallel.P96:Parallel.P96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  <table:table-cell office:value-type="string">
                <text:p>tau</text:p>
                <draw:g>
                  <svg:desc>Parallel.P96:Parallel.P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68592060635948">
                <text:p>0.968592060635948</text:p>
                <draw:g>
                  <svg:desc>Parallel.D97:Parallel.D113</svg:desc>
                </draw:g>
              </table:table-cell>
              <table:table-cell office:value-type="float" office:value="0.79370535254823">
                <text:p>0.79370535254823</text:p>
                <draw:g>
                  <svg:desc>Parallel.Q97:Parallel.Q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53029">
                <text:p>0.953029</text:p>
              </table:table-cell>
              <table:table-cell office:value-type="float" office:value="0.886526424617278">
                <text:p>0.886526424617278</text:p>
              </table:table-cell>
              <table:table-cell office:value-type="float" office:value="0.659459361467718">
                <text:p>0.65945936146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36912">
                <text:p>0.836912</text:p>
              </table:table-cell>
              <table:table-cell office:value-type="float" office:value="0.780103745453753">
                <text:p>0.780103745453753</text:p>
              </table:table-cell>
              <table:table-cell office:value-type="float" office:value="0.566147723163905">
                <text:p>0.566147723163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694184">
                <text:p>0.694184</text:p>
              </table:table-cell>
              <table:table-cell office:value-type="float" office:value="0.672547630678819">
                <text:p>0.672547630678819</text:p>
              </table:table-cell>
              <table:table-cell office:value-type="float" office:value="0.498220151625914">
                <text:p>0.498220151625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585677">
                <text:p>0.585677</text:p>
              </table:table-cell>
              <table:table-cell office:value-type="float" office:value="0.576545858765732">
                <text:p>0.576545858765732</text:p>
              </table:table-cell>
              <table:table-cell office:value-type="float" office:value="0.447029576476552">
                <text:p>0.44702957647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06401">
                <text:p>0.506401</text:p>
              </table:table-cell>
              <table:table-cell office:value-type="float" office:value="0.49609739792807">
                <text:p>0.49609739792807</text:p>
              </table:table-cell>
              <table:table-cell office:value-type="float" office:value="0.407384109766687">
                <text:p>0.407384109766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447939">
                <text:p>0.447939</text:p>
              </table:table-cell>
              <table:table-cell office:value-type="float" office:value="0.430626160042195">
                <text:p>0.430626160042195</text:p>
              </table:table-cell>
              <table:table-cell office:value-type="float" office:value="0.37598315178696">
                <text:p>0.37598315178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01119">
                <text:p>0.401119</text:p>
              </table:table-cell>
              <table:table-cell office:value-type="float" office:value="0.377885851479091">
                <text:p>0.377885851479091</text:p>
              </table:table-cell>
              <table:table-cell office:value-type="float" office:value="0.350634741820207">
                <text:p>0.350634741820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354954">
                <text:p>0.354954</text:p>
              </table:table-cell>
              <table:table-cell office:value-type="float" office:value="0.335387588579614">
                <text:p>0.335387588579614</text:p>
              </table:table-cell>
              <table:table-cell office:value-type="float" office:value="0.32983240059902">
                <text:p>0.32983240059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34492">
                <text:p>0.334492</text:p>
              </table:table-cell>
              <table:table-cell office:value-type="float" office:value="0.300937721222474">
                <text:p>0.300937721222474</text:p>
              </table:table-cell>
              <table:table-cell office:value-type="float" office:value="0.312511714209146">
                <text:p>0.312511714209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292007">
                <text:p>0.292007</text:p>
              </table:table-cell>
              <table:table-cell office:value-type="float" office:value="0.249494833399404">
                <text:p>0.249494833399404</text:p>
              </table:table-cell>
              <table:table-cell office:value-type="float" office:value="0.285439259135804">
                <text:p>0.285439259135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237325">
                <text:p>0.237325</text:p>
              </table:table-cell>
              <table:table-cell office:value-type="float" office:value="0.199758498970125">
                <text:p>0.199758498970125</text:p>
              </table:table-cell>
              <table:table-cell office:value-type="float" office:value="0.257140022378454">
                <text:p>0.257140022378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3357">
                <text:p>0.203357</text:p>
              </table:table-cell>
              <table:table-cell office:value-type="float" office:value="0.153304119285792">
                <text:p>0.153304119285792</text:p>
              </table:table-cell>
              <table:table-cell office:value-type="float" office:value="0.227682512859415">
                <text:p>0.227682512859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55428">
                <text:p>0.155428</text:p>
              </table:table-cell>
              <table:table-cell office:value-type="float" office:value="0.111209820915092">
                <text:p>0.111209820915092</text:p>
              </table:table-cell>
              <table:table-cell office:value-type="float" office:value="0.19683318573064">
                <text:p>0.19683318573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128414">
                <text:p>0.128414</text:p>
              </table:table-cell>
              <table:table-cell office:value-type="float" office:value="0.0999929100822158">
                <text:p>0.0999929100822158</text:p>
              </table:table-cell>
              <table:table-cell office:value-type="float" office:value="0.187606786325536">
                <text:p>0.187606786325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804792344039743">
                <text:p>0.0804792344039743</text:p>
              </table:table-cell>
              <table:table-cell office:value-type="float" office:value="0.170101045717506">
                <text:p>0.170101045717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577189085523829">
                <text:p>0.0577189085523829</text:p>
              </table:table-cell>
              <table:table-cell office:value-type="float" office:value="0.146372023193797">
                <text:p>0.1463720231937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0.26cm" xlink:href=".." xlink:type="simple" chart:class="chart:scatter" chart:style-name="ch1">
        <chart:title svg:x="4.318cm" svg:y="0.341cm" chart:style-name="ch2">
          <text:p>Absorption Cross Section vs. rho(H)</text:p>
        </chart:title>
        <chart:subtitle svg:x="7.348cm" svg:y="1.325cm" chart:style-name="ch3">
          <text:p>n_i = 5</text:p>
        </chart:subtitle>
        <chart:legend chart:legend-position="bottom" svg:x="3.349cm" svg:y="9.477cm" style:legend-expansion="wide" chart:style-name="ch4"/>
        <chart:plot-area chart:style-name="ch5" table:cell-range-address="Parallel.J149:Parallel.J165 Parallel.D148:Parallel.E165 Parallel.O148:Parallel.O148 Parallel.Q149:Parallel.Q165" chart:data-source-has-labels="row" svg:x="1.331cm" svg:y="2.418cm" svg:width="14.029cm" svg:height="5.873cm">
          <chartooo:coordinate-region svg:x="2.058cm" svg:y="2.617cm" svg:width="13.208cm" svg:height="5.027cm"/>
          <chart:axis chart:dimension="x" chart:name="primary-x" chart:style-name="ch6">
            <chart:title svg:x="7.825cm" svg:y="8.496cm" chart:style-name="ch7">
              <text:p>rho(H)</text:p>
            </chart:title>
          </chart:axis>
          <chart:axis chart:dimension="y" chart:name="primary-y" chart:style-name="ch6">
            <chart:title svg:x="0.451cm" svg:y="5.954cm" chart:style-name="ch8">
              <text:p>lambda</text:p>
            </chart:title>
            <chart:grid chart:style-name="ch9" chart:class="major"/>
          </chart:axis>
          <chart:series chart:style-name="ch10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11" chart:values-cell-range-address="Parallel.D149:Parallel.D165" chart:label-cell-address="Parallel.D148:Parallel.D148" chart:class="chart:scatter">
            <chart:data-point chart:repeated="17"/>
          </chart:series>
          <chart:series chart:style-name="ch12" chart:values-cell-range-address="Parallel.Q149:Parallel.Q165" chart:label-cell-address="Parallel.O148:Parallel.O148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lambda predicted</text:p>
                <draw:g>
                  <svg:desc>Parallel.D148:Parallel.D148</svg:desc>
                </draw:g>
              </table:table-cell>
              <table:table-cell office:value-type="string">
                <text:p>n_k</text:p>
                <draw:g>
                  <svg:desc>Parallel.O148:Parallel.O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1958592120681">
                <text:p>0.991958592120681</text:p>
                <draw:g>
                  <svg:desc>Parallel.D149:Parallel.D165</svg:desc>
                </draw:g>
              </table:table-cell>
              <table:table-cell office:value-type="float" office:value="NaN">
                <text:p>NaN</text:p>
                <draw:g>
                  <svg:desc>Parallel.Q149:Parallel.Q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68992726515448">
                <text:p>0.96899272651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34168932477744">
                <text:p>0.93416893247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891487369103439">
                <text:p>0.89148736910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844867998260527">
                <text:p>0.84486799826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797490582765687">
                <text:p>0.797490582765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751568922656686">
                <text:p>0.751568922656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70842830555113">
                <text:p>0.7084283055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668714611411094">
                <text:p>0.66871461141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63261643753285">
                <text:p>0.63261643753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570768190100903">
                <text:p>0.570768190100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499622483695991">
                <text:p>0.499622483695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420036500028775">
                <text:p>0.42003650002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333555381076139">
                <text:p>0.33355538107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30767552654725">
                <text:p>0.30767552654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259309779929363">
                <text:p>0.259309779929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196798628145959">
                <text:p>0.1967986281459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82cm" svg:height="18.264cm" xlink:href=".." xlink:type="simple" chart:class="chart:scatter" chart:style-name="ch1">
        <chart:title svg:x="8.243cm" svg:y="0.501cm" chart:style-name="ch2">
          <text:p>Spectral Radius vs. Domain Leakage</text:p>
        </chart:title>
        <chart:plot-area chart:style-name="ch3" table:cell-range-address="Parallel.J97:Parallel.J113 Parallel.D145:Parallel.D145 Parallel.Q149:Parallel.Q165 Parallel.D8:Parallel.D8 Parallel.Q12:Parallel.Q28 Parallel.D93:Parallel.D93 Parallel.Q97:Parallel.Q113 Parallel.D195:Parallel.D195 Parallel.Q251:Parallel.Q267 Parallel.E11:Parallel.E28 Parallel.E96:Parallel.E113 Parallel.E148:Parallel.E165 Parallel.E198:Parallel.E198 Parallel.E251:Parallel.E267" chart:data-source-has-labels="row" svg:x="1.49cm" svg:y="2.375cm" svg:width="21.534cm" svg:height="14.543cm">
          <chartooo:coordinate-region svg:x="2.217cm" svg:y="2.574cm" svg:width="20.713cm" svg:height="13.697cm"/>
          <chart:axis chart:dimension="x" chart:name="primary-x" chart:style-name="ch4">
            <chart:title svg:x="11.737cm" svg:y="17.283cm" chart:style-name="ch5">
              <text:p>rho(H)</text:p>
            </chart:title>
          </chart:axis>
          <chart:axis chart:dimension="y" chart:name="primary-y" chart:style-name="ch4">
            <chart:title svg:x="0.451cm" svg:y="10.246cm" chart:style-name="ch6">
              <text:p>lambda</text:p>
            </chart:title>
            <chart:grid chart:style-name="ch7" chart:class="major"/>
          </chart:axis>
          <chart:series chart:style-name="ch8" chart:values-cell-range-address="Parallel.Q149:Parallel.Q165" chart:label-cell-address="Parallel.D145:Parallel.D145" chart:class="chart:scatter">
            <chart:domain table:cell-range-address="Parallel.J97:Parallel.J113"/>
            <chart:data-point chart:repeated="17"/>
          </chart:series>
          <chart:series chart:style-name="ch8" chart:values-cell-range-address="Parallel.Q12:Parallel.Q28" chart:label-cell-address="Parallel.D8:Parallel.D8" chart:class="chart:scatter">
            <chart:data-point chart:repeated="17"/>
          </chart:series>
          <chart:series chart:style-name="ch8" chart:values-cell-range-address="Parallel.Q97:Parallel.Q113" chart:label-cell-address="Parallel.D93:Parallel.D93" chart:class="chart:scatter">
            <chart:data-point chart:repeated="17"/>
          </chart:series>
          <chart:series chart:style-name="ch8" chart:values-cell-range-address="Parallel.Q251:Parallel.Q267" chart:label-cell-address="Parallel.D195:Parallel.D195" chart:class="chart:scatter">
            <chart:data-point chart:repeated="17"/>
          </chart:series>
          <chart:series chart:style-name="ch9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9" chart:values-cell-range-address="Parallel.E97:Parallel.E113" chart:label-cell-address="Parallel.E96:Parallel.E96" chart:class="chart:scatter">
            <chart:data-point chart:repeated="17"/>
          </chart:series>
          <chart:series chart:style-name="ch9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9" chart:values-cell-range-address="Parallel.E251:Parallel.E267" chart:label-cell-address="Parallel.E198:Parallel.E198" chart:class="chart:scatter">
            <chart:domain table:cell-range-address="Parallel.J199:Parallel.J21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</text:p>
                <draw:g>
                  <svg:desc>Parallel.D145:Parallel.D145</svg:desc>
                </draw:g>
              </table:table-cell>
              <table:table-cell office:value-type="string">
                <text:p>10</text:p>
                <draw:g>
                  <svg:desc>Parallel.D8:Parallel.D8</svg:desc>
                </draw:g>
              </table:table-cell>
              <table:table-cell office:value-type="string">
                <text:p>20</text:p>
                <draw:g>
                  <svg:desc>Parallel.D93:Parallel.D93</svg:desc>
                </draw:g>
              </table:table-cell>
              <table:table-cell office:value-type="string">
                <text:p/>
                <draw:g>
                  <svg:desc>Parallel.D195:Parallel.D19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/>
                <draw:g>
                  <svg:desc>Parallel.E198:Parallel.E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NaN">
                <text:p>NaN</text:p>
                <draw:g>
                  <svg:desc>Parallel.Q149:Parallel.Q165</svg:desc>
                </draw:g>
              </table:table-cell>
              <table:table-cell office:value-type="float" office:value="0.884989668365154">
                <text:p>0.884989668365154</text:p>
                <draw:g>
                  <svg:desc>Parallel.Q12:Parallel.Q28</svg:desc>
                </draw:g>
              </table:table-cell>
              <table:table-cell office:value-type="float" office:value="0.79370535254823">
                <text:p>0.79370535254823</text:p>
                <draw:g>
                  <svg:desc>Parallel.Q97:Parallel.Q113</svg:desc>
                </draw:g>
              </table:table-cell>
              <table:table-cell office:value-type="float" office:value="0.434864487771646">
                <text:p>0.434864487771646</text:p>
                <draw:g>
                  <svg:desc>Parallel.Q251:Parallel.Q267</svg:desc>
                </draw:g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NaN">
                <text:p>NaN</text:p>
                <draw:g>
                  <svg:desc>Parallel.J199:Parallel.J215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NaN">
                <text:p>NaN</text:p>
              </table:table-cell>
              <table:table-cell office:value-type="float" office:value="0.794788202447399">
                <text:p>0.794788202447399</text:p>
              </table:table-cell>
              <table:table-cell office:value-type="float" office:value="0.659459361467718">
                <text:p>0.659459361467718</text:p>
              </table:table-cell>
              <table:table-cell office:value-type="float" office:value="0.279176113563804">
                <text:p>0.27917611356380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53029">
                <text:p>0.95302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NaN">
                <text:p>NaN</text:p>
              </table:table-cell>
              <table:table-cell office:value-type="float" office:value="0.722981254948521">
                <text:p>0.722981254948521</text:p>
              </table:table-cell>
              <table:table-cell office:value-type="float" office:value="0.566147723163905">
                <text:p>0.566147723163905</text:p>
              </table:table-cell>
              <table:table-cell office:value-type="float" office:value="0.206970036636874">
                <text:p>0.20697003663687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36912">
                <text:p>0.83691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NaN">
                <text:p>NaN</text:p>
              </table:table-cell>
              <table:table-cell office:value-type="float" office:value="0.665082699742399">
                <text:p>0.665082699742399</text:p>
              </table:table-cell>
              <table:table-cell office:value-type="float" office:value="0.498220151625914">
                <text:p>0.498220151625914</text:p>
              </table:table-cell>
              <table:table-cell office:value-type="float" office:value="0.165680203022016">
                <text:p>0.165680203022016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694184">
                <text:p>0.6941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NaN">
                <text:p>NaN</text:p>
              </table:table-cell>
              <table:table-cell office:value-type="float" office:value="0.617858243872316">
                <text:p>0.617858243872316</text:p>
              </table:table-cell>
              <table:table-cell office:value-type="float" office:value="0.447029576476552">
                <text:p>0.447029576476552</text:p>
              </table:table-cell>
              <table:table-cell office:value-type="float" office:value="0.139179963352504">
                <text:p>0.13917996335250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585677">
                <text:p>0.58567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NaN">
                <text:p>NaN</text:p>
              </table:table-cell>
              <table:table-cell office:value-type="float" office:value="0.578923844513524">
                <text:p>0.578923844513524</text:p>
              </table:table-cell>
              <table:table-cell office:value-type="float" office:value="0.407384109766687">
                <text:p>0.407384109766687</text:p>
              </table:table-cell>
              <table:table-cell office:value-type="float" office:value="0.120868866374537">
                <text:p>0.12086886637453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506401">
                <text:p>0.50640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NaN">
                <text:p>NaN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NaN">
                <text:p>NaN</text:p>
              </table:table-cell>
              <table:table-cell office:value-type="float" office:value="0.54649383068198">
                <text:p>0.54649383068198</text:p>
              </table:table-cell>
              <table:table-cell office:value-type="float" office:value="0.37598315178696">
                <text:p>0.37598315178696</text:p>
              </table:table-cell>
              <table:table-cell office:value-type="float" office:value="0.107544594979968">
                <text:p>0.10754459497996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447939">
                <text:p>0.447939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NaN">
                <text:p>NaN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NaN">
                <text:p>NaN</text:p>
              </table:table-cell>
              <table:table-cell office:value-type="float" office:value="0.519214752831944">
                <text:p>0.519214752831944</text:p>
              </table:table-cell>
              <table:table-cell office:value-type="float" office:value="0.350634741820207">
                <text:p>0.350634741820207</text:p>
              </table:table-cell>
              <table:table-cell office:value-type="float" office:value="0.0974672800153105">
                <text:p>0.0974672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401119">
                <text:p>0.40111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NaN">
                <text:p>NaN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NaN">
                <text:p>NaN</text:p>
              </table:table-cell>
              <table:table-cell office:value-type="float" office:value="0.496051082001684">
                <text:p>0.496051082001684</text:p>
              </table:table-cell>
              <table:table-cell office:value-type="float" office:value="0.32983240059902">
                <text:p>0.32983240059902</text:p>
              </table:table-cell>
              <table:table-cell office:value-type="float" office:value="0.0896120448094831">
                <text:p>0.0896120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354954">
                <text:p>0.354954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NaN">
                <text:p>NaN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NaN">
                <text:p>NaN</text:p>
              </table:table-cell>
              <table:table-cell office:value-type="float" office:value="0.47620407623935">
                <text:p>0.47620407623935</text:p>
              </table:table-cell>
              <table:table-cell office:value-type="float" office:value="0.312511714209146">
                <text:p>0.312511714209146</text:p>
              </table:table-cell>
              <table:table-cell office:value-type="float" office:value="0.0833374984375178">
                <text:p>0.0833374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334492">
                <text:p>0.33449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NaN">
                <text:p>NaN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NaN">
                <text:p>NaN</text:p>
              </table:table-cell>
              <table:table-cell office:value-type="float" office:value="0.444111625045129">
                <text:p>0.444111625045129</text:p>
              </table:table-cell>
              <table:table-cell office:value-type="float" office:value="0.285439259135804">
                <text:p>0.285439259135804</text:p>
              </table:table-cell>
              <table:table-cell office:value-type="float" office:value="0.073981670371548">
                <text:p>0.0739816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292007">
                <text:p>0.29200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NaN">
                <text:p>NaN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NaN">
                <text:p>NaN</text:p>
              </table:table-cell>
              <table:table-cell office:value-type="float" office:value="0.409087321700182">
                <text:p>0.409087321700182</text:p>
              </table:table-cell>
              <table:table-cell office:value-type="float" office:value="0.257140022378454">
                <text:p>0.257140022378454</text:p>
              </table:table-cell>
              <table:table-cell office:value-type="float" office:value="0.0647473027854462">
                <text:p>0.0647473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237325">
                <text:p>0.23732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NaN">
                <text:p>NaN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NaN">
                <text:p>NaN</text:p>
              </table:table-cell>
              <table:table-cell office:value-type="float" office:value="0.370914321047249">
                <text:p>0.370914321047249</text:p>
              </table:table-cell>
              <table:table-cell office:value-type="float" office:value="0.227682512859415">
                <text:p>0.227682512859415</text:p>
              </table:table-cell>
              <table:table-cell office:value-type="float" office:value="0.0556780343981599">
                <text:p>0.0556780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03357">
                <text:p>0.2033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NaN">
                <text:p>NaN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328923342162304">
                <text:p>0.328923342162304</text:p>
              </table:table-cell>
              <table:table-cell office:value-type="float" office:value="0.19683318573064">
                <text:p>0.19683318573064</text:p>
              </table:table-cell>
              <table:table-cell office:value-type="float" office:value="0.046724123629739">
                <text:p>0.0467241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155428">
                <text:p>0.155428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NaN">
                <text:p>NaN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NaN">
                <text:p>NaN</text:p>
              </table:table-cell>
              <table:table-cell office:value-type="float" office:value="0.315940913247882">
                <text:p>0.315940913247882</text:p>
              </table:table-cell>
              <table:table-cell office:value-type="float" office:value="0.187606786325536">
                <text:p>0.187606786325536</text:p>
              </table:table-cell>
              <table:table-cell office:value-type="float" office:value="0.0441472102585885">
                <text:p>0.0441472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28414">
                <text:p>0.12841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NaN">
                <text:p>NaN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NaN">
                <text:p>NaN</text:p>
              </table:table-cell>
              <table:table-cell office:value-type="float" office:value="0.290745908381272">
                <text:p>0.290745908381272</text:p>
              </table:table-cell>
              <table:table-cell office:value-type="float" office:value="0.170101045717506">
                <text:p>0.170101045717506</text:p>
              </table:table-cell>
              <table:table-cell office:value-type="float" office:value="0.0393789263900447">
                <text:p>0.0393789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NaN">
                <text:p>NaN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255365658324431">
                <text:p>0.255365658324431</text:p>
              </table:table-cell>
              <table:table-cell office:value-type="float" office:value="0.146372023193797">
                <text:p>0.146372023193797</text:p>
              </table:table-cell>
              <table:table-cell office:value-type="float" office:value="0.033157011753495">
                <text:p>0.0331570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NaN">
                <text:p>NaN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16cm" svg:height="11.046cm" xlink:href=".." xlink:type="simple" chart:class="chart:scatter" chart:style-name="ch1">
        <chart:title svg:x="5.4cm" svg:y="0.356cm" chart:style-name="ch2">
          <text:p>rho(H) vs. Domain Leakage</text:p>
        </chart:title>
        <chart:subtitle svg:x="7.304cm" svg:y="1.355cm" chart:style-name="ch3">
          <text:p>ni_i = 100</text:p>
        </chart:subtitle>
        <chart:legend chart:legend-position="bottom" svg:x="5.473cm" svg:y="10.263cm" style:legend-expansion="wide" chart:style-name="ch4"/>
        <chart:plot-area chart:style-name="ch5" table:cell-range-address="Parallel.J251:Parallel.J267 Parallel.E250:Parallel.E267 Parallel.P250:Parallel.P250 Parallel.Q251:Parallel.Q267" chart:data-source-has-labels="row" svg:x="1.339cm" svg:y="2.478cm" svg:width="14.421cm" svg:height="6.584cm">
          <chartooo:coordinate-region svg:x="2.066cm" svg:y="2.677cm" svg:width="13.6cm" svg:height="5.738cm"/>
          <chart:axis chart:dimension="x" chart:name="primary-x" chart:style-name="ch6">
            <chart:title svg:x="8.029cm" svg:y="9.282cm" chart:style-name="ch7">
              <text:p>rho(H)</text:p>
            </chart:title>
          </chart:axis>
          <chart:axis chart:dimension="y" chart:name="primary-y" chart:style-name="ch8">
            <chart:title svg:x="0.451cm" svg:y="6.37cm" chart:style-name="ch9">
              <text:p>lambda</text:p>
            </chart:title>
            <chart:grid chart:style-name="ch10" chart:class="major"/>
          </chart:axis>
          <chart:series chart:style-name="ch11" chart:values-cell-range-address="Parallel.E251:Parallel.E267" chart:label-cell-address="Parallel.E250:Parallel.E250" chart:class="chart:scatter">
            <chart:domain table:cell-range-address="Parallel.J251:Parallel.J267"/>
            <chart:data-point chart:repeated="17"/>
          </chart:series>
          <chart:series chart:style-name="ch12" chart:values-cell-range-address="Parallel.Q251:Parallel.Q267" chart:label-cell-address="Parallel.P250:Parallel.P250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50:Parallel.E250</svg:desc>
                </draw:g>
              </table:table-cell>
              <table:table-cell office:value-type="string">
                <text:p>tau</text:p>
                <draw:g>
                  <svg:desc>Parallel.P250:Parallel.P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  <table:table-cell office:value-type="float" office:value="0.434864487771646">
                <text:p>0.434864487771646</text:p>
                <draw:g>
                  <svg:desc>Parallel.Q251:Parallel.Q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  <table:table-cell office:value-type="float" office:value="0.279176113563804">
                <text:p>0.279176113563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  <table:table-cell office:value-type="float" office:value="0.206970036636874">
                <text:p>0.206970036636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  <table:table-cell office:value-type="float" office:value="0.165680203022016">
                <text:p>0.165680203022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  <table:table-cell office:value-type="float" office:value="0.139179963352504">
                <text:p>0.139179963352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  <table:table-cell office:value-type="float" office:value="0.120868866374537">
                <text:p>0.120868866374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  <table:table-cell office:value-type="float" office:value="0.107544594979968">
                <text:p>0.107544594979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  <table:table-cell office:value-type="float" office:value="0.0974672800153105">
                <text:p>0.0974672800153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  <table:table-cell office:value-type="float" office:value="0.0896120448094831">
                <text:p>0.0896120448094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  <table:table-cell office:value-type="float" office:value="0.0833374984375178">
                <text:p>0.0833374984375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  <table:table-cell office:value-type="float" office:value="0.073981670371548">
                <text:p>0.073981670371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  <table:table-cell office:value-type="float" office:value="0.0647473027854462">
                <text:p>0.0647473027854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  <table:table-cell office:value-type="float" office:value="0.0556780343981599">
                <text:p>0.0556780343981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  <table:table-cell office:value-type="float" office:value="0.046724123629739">
                <text:p>0.046724123629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  <table:table-cell office:value-type="float" office:value="0.0441472102585885">
                <text:p>0.0441472102585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393789263900447">
                <text:p>0.0393789263900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33157011753495">
                <text:p>0.0331570117534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94cm" svg:height="12.023cm" xlink:href=".." xlink:type="simple" chart:class="chart:scatter" chart:style-name="ch1">
        <chart:plot-area chart:style-name="ch2" table:cell-range-address="Spectral.D11:Spectral.E34 Spectral.E10:Spectral.E10 Spectral.R10:Spectral.R10 Spectral.R12:Spectral.R34 Spectral.G40:Spectral.G40 Spectral.E45:Spectral.E68 Spectral.R44:Spectral.R44 Spectral.R46:Spectral.R68 Spectral.G74:Spectral.G74 Spectral.E79:Spectral.E102 Spectral.R78:Spectral.R78 Spectral.R80:Spectral.R102" chart:data-source-has-labels="row" svg:x="1.358cm" svg:y="0.624cm" svg:width="13.804cm" svg:height="10.065cm">
          <chartooo:coordinate-region svg:x="2.35cm" svg:y="0.624cm" svg:width="12.718cm" svg:height="9.418cm"/>
          <chart:axis chart:dimension="x" chart:name="primary-x" chart:style-name="ch3">
            <chart:title svg:x="5.967cm" svg:y="10.929cm" chart:style-name="ch4">
              <text:p>Iteration Matrix Spectral Radius</text:p>
            </chart:title>
          </chart:axis>
          <chart:axis chart:dimension="y" chart:name="primary-y" chart:style-name="ch5">
            <chart:title svg:x="0.483cm" svg:y="7.076cm" chart:style-name="ch6">
              <text:p>Transitions/History</text:p>
            </chart:title>
            <chart:grid chart:style-name="ch7" chart:class="major"/>
          </chart:axis>
          <chart:series chart:style-name="ch8" chart:values-cell-range-address="Spectral.E11:Spectral.E34" chart:label-cell-address="Spectral.E10:Spectral.E10" chart:class="chart:scatter">
            <chart:domain table:cell-range-address="Spectral.D11:Spectral.D34"/>
            <chart:data-point chart:repeated="24"/>
          </chart:series>
          <chart:series chart:style-name="ch9" chart:values-cell-range-address="Spectral.R12:Spectral.R34" chart:label-cell-address="Spectral.R10:Spectral.R10" chart:class="chart:scatter">
            <chart:domain table:cell-range-address="Spectral.N12:Spectral.N34"/>
            <chart:data-point chart:repeated="23"/>
          </chart:series>
          <chart:series chart:style-name="ch10" chart:values-cell-range-address="Spectral.E45:Spectral.E68" chart:label-cell-address="Spectral.G40:Spectral.G40" chart:class="chart:scatter">
            <chart:domain table:cell-range-address="Spectral.D45:Spectral.D68"/>
            <chart:data-point chart:repeated="24"/>
          </chart:series>
          <chart:series chart:style-name="ch9" chart:values-cell-range-address="Spectral.R46:Spectral.R68" chart:label-cell-address="Spectral.R44:Spectral.R44" chart:class="chart:scatter">
            <chart:domain table:cell-range-address="Spectral.N46:Spectral.N68"/>
            <chart:data-point chart:repeated="23"/>
          </chart:series>
          <chart:series chart:style-name="ch10" chart:values-cell-range-address="Spectral.E79:Spectral.E102" chart:label-cell-address="Spectral.G74:Spectral.G74" chart:class="chart:scatter">
            <chart:domain table:cell-range-address="Spectral.D79:Spectral.D102"/>
            <chart:data-point chart:repeated="24"/>
          </chart:series>
          <chart:series chart:style-name="ch9" chart:values-cell-range-address="Spectral.R80:Spectral.R102" chart:label-cell-address="Spectral.R78:Spectral.R78" chart:class="chart:scatter">
            <chart:domain table:cell-range-address="Spectral.N80:Spectral.N102"/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0:Spectral.E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0:Spectral.R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44:Spectral.R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78:Spectral.R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99719538797133">
                <text:p>0.99719538797133</text:p>
                <draw:g>
                  <svg:desc>Spectral.N12:Spectral.N34</svg:desc>
                </draw:g>
              </table:table-cell>
              <table:table-cell office:value-type="float" office:value="3279.39070235624">
                <text:p>3279.39070235624</text:p>
                <draw:g>
                  <svg:desc>Spectral.R12:Spectral.R34</svg:desc>
                </draw:g>
              </table:table-cell>
              <table:table-cell office:value-type="float" office:value="0.999428">
                <text:p>0.999428</text:p>
                <draw:g>
                  <svg:desc>Spectral.D45:Spectral.D68</svg:desc>
                </draw:g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0.99719538797133">
                <text:p>0.99719538797133</text:p>
                <draw:g>
                  <svg:desc>Spectral.N46:Spectral.N68</svg:desc>
                </draw:g>
              </table:table-cell>
              <table:table-cell office:value-type="float" office:value="1639.69535117812">
                <text:p>1639.69535117812</text:p>
                <draw:g>
                  <svg:desc>Spectral.R46:Spectral.R68</svg:desc>
                </draw:g>
              </table:table-cell>
              <table:table-cell office:value-type="float" office:value="0.999428">
                <text:p>0.999428</text:p>
                <draw:g>
                  <svg:desc>Spectral.D79:Spectral.D102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0.99719538797133">
                <text:p>0.99719538797133</text:p>
                <draw:g>
                  <svg:desc>Spectral.N80:Spectral.N102</svg:desc>
                </draw:g>
              </table:table-cell>
              <table:table-cell office:value-type="float" office:value="6558.78140471248">
                <text:p>6558.78140471248</text:p>
                <draw:g>
                  <svg:desc>Spectral.R80:Spectral.R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  <table:table-cell office:value-type="float" office:value="0.996625">
                <text:p>0.996625</text:p>
              </table:table-cell>
              <table:table-cell office:value-type="float" office:value="1429.11">
                <text:p>1429.11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684.547438351406">
                <text:p>684.547438351406</text:p>
              </table:table-cell>
              <table:table-cell office:value-type="float" office:value="0.996625">
                <text:p>0.996625</text:p>
              </table:table-cell>
              <table:table-cell office:value-type="float" office:value="2491.54">
                <text:p>2491.54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2738.18975340563">
                <text:p>2738.1897534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  <table:table-cell office:value-type="float" office:value="0.992728">
                <text:p>0.992728</text:p>
              </table:table-cell>
              <table:table-cell office:value-type="float" office:value="677.323">
                <text:p>677.323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392.153755574935">
                <text:p>392.153755574935</text:p>
              </table:table-cell>
              <table:table-cell office:value-type="float" office:value="0.992728">
                <text:p>0.992728</text:p>
              </table:table-cell>
              <table:table-cell office:value-type="float" office:value="1952.57">
                <text:p>1952.5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1568.61502229974">
                <text:p>1568.6150222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  <table:table-cell office:value-type="float" office:value="0.987761">
                <text:p>0.987761</text:p>
              </table:table-cell>
              <table:table-cell office:value-type="float" office:value="392.766">
                <text:p>392.766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258.138526918168">
                <text:p>258.138526918168</text:p>
              </table:table-cell>
              <table:table-cell office:value-type="float" office:value="0.987761">
                <text:p>0.987761</text:p>
              </table:table-cell>
              <table:table-cell office:value-type="float" office:value="1392.14">
                <text:p>1392.14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032.55410767267">
                <text:p>1032.55410767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  <table:table-cell office:value-type="float" office:value="0.981757">
                <text:p>0.981757</text:p>
              </table:table-cell>
              <table:table-cell office:value-type="float" office:value="258.996">
                <text:p>258.996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38.739334047168">
                <text:p>138.739334047168</text:p>
              </table:table-cell>
              <table:table-cell office:value-type="float" office:value="0.981757">
                <text:p>0.981757</text:p>
              </table:table-cell>
              <table:table-cell office:value-type="float" office:value="991.904">
                <text:p>991.904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554.957336188673">
                <text:p>554.957336188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  <table:table-cell office:value-type="float" office:value="0.966799">
                <text:p>0.966799</text:p>
              </table:table-cell>
              <table:table-cell office:value-type="float" office:value="139">
                <text:p>139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87.5633322949038">
                <text:p>87.5633322949038</text:p>
              </table:table-cell>
              <table:table-cell office:value-type="float" office:value="0.966799">
                <text:p>0.966799</text:p>
              </table:table-cell>
              <table:table-cell office:value-type="float" office:value="553.025">
                <text:p>553.02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350.253329179615">
                <text:p>350.253329179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  <table:table-cell office:value-type="float" office:value="0.948224">
                <text:p>0.948224</text:p>
              </table:table-cell>
              <table:table-cell office:value-type="float" office:value="88">
                <text:p>88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60.7518489843947">
                <text:p>60.7518489843947</text:p>
              </table:table-cell>
              <table:table-cell office:value-type="float" office:value="0.948224">
                <text:p>0.948224</text:p>
              </table:table-cell>
              <table:table-cell office:value-type="float" office:value="350.911">
                <text:p>350.911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43.007395937579">
                <text:p>243.007395937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  <table:table-cell office:value-type="float" office:value="0.926469">
                <text:p>0.926469</text:p>
              </table:table-cell>
              <table:table-cell office:value-type="float" office:value="61">
                <text:p>6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44.9036991303792">
                <text:p>44.9036991303792</text:p>
              </table:table-cell>
              <table:table-cell office:value-type="float" office:value="0.926469">
                <text:p>0.926469</text:p>
              </table:table-cell>
              <table:table-cell office:value-type="float" office:value="244">
                <text:p>244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179.614796521517">
                <text:p>179.614796521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  <table:table-cell office:value-type="float" office:value="0.902011">
                <text:p>0.902011</text:p>
              </table:table-cell>
              <table:table-cell office:value-type="float" office:value="45">
                <text:p>45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4.7397004657256">
                <text:p>34.7397004657256</text:p>
              </table:table-cell>
              <table:table-cell office:value-type="float" office:value="0.902011">
                <text:p>0.902011</text:p>
              </table:table-cell>
              <table:table-cell office:value-type="float" office:value="180">
                <text:p>18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138.958801862902">
                <text:p>138.958801862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  <table:table-cell office:value-type="float" office:value="0.875348">
                <text:p>0.875348</text:p>
              </table:table-cell>
              <table:table-cell office:value-type="float" office:value="35">
                <text:p>35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27.8233743735419">
                <text:p>27.8233743735419</text:p>
              </table:table-cell>
              <table:table-cell office:value-type="float" office:value="0.875348">
                <text:p>0.875348</text:p>
              </table:table-cell>
              <table:table-cell office:value-type="float" office:value="139">
                <text:p>139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111.293497494168">
                <text:p>111.29349749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  <table:table-cell office:value-type="float" office:value="0.846973">
                <text:p>0.846973</text:p>
              </table:table-cell>
              <table:table-cell office:value-type="float" office:value="28">
                <text:p>28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22.8996258522071">
                <text:p>22.8996258522071</text:p>
              </table:table-cell>
              <table:table-cell office:value-type="float" office:value="0.846973">
                <text:p>0.846973</text:p>
              </table:table-cell>
              <table:table-cell office:value-type="float" office:value="112">
                <text:p>112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91.5985034088284">
                <text:p>91.5985034088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  <table:table-cell office:value-type="float" office:value="0.817361">
                <text:p>0.817361</text:p>
              </table:table-cell>
              <table:table-cell office:value-type="float" office:value="23">
                <text:p>23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19.2671320602138">
                <text:p>19.2671320602138</text:p>
              </table:table-cell>
              <table:table-cell office:value-type="float" office:value="0.817361">
                <text:p>0.817361</text:p>
              </table:table-cell>
              <table:table-cell office:value-type="float" office:value="92">
                <text:p>9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77.068528240855">
                <text:p>77.06852824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  <table:table-cell office:value-type="float" office:value="0.786952">
                <text:p>0.786952</text:p>
              </table:table-cell>
              <table:table-cell office:value-type="float" office:value="20">
                <text:p>20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16.5085533722759">
                <text:p>16.5085533722759</text:p>
              </table:table-cell>
              <table:table-cell office:value-type="float" office:value="0.786952">
                <text:p>0.786952</text:p>
              </table:table-cell>
              <table:table-cell office:value-type="float" office:value="78">
                <text:p>78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66.0342134891036">
                <text:p>66.034213489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  <table:table-cell office:value-type="float" office:value="0.75614">
                <text:p>0.75614</text:p>
              </table:table-cell>
              <table:table-cell office:value-type="float" office:value="17">
                <text:p>1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14.3627377939953">
                <text:p>14.3627377939953</text:p>
              </table:table-cell>
              <table:table-cell office:value-type="float" office:value="0.75614">
                <text:p>0.75614</text:p>
              </table:table-cell>
              <table:table-cell office:value-type="float" office:value="67">
                <text:p>6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57.4509511759813">
                <text:p>57.4509511759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  <table:table-cell office:value-type="float" office:value="0.725275">
                <text:p>0.725275</text:p>
              </table:table-cell>
              <table:table-cell office:value-type="float" office:value="15">
                <text:p>15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12.6594027177638">
                <text:p>12.6594027177638</text:p>
              </table:table-cell>
              <table:table-cell office:value-type="float" office:value="0.725275">
                <text:p>0.725275</text:p>
              </table:table-cell>
              <table:table-cell office:value-type="float" office:value="58">
                <text:p>58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50.6376108710551">
                <text:p>50.6376108710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  <table:table-cell office:value-type="float" office:value="0.694651">
                <text:p>0.694651</text:p>
              </table:table-cell>
              <table:table-cell office:value-type="float" office:value="13">
                <text:p>13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11.2836356270981">
                <text:p>11.2836356270981</text:p>
              </table:table-cell>
              <table:table-cell office:value-type="float" office:value="0.694651">
                <text:p>0.694651</text:p>
              </table:table-cell>
              <table:table-cell office:value-type="float" office:value="51">
                <text:p>51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45.1345425083923">
                <text:p>45.134542508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  <table:table-cell office:value-type="float" office:value="0.664514">
                <text:p>0.664514</text:p>
              </table:table-cell>
              <table:table-cell office:value-type="float" office:value="12">
                <text:p>12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9.21840774190672">
                <text:p>9.21840774190672</text:p>
              </table:table-cell>
              <table:table-cell office:value-type="float" office:value="0.664514">
                <text:p>0.664514</text:p>
              </table:table-cell>
              <table:table-cell office:value-type="float" office:value="46">
                <text:p>46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36.8736309676269">
                <text:p>36.8736309676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  <table:table-cell office:value-type="float" office:value="0.606449">
                <text:p>0.606449</text:p>
              </table:table-cell>
              <table:table-cell office:value-type="float" office:value="10">
                <text:p>10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7.7616076579721">
                <text:p>7.7616076579721</text:p>
              </table:table-cell>
              <table:table-cell office:value-type="float" office:value="0.606449">
                <text:p>0.606449</text:p>
              </table:table-cell>
              <table:table-cell office:value-type="float" office:value="37">
                <text:p>3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31.0464306318884">
                <text:p>31.0464306318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  <table:table-cell office:value-type="float" office:value="0.55217">
                <text:p>0.55217</text:p>
              </table:table-cell>
              <table:table-cell office:value-type="float" office:value="8">
                <text:p>8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6.69225167104568">
                <text:p>6.69225167104568</text:p>
              </table:table-cell>
              <table:table-cell office:value-type="float" office:value="0.55217">
                <text:p>0.55217</text:p>
              </table:table-cell>
              <table:table-cell office:value-type="float" office:value="32">
                <text:p>32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26.7690066841827">
                <text:p>26.769006684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  <table:table-cell office:value-type="float" office:value="0.502225">
                <text:p>0.502225</text:p>
              </table:table-cell>
              <table:table-cell office:value-type="float" office:value="7">
                <text:p>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4.00250490671047">
                <text:p>4.00250490671047</text:p>
              </table:table-cell>
              <table:table-cell office:value-type="float" office:value="0.502225">
                <text:p>0.502225</text:p>
              </table:table-cell>
              <table:table-cell office:value-type="float" office:value="27">
                <text:p>2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6.0100196268419">
                <text:p>16.0100196268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  <table:table-cell office:value-type="float" office:value="0.316275">
                <text:p>0.316275</text:p>
              </table:table-cell>
              <table:table-cell office:value-type="float" office:value="5">
                <text:p>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.94365304982728">
                <text:p>2.94365304982728</text:p>
              </table:table-cell>
              <table:table-cell office:value-type="float" office:value="0.316275">
                <text:p>0.316275</text:p>
              </table:table-cell>
              <table:table-cell office:value-type="float" office:value="17">
                <text:p>17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11.7746121993091">
                <text:p>11.7746121993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  <table:table-cell office:value-type="float" office:value="0.209085">
                <text:p>0.209085</text:p>
              </table:table-cell>
              <table:table-cell office:value-type="float" office:value="3">
                <text:p>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1.45000507448246">
                <text:p>1.45000507448246</text:p>
              </table:table-cell>
              <table:table-cell office:value-type="float" office:value="0.209085">
                <text:p>0.209085</text:p>
              </table:table-cell>
              <table:table-cell office:value-type="float" office:value="12">
                <text:p>12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.80002029792984">
                <text:p>5.80002029792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  <table:table-cell office:value-type="float" office:value="0.0417298">
                <text:p>0.0417298</text:p>
              </table:table-cell>
              <table:table-cell office:value-type="float" office:value="2">
                <text:p>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.01868496856524">
                <text:p>1.01868496856524</text:p>
              </table:table-cell>
              <table:table-cell office:value-type="float" office:value="0.0417298">
                <text:p>0.0417298</text:p>
              </table:table-cell>
              <table:table-cell office:value-type="float" office:value="6">
                <text:p>6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4.07473987426094">
                <text:p>4.074739874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327cm" svg:y="0.418cm" chart:style-name="ch2">
          <text:p>Transititions/History vs. CPU Time</text:p>
        </chart:title>
        <chart:legend chart:legend-position="bottom" svg:x="4.82cm" svg:y="13.363cm" style:legend-expansion="wide" chart:style-name="ch3"/>
        <chart:plot-area chart:style-name="ch4" table:cell-range-address="Spectral.E45:Spectral.E68 Spectral.G40:Spectral.G40 Spectral.I45:Spectral.I68 Spectral.G6:Spectral.G6 Spectral.I11:Spectral.I34 Spectral.G74:Spectral.G74 Spectral.I79:Spectral.I102" chart:data-source-has-labels="row" svg:x="1.365cm" svg:y="2.043cm" svg:width="15.653cm" svg:height="10.057cm">
          <chartooo:coordinate-region svg:x="1.986cm" svg:y="2.242cm" svg:width="15.032cm" svg:height="9.211cm"/>
          <chart:axis chart:dimension="x" chart:name="primary-x" chart:style-name="ch5">
            <chart:title svg:x="7.798cm" svg:y="12.382cm" chart:style-name="ch6">
              <text:p>Transitions/History</text:p>
            </chart:title>
          </chart:axis>
          <chart:axis chart:dimension="y" chart:name="primary-y" chart:style-name="ch7">
            <chart:title svg:x="0.451cm" svg:y="7.869cm" chart:style-name="ch8">
              <text:p>CPU Time</text:p>
            </chart:title>
            <chart:grid chart:style-name="ch9" chart:class="major"/>
          </chart:axis>
          <chart:series chart:style-name="ch10" chart:values-cell-range-address="Spectral.I45:Spectral.I68" chart:label-cell-address="Spectral.G40:Spectral.G40" chart:class="chart:scatter">
            <chart:domain table:cell-range-address="Spectral.E45:Spectral.E68"/>
            <chart:data-point chart:repeated="24"/>
          </chart:series>
          <chart:series chart:style-name="ch11" chart:values-cell-range-address="Spectral.I11:Spectral.I34" chart:label-cell-address="Spectral.G6:Spectral.G6" chart:class="chart:scatter">
            <chart:domain table:cell-range-address="Spectral.E10:Spectral.E34"/>
            <chart:data-point chart:repeated="25"/>
          </chart:series>
          <chart:series chart:style-name="ch12" chart:values-cell-range-address="Spectral.I79:Spectral.I102" chart:label-cell-address="Spectral.G74:Spectral.G74" chart:class="chart:scatter">
            <chart:domain table:cell-range-address="Spectral.E79:Spectral.E10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4</text:p>
                <draw:g>
                  <svg:desc>Spectral.G6:Spectral.G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20.7666666666667">
                <text:p>20.7666666666667</text:p>
                <draw:g>
                  <svg:desc>Spectral.I45:Spectral.I68</svg:desc>
                </draw:g>
              </table:table-cell>
              <table:table-cell office:value-type="float" office:value="NaN">
                <text:p>NaN</text:p>
                <draw:g>
                  <svg:desc>Spectral.E10:Spectral.E34</svg:desc>
                </draw:g>
              </table:table-cell>
              <table:table-cell office:value-type="float" office:value="21.6366666666667">
                <text:p>21.6366666666667</text:p>
                <draw:g>
                  <svg:desc>Spectral.I11:Spectral.I34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20.54">
                <text:p>20.54</text:p>
                <draw:g>
                  <svg:desc>Spectral.I79:Spectral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9.11">
                <text:p>1429.11</text:p>
              </table:table-cell>
              <table:table-cell office:value-type="float" office:value="11.6766666666667">
                <text:p>11.6766666666667</text:p>
              </table:table-cell>
              <table:table-cell office:value-type="float" office:value="2560.33">
                <text:p>2560.33</text:p>
              </table:table-cell>
              <table:table-cell office:value-type="float" office:value="16.8966666666667">
                <text:p>16.8966666666667</text:p>
              </table:table-cell>
              <table:table-cell office:value-type="float" office:value="2491.54">
                <text:p>2491.54</text:p>
              </table:table-cell>
              <table:table-cell office:value-type="float" office:value="20.1566666666667">
                <text:p>20.15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7.323">
                <text:p>677.323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2092.9">
                <text:p>2092.9</text:p>
              </table:table-cell>
              <table:table-cell office:value-type="float" office:value="10.2">
                <text:p>10.2</text:p>
              </table:table-cell>
              <table:table-cell office:value-type="float" office:value="1952.57">
                <text:p>1952.57</text:p>
              </table:table-cell>
              <table:table-cell office:value-type="float" office:value="15.7266666666667">
                <text:p>15.7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766">
                <text:p>392.766</text:p>
              </table:table-cell>
              <table:table-cell office:value-type="float" office:value="3.17666666666667">
                <text:p>3.17666666666667</text:p>
              </table:table-cell>
              <table:table-cell office:value-type="float" office:value="1252.37">
                <text:p>1252.37</text:p>
              </table:table-cell>
              <table:table-cell office:value-type="float" office:value="6.27666666666667">
                <text:p>6.27666666666667</text:p>
              </table:table-cell>
              <table:table-cell office:value-type="float" office:value="1392.14">
                <text:p>1392.14</text:p>
              </table:table-cell>
              <table:table-cell office:value-type="float" office:value="11.3433333333333">
                <text:p>11.3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.996">
                <text:p>258.996</text:p>
              </table:table-cell>
              <table:table-cell office:value-type="float" office:value="2.11">
                <text:p>2.11</text:p>
              </table:table-cell>
              <table:table-cell office:value-type="float" office:value="771.779">
                <text:p>771.779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991.904">
                <text:p>991.90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515.647">
                <text:p>515.647</text:p>
              </table:table-cell>
              <table:table-cell office:value-type="float" office:value="2.24333333333333">
                <text:p>2.24333333333333</text:p>
              </table:table-cell>
              <table:table-cell office:value-type="float" office:value="553.025">
                <text:p>553.025</text:p>
              </table:table-cell>
              <table:table-cell office:value-type="float" office:value="4.46333333333333">
                <text:p>4.4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277.985">
                <text:p>277.985</text:p>
              </table:table-cell>
              <table:table-cell office:value-type="float" office:value="1.41333333333333">
                <text:p>1.41333333333333</text:p>
              </table:table-cell>
              <table:table-cell office:value-type="float" office:value="350.911">
                <text:p>350.911</text:p>
              </table:table-cell>
              <table:table-cell office:value-type="float" office:value="2.78333333333333">
                <text:p>2.7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176">
                <text:p>17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244">
                <text:p>244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180">
                <text:p>18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139">
                <text:p>139</text:p>
              </table:table-cell>
              <table:table-cell office:value-type="float" office:value="1.11666666666667">
                <text:p>1.1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70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112">
                <text:p>112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56">
                <text:p>56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92">
                <text:p>9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46">
                <text:p>4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78">
                <text:p>7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67">
                <text:p>67</text:p>
              </table:table-cell>
              <table:table-cell office:value-type="float" office:value="0.543333333333333">
                <text:p>0.5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  <table:table-cell office:value-type="float" office:value="34">
                <text:p>34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58">
                <text:p>58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29">
                <text:p>29</text:p>
              </table:table-cell>
              <table:table-cell office:value-type="float" office:value="0.21">
                <text:p>0.21</text:p>
              </table:table-cell>
              <table:table-cell office:value-type="float" office:value="51">
                <text:p>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26">
                <text:p>26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46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3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37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19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32">
                <text:p>32</text:p>
              </table:table-cell>
              <table:table-cell office:value-type="float" office:value="0.256666666666667">
                <text:p>0.25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16">
                <text:p>16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7">
                <text:p>2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4">
                <text:p>14</text:p>
              </table:table-cell>
              <table:table-cell office:value-type="float" office:value="0.0766666666666667">
                <text:p>0.0766666666666667</text:p>
              </table:table-cell>
              <table:table-cell office:value-type="float" office:value="17">
                <text:p>17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9">
                <text:p>9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6">
                <text:p>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6">
                <text:p>6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>
        <chart:symbol-image xlink:href="Pictures/2000000D000000FD000000FD54BEE298.svm" xlink:type="simple" xlink:actuate="onLoad"/>
      </style:chart-properties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72cm" svg:height="11.577cm" xlink:href=".." xlink:type="simple" chart:class="chart:scatter" chart:style-name="ch1">
        <chart:plot-area chart:style-name="ch2" table:cell-range-address="Spectral.C11:Spectral.D34 Spectral.D10:Spectral.D10 Spectral.N10:Spectral.N34 Spectral.A107:Spectral.A107 Spectral.D112:Spectral.D135 Spectral.I111:Spectral.I135 Spectral.A140:Spectral.A140 Spectral.D145:Spectral.D168 Spectral.I144:Spectral.I168" chart:data-source-has-labels="row" svg:x="1.342cm" svg:y="0.332cm" svg:width="14.567cm" svg:height="10.031cm">
          <chartooo:coordinate-region svg:x="2.069cm" svg:y="0.531cm" svg:width="13.56cm" svg:height="9.185cm"/>
          <chart:axis chart:dimension="x" chart:name="primary-x" chart:style-name="ch3">
            <chart:title svg:x="6.425cm" svg:y="10.594cm" chart:style-name="ch4">
              <text:p>Absorption to Scattering Ratio</text:p>
            </chart:title>
          </chart:axis>
          <chart:axis chart:dimension="y" chart:name="primary-y" chart:style-name="ch5">
            <chart:title svg:x="0.451cm" svg:y="7.64cm" chart:style-name="ch6">
              <text:p>Iteration Matrix Spectral Radius</text:p>
            </chart:title>
            <chart:grid chart:style-name="ch7" chart:class="major"/>
          </chart:axis>
          <chart:series chart:style-name="ch8" chart:values-cell-range-address="Spectral.D11:Spectral.D34" chart:label-cell-address="Spectral.D10:Spectral.D10" chart:class="chart:scatter">
            <chart:domain table:cell-range-address="Spectral.C11:Spectral.C34"/>
            <chart:data-point chart:repeated="24"/>
          </chart:series>
          <chart:series chart:style-name="ch9" chart:values-cell-range-address="Spectral.N11:Spectral.N34" chart:label-cell-address="Spectral.N10:Spectral.N10" chart:class="chart:scatter">
            <chart:data-point chart:repeated="24"/>
          </chart:series>
          <chart:series chart:style-name="ch8" chart:values-cell-range-address="Spectral.D112:Spectral.D135" chart:label-cell-address="Spectral.A107:Spectral.A107" chart:class="chart:scatter">
            <chart:domain table:cell-range-address="Spectral.C112:Spectral.C135"/>
            <chart:data-point chart:repeated="24"/>
          </chart:series>
          <chart:series chart:style-name="ch10" chart:values-cell-range-address="Spectral.I112:Spectral.I135" chart:label-cell-address="Spectral.I111:Spectral.I111" chart:class="chart:scatter">
            <chart:domain table:cell-range-address="Spectral.C112:Spectral.C135"/>
            <chart:data-point chart:repeated="24"/>
          </chart:series>
          <chart:series chart:style-name="ch8" chart:values-cell-range-address="Spectral.D145:Spectral.D168" chart:label-cell-address="Spectral.A140:Spectral.A140" chart:class="chart:scatter">
            <chart:domain table:cell-range-address="Spectral.C145:Spectral.C168"/>
            <chart:data-point chart:repeated="24"/>
          </chart:series>
          <chart:series chart:style-name="ch10" chart:values-cell-range-address="Spectral.I145:Spectral.I168" chart:label-cell-address="Spectral.I144:Spectral.I144" chart:class="chart:scatter">
            <chart:domain table:cell-range-address="Spectral.C145:Spectral.C168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0:Spectral.D10</svg:desc>
                </draw:g>
              </table:table-cell>
              <table:table-cell office:value-type="string">
                <text:p>Analytic rho(H)</text:p>
                <draw:g>
                  <svg:desc>Spectral.N10:Spectral.N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01</text:p>
                <draw:g>
                  <svg:desc>Spectral.A107:Spectral.A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11:Spectral.I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  <draw:g>
                  <svg:desc>Spectral.A140:Spectral.A14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44:Spectral.I1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0.999428">
                <text:p>0.999428</text:p>
                <draw:g>
                  <svg:desc>Spectral.D112:Spectral.D135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1">
                <text:p>1</text:p>
                <draw:g>
                  <svg:desc>Spectral.I112:Spectral.I135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0.999428">
                <text:p>0.999428</text:p>
                <draw:g>
                  <svg:desc>Spectral.D145:Spectral.D168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1">
                <text:p>1</text:p>
                <draw:g>
                  <svg:desc>Spectral.I145:Spectral.I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  <table:table-cell office:value-type="float" office:value="0.25">
                <text:p>0.25</text:p>
              </table:table-cell>
              <table:table-cell office:value-type="float" office:value="0.9994">
                <text:p>0.9994</text:p>
              </table:table-cell>
              <table:table-cell office:value-type="float" office:value="0.25">
                <text:p>0.25</text:p>
              </table:table-cell>
              <table:table-cell office:value-type="float" office:value="0.999971875790993">
                <text:p>0.999971875790993</text:p>
              </table:table-cell>
              <table:table-cell office:value-type="float" office:value="0.25">
                <text:p>0.25</text:p>
              </table:table-cell>
              <table:table-cell office:value-type="float" office:value="0.780042">
                <text:p>0.780042</text:p>
              </table:table-cell>
              <table:table-cell office:value-type="float" office:value="0.25">
                <text:p>0.25</text:p>
              </table:table-cell>
              <table:table-cell office:value-type="float" office:value="0.780487804878049">
                <text:p>0.780487804878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0.5">
                <text:p>0.5</text:p>
              </table:table-cell>
              <table:table-cell office:value-type="float" office:value="0.999361">
                <text:p>0.999361</text:p>
              </table:table-cell>
              <table:table-cell office:value-type="float" office:value="0.5">
                <text:p>0.5</text:p>
              </table:table-cell>
              <table:table-cell office:value-type="float" office:value="0.999932504555942">
                <text:p>0.999932504555942</text:p>
              </table:table-cell>
              <table:table-cell office:value-type="float" office:value="0.5">
                <text:p>0.5</text:p>
              </table:table-cell>
              <table:table-cell office:value-type="float" office:value="0.596674">
                <text:p>0.596674</text:p>
              </table:table-cell>
              <table:table-cell office:value-type="float" office:value="0.5">
                <text:p>0.5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0.75">
                <text:p>0.75</text:p>
              </table:table-cell>
              <table:table-cell office:value-type="float" office:value="0.99931">
                <text:p>0.99931</text:p>
              </table:table-cell>
              <table:table-cell office:value-type="float" office:value="0.75">
                <text:p>0.75</text:p>
              </table:table-cell>
              <table:table-cell office:value-type="float" office:value="0.999881888951868">
                <text:p>0.999881888951868</text:p>
              </table:table-cell>
              <table:table-cell office:value-type="float" office:value="0.75">
                <text:p>0.75</text:p>
              </table:table-cell>
              <table:table-cell office:value-type="float" office:value="0.458191">
                <text:p>0.458191</text:p>
              </table:table-cell>
              <table:table-cell office:value-type="float" office:value="0.75">
                <text:p>0.75</text:p>
              </table:table-cell>
              <table:table-cell office:value-type="float" office:value="0.458452722063037">
                <text:p>0.458452722063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">
                <text:p>1</text:p>
              </table:table-cell>
              <table:table-cell office:value-type="float" office:value="0.999249">
                <text:p>0.999249</text:p>
              </table:table-cell>
              <table:table-cell office:value-type="float" office:value="1">
                <text:p>1</text:p>
              </table:table-cell>
              <table:table-cell office:value-type="float" office:value="0.999820032394169">
                <text:p>0.999820032394169</text:p>
              </table:table-cell>
              <table:table-cell office:value-type="float" office:value="1">
                <text:p>1</text:p>
              </table:table-cell>
              <table:table-cell office:value-type="float" office:value="0.356939">
                <text:p>0.356939</text:p>
              </table:table-cell>
              <table:table-cell office:value-type="float" office:value="1">
                <text:p>1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.5">
                <text:p>1.5</text:p>
              </table:table-cell>
              <table:table-cell office:value-type="float" office:value="0.999091">
                <text:p>0.999091</text:p>
              </table:table-cell>
              <table:table-cell office:value-type="float" office:value="1.5">
                <text:p>1.5</text:p>
              </table:table-cell>
              <table:table-cell office:value-type="float" office:value="0.99966261386782">
                <text:p>0.99966261386782</text:p>
              </table:table-cell>
              <table:table-cell office:value-type="float" office:value="1.5">
                <text:p>1.5</text:p>
              </table:table-cell>
              <table:table-cell office:value-type="float" office:value="0.228441">
                <text:p>0.228441</text:p>
              </table:table-cell>
              <table:table-cell office:value-type="float" office:value="1.5">
                <text:p>1.5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2">
                <text:p>2</text:p>
              </table:table-cell>
              <table:table-cell office:value-type="float" office:value="0.998889">
                <text:p>0.998889</text:p>
              </table:table-cell>
              <table:table-cell office:value-type="float" office:value="2">
                <text:p>2</text:p>
              </table:table-cell>
              <table:table-cell office:value-type="float" office:value="0.999460291442621">
                <text:p>0.999460291442621</text:p>
              </table:table-cell>
              <table:table-cell office:value-type="float" office:value="2">
                <text:p>2</text:p>
              </table:table-cell>
              <table:table-cell office:value-type="float" office:value="0.156161">
                <text:p>0.156161</text:p>
              </table:table-cell>
              <table:table-cell office:value-type="float" office:value="2">
                <text:p>2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.5">
                <text:p>2.5</text:p>
              </table:table-cell>
              <table:table-cell office:value-type="float" office:value="0.998642">
                <text:p>0.998642</text:p>
              </table:table-cell>
              <table:table-cell office:value-type="float" office:value="2.5">
                <text:p>2.5</text:p>
              </table:table-cell>
              <table:table-cell office:value-type="float" office:value="0.999213119668261">
                <text:p>0.999213119668261</text:p>
              </table:table-cell>
              <table:table-cell office:value-type="float" office:value="2.5">
                <text:p>2.5</text:p>
              </table:table-cell>
              <table:table-cell office:value-type="float" office:value="0.112612">
                <text:p>0.112612</text:p>
              </table:table-cell>
              <table:table-cell office:value-type="float" office:value="2.5">
                <text:p>2.5</text:p>
              </table:table-cell>
              <table:table-cell office:value-type="float" office:value="0.112676056338028">
                <text:p>0.112676056338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3">
                <text:p>3</text:p>
              </table:table-cell>
              <table:table-cell office:value-type="float" office:value="0.99835">
                <text:p>0.99835</text:p>
              </table:table-cell>
              <table:table-cell office:value-type="float" office:value="3">
                <text:p>3</text:p>
              </table:table-cell>
              <table:table-cell office:value-type="float" office:value="0.998921165141647">
                <text:p>0.998921165141647</text:p>
              </table:table-cell>
              <table:table-cell office:value-type="float" office:value="3">
                <text:p>3</text:p>
              </table:table-cell>
              <table:table-cell office:value-type="float" office:value="0.0846973">
                <text:p>0.0846973</text:p>
              </table:table-cell>
              <table:table-cell office:value-type="float" office:value="3">
                <text:p>3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.5">
                <text:p>3.5</text:p>
              </table:table-cell>
              <table:table-cell office:value-type="float" office:value="0.998014">
                <text:p>0.998014</text:p>
              </table:table-cell>
              <table:table-cell office:value-type="float" office:value="3.5">
                <text:p>3.5</text:p>
              </table:table-cell>
              <table:table-cell office:value-type="float" office:value="0.99858450646209">
                <text:p>0.99858450646209</text:p>
              </table:table-cell>
              <table:table-cell office:value-type="float" office:value="3.5">
                <text:p>3.5</text:p>
              </table:table-cell>
              <table:table-cell office:value-type="float" office:value="0.0658602">
                <text:p>0.0658602</text:p>
              </table:table-cell>
              <table:table-cell office:value-type="float" office:value="3.5">
                <text:p>3.5</text:p>
              </table:table-cell>
              <table:table-cell office:value-type="float" office:value="0.0658978583196046">
                <text:p>0.0658978583196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4">
                <text:p>4</text:p>
              </table:table-cell>
              <table:table-cell office:value-type="float" office:value="0.997633">
                <text:p>0.997633</text:p>
              </table:table-cell>
              <table:table-cell office:value-type="float" office:value="4">
                <text:p>4</text:p>
              </table:table-cell>
              <table:table-cell office:value-type="float" office:value="0.998203234178479">
                <text:p>0.998203234178479</text:p>
              </table:table-cell>
              <table:table-cell office:value-type="float" office:value="4">
                <text:p>4</text:p>
              </table:table-cell>
              <table:table-cell office:value-type="float" office:value="0.0526015">
                <text:p>0.0526015</text:p>
              </table:table-cell>
              <table:table-cell office:value-type="float" office:value="4">
                <text:p>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.5">
                <text:p>4.5</text:p>
              </table:table-cell>
              <table:table-cell office:value-type="float" office:value="0.997207">
                <text:p>0.997207</text:p>
              </table:table-cell>
              <table:table-cell office:value-type="float" office:value="4.5">
                <text:p>4.5</text:p>
              </table:table-cell>
              <table:table-cell office:value-type="float" office:value="0.997777450728502">
                <text:p>0.997777450728502</text:p>
              </table:table-cell>
              <table:table-cell office:value-type="float" office:value="4.5">
                <text:p>4.5</text:p>
              </table:table-cell>
              <table:table-cell office:value-type="float" office:value="0.04294">
                <text:p>0.04294</text:p>
              </table:table-cell>
              <table:table-cell office:value-type="float" office:value="4.5">
                <text:p>4.5</text:p>
              </table:table-cell>
              <table:table-cell office:value-type="float" office:value="0.0429645542427497">
                <text:p>0.0429645542427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5">
                <text:p>5</text:p>
              </table:table-cell>
              <table:table-cell office:value-type="float" office:value="0.996737">
                <text:p>0.996737</text:p>
              </table:table-cell>
              <table:table-cell office:value-type="float" office:value="5">
                <text:p>5</text:p>
              </table:table-cell>
              <table:table-cell office:value-type="float" office:value="0.997307270370001">
                <text:p>0.997307270370001</text:p>
              </table:table-cell>
              <table:table-cell office:value-type="float" office:value="5">
                <text:p>5</text:p>
              </table:table-cell>
              <table:table-cell office:value-type="float" office:value="0.0356939">
                <text:p>0.0356939</text:p>
              </table:table-cell>
              <table:table-cell office:value-type="float" office:value="5">
                <text:p>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5.5">
                <text:p>5.5</text:p>
              </table:table-cell>
              <table:table-cell office:value-type="float" office:value="0.996223">
                <text:p>0.996223</text:p>
              </table:table-cell>
              <table:table-cell office:value-type="float" office:value="5.5">
                <text:p>5.5</text:p>
              </table:table-cell>
              <table:table-cell office:value-type="float" office:value="0.996792819104531">
                <text:p>0.996792819104531</text:p>
              </table:table-cell>
              <table:table-cell office:value-type="float" office:value="5.5">
                <text:p>5.5</text:p>
              </table:table-cell>
              <table:table-cell office:value-type="float" office:value="0.030126">
                <text:p>0.030126</text:p>
              </table:table-cell>
              <table:table-cell office:value-type="float" office:value="5.5">
                <text:p>5.5</text:p>
              </table:table-cell>
              <table:table-cell office:value-type="float" office:value="0.0301431801055011">
                <text:p>0.0301431801055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6">
                <text:p>6</text:p>
              </table:table-cell>
              <table:table-cell office:value-type="float" office:value="0.995665">
                <text:p>0.995665</text:p>
              </table:table-cell>
              <table:table-cell office:value-type="float" office:value="6">
                <text:p>6</text:p>
              </table:table-cell>
              <table:table-cell office:value-type="float" office:value="0.996234234593238">
                <text:p>0.996234234593238</text:p>
              </table:table-cell>
              <table:table-cell office:value-type="float" office:value="6">
                <text:p>6</text:p>
              </table:table-cell>
              <table:table-cell office:value-type="float" office:value="0.0257585">
                <text:p>0.0257585</text:p>
              </table:table-cell>
              <table:table-cell office:value-type="float" office:value="6">
                <text:p>6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6.5">
                <text:p>6.5</text:p>
              </table:table-cell>
              <table:table-cell office:value-type="float" office:value="0.995063">
                <text:p>0.995063</text:p>
              </table:table-cell>
              <table:table-cell office:value-type="float" office:value="6.5">
                <text:p>6.5</text:p>
              </table:table-cell>
              <table:table-cell office:value-type="float" office:value="0.995631666065139">
                <text:p>0.995631666065139</text:p>
              </table:table-cell>
              <table:table-cell office:value-type="float" office:value="6.5">
                <text:p>6.5</text:p>
              </table:table-cell>
              <table:table-cell office:value-type="float" office:value="0.0222714">
                <text:p>0.0222714</text:p>
              </table:table-cell>
              <table:table-cell office:value-type="float" office:value="6.5">
                <text:p>6.5</text:p>
              </table:table-cell>
              <table:table-cell office:value-type="float" office:value="0.0222841225626741">
                <text:p>0.0222841225626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7">
                <text:p>7</text:p>
              </table:table-cell>
              <table:table-cell office:value-type="float" office:value="0.994417">
                <text:p>0.994417</text:p>
              </table:table-cell>
              <table:table-cell office:value-type="float" office:value="7">
                <text:p>7</text:p>
              </table:table-cell>
              <table:table-cell office:value-type="float" office:value="0.994985274217942">
                <text:p>0.994985274217942</text:p>
              </table:table-cell>
              <table:table-cell office:value-type="float" office:value="7">
                <text:p>7</text:p>
              </table:table-cell>
              <table:table-cell office:value-type="float" office:value="0.0194441">
                <text:p>0.0194441</text:p>
              </table:table-cell>
              <table:table-cell office:value-type="float" office:value="7">
                <text:p>7</text:p>
              </table:table-cell>
              <table:table-cell office:value-type="float" office:value="0.0194552529182879">
                <text:p>0.0194552529182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8">
                <text:p>8</text:p>
              </table:table-cell>
              <table:table-cell office:value-type="float" office:value="0.992994">
                <text:p>0.992994</text:p>
              </table:table-cell>
              <table:table-cell office:value-type="float" office:value="8">
                <text:p>8</text:p>
              </table:table-cell>
              <table:table-cell office:value-type="float" office:value="0.99356172005405">
                <text:p>0.99356172005405</text:p>
              </table:table-cell>
              <table:table-cell office:value-type="float" office:value="8">
                <text:p>8</text:p>
              </table:table-cell>
              <table:table-cell office:value-type="float" office:value="0.0151889">
                <text:p>0.0151889</text:p>
              </table:table-cell>
              <table:table-cell office:value-type="float" office:value="8">
                <text:p>8</text:p>
              </table:table-cell>
              <table:table-cell office:value-type="float" office:value="0.0151975683890578">
                <text:p>0.0151975683890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9">
                <text:p>9</text:p>
              </table:table-cell>
              <table:table-cell office:value-type="float" office:value="0.991398">
                <text:p>0.991398</text:p>
              </table:table-cell>
              <table:table-cell office:value-type="float" office:value="9">
                <text:p>9</text:p>
              </table:table-cell>
              <table:table-cell office:value-type="float" office:value="0.991965082829084">
                <text:p>0.991965082829084</text:p>
              </table:table-cell>
              <table:table-cell office:value-type="float" office:value="9">
                <text:p>9</text:p>
              </table:table-cell>
              <table:table-cell office:value-type="float" office:value="0.0121882">
                <text:p>0.0121882</text:p>
              </table:table-cell>
              <table:table-cell office:value-type="float" office:value="9">
                <text:p>9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0">
                <text:p>10</text:p>
              </table:table-cell>
              <table:table-cell office:value-type="float" office:value="0.989631">
                <text:p>0.989631</text:p>
              </table:table-cell>
              <table:table-cell office:value-type="float" office:value="10">
                <text:p>10</text:p>
              </table:table-cell>
              <table:table-cell office:value-type="float" office:value="0.990197049212793">
                <text:p>0.990197049212793</text:p>
              </table:table-cell>
              <table:table-cell office:value-type="float" office:value="10">
                <text:p>10</text:p>
              </table:table-cell>
              <table:table-cell office:value-type="float" office:value="0.00999428">
                <text:p>0.00999428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5">
                <text:p>15</text:p>
              </table:table-cell>
              <table:table-cell office:value-type="float" office:value="0.978297">
                <text:p>0.978297</text:p>
              </table:table-cell>
              <table:table-cell office:value-type="float" office:value="15">
                <text:p>15</text:p>
              </table:table-cell>
              <table:table-cell office:value-type="float" office:value="0.978856695379796">
                <text:p>0.978856695379796</text:p>
              </table:table-cell>
              <table:table-cell office:value-type="float" office:value="15">
                <text:p>15</text:p>
              </table:table-cell>
              <table:table-cell office:value-type="float" office:value="0.00460566">
                <text:p>0.00460566</text:p>
              </table:table-cell>
              <table:table-cell office:value-type="float" office:value="15">
                <text:p>15</text:p>
              </table:table-cell>
              <table:table-cell office:value-type="float" office:value="0.00460829493087558">
                <text:p>0.00460829493087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0">
                <text:p>20</text:p>
              </table:table-cell>
              <table:table-cell office:value-type="float" office:value="0.963026">
                <text:p>0.963026</text:p>
              </table:table-cell>
              <table:table-cell office:value-type="float" office:value="20">
                <text:p>20</text:p>
              </table:table-cell>
              <table:table-cell office:value-type="float" office:value="0.963576797070726">
                <text:p>0.963576797070726</text:p>
              </table:table-cell>
              <table:table-cell office:value-type="float" office:value="20">
                <text:p>20</text:p>
              </table:table-cell>
              <table:table-cell office:value-type="float" office:value="0.00263701">
                <text:p>0.00263701</text:p>
              </table:table-cell>
              <table:table-cell office:value-type="float" office:value="20">
                <text:p>20</text:p>
              </table:table-cell>
              <table:table-cell office:value-type="float" office:value="0.00263852242744063">
                <text:p>0.00263852242744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0">
                <text:p>50</text:p>
              </table:table-cell>
              <table:table-cell office:value-type="float" office:value="0.812874">
                <text:p>0.812874</text:p>
              </table:table-cell>
              <table:table-cell office:value-type="float" office:value="50">
                <text:p>50</text:p>
              </table:table-cell>
              <table:table-cell office:value-type="float" office:value="0.813338755591704">
                <text:p>0.813338755591704</text:p>
              </table:table-cell>
              <table:table-cell office:value-type="float" office:value="50">
                <text:p>50</text:p>
              </table:table-cell>
              <table:table-cell office:value-type="float" office:value="0.000435291">
                <text:p>0.000435291</text:p>
              </table:table-cell>
              <table:table-cell office:value-type="float" office:value="50">
                <text:p>50</text:p>
              </table:table-cell>
              <table:table-cell office:value-type="float" office:value="0.000435540069686411">
                <text:p>0.000435540069686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00">
                <text:p>100</text:p>
              </table:table-cell>
              <table:table-cell office:value-type="float" office:value="0.523535">
                <text:p>0.523535</text:p>
              </table:table-cell>
              <table:table-cell office:value-type="float" office:value="100">
                <text:p>100</text:p>
              </table:table-cell>
              <table:table-cell office:value-type="float" office:value="0.523834468308015">
                <text:p>0.523834468308015</text:p>
              </table:table-cell>
              <table:table-cell office:value-type="float" office:value="100">
                <text:p>100</text:p>
              </table:table-cell>
              <table:table-cell office:value-type="float" office:value="0.000109936">
                <text:p>0.000109936</text:p>
              </table:table-cell>
              <table:table-cell office:value-type="float" office:value="100">
                <text:p>100</text:p>
              </table:table-cell>
              <table:table-cell office:value-type="float" office:value="0.000109998900011">
                <text:p>0.000109998900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19cm" svg:height="10.459cm" xlink:href=".." xlink:type="simple" chart:class="chart:scatter" chart:style-name="ch1">
        <chart:legend chart:legend-position="bottom" svg:x="1.34cm" svg:y="9.676cm" style:legend-expansion="wide" chart:style-name="ch2"/>
        <chart:plot-area chart:style-name="ch3" table:cell-range-address="EigFunc.A6:EigFunc.E71 EigFunc.B1:EigFunc.E1" chart:data-source-has-labels="row" svg:x="1.319cm" svg:y="0.253cm" svg:width="13.483cm" svg:height="8.232cm">
          <chartooo:coordinate-region svg:x="2.046cm" svg:y="0.452cm" svg:width="12.756cm" svg:height="7.386cm"/>
          <chart:axis chart:dimension="x" chart:name="primary-x" chart:style-name="ch4">
            <chart:title svg:x="7.91cm" svg:y="8.694cm" chart:style-name="ch5">
              <text:p>p</text:p>
            </chart:title>
          </chart:axis>
          <chart:axis chart:dimension="y" chart:name="primary-y" chart:style-name="ch6">
            <chart:title svg:x="0.451cm" svg:y="5.233cm" chart:style-name="ch7">
              <text:p>Eigenvalue</text:p>
            </chart:title>
            <chart:grid chart:style-name="ch8" chart:class="major"/>
          </chart:axis>
          <chart:series chart:style-name="ch9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0" chart:values-cell-range-address="EigFunc.C6:EigFunc.C71" chart:label-cell-address="EigFunc.C1:EigFunc.C1" chart:class="chart:scatter">
            <chart:data-point chart:repeated="66"/>
          </chart:series>
          <chart:series chart:style-name="ch11" chart:values-cell-range-address="EigFunc.D6:EigFunc.D71" chart:label-cell-address="EigFunc.D1:EigFunc.D1" chart:class="chart:scatter">
            <chart:data-point chart:repeated="66"/>
          </chart:series>
          <chart:series chart:style-name="ch12" chart:values-cell-range-address="EigFunc.E6:EigFunc.E71" chart:label-cell-address="EigFunc.E1:EigFunc.E1" chart:class="chart:scatter">
            <chart:data-point chart:repeated="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pectral.C11:Spectral.C34 Spectral.O11:Spectral.O34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pectral.O11:Spectral.O34" chart:class="chart:scatter">
            <chart:domain table:cell-range-address="Spectral.C11:Spectral.C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12cm" svg:y="0.449cm" chart:style-name="ch2">
          <text:p>Diffusion Operator Condition Number vs. Iteration Matrix Spectral Radius</text:p>
        </chart:title>
        <chart:plot-area chart:style-name="ch3" table:cell-range-address="Spectral.N11:Spectral.O34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1:Spectral.N34" chart:class="chart:scatter">
            <chart:domain table:cell-range-address="Spectral.O11:Spectral.O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58cm" svg:height="16.091cm" xlink:href=".." xlink:type="simple" chart:class="chart:scatter" chart:style-name="ch1">
        <chart:plot-area chart:style-name="ch2" table:cell-range-address="leakage.G9:leakage.G25 leakage.H6:leakage.H6 leakage.J9:leakage.K25 leakage.M9:leakage.M25 leakage.H31:leakage.H31 leakage.J34:leakage.K50 leakage.M34:leakage.M50 leakage.H57:leakage.H57 leakage.J60:leakage.K76 leakage.M60:leakage.M76" chart:data-source-has-labels="row" svg:x="1.448cm" svg:y="0.094cm" svg:width="19.535cm" svg:height="14.693cm">
          <chartooo:coordinate-region svg:x="2.175cm" svg:y="0.293cm" svg:width="18.714cm" svg:height="13.847cm"/>
          <chart:axis chart:dimension="x" chart:name="primary-x" chart:style-name="ch3">
            <chart:title svg:x="8.922cm" svg:y="15.108cm" chart:style-name="ch4">
              <text:p>Iteration Matrix Spectral Radius</text:p>
            </chart:title>
          </chart:axis>
          <chart:axis chart:dimension="y" chart:name="primary-y" chart:style-name="ch5">
            <chart:title svg:x="0.451cm" svg:y="8.754cm" chart:style-name="ch6">
              <text:p>Leakage Fraction</text:p>
            </chart:title>
            <chart:grid chart:style-name="ch7" chart:class="major"/>
          </chart:axis>
          <chart:series chart:style-name="ch8" chart:values-cell-range-address="leakage.J9:leakage.J25" chart:label-cell-address="leakage.H6:leakage.H6" chart:class="chart:scatter">
            <chart:domain table:cell-range-address="leakage.G9:leakage.G25"/>
            <chart:data-point chart:repeated="17"/>
          </chart:series>
          <chart:series chart:style-name="ch9" chart:values-cell-range-address="leakage.K9:leakage.K25" chart:label-cell-address="leakage.H6:leakage.H6" chart:class="chart:scatter">
            <chart:data-point chart:repeated="17"/>
          </chart:series>
          <chart:series chart:style-name="ch10" chart:values-cell-range-address="leakage.M9:leakage.M25" chart:label-cell-address="leakage.H6:leakage.H6" chart:class="chart:scatter">
            <chart:data-point chart:repeated="17"/>
          </chart:series>
          <chart:series chart:style-name="ch8" chart:values-cell-range-address="leakage.J34:leakage.J50" chart:label-cell-address="leakage.H31:leakage.H31" chart:class="chart:scatter">
            <chart:domain table:cell-range-address="leakage.G34:leakage.G50"/>
            <chart:data-point chart:repeated="17"/>
          </chart:series>
          <chart:series chart:style-name="ch9" chart:values-cell-range-address="leakage.K34:leakage.K50" chart:label-cell-address="leakage.H31:leakage.H31" chart:class="chart:scatter">
            <chart:domain table:cell-range-address="leakage.G34:leakage.G50"/>
            <chart:data-point chart:repeated="17"/>
          </chart:series>
          <chart:series chart:style-name="ch10" chart:values-cell-range-address="leakage.M34:leakage.M50" chart:label-cell-address="leakage.H31:leakage.H31" chart:class="chart:scatter">
            <chart:domain table:cell-range-address="leakage.G34:leakage.G50"/>
            <chart:data-point chart:repeated="17"/>
          </chart:series>
          <chart:series chart:style-name="ch8" chart:values-cell-range-address="leakage.J60:leakage.J76" chart:label-cell-address="leakage.H57:leakage.H57" chart:class="chart:scatter">
            <chart:domain table:cell-range-address="leakage.G60:leakage.G76"/>
            <chart:data-point chart:repeated="17"/>
          </chart:series>
          <chart:series chart:style-name="ch9" chart:values-cell-range-address="leakage.K60:leakage.K76" chart:label-cell-address="leakage.H57:leakage.H57" chart:class="chart:scatter">
            <chart:domain table:cell-range-address="leakage.G60:leakage.G76"/>
            <chart:data-point chart:repeated="17"/>
          </chart:series>
          <chart:series chart:style-name="ch10" chart:values-cell-range-address="leakage.M60:leakage.M76" chart:label-cell-address="leakage.H57:leakage.H57" chart:class="chart:scatter">
            <chart:domain table:cell-range-address="leakage.G60:leakage.G76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50</text:p>
                <draw:g>
                  <svg:desc>leakage.H6:leakage.H6</svg:desc>
                </draw:g>
              </table:table-cell>
              <table:table-cell office:value-type="string">
                <text:p>50</text:p>
                <draw:g>
                  <svg:desc>leakage.H6:leakage.H6</svg:desc>
                </draw:g>
              </table:table-cell>
              <table:table-cell office:value-type="string">
                <text:p>50</text:p>
                <draw:g>
                  <svg:desc>leakage.H6:leakage.H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leakage.H31:leakage.H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leakage.H31:leakage.H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0</text:p>
                <draw:g>
                  <svg:desc>leakage.H31:leakage.H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</text:p>
                <draw:g>
                  <svg:desc>leakage.H57:leakage.H5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</text:p>
                <draw:g>
                  <svg:desc>leakage.H57:leakage.H5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</text:p>
                <draw:g>
                  <svg:desc>leakage.H57:leakage.H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leakage.G9:leakage.G25</svg:desc>
                </draw:g>
              </table:table-cell>
              <table:table-cell office:value-type="float" office:value="0.606140149787933">
                <text:p>0.606140149787933</text:p>
                <draw:g>
                  <svg:desc>leakage.J9:leakage.J25</svg:desc>
                </draw:g>
              </table:table-cell>
              <table:table-cell office:value-type="float" office:value="0.92976">
                <text:p>0.92976</text:p>
                <draw:g>
                  <svg:desc>leakage.K9:leakage.K25</svg:desc>
                </draw:g>
              </table:table-cell>
              <table:table-cell office:value-type="float" office:value="0.73538523886346">
                <text:p>0.73538523886346</text:p>
                <draw:g>
                  <svg:desc>leakage.M9:leakage.M25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0.434864487771646">
                <text:p>0.434864487771646</text:p>
                <draw:g>
                  <svg:desc>leakage.J34:leakage.J50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0.623179">
                <text:p>0.623179</text:p>
                <draw:g>
                  <svg:desc>leakage.K34:leakage.K50</svg:desc>
                </draw:g>
              </table:table-cell>
              <table:table-cell office:value-type="float" office:value="0.991080277502478">
                <text:p>0.991080277502478</text:p>
                <draw:g>
                  <svg:desc>leakage.G34:leakage.G50</svg:desc>
                </draw:g>
              </table:table-cell>
              <table:table-cell office:value-type="float" office:value="0.559686566381833">
                <text:p>0.559686566381833</text:p>
                <draw:g>
                  <svg:desc>leakage.M34:leakage.M50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27784462391535">
                <text:p>0.27784462391535</text:p>
                <draw:g>
                  <svg:desc>leakage.J60:leakage.J76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34822">
                <text:p>0.34822</text:p>
                <draw:g>
                  <svg:desc>leakage.K60:leakage.K76</svg:desc>
                </draw:g>
              </table:table-cell>
              <table:table-cell office:value-type="float" office:value="0.991080277502478">
                <text:p>0.991080277502478</text:p>
                <draw:g>
                  <svg:desc>leakage.G60:leakage.G76</svg:desc>
                </draw:g>
              </table:table-cell>
              <table:table-cell office:value-type="float" office:value="0.356142509822209">
                <text:p>0.356142509822209</text:p>
                <draw:g>
                  <svg:desc>leakage.M60:leakage.M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43649363149225">
                <text:p>0.43649363149225</text:p>
              </table:table-cell>
              <table:table-cell office:value-type="float" office:value="0.610797">
                <text:p>0.610797</text:p>
              </table:table-cell>
              <table:table-cell office:value-type="float" office:value="0.561587054103104">
                <text:p>0.56158705410310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279176113563804">
                <text:p>0.27917611356380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4032">
                <text:p>0.3403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58011747874148">
                <text:p>0.358011747874148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162233983247393">
                <text:p>0.162233983247393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180859">
                <text:p>0.18085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192543193463314">
                <text:p>0.192543193463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342958035998274">
                <text:p>0.342958035998274</text:p>
              </table:table-cell>
              <table:table-cell office:value-type="float" office:value="0.431388">
                <text:p>0.431388</text:p>
              </table:table-cell>
              <table:table-cell office:value-type="float" office:value="0.445126539193529">
                <text:p>0.445126539193529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06970036636874">
                <text:p>0.20697003663687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2952">
                <text:p>0.2295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55329643121708">
                <text:p>0.255329643121708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15430327917481">
                <text:p>0.115430327917481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19832">
                <text:p>0.11983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130431897082842">
                <text:p>0.130431897082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284263561468216">
                <text:p>0.284263561468216</text:p>
              </table:table-cell>
              <table:table-cell office:value-type="float" office:value="0.333517">
                <text:p>0.333517</text:p>
              </table:table-cell>
              <table:table-cell office:value-type="float" office:value="0.365138425952359">
                <text:p>0.36513842595235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65680203022016">
                <text:p>0.165680203022016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8704">
                <text:p>0.17870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97290098701191">
                <text:p>0.197290098701191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903224199482399">
                <text:p>0.090322419948239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884209">
                <text:p>0.0884209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0992863890005092">
                <text:p>0.0992863890005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244351143506614">
                <text:p>0.244351143506614</text:p>
              </table:table-cell>
              <table:table-cell office:value-type="float" office:value="0.271268">
                <text:p>0.271268</text:p>
              </table:table-cell>
              <table:table-cell office:value-type="float" office:value="0.308688523937455">
                <text:p>0.30868852393745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39179963352504">
                <text:p>0.13917996335250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39506">
                <text:p>0.139506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61349894314682">
                <text:p>0.161349894314682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74794961689715">
                <text:p>0.07479496168971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698585">
                <text:p>0.069858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0808411553383435">
                <text:p>0.0808411553383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215669950340379">
                <text:p>0.215669950340379</text:p>
              </table:table-cell>
              <table:table-cell office:value-type="float" office:value="0.22763">
                <text:p>0.22763</text:p>
              </table:table-cell>
              <table:table-cell office:value-type="float" office:value="0.267731010062798">
                <text:p>0.26773101006279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20868866374537">
                <text:p>0.12086886637453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6371">
                <text:p>0.11637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37391353251052">
                <text:p>0.137391353251052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643216772963263">
                <text:p>0.0643216772963263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593548">
                <text:p>0.0593548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687433328101682">
                <text:p>0.068743332810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94203638331897">
                <text:p>0.194203638331897</text:p>
              </table:table-cell>
              <table:table-cell office:value-type="float" office:value="0.199324">
                <text:p>0.199324</text:p>
              </table:table-cell>
              <table:table-cell office:value-type="float" office:value="0.237206066855492">
                <text:p>0.237206066855492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7544594979968">
                <text:p>0.10754459497996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1781">
                <text:p>0.101781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20474173570238">
                <text:p>0.12047417357023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68280735676464">
                <text:p>0.0568280735676464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25935">
                <text:p>0.0525935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602520796628236">
                <text:p>0.0602520796628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17762220667563">
                <text:p>0.17762220667563</text:p>
              </table:table-cell>
              <table:table-cell office:value-type="float" office:value="0.1749">
                <text:p>0.1749</text:p>
              </table:table-cell>
              <table:table-cell office:value-type="float" office:value="0.213879094522591">
                <text:p>0.213879094522591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74672800153105">
                <text:p>0.0974672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887901">
                <text:p>0.0887901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107982793273237">
                <text:p>0.10798279327323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512302779297771">
                <text:p>0.0512302779297771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430877">
                <text:p>0.0430877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539965349589675">
                <text:p>0.0539965349589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164484313910373">
                <text:p>0.164484313910373</text:p>
              </table:table-cell>
              <table:table-cell office:value-type="float" office:value="0.154259">
                <text:p>0.154259</text:p>
              </table:table-cell>
              <table:table-cell office:value-type="float" office:value="0.19564065295469">
                <text:p>0.1956406529546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896120448094831">
                <text:p>0.0896120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75976">
                <text:p>0.0775976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984289991183937">
                <text:p>0.0984289991183937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469077731389625">
                <text:p>0.0469077731389625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391707">
                <text:p>0.0391707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492164050305325">
                <text:p>0.0492164050305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153853251747889">
                <text:p>0.153853251747889</text:p>
              </table:table-cell>
              <table:table-cell office:value-type="float" office:value="0.142435">
                <text:p>0.142435</text:p>
              </table:table-cell>
              <table:table-cell office:value-type="float" office:value="0.181084782766595">
                <text:p>0.18108478276659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833374984375178">
                <text:p>0.0833374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27259">
                <text:p>0.072725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909125284196559">
                <text:p>0.090912528419655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434805284548429">
                <text:p>0.043480528454842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358524">
                <text:p>0.0358524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45457023862213">
                <text:p>0.045457023862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13777082498243">
                <text:p>0.13777082498243</text:p>
              </table:table-cell>
              <table:table-cell office:value-type="float" office:value="0.120942">
                <text:p>0.120942</text:p>
              </table:table-cell>
              <table:table-cell office:value-type="float" office:value="0.159478595182184">
                <text:p>0.159478595182184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73981670371548">
                <text:p>0.0739816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11873">
                <text:p>0.0611873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798919383237745">
                <text:p>0.0798919383237745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384117166661751">
                <text:p>0.038411716666175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297647">
                <text:p>0.029764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399461155376041">
                <text:p>0.0399461155376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121620036258487">
                <text:p>0.121620036258487</text:p>
              </table:table-cell>
              <table:table-cell office:value-type="float" office:value="0.102956">
                <text:p>0.102956</text:p>
              </table:table-cell>
              <table:table-cell office:value-type="float" office:value="0.138358394451389">
                <text:p>0.138358394451389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647473027854462">
                <text:p>0.0647473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17151">
                <text:p>0.051715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692297049396542">
                <text:p>0.069229704939654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34567691747121">
                <text:p>0.0334567691747121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249994">
                <text:p>0.0249994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34614870921123">
                <text:p>0.034614870921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105482983606648">
                <text:p>0.105482983606648</text:p>
              </table:table-cell>
              <table:table-cell office:value-type="float" office:value="0.0857966">
                <text:p>0.0857966</text:p>
              </table:table-cell>
              <table:table-cell office:value-type="float" office:value="0.117897245191762">
                <text:p>0.117897245191762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556780343981599">
                <text:p>0.0556780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33957">
                <text:p>0.04339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589608566020574">
                <text:p>0.0589608566020574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286362214608451">
                <text:p>0.0286362214608451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204835">
                <text:p>0.0204835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294804295707952">
                <text:p>0.0294804295707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892768640273869">
                <text:p>0.0892768640273869</text:p>
              </table:table-cell>
              <table:table-cell office:value-type="float" office:value="0.0658066">
                <text:p>0.0658066</text:p>
              </table:table-cell>
              <table:table-cell office:value-type="float" office:value="0.0980249054120542">
                <text:p>0.0980249054120542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46724123629739">
                <text:p>0.0467241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23282">
                <text:p>0.0323282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490142724929069">
                <text:p>0.049014272492906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39209034396952">
                <text:p>0.0239209034396952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155934">
                <text:p>0.015593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245071362802382">
                <text:p>0.0245071362802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845612760822398">
                <text:p>0.0845612760822398</text:p>
              </table:table-cell>
              <table:table-cell office:value-type="float" office:value="0.0528557">
                <text:p>0.0528557</text:p>
              </table:table-cell>
              <table:table-cell office:value-type="float" office:value="0.0923705680202195">
                <text:p>0.092370568020219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441472102585885">
                <text:p>0.0441472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63822">
                <text:p>0.0263822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461862022216646">
                <text:p>0.04618620222166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25718471707808">
                <text:p>0.0225718471707808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125246">
                <text:p>0.0125246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309310111996">
                <text:p>0.02309310111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757739557541636">
                <text:p>0.0757739557541636</text:p>
              </table:table-cell>
              <table:table-cell office:value-type="float" office:value="0.0387776">
                <text:p>0.0387776</text:p>
              </table:table-cell>
              <table:table-cell office:value-type="float" office:value="0.0819859751401572">
                <text:p>0.0819859751401572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393789263900447">
                <text:p>0.0393789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9365">
                <text:p>0.0199365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409931943727393">
                <text:p>0.0409931943727393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200849245782812">
                <text:p>0.0200849245782812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0895686">
                <text:p>0.0089568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204965971868913">
                <text:p>0.0204965971868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641858137268415">
                <text:p>0.0641858137268415</text:p>
              </table:table-cell>
              <table:table-cell office:value-type="float" office:value="0.0387776">
                <text:p>0.0387776</text:p>
              </table:table-cell>
              <table:table-cell office:value-type="float" office:value="0.0685881714321884">
                <text:p>0.0685881714321884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33157011753495">
                <text:p>0.0331570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9365">
                <text:p>0.019936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342941016861718">
                <text:p>0.034294101686171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68579860983491">
                <text:p>0.016857986098349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0895686">
                <text:p>0.00895686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71470508430896">
                <text:p>0.01714705084308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306cm" svg:y="0.394cm" chart:style-name="ch2">
          <text:p>Transitions/History vs. CPU Time/History</text:p>
        </chart:title>
        <chart:plot-area chart:style-name="ch3" table:cell-range-address="Spectral.E11:Spectral.E34 Spectral.Q11:Spectral.Q34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46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49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1:Spectral.Q34" chart:class="chart:scatter">
            <chart:domain table:cell-range-address="Spectral.E11:Spectral.E34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1:Spectral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